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2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1 Letra A" table:style-name="ta1">
        <table:shapes>
          <draw:frame draw:z-index="0" draw:style-name="gr1" draw:text-style-name="P1" svg:width="118.99mm" svg:height="65.88mm" svg:x="287.4mm" svg:y="1.59mm">
            <draw:object draw:notify-on-update-of-ranges="'Q1 Letra A'.A1:'Q1 Letra A'.A1 'Q1 Letra A'.B2:'Q1 Letra A'.B3 'Q1 Letra A'.G1:'Q1 Letra A'.G1 'Q1 Letra A'.C2:'Q1 Letra A'.C3 'Q1 Letra A'.G2:'Q1 Letra A'.G2 'Q1 Letra A'.D2:'Q1 Letra A'.D3 'Q1 Letra A'.B2:'Q1 Letra A'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7.43mm" svg:height="64.02mm" svg:x="306.24mm" svg:y="13.8mm">
            <draw:object draw:notify-on-update-of-ranges="'Q1 Letra A'.B16:'Q1 Letra A'.B16 'Q1 Letra A'.B5:'Q1 Letra A'.B14 'Q1 Letra A'.G1:'Q1 Letra A'.G1 'Q1 Letra A'.C5:'Q1 Letra A'.C14 'Q1 Letra A'.B16:'Q1 Letra A'.B16 'Q1 Letra A'.B5:'Q1 Letra A'.B14 'Q1 Letra A'.G2:'Q1 Letra A'.G2 'Q1 Letra A'.D5:'Q1 Letra A'.D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1.82mm" svg:height="71.2mm" svg:x="320.54mm" svg:y="26.82mm">
            <draw:object draw:notify-on-update-of-ranges="'Q1 Letra A'.B16:'Q1 Letra A'.B55 'Q1 Letra A'.G1:'Q1 Letra A'.G1 'Q1 Letra A'.C16:'Q1 Letra A'.C55 'Q1 Letra A'.B16:'Q1 Letra A'.B55 'Q1 Letra A'.G2:'Q1 Letra A'.G2 'Q1 Letra A'.D16:'Q1 Letra A'.D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9.63mm" svg:height="66.69mm" svg:x="338.7mm" svg:y="42.5mm">
            <draw:object draw:notify-on-update-of-ranges="'Q1 Letra A'.B57:'Q1 Letra A'.B216 'Q1 Letra A'.G1:'Q1 Letra A'.G1 'Q1 Letra A'.C57:'Q1 Letra A'.C216 'Q1 Letra A'.B57:'Q1 Letra A'.B216 'Q1 Letra A'.G2:'Q1 Letra A'.G2 'Q1 Letra A'.D57:'Q1 Letra A'.D2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3.26mm" svg:height="98.02mm" svg:x="162.4mm" svg:y="1.34mm">
            <draw:object draw:notify-on-update-of-ranges="'Q1 Letra A'.A1:'Q1 Letra A'.A1 'Q1 Letra A'.A2:'Q1 Letra A'.A3 'Q1 Letra A'.G5:'Q1 Letra A'.G5 'Q1 Letra A'.E2:'Q1 Letra A'.E3 'Q1 Letra A'.A5:'Q1 Letra A'.A14 'Q1 Letra A'.G6:'Q1 Letra A'.G6 'Q1 Letra A'.E5:'Q1 Letra A'.E14 'Q1 Letra A'.A16:'Q1 Letra A'.A55 'Q1 Letra A'.G7:'Q1 Letra A'.G7 'Q1 Letra A'.E16:'Q1 Letra A'.E55 'Q1 Letra A'.A57:'Q1 Letra A'.A216 'Q1 Letra A'.G8:'Q1 Letra A'.G8 'Q1 Letra A'.E57:'Q1 Letra A'.E2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asso </text:p>
          </table:table-cell>
          <table:table-cell office:value-type="string" calcext:value-type="string">
            <text:p><text:s/>Tempo </text:p>
          </table:table-cell>
          <table:table-cell office:value-type="string" calcext:value-type="string">
            <text:p><text:s/>Solução Analítica </text:p>
          </table:table-cell>
          <table:table-cell office:value-type="string" calcext:value-type="string">
            <text:p><text:s/>Euler Explícito</text:p>
          </table:table-cell>
          <table:table-cell office:value-type="string" calcext:value-type="string">
            <text:p><text:s/>Er. Abs. </text:p>
          </table:table-cell>
          <table:table-cell office:value-type="string" calcext:value-type="string">
            <text:p><text:s/>Er. Rel.</text:p>
          </table:table-cell>
          <table:table-cell office:value-type="string" calcext:value-type="string">
            <text:p>Analític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87.386034" calcext:value-type="float">
            <text:p>1487,386034</text:p>
          </table:table-cell>
          <table:table-cell office:value-type="float" office:value="-624.6875" calcext:value-type="float">
            <text:p>-624,6875</text:p>
          </table:table-cell>
          <table:table-cell office:value-type="float" office:value="2112.073534" calcext:value-type="float">
            <text:p>2112,073534</text:p>
          </table:table-cell>
          <table:table-cell office:value-type="float" office:value="141.999" calcext:value-type="float">
            <text:p>141,999</text:p>
          </table:table-cell>
          <table:table-cell office:value-type="string" calcext:value-type="string">
            <text:p>Euler Exp.</text:p>
          </table:table-cell>
          <table:table-cell table:formula="of:=[.F2]*100" office:value-type="float" office:value="14199.9" calcext:value-type="float">
            <text:p>14199,9</text:p>
          </table:table-cell>
          <table:table-cell office:value-type="float" office:value="141.999" calcext:value-type="float">
            <text:p>141,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25.294736" calcext:value-type="float">
            <text:p>1225,294736</text:p>
          </table:table-cell>
          <table:table-cell office:value-type="float" office:value="-636.557635" calcext:value-type="float">
            <text:p>-636,557635</text:p>
          </table:table-cell>
          <table:table-cell office:value-type="float" office:value="1861.852371" calcext:value-type="float">
            <text:p>1861,852371</text:p>
          </table:table-cell>
          <table:table-cell office:value-type="float" office:value="151.9514" calcext:value-type="float">
            <text:p>151,9514</text:p>
          </table:table-cell>
          <table:table-cell/>
          <table:table-cell table:formula="of:=[.F3]*100" office:value-type="float" office:value="15195.14" calcext:value-type="float">
            <text:p>15195,14</text:p>
          </table:table-cell>
          <table:table-cell office:value-type="float" office:value="151.9514" calcext:value-type="float">
            <text:p>151,9514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formula="of:=[.F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05.416366" calcext:value-type="float">
            <text:p>2005,416366</text:p>
          </table:table-cell>
          <table:table-cell office:value-type="float" office:value="1718.828125" calcext:value-type="float">
            <text:p>1718,828125</text:p>
          </table:table-cell>
          <table:table-cell office:value-type="float" office:value="286.588241" calcext:value-type="float">
            <text:p>286,588241</text:p>
          </table:table-cell>
          <table:table-cell office:value-type="float" office:value="14.2907" calcext:value-type="float">
            <text:p>14,2907</text:p>
          </table:table-cell>
          <table:table-cell office:value-type="string" calcext:value-type="string">
            <text:p>20s</text:p>
          </table:table-cell>
          <table:table-cell table:formula="of:=[.F5]*100" office:value-type="float" office:value="1429.07" calcext:value-type="float">
            <text:p>1429,07</text:p>
          </table:table-cell>
          <table:table-cell office:value-type="float" office:value="14.2907" calcext:value-type="float">
            <text:p>14,2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58.263375" calcext:value-type="float">
            <text:p>1758,263375</text:p>
          </table:table-cell>
          <table:table-cell office:value-type="float" office:value="1544.340193" calcext:value-type="float">
            <text:p>1544,340193</text:p>
          </table:table-cell>
          <table:table-cell office:value-type="float" office:value="213.923181" calcext:value-type="float">
            <text:p>213,923181</text:p>
          </table:table-cell>
          <table:table-cell office:value-type="float" office:value="12.1667" calcext:value-type="float">
            <text:p>12,1667</text:p>
          </table:table-cell>
          <table:table-cell office:value-type="string" calcext:value-type="string">
            <text:p>5s</text:p>
          </table:table-cell>
          <table:table-cell table:formula="of:=[.F6]*100" office:value-type="float" office:value="1216.67" calcext:value-type="float">
            <text:p>1216,67</text:p>
          </table:table-cell>
          <table:table-cell office:value-type="float" office:value="12.1667" calcext:value-type="float">
            <text:p>12,1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00.437477" calcext:value-type="float">
            <text:p>1600,437477</text:p>
          </table:table-cell>
          <table:table-cell office:value-type="float" office:value="1430.655094" calcext:value-type="float">
            <text:p>1430,655094</text:p>
          </table:table-cell>
          <table:table-cell office:value-type="float" office:value="169.782383" calcext:value-type="float">
            <text:p>169,782383</text:p>
          </table:table-cell>
          <table:table-cell office:value-type="float" office:value="10.6085" calcext:value-type="float">
            <text:p>10,6085</text:p>
          </table:table-cell>
          <table:table-cell office:value-type="string" calcext:value-type="string">
            <text:p>1,25s</text:p>
          </table:table-cell>
          <table:table-cell table:formula="of:=[.F7]*100" office:value-type="float" office:value="1060.85" calcext:value-type="float">
            <text:p>1060,85</text:p>
          </table:table-cell>
          <table:table-cell office:value-type="float" office:value="10.6085" calcext:value-type="float">
            <text:p>10,60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87.386034" calcext:value-type="float">
            <text:p>1487,386034</text:p>
          </table:table-cell>
          <table:table-cell office:value-type="float" office:value="1346.947543" calcext:value-type="float">
            <text:p>1346,947543</text:p>
          </table:table-cell>
          <table:table-cell office:value-type="float" office:value="140.438491" calcext:value-type="float">
            <text:p>140,438491</text:p>
          </table:table-cell>
          <table:table-cell office:value-type="float" office:value="9.442" calcext:value-type="float">
            <text:p>9,442</text:p>
          </table:table-cell>
          <table:table-cell office:value-type="string" calcext:value-type="string">
            <text:p>0,3125s</text:p>
          </table:table-cell>
          <table:table-cell table:formula="of:=[.F8]*100" office:value-type="float" office:value="944.2" calcext:value-type="float">
            <text:p>944,2</text:p>
          </table:table-cell>
          <table:table-cell office:value-type="float" office:value="9.442" calcext:value-type="float">
            <text:p>9,4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00.752562" calcext:value-type="float">
            <text:p>1400,752562</text:p>
          </table:table-cell>
          <table:table-cell office:value-type="float" office:value="1281.194323" calcext:value-type="float">
            <text:p>1281,194323</text:p>
          </table:table-cell>
          <table:table-cell office:value-type="float" office:value="119.558239" calcext:value-type="float">
            <text:p>119,558239</text:p>
          </table:table-cell>
          <table:table-cell office:value-type="float" office:value="8.5353" calcext:value-type="float">
            <text:p>8,5353</text:p>
          </table:table-cell>
          <table:table-cell/>
          <table:table-cell table:formula="of:=[.F9]*100" office:value-type="float" office:value="853.53" calcext:value-type="float">
            <text:p>853,53</text:p>
          </table:table-cell>
          <table:table-cell office:value-type="float" office:value="8.5353" calcext:value-type="float">
            <text:p>8,53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331.335854" calcext:value-type="float">
            <text:p>1331,335854</text:p>
          </table:table-cell>
          <table:table-cell office:value-type="float" office:value="1227.384702" calcext:value-type="float">
            <text:p>1227,384702</text:p>
          </table:table-cell>
          <table:table-cell office:value-type="float" office:value="103.951151" calcext:value-type="float">
            <text:p>103,951151</text:p>
          </table:table-cell>
          <table:table-cell office:value-type="float" office:value="7.808" calcext:value-type="float">
            <text:p>7,808</text:p>
          </table:table-cell>
          <table:table-cell/>
          <table:table-cell table:formula="of:=[.F10]*100" office:value-type="float" office:value="780.8" calcext:value-type="float">
            <text:p>780,8</text:p>
          </table:table-cell>
          <table:table-cell office:value-type="float" office:value="7.808" calcext:value-type="float">
            <text:p>7,8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273.921895" calcext:value-type="float">
            <text:p>1273,921895</text:p>
          </table:table-cell>
          <table:table-cell office:value-type="float" office:value="1182.073597" calcext:value-type="float">
            <text:p>1182,073597</text:p>
          </table:table-cell>
          <table:table-cell office:value-type="float" office:value="91.848298" calcext:value-type="float">
            <text:p>91,848298</text:p>
          </table:table-cell>
          <table:table-cell office:value-type="float" office:value="7.2099" calcext:value-type="float">
            <text:p>7,2099</text:p>
          </table:table-cell>
          <table:table-cell/>
          <table:table-cell table:formula="of:=[.F11]*100" office:value-type="float" office:value="720.99" calcext:value-type="float">
            <text:p>720,99</text:p>
          </table:table-cell>
          <table:table-cell office:value-type="float" office:value="7.2099" calcext:value-type="float">
            <text:p>7,20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25.294736" calcext:value-type="float">
            <text:p>1225,294736</text:p>
          </table:table-cell>
          <table:table-cell office:value-type="float" office:value="1143.102888" calcext:value-type="float">
            <text:p>1143,102888</text:p>
          </table:table-cell>
          <table:table-cell office:value-type="float" office:value="82.191847" calcext:value-type="float">
            <text:p>82,191847</text:p>
          </table:table-cell>
          <table:table-cell office:value-type="float" office:value="6.7079" calcext:value-type="float">
            <text:p>6,7079</text:p>
          </table:table-cell>
          <table:table-cell/>
          <table:table-cell table:formula="of:=[.F12]*100" office:value-type="float" office:value="670.79" calcext:value-type="float">
            <text:p>670,79</text:p>
          </table:table-cell>
          <table:table-cell office:value-type="float" office:value="6.7079" calcext:value-type="float">
            <text:p>6,70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183.343227" calcext:value-type="float">
            <text:p>1183,343227</text:p>
          </table:table-cell>
          <table:table-cell office:value-type="float" office:value="1109.032541" calcext:value-type="float">
            <text:p>1109,032541</text:p>
          </table:table-cell>
          <table:table-cell office:value-type="float" office:value="74.310686" calcext:value-type="float">
            <text:p>74,310686</text:p>
          </table:table-cell>
          <table:table-cell office:value-type="float" office:value="6.2797" calcext:value-type="float">
            <text:p>6,2797</text:p>
          </table:table-cell>
          <table:table-cell/>
          <table:table-cell table:formula="of:=[.F13]*100" office:value-type="float" office:value="627.97" calcext:value-type="float">
            <text:p>627,97</text:p>
          </table:table-cell>
          <table:table-cell office:value-type="float" office:value="6.2797" calcext:value-type="float">
            <text:p>6,27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146.613505" calcext:value-type="float">
            <text:p>1146,613505</text:p>
          </table:table-cell>
          <table:table-cell office:value-type="float" office:value="1078.854969" calcext:value-type="float">
            <text:p>1078,854969</text:p>
          </table:table-cell>
          <table:table-cell office:value-type="float" office:value="67.758535" calcext:value-type="float">
            <text:p>67,758535</text:p>
          </table:table-cell>
          <table:table-cell office:value-type="float" office:value="5.9094" calcext:value-type="float">
            <text:p>5,9094</text:p>
          </table:table-cell>
          <table:table-cell/>
          <table:table-cell table:formula="of:=[.F14]*100" office:value-type="float" office:value="590.94" calcext:value-type="float">
            <text:p>590,94</text:p>
          </table:table-cell>
          <table:table-cell office:value-type="float" office:value="5.9094" calcext:value-type="float">
            <text:p>5,9094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formula="of:=[.F1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2330.562881" calcext:value-type="float">
            <text:p>2330,562881</text:p>
          </table:table-cell>
          <table:table-cell office:value-type="float" office:value="2304.707031" calcext:value-type="float">
            <text:p>2304,707031</text:p>
          </table:table-cell>
          <table:table-cell office:value-type="float" office:value="25.85585" calcext:value-type="float">
            <text:p>25,85585</text:p>
          </table:table-cell>
          <table:table-cell office:value-type="float" office:value="1.1094" calcext:value-type="float">
            <text:p>1,1094</text:p>
          </table:table-cell>
          <table:table-cell/>
          <table:table-cell table:formula="of:=[.F16]*100" office:value-type="float" office:value="110.94" calcext:value-type="float">
            <text:p>110,94</text:p>
          </table:table-cell>
          <table:table-cell office:value-type="float" office:value="1.1094" calcext:value-type="float">
            <text:p>1,10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199.36267" calcext:value-type="float">
            <text:p>2199,36267</text:p>
          </table:table-cell>
          <table:table-cell office:value-type="float" office:value="2163.657133" calcext:value-type="float">
            <text:p>2163,657133</text:p>
          </table:table-cell>
          <table:table-cell office:value-type="float" office:value="35.705537" calcext:value-type="float">
            <text:p>35,705537</text:p>
          </table:table-cell>
          <table:table-cell office:value-type="float" office:value="1.6234" calcext:value-type="float">
            <text:p>1,6234</text:p>
          </table:table-cell>
          <table:table-cell/>
          <table:table-cell table:formula="of:=[.F17]*100" office:value-type="float" office:value="162.34" calcext:value-type="float">
            <text:p>162,34</text:p>
          </table:table-cell>
          <table:table-cell office:value-type="float" office:value="1.6234" calcext:value-type="float">
            <text:p>1,62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5" calcext:value-type="float">
            <text:p>3,75</text:p>
          </table:table-cell>
          <table:table-cell office:value-type="float" office:value="2093.470328" calcext:value-type="float">
            <text:p>2093,470328</text:p>
          </table:table-cell>
          <table:table-cell office:value-type="float" office:value="2054.098563" calcext:value-type="float">
            <text:p>2054,098563</text:p>
          </table:table-cell>
          <table:table-cell office:value-type="float" office:value="39.371764" calcext:value-type="float">
            <text:p>39,371764</text:p>
          </table:table-cell>
          <table:table-cell office:value-type="float" office:value="1.8807" calcext:value-type="float">
            <text:p>1,8807</text:p>
          </table:table-cell>
          <table:table-cell/>
          <table:table-cell table:formula="of:=[.F18]*100" office:value-type="float" office:value="188.07" calcext:value-type="float">
            <text:p>188,07</text:p>
          </table:table-cell>
          <table:table-cell office:value-type="float" office:value="1.8807" calcext:value-type="float">
            <text:p>1,8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5.416366" calcext:value-type="float">
            <text:p>2005,416366</text:p>
          </table:table-cell>
          <table:table-cell office:value-type="float" office:value="1965.10475" calcext:value-type="float">
            <text:p>1965,10475</text:p>
          </table:table-cell>
          <table:table-cell office:value-type="float" office:value="40.311616" calcext:value-type="float">
            <text:p>40,311616</text:p>
          </table:table-cell>
          <table:table-cell office:value-type="float" office:value="2.0101" calcext:value-type="float">
            <text:p>2,0101</text:p>
          </table:table-cell>
          <table:table-cell/>
          <table:table-cell table:formula="of:=[.F19]*100" office:value-type="float" office:value="201.01" calcext:value-type="float">
            <text:p>201,01</text:p>
          </table:table-cell>
          <table:table-cell office:value-type="float" office:value="2.0101" calcext:value-type="float">
            <text:p>2,0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,25</text:p>
          </table:table-cell>
          <table:table-cell office:value-type="float" office:value="1930.528984" calcext:value-type="float">
            <text:p>1930,528984</text:p>
          </table:table-cell>
          <table:table-cell office:value-type="float" office:value="1890.563092" calcext:value-type="float">
            <text:p>1890,563092</text:p>
          </table:table-cell>
          <table:table-cell office:value-type="float" office:value="39.965892" calcext:value-type="float">
            <text:p>39,965892</text:p>
          </table:table-cell>
          <table:table-cell office:value-type="float" office:value="2.0702" calcext:value-type="float">
            <text:p>2,0702</text:p>
          </table:table-cell>
          <table:table-cell/>
          <table:table-cell table:formula="of:=[.F20]*100" office:value-type="float" office:value="207.02" calcext:value-type="float">
            <text:p>207,02</text:p>
          </table:table-cell>
          <table:table-cell office:value-type="float" office:value="2.0702" calcext:value-type="float">
            <text:p>2,07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1865.708768" calcext:value-type="float">
            <text:p>1865,708768</text:p>
          </table:table-cell>
          <table:table-cell office:value-type="float" office:value="1826.707066" calcext:value-type="float">
            <text:p>1826,707066</text:p>
          </table:table-cell>
          <table:table-cell office:value-type="float" office:value="39.001702" calcext:value-type="float">
            <text:p>39,001702</text:p>
          </table:table-cell>
          <table:table-cell office:value-type="float" office:value="2.0904" calcext:value-type="float">
            <text:p>2,0904</text:p>
          </table:table-cell>
          <table:table-cell/>
          <table:table-cell table:formula="of:=[.F21]*100" office:value-type="float" office:value="209.04" calcext:value-type="float">
            <text:p>209,04</text:p>
          </table:table-cell>
          <table:table-cell office:value-type="float" office:value="2.0904" calcext:value-type="float">
            <text:p>2,0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75" calcext:value-type="float">
            <text:p>8,75</text:p>
          </table:table-cell>
          <table:table-cell office:value-type="float" office:value="1808.803512" calcext:value-type="float">
            <text:p>1808,803512</text:p>
          </table:table-cell>
          <table:table-cell office:value-type="float" office:value="1771.053467" calcext:value-type="float">
            <text:p>1771,053467</text:p>
          </table:table-cell>
          <table:table-cell office:value-type="float" office:value="37.750045" calcext:value-type="float">
            <text:p>37,750045</text:p>
          </table:table-cell>
          <table:table-cell office:value-type="float" office:value="2.087" calcext:value-type="float">
            <text:p>2,087</text:p>
          </table:table-cell>
          <table:table-cell/>
          <table:table-cell table:formula="of:=[.F22]*100" office:value-type="float" office:value="208.7" calcext:value-type="float">
            <text:p>208,7</text:p>
          </table:table-cell>
          <table:table-cell office:value-type="float" office:value="2.087" calcext:value-type="float">
            <text:p>2,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58.263375" calcext:value-type="float">
            <text:p>1758,263375</text:p>
          </table:table-cell>
          <table:table-cell office:value-type="float" office:value="1721.880747" calcext:value-type="float">
            <text:p>1721,880747</text:p>
          </table:table-cell>
          <table:table-cell office:value-type="float" office:value="36.382627" calcext:value-type="float">
            <text:p>36,382627</text:p>
          </table:table-cell>
          <table:table-cell office:value-type="float" office:value="2.0692" calcext:value-type="float">
            <text:p>2,0692</text:p>
          </table:table-cell>
          <table:table-cell/>
          <table:table-cell table:formula="of:=[.F23]*100" office:value-type="float" office:value="206.92" calcext:value-type="float">
            <text:p>206,92</text:p>
          </table:table-cell>
          <table:table-cell office:value-type="float" office:value="2.0692" calcext:value-type="float">
            <text:p>2,06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25" calcext:value-type="float">
            <text:p>11,25</text:p>
          </table:table-cell>
          <table:table-cell office:value-type="float" office:value="1712.93862" calcext:value-type="float">
            <text:p>1712,93862</text:p>
          </table:table-cell>
          <table:table-cell office:value-type="float" office:value="1677.94791" calcext:value-type="float">
            <text:p>1677,94791</text:p>
          </table:table-cell>
          <table:table-cell office:value-type="float" office:value="34.99071" calcext:value-type="float">
            <text:p>34,99071</text:p>
          </table:table-cell>
          <table:table-cell office:value-type="float" office:value="2.0427" calcext:value-type="float">
            <text:p>2,0427</text:p>
          </table:table-cell>
          <table:table-cell/>
          <table:table-cell table:formula="of:=[.F24]*100" office:value-type="float" office:value="204.27" calcext:value-type="float">
            <text:p>204,27</text:p>
          </table:table-cell>
          <table:table-cell office:value-type="float" office:value="2.0427" calcext:value-type="float">
            <text:p>2,04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,5</text:p>
          </table:table-cell>
          <table:table-cell office:value-type="float" office:value="1671.954957" calcext:value-type="float">
            <text:p>1671,954957</text:p>
          </table:table-cell>
          <table:table-cell office:value-type="float" office:value="1638.331981" calcext:value-type="float">
            <text:p>1638,331981</text:p>
          </table:table-cell>
          <table:table-cell office:value-type="float" office:value="33.622976" calcext:value-type="float">
            <text:p>33,622976</text:p>
          </table:table-cell>
          <table:table-cell office:value-type="float" office:value="2.011" calcext:value-type="float">
            <text:p>2,011</text:p>
          </table:table-cell>
          <table:table-cell/>
          <table:table-cell table:formula="of:=[.F25]*100" office:value-type="float" office:value="201.1" calcext:value-type="float">
            <text:p>201,1</text:p>
          </table:table-cell>
          <table:table-cell office:value-type="float" office:value="2.011" calcext:value-type="float">
            <text:p>2,0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75" calcext:value-type="float">
            <text:p>13,75</text:p>
          </table:table-cell>
          <table:table-cell office:value-type="float" office:value="1634.633483" calcext:value-type="float">
            <text:p>1634,633483</text:p>
          </table:table-cell>
          <table:table-cell office:value-type="float" office:value="1602.328698" calcext:value-type="float">
            <text:p>1602,328698</text:p>
          </table:table-cell>
          <table:table-cell office:value-type="float" office:value="32.304785" calcext:value-type="float">
            <text:p>32,304785</text:p>
          </table:table-cell>
          <table:table-cell office:value-type="float" office:value="1.9763" calcext:value-type="float">
            <text:p>1,9763</text:p>
          </table:table-cell>
          <table:table-cell/>
          <table:table-cell table:formula="of:=[.F26]*100" office:value-type="float" office:value="197.63" calcext:value-type="float">
            <text:p>197,63</text:p>
          </table:table-cell>
          <table:table-cell office:value-type="float" office:value="1.9763" calcext:value-type="float">
            <text:p>1,97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00.437477" calcext:value-type="float">
            <text:p>1600,437477</text:p>
          </table:table-cell>
          <table:table-cell office:value-type="float" office:value="1569.389045" calcext:value-type="float">
            <text:p>1569,389045</text:p>
          </table:table-cell>
          <table:table-cell office:value-type="float" office:value="31.048432" calcext:value-type="float">
            <text:p>31,048432</text:p>
          </table:table-cell>
          <table:table-cell office:value-type="float" office:value="1.94" calcext:value-type="float">
            <text:p>1,94</text:p>
          </table:table-cell>
          <table:table-cell/>
          <table:table-cell table:formula="of:=[.F27]*100" office:value-type="float" office:value="194" calcext:value-type="float">
            <text:p>194</text:p>
          </table:table-cell>
          <table:table-cell office:value-type="float" office:value="1.94" calcext:value-type="float">
            <text:p>1,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.25" calcext:value-type="float">
            <text:p>16,25</text:p>
          </table:table-cell>
          <table:table-cell office:value-type="float" office:value="1568.93597" calcext:value-type="float">
            <text:p>1568,93597</text:p>
          </table:table-cell>
          <table:table-cell office:value-type="float" office:value="1539.077176" calcext:value-type="float">
            <text:p>1539,077176</text:p>
          </table:table-cell>
          <table:table-cell office:value-type="float" office:value="29.858794" calcext:value-type="float">
            <text:p>29,858794</text:p>
          </table:table-cell>
          <table:table-cell office:value-type="float" office:value="1.9031" calcext:value-type="float">
            <text:p>1,9031</text:p>
          </table:table-cell>
          <table:table-cell/>
          <table:table-cell table:formula="of:=[.F28]*100" office:value-type="float" office:value="190.31" calcext:value-type="float">
            <text:p>190,31</text:p>
          </table:table-cell>
          <table:table-cell office:value-type="float" office:value="1.9031" calcext:value-type="float">
            <text:p>1,90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,5</text:p>
          </table:table-cell>
          <table:table-cell office:value-type="float" office:value="1539.778162" calcext:value-type="float">
            <text:p>1539,778162</text:p>
          </table:table-cell>
          <table:table-cell office:value-type="float" office:value="1511.041621" calcext:value-type="float">
            <text:p>1511,041621</text:p>
          </table:table-cell>
          <table:table-cell office:value-type="float" office:value="28.736541" calcext:value-type="float">
            <text:p>28,736541</text:p>
          </table:table-cell>
          <table:table-cell office:value-type="float" office:value="1.8663" calcext:value-type="float">
            <text:p>1,8663</text:p>
          </table:table-cell>
          <table:table-cell/>
          <table:table-cell table:formula="of:=[.F29]*100" office:value-type="float" office:value="186.63" calcext:value-type="float">
            <text:p>186,63</text:p>
          </table:table-cell>
          <table:table-cell office:value-type="float" office:value="1.8663" calcext:value-type="float">
            <text:p>1,86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,75</text:p>
          </table:table-cell>
          <table:table-cell office:value-type="float" office:value="1512.675062" calcext:value-type="float">
            <text:p>1512,675062</text:p>
          </table:table-cell>
          <table:table-cell office:value-type="float" office:value="1484.995073" calcext:value-type="float">
            <text:p>1484,995073</text:p>
          </table:table-cell>
          <table:table-cell office:value-type="float" office:value="27.679988" calcext:value-type="float">
            <text:p>27,679988</text:p>
          </table:table-cell>
          <table:table-cell office:value-type="float" office:value="1.8299" calcext:value-type="float">
            <text:p>1,8299</text:p>
          </table:table-cell>
          <table:table-cell/>
          <table:table-cell table:formula="of:=[.F30]*100" office:value-type="float" office:value="182.99" calcext:value-type="float">
            <text:p>182,99</text:p>
          </table:table-cell>
          <table:table-cell office:value-type="float" office:value="1.8299" calcext:value-type="float">
            <text:p>1,82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487.386034" calcext:value-type="float">
            <text:p>1487,386034</text:p>
          </table:table-cell>
          <table:table-cell office:value-type="float" office:value="1460.699841" calcext:value-type="float">
            <text:p>1460,699841</text:p>
          </table:table-cell>
          <table:table-cell office:value-type="float" office:value="26.686193" calcext:value-type="float">
            <text:p>26,686193</text:p>
          </table:table-cell>
          <table:table-cell office:value-type="float" office:value="1.7942" calcext:value-type="float">
            <text:p>1,7942</text:p>
          </table:table-cell>
          <table:table-cell/>
          <table:table-cell table:formula="of:=[.F31]*100" office:value-type="float" office:value="179.42" calcext:value-type="float">
            <text:p>179,42</text:p>
          </table:table-cell>
          <table:table-cell office:value-type="float" office:value="1.7942" calcext:value-type="float">
            <text:p>1,79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.25" calcext:value-type="float">
            <text:p>21,25</text:p>
          </table:table-cell>
          <table:table-cell office:value-type="float" office:value="1463.708784" calcext:value-type="float">
            <text:p>1463,708784</text:p>
          </table:table-cell>
          <table:table-cell office:value-type="float" office:value="1437.957188" calcext:value-type="float">
            <text:p>1437,957188</text:p>
          </table:table-cell>
          <table:table-cell office:value-type="float" office:value="25.751596" calcext:value-type="float">
            <text:p>25,751596</text:p>
          </table:table-cell>
          <table:table-cell office:value-type="float" office:value="1.7593" calcext:value-type="float">
            <text:p>1,7593</text:p>
          </table:table-cell>
          <table:table-cell/>
          <table:table-cell table:formula="of:=[.F32]*100" office:value-type="float" office:value="175.93" calcext:value-type="float">
            <text:p>175,93</text:p>
          </table:table-cell>
          <table:table-cell office:value-type="float" office:value="1.7593" calcext:value-type="float">
            <text:p>1,75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5" calcext:value-type="float">
            <text:p>22,5</text:p>
          </table:table-cell>
          <table:table-cell office:value-type="float" office:value="1441.471777" calcext:value-type="float">
            <text:p>1441,471777</text:p>
          </table:table-cell>
          <table:table-cell office:value-type="float" office:value="1416.599371" calcext:value-type="float">
            <text:p>1416,599371</text:p>
          </table:table-cell>
          <table:table-cell office:value-type="float" office:value="24.872406" calcext:value-type="float">
            <text:p>24,872406</text:p>
          </table:table-cell>
          <table:table-cell office:value-type="float" office:value="1.7255" calcext:value-type="float">
            <text:p>1,7255</text:p>
          </table:table-cell>
          <table:table-cell/>
          <table:table-cell table:formula="of:=[.F33]*100" office:value-type="float" office:value="172.55" calcext:value-type="float">
            <text:p>172,55</text:p>
          </table:table-cell>
          <table:table-cell office:value-type="float" office:value="1.7255" calcext:value-type="float">
            <text:p>1,72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.75" calcext:value-type="float">
            <text:p>23,75</text:p>
          </table:table-cell>
          <table:table-cell office:value-type="float" office:value="1420.528425" calcext:value-type="float">
            <text:p>1420,528425</text:p>
          </table:table-cell>
          <table:table-cell office:value-type="float" office:value="1396.483599" calcext:value-type="float">
            <text:p>1396,483599</text:p>
          </table:table-cell>
          <table:table-cell office:value-type="float" office:value="24.044826" calcext:value-type="float">
            <text:p>24,044826</text:p>
          </table:table-cell>
          <table:table-cell office:value-type="float" office:value="1.6927" calcext:value-type="float">
            <text:p>1,6927</text:p>
          </table:table-cell>
          <table:table-cell/>
          <table:table-cell table:formula="of:=[.F34]*100" office:value-type="float" office:value="169.27" calcext:value-type="float">
            <text:p>169,27</text:p>
          </table:table-cell>
          <table:table-cell office:value-type="float" office:value="1.6927" calcext:value-type="float">
            <text:p>1,69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00.752562" calcext:value-type="float">
            <text:p>1400,752562</text:p>
          </table:table-cell>
          <table:table-cell office:value-type="float" office:value="1377.487384" calcext:value-type="float">
            <text:p>1377,487384</text:p>
          </table:table-cell>
          <table:table-cell office:value-type="float" office:value="23.265178" calcext:value-type="float">
            <text:p>23,265178</text:p>
          </table:table-cell>
          <table:table-cell office:value-type="float" office:value="1.6609" calcext:value-type="float">
            <text:p>1,6609</text:p>
          </table:table-cell>
          <table:table-cell/>
          <table:table-cell table:formula="of:=[.F35]*100" office:value-type="float" office:value="166.09" calcext:value-type="float">
            <text:p>166,09</text:p>
          </table:table-cell>
          <table:table-cell office:value-type="float" office:value="1.6609" calcext:value-type="float">
            <text:p>1,66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25" calcext:value-type="float">
            <text:p>26,25</text:p>
          </table:table-cell>
          <table:table-cell office:value-type="float" office:value="1382.034899" calcext:value-type="float">
            <text:p>1382,034899</text:p>
          </table:table-cell>
          <table:table-cell office:value-type="float" office:value="1359.504925" calcext:value-type="float">
            <text:p>1359,504925</text:p>
          </table:table-cell>
          <table:table-cell office:value-type="float" office:value="22.529974" calcext:value-type="float">
            <text:p>22,529974</text:p>
          </table:table-cell>
          <table:table-cell office:value-type="float" office:value="1.6302" calcext:value-type="float">
            <text:p>1,6302</text:p>
          </table:table-cell>
          <table:table-cell/>
          <table:table-cell table:formula="of:=[.F36]*100" office:value-type="float" office:value="163.02" calcext:value-type="float">
            <text:p>163,02</text:p>
          </table:table-cell>
          <table:table-cell office:value-type="float" office:value="1.6302" calcext:value-type="float">
            <text:p>1,63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.5" calcext:value-type="float">
            <text:p>27,5</text:p>
          </table:table-cell>
          <table:table-cell office:value-type="float" office:value="1364.280197" calcext:value-type="float">
            <text:p>1364,280197</text:p>
          </table:table-cell>
          <table:table-cell office:value-type="float" office:value="1342.444249" calcext:value-type="float">
            <text:p>1342,444249</text:p>
          </table:table-cell>
          <table:table-cell office:value-type="float" office:value="21.835948" calcext:value-type="float">
            <text:p>21,835948</text:p>
          </table:table-cell>
          <table:table-cell office:value-type="float" office:value="1.6005" calcext:value-type="float">
            <text:p>1,6005</text:p>
          </table:table-cell>
          <table:table-cell/>
          <table:table-cell table:formula="of:=[.F37]*100" office:value-type="float" office:value="160.05" calcext:value-type="float">
            <text:p>160,05</text:p>
          </table:table-cell>
          <table:table-cell office:value-type="float" office:value="1.6005" calcext:value-type="float">
            <text:p>1,60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75" calcext:value-type="float">
            <text:p>28,75</text:p>
          </table:table-cell>
          <table:table-cell office:value-type="float" office:value="1347.405011" calcext:value-type="float">
            <text:p>1347,405011</text:p>
          </table:table-cell>
          <table:table-cell office:value-type="float" office:value="1326.224939" calcext:value-type="float">
            <text:p>1326,224939</text:p>
          </table:table-cell>
          <table:table-cell office:value-type="float" office:value="21.180072" calcext:value-type="float">
            <text:p>21,180072</text:p>
          </table:table-cell>
          <table:table-cell office:value-type="float" office:value="1.5719" calcext:value-type="float">
            <text:p>1,5719</text:p>
          </table:table-cell>
          <table:table-cell/>
          <table:table-cell table:formula="of:=[.F38]*100" office:value-type="float" office:value="157.19" calcext:value-type="float">
            <text:p>157,19</text:p>
          </table:table-cell>
          <table:table-cell office:value-type="float" office:value="1.5719" calcext:value-type="float">
            <text:p>1,57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331.335854" calcext:value-type="float">
            <text:p>1331,335854</text:p>
          </table:table-cell>
          <table:table-cell office:value-type="float" office:value="1310.776306" calcext:value-type="float">
            <text:p>1310,776306</text:p>
          </table:table-cell>
          <table:table-cell office:value-type="float" office:value="20.559548" calcext:value-type="float">
            <text:p>20,559548</text:p>
          </table:table-cell>
          <table:table-cell office:value-type="float" office:value="1.5443" calcext:value-type="float">
            <text:p>1,5443</text:p>
          </table:table-cell>
          <table:table-cell/>
          <table:table-cell table:formula="of:=[.F39]*100" office:value-type="float" office:value="154.43" calcext:value-type="float">
            <text:p>154,43</text:p>
          </table:table-cell>
          <table:table-cell office:value-type="float" office:value="1.5443" calcext:value-type="float">
            <text:p>1,54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,25</text:p>
          </table:table-cell>
          <table:table-cell office:value-type="float" office:value="1316.007709" calcext:value-type="float">
            <text:p>1316,007709</text:p>
          </table:table-cell>
          <table:table-cell office:value-type="float" office:value="1296.035906" calcext:value-type="float">
            <text:p>1296,035906</text:p>
          </table:table-cell>
          <table:table-cell office:value-type="float" office:value="19.971803" calcext:value-type="float">
            <text:p>19,971803</text:p>
          </table:table-cell>
          <table:table-cell office:value-type="float" office:value="1.5176" calcext:value-type="float">
            <text:p>1,5176</text:p>
          </table:table-cell>
          <table:table-cell/>
          <table:table-cell table:formula="of:=[.F40]*100" office:value-type="float" office:value="151.76" calcext:value-type="float">
            <text:p>151,76</text:p>
          </table:table-cell>
          <table:table-cell office:value-type="float" office:value="1.5176" calcext:value-type="float">
            <text:p>1,51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5" calcext:value-type="float">
            <text:p>32,5</text:p>
          </table:table-cell>
          <table:table-cell office:value-type="float" office:value="1301.362802" calcext:value-type="float">
            <text:p>1301,362802</text:p>
          </table:table-cell>
          <table:table-cell office:value-type="float" office:value="1281.948325" calcext:value-type="float">
            <text:p>1281,948325</text:p>
          </table:table-cell>
          <table:table-cell office:value-type="float" office:value="19.414478" calcext:value-type="float">
            <text:p>19,414478</text:p>
          </table:table-cell>
          <table:table-cell office:value-type="float" office:value="1.4919" calcext:value-type="float">
            <text:p>1,4919</text:p>
          </table:table-cell>
          <table:table-cell/>
          <table:table-cell table:formula="of:=[.F41]*100" office:value-type="float" office:value="149.19" calcext:value-type="float">
            <text:p>149,19</text:p>
          </table:table-cell>
          <table:table-cell office:value-type="float" office:value="1.4919" calcext:value-type="float">
            <text:p>1,49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.75" calcext:value-type="float">
            <text:p>33,75</text:p>
          </table:table-cell>
          <table:table-cell office:value-type="float" office:value="1287.349586" calcext:value-type="float">
            <text:p>1287,349586</text:p>
          </table:table-cell>
          <table:table-cell office:value-type="float" office:value="1268.464178" calcext:value-type="float">
            <text:p>1268,464178</text:p>
          </table:table-cell>
          <table:table-cell office:value-type="float" office:value="18.885409" calcext:value-type="float">
            <text:p>18,885409</text:p>
          </table:table-cell>
          <table:table-cell office:value-type="float" office:value="1.467" calcext:value-type="float">
            <text:p>1,467</text:p>
          </table:table-cell>
          <table:table-cell/>
          <table:table-cell table:formula="of:=[.F42]*100" office:value-type="float" office:value="146.7" calcext:value-type="float">
            <text:p>146,7</text:p>
          </table:table-cell>
          <table:table-cell office:value-type="float" office:value="1.467" calcext:value-type="float">
            <text:p>1,4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273.921895" calcext:value-type="float">
            <text:p>1273,921895</text:p>
          </table:table-cell>
          <table:table-cell office:value-type="float" office:value="1255.539282" calcext:value-type="float">
            <text:p>1255,539282</text:p>
          </table:table-cell>
          <table:table-cell office:value-type="float" office:value="18.382613" calcext:value-type="float">
            <text:p>18,382613</text:p>
          </table:table-cell>
          <table:table-cell office:value-type="float" office:value="1.443" calcext:value-type="float">
            <text:p>1,443</text:p>
          </table:table-cell>
          <table:table-cell/>
          <table:table-cell table:formula="of:=[.F43]*100" office:value-type="float" office:value="144.3" calcext:value-type="float">
            <text:p>144,3</text:p>
          </table:table-cell>
          <table:table-cell office:value-type="float" office:value="1.443" calcext:value-type="float">
            <text:p>1,4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.25" calcext:value-type="float">
            <text:p>36,25</text:p>
          </table:table-cell>
          <table:table-cell office:value-type="float" office:value="1261.038237" calcext:value-type="float">
            <text:p>1261,038237</text:p>
          </table:table-cell>
          <table:table-cell office:value-type="float" office:value="1243.133961" calcext:value-type="float">
            <text:p>1243,133961</text:p>
          </table:table-cell>
          <table:table-cell office:value-type="float" office:value="17.904276" calcext:value-type="float">
            <text:p>17,904276</text:p>
          </table:table-cell>
          <table:table-cell office:value-type="float" office:value="1.4198" calcext:value-type="float">
            <text:p>1,4198</text:p>
          </table:table-cell>
          <table:table-cell/>
          <table:table-cell table:formula="of:=[.F44]*100" office:value-type="float" office:value="141.98" calcext:value-type="float">
            <text:p>141,98</text:p>
          </table:table-cell>
          <table:table-cell office:value-type="float" office:value="1.4198" calcext:value-type="float">
            <text:p>1,41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,5</text:p>
          </table:table-cell>
          <table:table-cell office:value-type="float" office:value="1248.661197" calcext:value-type="float">
            <text:p>1248,661197</text:p>
          </table:table-cell>
          <table:table-cell office:value-type="float" office:value="1231.212464" calcext:value-type="float">
            <text:p>1231,212464</text:p>
          </table:table-cell>
          <table:table-cell office:value-type="float" office:value="17.448733" calcext:value-type="float">
            <text:p>17,448733</text:p>
          </table:table-cell>
          <table:table-cell office:value-type="float" office:value="1.3974" calcext:value-type="float">
            <text:p>1,3974</text:p>
          </table:table-cell>
          <table:table-cell/>
          <table:table-cell table:formula="of:=[.F45]*100" office:value-type="float" office:value="139.74" calcext:value-type="float">
            <text:p>139,74</text:p>
          </table:table-cell>
          <table:table-cell office:value-type="float" office:value="1.3974" calcext:value-type="float">
            <text:p>1,39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.75" calcext:value-type="float">
            <text:p>38,75</text:p>
          </table:table-cell>
          <table:table-cell office:value-type="float" office:value="1236.756931" calcext:value-type="float">
            <text:p>1236,756931</text:p>
          </table:table-cell>
          <table:table-cell office:value-type="float" office:value="1219.742472" calcext:value-type="float">
            <text:p>1219,742472</text:p>
          </table:table-cell>
          <table:table-cell office:value-type="float" office:value="17.014459" calcext:value-type="float">
            <text:p>17,014459</text:p>
          </table:table-cell>
          <table:table-cell office:value-type="float" office:value="1.3757" calcext:value-type="float">
            <text:p>1,3757</text:p>
          </table:table-cell>
          <table:table-cell/>
          <table:table-cell table:formula="of:=[.F46]*100" office:value-type="float" office:value="137.57" calcext:value-type="float">
            <text:p>137,57</text:p>
          </table:table-cell>
          <table:table-cell office:value-type="float" office:value="1.3757" calcext:value-type="float">
            <text:p>1,37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225.294736" calcext:value-type="float">
            <text:p>1225,294736</text:p>
          </table:table-cell>
          <table:table-cell office:value-type="float" office:value="1208.69468" calcext:value-type="float">
            <text:p>1208,69468</text:p>
          </table:table-cell>
          <table:table-cell office:value-type="float" office:value="16.600056" calcext:value-type="float">
            <text:p>16,600056</text:p>
          </table:table-cell>
          <table:table-cell office:value-type="float" office:value="1.3548" calcext:value-type="float">
            <text:p>1,3548</text:p>
          </table:table-cell>
          <table:table-cell/>
          <table:table-cell table:formula="of:=[.F47]*100" office:value-type="float" office:value="135.48" calcext:value-type="float">
            <text:p>135,48</text:p>
          </table:table-cell>
          <table:table-cell office:value-type="float" office:value="1.3548" calcext:value-type="float">
            <text:p>1,35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.25" calcext:value-type="float">
            <text:p>41,25</text:p>
          </table:table-cell>
          <table:table-cell office:value-type="float" office:value="1214.246678" calcext:value-type="float">
            <text:p>1214,246678</text:p>
          </table:table-cell>
          <table:table-cell office:value-type="float" office:value="1198.042441" calcext:value-type="float">
            <text:p>1198,042441</text:p>
          </table:table-cell>
          <table:table-cell office:value-type="float" office:value="16.204236" calcext:value-type="float">
            <text:p>16,204236</text:p>
          </table:table-cell>
          <table:table-cell office:value-type="float" office:value="1.3345" calcext:value-type="float">
            <text:p>1,3345</text:p>
          </table:table-cell>
          <table:table-cell/>
          <table:table-cell table:formula="of:=[.F48]*100" office:value-type="float" office:value="133.45" calcext:value-type="float">
            <text:p>133,45</text:p>
          </table:table-cell>
          <table:table-cell office:value-type="float" office:value="1.3345" calcext:value-type="float">
            <text:p>1,33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.5" calcext:value-type="float">
            <text:p>42,5</text:p>
          </table:table-cell>
          <table:table-cell office:value-type="float" office:value="1203.58728" calcext:value-type="float">
            <text:p>1203,58728</text:p>
          </table:table-cell>
          <table:table-cell office:value-type="float" office:value="1187.76146" calcext:value-type="float">
            <text:p>1187,76146</text:p>
          </table:table-cell>
          <table:table-cell office:value-type="float" office:value="15.82582" calcext:value-type="float">
            <text:p>15,82582</text:p>
          </table:table-cell>
          <table:table-cell office:value-type="float" office:value="1.3149" calcext:value-type="float">
            <text:p>1,3149</text:p>
          </table:table-cell>
          <table:table-cell/>
          <table:table-cell table:formula="of:=[.F49]*100" office:value-type="float" office:value="131.49" calcext:value-type="float">
            <text:p>131,49</text:p>
          </table:table-cell>
          <table:table-cell office:value-type="float" office:value="1.3149" calcext:value-type="float">
            <text:p>1,31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,75</text:p>
          </table:table-cell>
          <table:table-cell office:value-type="float" office:value="1193.293247" calcext:value-type="float">
            <text:p>1193,293247</text:p>
          </table:table-cell>
          <table:table-cell office:value-type="float" office:value="1177.829529" calcext:value-type="float">
            <text:p>1177,829529</text:p>
          </table:table-cell>
          <table:table-cell office:value-type="float" office:value="15.463718" calcext:value-type="float">
            <text:p>15,463718</text:p>
          </table:table-cell>
          <table:table-cell office:value-type="float" office:value="1.2959" calcext:value-type="float">
            <text:p>1,2959</text:p>
          </table:table-cell>
          <table:table-cell/>
          <table:table-cell table:formula="of:=[.F50]*100" office:value-type="float" office:value="129.59" calcext:value-type="float">
            <text:p>129,59</text:p>
          </table:table-cell>
          <table:table-cell office:value-type="float" office:value="1.2959" calcext:value-type="float">
            <text:p>1,29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1183.343227" calcext:value-type="float">
            <text:p>1183,343227</text:p>
          </table:table-cell>
          <table:table-cell office:value-type="float" office:value="1168.226298" calcext:value-type="float">
            <text:p>1168,226298</text:p>
          </table:table-cell>
          <table:table-cell office:value-type="float" office:value="15.116929" calcext:value-type="float">
            <text:p>15,116929</text:p>
          </table:table-cell>
          <table:table-cell office:value-type="float" office:value="1.2775" calcext:value-type="float">
            <text:p>1,2775</text:p>
          </table:table-cell>
          <table:table-cell/>
          <table:table-cell table:formula="of:=[.F51]*100" office:value-type="float" office:value="127.75" calcext:value-type="float">
            <text:p>127,75</text:p>
          </table:table-cell>
          <table:table-cell office:value-type="float" office:value="1.2775" calcext:value-type="float">
            <text:p>1,27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.25" calcext:value-type="float">
            <text:p>46,25</text:p>
          </table:table-cell>
          <table:table-cell office:value-type="float" office:value="1173.717609" calcext:value-type="float">
            <text:p>1173,717609</text:p>
          </table:table-cell>
          <table:table-cell office:value-type="float" office:value="1158.93308" calcext:value-type="float">
            <text:p>1158,93308</text:p>
          </table:table-cell>
          <table:table-cell office:value-type="float" office:value="14.784529" calcext:value-type="float">
            <text:p>14,784529</text:p>
          </table:table-cell>
          <table:table-cell office:value-type="float" office:value="1.2596" calcext:value-type="float">
            <text:p>1,2596</text:p>
          </table:table-cell>
          <table:table-cell/>
          <table:table-cell table:formula="of:=[.F52]*100" office:value-type="float" office:value="125.96" calcext:value-type="float">
            <text:p>125,96</text:p>
          </table:table-cell>
          <table:table-cell office:value-type="float" office:value="1.2596" calcext:value-type="float">
            <text:p>1,25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.5" calcext:value-type="float">
            <text:p>47,5</text:p>
          </table:table-cell>
          <table:table-cell office:value-type="float" office:value="1164.398339" calcext:value-type="float">
            <text:p>1164,398339</text:p>
          </table:table-cell>
          <table:table-cell office:value-type="float" office:value="1149.932675" calcext:value-type="float">
            <text:p>1149,932675</text:p>
          </table:table-cell>
          <table:table-cell office:value-type="float" office:value="14.465664" calcext:value-type="float">
            <text:p>14,465664</text:p>
          </table:table-cell>
          <table:table-cell office:value-type="float" office:value="1.2423" calcext:value-type="float">
            <text:p>1,2423</text:p>
          </table:table-cell>
          <table:table-cell/>
          <table:table-cell table:formula="of:=[.F53]*100" office:value-type="float" office:value="124.23" calcext:value-type="float">
            <text:p>124,23</text:p>
          </table:table-cell>
          <table:table-cell office:value-type="float" office:value="1.2423" calcext:value-type="float">
            <text:p>1,24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.75" calcext:value-type="float">
            <text:p>48,75</text:p>
          </table:table-cell>
          <table:table-cell office:value-type="float" office:value="1155.368767" calcext:value-type="float">
            <text:p>1155,368767</text:p>
          </table:table-cell>
          <table:table-cell office:value-type="float" office:value="1141.209223" calcext:value-type="float">
            <text:p>1141,209223</text:p>
          </table:table-cell>
          <table:table-cell office:value-type="float" office:value="14.159544" calcext:value-type="float">
            <text:p>14,159544</text:p>
          </table:table-cell>
          <table:table-cell office:value-type="float" office:value="1.2255" calcext:value-type="float">
            <text:p>1,2255</text:p>
          </table:table-cell>
          <table:table-cell/>
          <table:table-cell table:formula="of:=[.F54]*100" office:value-type="float" office:value="122.55" calcext:value-type="float">
            <text:p>122,55</text:p>
          </table:table-cell>
          <table:table-cell office:value-type="float" office:value="1.2255" calcext:value-type="float">
            <text:p>1,22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46.613505" calcext:value-type="float">
            <text:p>1146,613505</text:p>
          </table:table-cell>
          <table:table-cell office:value-type="float" office:value="1132.748066" calcext:value-type="float">
            <text:p>1132,748066</text:p>
          </table:table-cell>
          <table:table-cell office:value-type="float" office:value="13.865439" calcext:value-type="float">
            <text:p>13,865439</text:p>
          </table:table-cell>
          <table:table-cell office:value-type="float" office:value="1.2093" calcext:value-type="float">
            <text:p>1,2093</text:p>
          </table:table-cell>
          <table:table-cell/>
          <table:table-cell table:formula="of:=[.F55]*100" office:value-type="float" office:value="120.93" calcext:value-type="float">
            <text:p>120,93</text:p>
          </table:table-cell>
          <table:table-cell office:value-type="float" office:value="1.2093" calcext:value-type="float">
            <text:p>1,2093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formula="of:=[.F5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,3125</text:p>
          </table:table-cell>
          <table:table-cell office:value-type="float" office:value="2453.001043" calcext:value-type="float">
            <text:p>2453,001043</text:p>
          </table:table-cell>
          <table:table-cell office:value-type="float" office:value="2451.176758" calcext:value-type="float">
            <text:p>2451,176758</text:p>
          </table:table-cell>
          <table:table-cell office:value-type="float" office:value="1.824286" calcext:value-type="float">
            <text:p>1,824286</text:p>
          </table:table-cell>
          <table:table-cell office:value-type="float" office:value="0.0744" calcext:value-type="float">
            <text:p>0,0744</text:p>
          </table:table-cell>
          <table:table-cell/>
          <table:table-cell table:formula="of:=[.F57]*100" office:value-type="float" office:value="7.44" calcext:value-type="float">
            <text:p>7,44</text:p>
          </table:table-cell>
          <table:table-cell office:value-type="float" office:value="0.0744" calcext:value-type="float">
            <text:p>0,0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5" calcext:value-type="float">
            <text:p>0,625</text:p>
          </table:table-cell>
          <table:table-cell office:value-type="float" office:value="2409.348509" calcext:value-type="float">
            <text:p>2409,348509</text:p>
          </table:table-cell>
          <table:table-cell office:value-type="float" office:value="2406.057543" calcext:value-type="float">
            <text:p>2406,057543</text:p>
          </table:table-cell>
          <table:table-cell office:value-type="float" office:value="3.290967" calcext:value-type="float">
            <text:p>3,290967</text:p>
          </table:table-cell>
          <table:table-cell office:value-type="float" office:value="0.1366" calcext:value-type="float">
            <text:p>0,1366</text:p>
          </table:table-cell>
          <table:table-cell/>
          <table:table-cell table:formula="of:=[.F58]*100" office:value-type="float" office:value="13.66" calcext:value-type="float">
            <text:p>13,66</text:p>
          </table:table-cell>
          <table:table-cell office:value-type="float" office:value="0.1366" calcext:value-type="float">
            <text:p>0,13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75" calcext:value-type="float">
            <text:p>0,9375</text:p>
          </table:table-cell>
          <table:table-cell office:value-type="float" office:value="2368.64652" calcext:value-type="float">
            <text:p>2368,64652</text:p>
          </table:table-cell>
          <table:table-cell office:value-type="float" office:value="2364.17014" calcext:value-type="float">
            <text:p>2364,17014</text:p>
          </table:table-cell>
          <table:table-cell office:value-type="float" office:value="4.47638" calcext:value-type="float">
            <text:p>4,47638</text:p>
          </table:table-cell>
          <table:table-cell office:value-type="float" office:value="0.189" calcext:value-type="float">
            <text:p>0,189</text:p>
          </table:table-cell>
          <table:table-cell/>
          <table:table-cell table:formula="of:=[.F59]*100" office:value-type="float" office:value="18.9" calcext:value-type="float">
            <text:p>18,9</text:p>
          </table:table-cell>
          <table:table-cell office:value-type="float" office:value="0.189" calcext:value-type="float">
            <text:p>0,1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,25</text:p>
          </table:table-cell>
          <table:table-cell office:value-type="float" office:value="2330.562881" calcext:value-type="float">
            <text:p>2330,562881</text:p>
          </table:table-cell>
          <table:table-cell office:value-type="float" office:value="2325.124674" calcext:value-type="float">
            <text:p>2325,124674</text:p>
          </table:table-cell>
          <table:table-cell office:value-type="float" office:value="5.438208" calcext:value-type="float">
            <text:p>5,438208</text:p>
          </table:table-cell>
          <table:table-cell office:value-type="float" office:value="0.2333" calcext:value-type="float">
            <text:p>0,2333</text:p>
          </table:table-cell>
          <table:table-cell/>
          <table:table-cell table:formula="of:=[.F60]*100" office:value-type="float" office:value="23.33" calcext:value-type="float">
            <text:p>23,33</text:p>
          </table:table-cell>
          <table:table-cell office:value-type="float" office:value="0.2333" calcext:value-type="float">
            <text:p>0,2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625" calcext:value-type="float">
            <text:p>1,5625</text:p>
          </table:table-cell>
          <table:table-cell office:value-type="float" office:value="2294.816374" calcext:value-type="float">
            <text:p>2294,816374</text:p>
          </table:table-cell>
          <table:table-cell office:value-type="float" office:value="2288.595744" calcext:value-type="float">
            <text:p>2288,595744</text:p>
          </table:table-cell>
          <table:table-cell office:value-type="float" office:value="6.220629" calcext:value-type="float">
            <text:p>6,220629</text:p>
          </table:table-cell>
          <table:table-cell office:value-type="float" office:value="0.2711" calcext:value-type="float">
            <text:p>0,2711</text:p>
          </table:table-cell>
          <table:table-cell/>
          <table:table-cell table:formula="of:=[.F61]*100" office:value-type="float" office:value="27.11" calcext:value-type="float">
            <text:p>27,11</text:p>
          </table:table-cell>
          <table:table-cell office:value-type="float" office:value="0.2711" calcext:value-type="float">
            <text:p>0,27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75" calcext:value-type="float">
            <text:p>1,875</text:p>
          </table:table-cell>
          <table:table-cell office:value-type="float" office:value="2261.167033" calcext:value-type="float">
            <text:p>2261,167033</text:p>
          </table:table-cell>
          <table:table-cell office:value-type="float" office:value="2254.309137" calcext:value-type="float">
            <text:p>2254,309137</text:p>
          </table:table-cell>
          <table:table-cell office:value-type="float" office:value="6.857896" calcext:value-type="float">
            <text:p>6,857896</text:p>
          </table:table-cell>
          <table:table-cell office:value-type="float" office:value="0.3033" calcext:value-type="float">
            <text:p>0,3033</text:p>
          </table:table-cell>
          <table:table-cell/>
          <table:table-cell table:formula="of:=[.F62]*100" office:value-type="float" office:value="30.33" calcext:value-type="float">
            <text:p>30,33</text:p>
          </table:table-cell>
          <table:table-cell office:value-type="float" office:value="0.3033" calcext:value-type="float">
            <text:p>0,30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875" calcext:value-type="float">
            <text:p>2,1875</text:p>
          </table:table-cell>
          <table:table-cell office:value-type="float" office:value="2229.408612" calcext:value-type="float">
            <text:p>2229,408612</text:p>
          </table:table-cell>
          <table:table-cell office:value-type="float" office:value="2222.031762" calcext:value-type="float">
            <text:p>2222,031762</text:p>
          </table:table-cell>
          <table:table-cell office:value-type="float" office:value="7.376849" calcext:value-type="float">
            <text:p>7,376849</text:p>
          </table:table-cell>
          <table:table-cell office:value-type="float" office:value="0.3309" calcext:value-type="float">
            <text:p>0,3309</text:p>
          </table:table-cell>
          <table:table-cell/>
          <table:table-cell table:formula="of:=[.F63]*100" office:value-type="float" office:value="33.09" calcext:value-type="float">
            <text:p>33,09</text:p>
          </table:table-cell>
          <table:table-cell office:value-type="float" office:value="0.3309" calcext:value-type="float">
            <text:p>0,33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office:value-type="float" office:value="2199.36267" calcext:value-type="float">
            <text:p>2199,36267</text:p>
          </table:table-cell>
          <table:table-cell office:value-type="float" office:value="2191.563936" calcext:value-type="float">
            <text:p>2191,563936</text:p>
          </table:table-cell>
          <table:table-cell office:value-type="float" office:value="7.798734" calcext:value-type="float">
            <text:p>7,798734</text:p>
          </table:table-cell>
          <table:table-cell office:value-type="float" office:value="0.3546" calcext:value-type="float">
            <text:p>0,3546</text:p>
          </table:table-cell>
          <table:table-cell/>
          <table:table-cell table:formula="of:=[.F64]*100" office:value-type="float" office:value="35.46" calcext:value-type="float">
            <text:p>35,46</text:p>
          </table:table-cell>
          <table:table-cell office:value-type="float" office:value="0.3546" calcext:value-type="float">
            <text:p>0,35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125" calcext:value-type="float">
            <text:p>2,8125</text:p>
          </table:table-cell>
          <table:table-cell office:value-type="float" office:value="2170.87389" calcext:value-type="float">
            <text:p>2170,87389</text:p>
          </table:table-cell>
          <table:table-cell office:value-type="float" office:value="2162.733378" calcext:value-type="float">
            <text:p>2162,733378</text:p>
          </table:table-cell>
          <table:table-cell office:value-type="float" office:value="8.140512" calcext:value-type="float">
            <text:p>8,140512</text:p>
          </table:table-cell>
          <table:table-cell office:value-type="float" office:value="0.375" calcext:value-type="float">
            <text:p>0,375</text:p>
          </table:table-cell>
          <table:table-cell/>
          <table:table-cell table:formula="of:=[.F65]*100" office:value-type="float" office:value="37.5" calcext:value-type="float">
            <text:p>37,5</text:p>
          </table:table-cell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25" calcext:value-type="float">
            <text:p>3,125</text:p>
          </table:table-cell>
          <table:table-cell office:value-type="float" office:value="2143.806327" calcext:value-type="float">
            <text:p>2143,806327</text:p>
          </table:table-cell>
          <table:table-cell office:value-type="float" office:value="2135.390489" calcext:value-type="float">
            <text:p>2135,390489</text:p>
          </table:table-cell>
          <table:table-cell office:value-type="float" office:value="8.415838" calcext:value-type="float">
            <text:p>8,415838</text:p>
          </table:table-cell>
          <table:table-cell office:value-type="float" office:value="0.3926" calcext:value-type="float">
            <text:p>0,3926</text:p>
          </table:table-cell>
          <table:table-cell/>
          <table:table-cell table:formula="of:=[.F66]*100" office:value-type="float" office:value="39.26" calcext:value-type="float">
            <text:p>39,26</text:p>
          </table:table-cell>
          <table:table-cell office:value-type="float" office:value="0.3926" calcext:value-type="float">
            <text:p>0,39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375" calcext:value-type="float">
            <text:p>3,4375</text:p>
          </table:table-cell>
          <table:table-cell office:value-type="float" office:value="2118.04038" calcext:value-type="float">
            <text:p>2118,04038</text:p>
          </table:table-cell>
          <table:table-cell office:value-type="float" office:value="2109.404597" calcext:value-type="float">
            <text:p>2109,404597</text:p>
          </table:table-cell>
          <table:table-cell office:value-type="float" office:value="8.635783" calcext:value-type="float">
            <text:p>8,635783</text:p>
          </table:table-cell>
          <table:table-cell office:value-type="float" office:value="0.4077" calcext:value-type="float">
            <text:p>0,4077</text:p>
          </table:table-cell>
          <table:table-cell/>
          <table:table-cell table:formula="of:=[.F67]*100" office:value-type="float" office:value="40.77" calcext:value-type="float">
            <text:p>40,77</text:p>
          </table:table-cell>
          <table:table-cell office:value-type="float" office:value="0.4077" calcext:value-type="float">
            <text:p>0,40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75" calcext:value-type="float">
            <text:p>3,75</text:p>
          </table:table-cell>
          <table:table-cell office:value-type="float" office:value="2093.470328" calcext:value-type="float">
            <text:p>2093,470328</text:p>
          </table:table-cell>
          <table:table-cell office:value-type="float" office:value="2084.660941" calcext:value-type="float">
            <text:p>2084,660941</text:p>
          </table:table-cell>
          <table:table-cell office:value-type="float" office:value="8.809387" calcext:value-type="float">
            <text:p>8,809387</text:p>
          </table:table-cell>
          <table:table-cell office:value-type="float" office:value="0.4208" calcext:value-type="float">
            <text:p>0,4208</text:p>
          </table:table-cell>
          <table:table-cell/>
          <table:table-cell table:formula="of:=[.F68]*100" office:value-type="float" office:value="42.08" calcext:value-type="float">
            <text:p>42,08</text:p>
          </table:table-cell>
          <table:table-cell office:value-type="float" office:value="0.4208" calcext:value-type="float">
            <text:p>0,42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0625" calcext:value-type="float">
            <text:p>4,0625</text:p>
          </table:table-cell>
          <table:table-cell office:value-type="float" office:value="2070.002304" calcext:value-type="float">
            <text:p>2070,002304</text:p>
          </table:table-cell>
          <table:table-cell office:value-type="float" office:value="2061.05823" calcext:value-type="float">
            <text:p>2061,05823</text:p>
          </table:table-cell>
          <table:table-cell office:value-type="float" office:value="8.944074" calcext:value-type="float">
            <text:p>8,944074</text:p>
          </table:table-cell>
          <table:table-cell office:value-type="float" office:value="0.4321" calcext:value-type="float">
            <text:p>0,4321</text:p>
          </table:table-cell>
          <table:table-cell/>
          <table:table-cell table:formula="of:=[.F69]*100" office:value-type="float" office:value="43.21" calcext:value-type="float">
            <text:p>43,21</text:p>
          </table:table-cell>
          <table:table-cell office:value-type="float" office:value="0.4321" calcext:value-type="float">
            <text:p>0,43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375" calcext:value-type="float">
            <text:p>4,375</text:p>
          </table:table-cell>
          <table:table-cell office:value-type="float" office:value="2047.552625" calcext:value-type="float">
            <text:p>2047,552625</text:p>
          </table:table-cell>
          <table:table-cell office:value-type="float" office:value="2038.506646" calcext:value-type="float">
            <text:p>2038,506646</text:p>
          </table:table-cell>
          <table:table-cell office:value-type="float" office:value="9.045978" calcext:value-type="float">
            <text:p>9,045978</text:p>
          </table:table-cell>
          <table:table-cell office:value-type="float" office:value="0.4418" calcext:value-type="float">
            <text:p>0,4418</text:p>
          </table:table-cell>
          <table:table-cell/>
          <table:table-cell table:formula="of:=[.F70]*100" office:value-type="float" office:value="44.18" calcext:value-type="float">
            <text:p>44,18</text:p>
          </table:table-cell>
          <table:table-cell office:value-type="float" office:value="0.4418" calcext:value-type="float">
            <text:p>0,4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6875" calcext:value-type="float">
            <text:p>4,6875</text:p>
          </table:table-cell>
          <table:table-cell office:value-type="float" office:value="2026.0464" calcext:value-type="float">
            <text:p>2026,0464</text:p>
          </table:table-cell>
          <table:table-cell office:value-type="float" office:value="2016.926207" calcext:value-type="float">
            <text:p>2016,926207</text:p>
          </table:table-cell>
          <table:table-cell office:value-type="float" office:value="9.120193" calcext:value-type="float">
            <text:p>9,120193</text:p>
          </table:table-cell>
          <table:table-cell office:value-type="float" office:value="0.4501" calcext:value-type="float">
            <text:p>0,4501</text:p>
          </table:table-cell>
          <table:table-cell/>
          <table:table-cell table:formula="of:=[.F71]*100" office:value-type="float" office:value="45.01" calcext:value-type="float">
            <text:p>45,01</text:p>
          </table:table-cell>
          <table:table-cell office:value-type="float" office:value="0.4501" calcext:value-type="float">
            <text:p>0,45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5.416366" calcext:value-type="float">
            <text:p>2005,416366</text:p>
          </table:table-cell>
          <table:table-cell office:value-type="float" office:value="1996.245398" calcext:value-type="float">
            <text:p>1996,245398</text:p>
          </table:table-cell>
          <table:table-cell office:value-type="float" office:value="9.170968" calcext:value-type="float">
            <text:p>9,170968</text:p>
          </table:table-cell>
          <table:table-cell office:value-type="float" office:value="0.4573" calcext:value-type="float">
            <text:p>0,4573</text:p>
          </table:table-cell>
          <table:table-cell/>
          <table:table-cell table:formula="of:=[.F72]*100" office:value-type="float" office:value="45.73" calcext:value-type="float">
            <text:p>45,73</text:p>
          </table:table-cell>
          <table:table-cell office:value-type="float" office:value="0.4573" calcext:value-type="float">
            <text:p>0,45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3125" calcext:value-type="float">
            <text:p>5,3125</text:p>
          </table:table-cell>
          <table:table-cell office:value-type="float" office:value="1985.601908" calcext:value-type="float">
            <text:p>1985,601908</text:p>
          </table:table-cell>
          <table:table-cell office:value-type="float" office:value="1976.400042" calcext:value-type="float">
            <text:p>1976,400042</text:p>
          </table:table-cell>
          <table:table-cell office:value-type="float" office:value="9.201866" calcext:value-type="float">
            <text:p>9,201866</text:p>
          </table:table-cell>
          <table:table-cell office:value-type="float" office:value="0.4634" calcext:value-type="float">
            <text:p>0,4634</text:p>
          </table:table-cell>
          <table:table-cell/>
          <table:table-cell table:formula="of:=[.F73]*100" office:value-type="float" office:value="46.34" calcext:value-type="float">
            <text:p>46,34</text:p>
          </table:table-cell>
          <table:table-cell office:value-type="float" office:value="0.4634" calcext:value-type="float">
            <text:p>0,46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625" calcext:value-type="float">
            <text:p>5,625</text:p>
          </table:table-cell>
          <table:table-cell office:value-type="float" office:value="1966.54823" calcext:value-type="float">
            <text:p>1966,54823</text:p>
          </table:table-cell>
          <table:table-cell office:value-type="float" office:value="1957.332346" calcext:value-type="float">
            <text:p>1957,332346</text:p>
          </table:table-cell>
          <table:table-cell office:value-type="float" office:value="9.215884" calcext:value-type="float">
            <text:p>9,215884</text:p>
          </table:table-cell>
          <table:table-cell office:value-type="float" office:value="0.4686" calcext:value-type="float">
            <text:p>0,4686</text:p>
          </table:table-cell>
          <table:table-cell/>
          <table:table-cell table:formula="of:=[.F74]*100" office:value-type="float" office:value="46.86" calcext:value-type="float">
            <text:p>46,86</text:p>
          </table:table-cell>
          <table:table-cell office:value-type="float" office:value="0.4686" calcext:value-type="float">
            <text:p>0,46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9375" calcext:value-type="float">
            <text:p>5,9375</text:p>
          </table:table-cell>
          <table:table-cell office:value-type="float" office:value="1948.205647" calcext:value-type="float">
            <text:p>1948,205647</text:p>
          </table:table-cell>
          <table:table-cell office:value-type="float" office:value="1938.990092" calcext:value-type="float">
            <text:p>1938,990092</text:p>
          </table:table-cell>
          <table:table-cell office:value-type="float" office:value="9.215555" calcext:value-type="float">
            <text:p>9,215555</text:p>
          </table:table-cell>
          <table:table-cell office:value-type="float" office:value="0.473" calcext:value-type="float">
            <text:p>0,473</text:p>
          </table:table-cell>
          <table:table-cell/>
          <table:table-cell table:formula="of:=[.F75]*100" office:value-type="float" office:value="47.3" calcext:value-type="float">
            <text:p>47,3</text:p>
          </table:table-cell>
          <table:table-cell office:value-type="float" office:value="0.473" calcext:value-type="float">
            <text:p>0,4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25" calcext:value-type="float">
            <text:p>6,25</text:p>
          </table:table-cell>
          <table:table-cell office:value-type="float" office:value="1930.528984" calcext:value-type="float">
            <text:p>1930,528984</text:p>
          </table:table-cell>
          <table:table-cell office:value-type="float" office:value="1921.325958" calcext:value-type="float">
            <text:p>1921,325958</text:p>
          </table:table-cell>
          <table:table-cell office:value-type="float" office:value="9.203026" calcext:value-type="float">
            <text:p>9,203026</text:p>
          </table:table-cell>
          <table:table-cell office:value-type="float" office:value="0.4767" calcext:value-type="float">
            <text:p>0,4767</text:p>
          </table:table-cell>
          <table:table-cell/>
          <table:table-cell table:formula="of:=[.F76]*100" office:value-type="float" office:value="47.67" calcext:value-type="float">
            <text:p>47,67</text:p>
          </table:table-cell>
          <table:table-cell office:value-type="float" office:value="0.4767" calcext:value-type="float">
            <text:p>0,47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5625" calcext:value-type="float">
            <text:p>6,5625</text:p>
          </table:table-cell>
          <table:table-cell office:value-type="float" office:value="1913.477059" calcext:value-type="float">
            <text:p>1913,477059</text:p>
          </table:table-cell>
          <table:table-cell office:value-type="float" office:value="1904.296936" calcext:value-type="float">
            <text:p>1904,296936</text:p>
          </table:table-cell>
          <table:table-cell office:value-type="float" office:value="9.180122" calcext:value-type="float">
            <text:p>9,180122</text:p>
          </table:table-cell>
          <table:table-cell office:value-type="float" office:value="0.4798" calcext:value-type="float">
            <text:p>0,4798</text:p>
          </table:table-cell>
          <table:table-cell/>
          <table:table-cell table:formula="of:=[.F77]*100" office:value-type="float" office:value="47.98" calcext:value-type="float">
            <text:p>47,98</text:p>
          </table:table-cell>
          <table:table-cell office:value-type="float" office:value="0.4798" calcext:value-type="float">
            <text:p>0,47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875" calcext:value-type="float">
            <text:p>6,875</text:p>
          </table:table-cell>
          <table:table-cell office:value-type="float" office:value="1897.012231" calcext:value-type="float">
            <text:p>1897,012231</text:p>
          </table:table-cell>
          <table:table-cell office:value-type="float" office:value="1887.86383" calcext:value-type="float">
            <text:p>1887,86383</text:p>
          </table:table-cell>
          <table:table-cell office:value-type="float" office:value="9.148401" calcext:value-type="float">
            <text:p>9,148401</text:p>
          </table:table-cell>
          <table:table-cell office:value-type="float" office:value="0.4823" calcext:value-type="float">
            <text:p>0,4823</text:p>
          </table:table-cell>
          <table:table-cell/>
          <table:table-cell table:formula="of:=[.F78]*100" office:value-type="float" office:value="48.23" calcext:value-type="float">
            <text:p>48,23</text:p>
          </table:table-cell>
          <table:table-cell office:value-type="float" office:value="0.4823" calcext:value-type="float">
            <text:p>0,48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875" calcext:value-type="float">
            <text:p>7,1875</text:p>
          </table:table-cell>
          <table:table-cell office:value-type="float" office:value="1881.10002" calcext:value-type="float">
            <text:p>1881,10002</text:p>
          </table:table-cell>
          <table:table-cell office:value-type="float" office:value="1871.990827" calcext:value-type="float">
            <text:p>1871,990827</text:p>
          </table:table-cell>
          <table:table-cell office:value-type="float" office:value="9.109193" calcext:value-type="float">
            <text:p>9,109193</text:p>
          </table:table-cell>
          <table:table-cell office:value-type="float" office:value="0.4842" calcext:value-type="float">
            <text:p>0,4842</text:p>
          </table:table-cell>
          <table:table-cell/>
          <table:table-cell table:formula="of:=[.F79]*100" office:value-type="float" office:value="48.42" calcext:value-type="float">
            <text:p>48,42</text:p>
          </table:table-cell>
          <table:table-cell office:value-type="float" office:value="0.4842" calcext:value-type="float">
            <text:p>0,48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5" calcext:value-type="float">
            <text:p>7,5</text:p>
          </table:table-cell>
          <table:table-cell office:value-type="float" office:value="1865.708768" calcext:value-type="float">
            <text:p>1865,708768</text:p>
          </table:table-cell>
          <table:table-cell office:value-type="float" office:value="1856.645126" calcext:value-type="float">
            <text:p>1856,645126</text:p>
          </table:table-cell>
          <table:table-cell office:value-type="float" office:value="9.063641" calcext:value-type="float">
            <text:p>9,063641</text:p>
          </table:table-cell>
          <table:table-cell office:value-type="float" office:value="0.4858" calcext:value-type="float">
            <text:p>0,4858</text:p>
          </table:table-cell>
          <table:table-cell/>
          <table:table-cell table:formula="of:=[.F80]*100" office:value-type="float" office:value="48.58" calcext:value-type="float">
            <text:p>48,58</text:p>
          </table:table-cell>
          <table:table-cell office:value-type="float" office:value="0.4858" calcext:value-type="float">
            <text:p>0,48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8125" calcext:value-type="float">
            <text:p>7,8125</text:p>
          </table:table-cell>
          <table:table-cell office:value-type="float" office:value="1850.809344" calcext:value-type="float">
            <text:p>1850,809344</text:p>
          </table:table-cell>
          <table:table-cell office:value-type="float" office:value="1841.796618" calcext:value-type="float">
            <text:p>1841,796618</text:p>
          </table:table-cell>
          <table:table-cell office:value-type="float" office:value="9.012726" calcext:value-type="float">
            <text:p>9,012726</text:p>
          </table:table-cell>
          <table:table-cell office:value-type="float" office:value="0.487" calcext:value-type="float">
            <text:p>0,487</text:p>
          </table:table-cell>
          <table:table-cell/>
          <table:table-cell table:formula="of:=[.F81]*100" office:value-type="float" office:value="48.7" calcext:value-type="float">
            <text:p>48,7</text:p>
          </table:table-cell>
          <table:table-cell office:value-type="float" office:value="0.487" calcext:value-type="float">
            <text:p>0,4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125" calcext:value-type="float">
            <text:p>8,125</text:p>
          </table:table-cell>
          <table:table-cell office:value-type="float" office:value="1836.374892" calcext:value-type="float">
            <text:p>1836,374892</text:p>
          </table:table-cell>
          <table:table-cell office:value-type="float" office:value="1827.417599" calcext:value-type="float">
            <text:p>1827,417599</text:p>
          </table:table-cell>
          <table:table-cell office:value-type="float" office:value="8.957293" calcext:value-type="float">
            <text:p>8,957293</text:p>
          </table:table-cell>
          <table:table-cell office:value-type="float" office:value="0.4878" calcext:value-type="float">
            <text:p>0,4878</text:p>
          </table:table-cell>
          <table:table-cell/>
          <table:table-cell table:formula="of:=[.F82]*100" office:value-type="float" office:value="48.78" calcext:value-type="float">
            <text:p>48,78</text:p>
          </table:table-cell>
          <table:table-cell office:value-type="float" office:value="0.4878" calcext:value-type="float">
            <text:p>0,48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4375" calcext:value-type="float">
            <text:p>8,4375</text:p>
          </table:table-cell>
          <table:table-cell office:value-type="float" office:value="1822.380602" calcext:value-type="float">
            <text:p>1822,380602</text:p>
          </table:table-cell>
          <table:table-cell office:value-type="float" office:value="1813.482532" calcext:value-type="float">
            <text:p>1813,482532</text:p>
          </table:table-cell>
          <table:table-cell office:value-type="float" office:value="8.89807" calcext:value-type="float">
            <text:p>8,89807</text:p>
          </table:table-cell>
          <table:table-cell office:value-type="float" office:value="0.4883" calcext:value-type="float">
            <text:p>0,4883</text:p>
          </table:table-cell>
          <table:table-cell/>
          <table:table-cell table:formula="of:=[.F83]*100" office:value-type="float" office:value="48.83" calcext:value-type="float">
            <text:p>48,83</text:p>
          </table:table-cell>
          <table:table-cell office:value-type="float" office:value="0.4883" calcext:value-type="float">
            <text:p>0,48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75" calcext:value-type="float">
            <text:p>8,75</text:p>
          </table:table-cell>
          <table:table-cell office:value-type="float" office:value="1808.803512" calcext:value-type="float">
            <text:p>1808,803512</text:p>
          </table:table-cell>
          <table:table-cell office:value-type="float" office:value="1799.967825" calcext:value-type="float">
            <text:p>1799,967825</text:p>
          </table:table-cell>
          <table:table-cell office:value-type="float" office:value="8.835687" calcext:value-type="float">
            <text:p>8,835687</text:p>
          </table:table-cell>
          <table:table-cell office:value-type="float" office:value="0.4885" calcext:value-type="float">
            <text:p>0,4885</text:p>
          </table:table-cell>
          <table:table-cell/>
          <table:table-cell table:formula="of:=[.F84]*100" office:value-type="float" office:value="48.85" calcext:value-type="float">
            <text:p>48,85</text:p>
          </table:table-cell>
          <table:table-cell office:value-type="float" office:value="0.4885" calcext:value-type="float">
            <text:p>0,48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0625" calcext:value-type="float">
            <text:p>9,0625</text:p>
          </table:table-cell>
          <table:table-cell office:value-type="float" office:value="1795.622335" calcext:value-type="float">
            <text:p>1795,622335</text:p>
          </table:table-cell>
          <table:table-cell office:value-type="float" office:value="1786.851646" calcext:value-type="float">
            <text:p>1786,851646</text:p>
          </table:table-cell>
          <table:table-cell office:value-type="float" office:value="8.770689" calcext:value-type="float">
            <text:p>8,770689</text:p>
          </table:table-cell>
          <table:table-cell office:value-type="float" office:value="0.4884" calcext:value-type="float">
            <text:p>0,4884</text:p>
          </table:table-cell>
          <table:table-cell/>
          <table:table-cell table:formula="of:=[.F85]*100" office:value-type="float" office:value="48.84" calcext:value-type="float">
            <text:p>48,84</text:p>
          </table:table-cell>
          <table:table-cell office:value-type="float" office:value="0.4884" calcext:value-type="float">
            <text:p>0,48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375" calcext:value-type="float">
            <text:p>9,375</text:p>
          </table:table-cell>
          <table:table-cell office:value-type="float" office:value="1782.817302" calcext:value-type="float">
            <text:p>1782,817302</text:p>
          </table:table-cell>
          <table:table-cell office:value-type="float" office:value="1774.113754" calcext:value-type="float">
            <text:p>1774,113754</text:p>
          </table:table-cell>
          <table:table-cell office:value-type="float" office:value="8.703548" calcext:value-type="float">
            <text:p>8,703548</text:p>
          </table:table-cell>
          <table:table-cell office:value-type="float" office:value="0.4882" calcext:value-type="float">
            <text:p>0,4882</text:p>
          </table:table-cell>
          <table:table-cell/>
          <table:table-cell table:formula="of:=[.F86]*100" office:value-type="float" office:value="48.82" calcext:value-type="float">
            <text:p>48,82</text:p>
          </table:table-cell>
          <table:table-cell office:value-type="float" office:value="0.4882" calcext:value-type="float">
            <text:p>0,48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6875" calcext:value-type="float">
            <text:p>9,6875</text:p>
          </table:table-cell>
          <table:table-cell office:value-type="float" office:value="1770.370026" calcext:value-type="float">
            <text:p>1770,370026</text:p>
          </table:table-cell>
          <table:table-cell office:value-type="float" office:value="1761.735352" calcext:value-type="float">
            <text:p>1761,735352</text:p>
          </table:table-cell>
          <table:table-cell office:value-type="float" office:value="8.634674" calcext:value-type="float">
            <text:p>8,634674</text:p>
          </table:table-cell>
          <table:table-cell office:value-type="float" office:value="0.4877" calcext:value-type="float">
            <text:p>0,4877</text:p>
          </table:table-cell>
          <table:table-cell/>
          <table:table-cell table:formula="of:=[.F87]*100" office:value-type="float" office:value="48.77" calcext:value-type="float">
            <text:p>48,77</text:p>
          </table:table-cell>
          <table:table-cell office:value-type="float" office:value="0.4877" calcext:value-type="float">
            <text:p>0,48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758.263375" calcext:value-type="float">
            <text:p>1758,263375</text:p>
          </table:table-cell>
          <table:table-cell office:value-type="float" office:value="1749.698954" calcext:value-type="float">
            <text:p>1749,698954</text:p>
          </table:table-cell>
          <table:table-cell office:value-type="float" office:value="8.564421" calcext:value-type="float">
            <text:p>8,564421</text:p>
          </table:table-cell>
          <table:table-cell office:value-type="float" office:value="0.4871" calcext:value-type="float">
            <text:p>0,4871</text:p>
          </table:table-cell>
          <table:table-cell/>
          <table:table-cell table:formula="of:=[.F88]*100" office:value-type="float" office:value="48.71" calcext:value-type="float">
            <text:p>48,71</text:p>
          </table:table-cell>
          <table:table-cell office:value-type="float" office:value="0.4871" calcext:value-type="float">
            <text:p>0,48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3125" calcext:value-type="float">
            <text:p>10,3125</text:p>
          </table:table-cell>
          <table:table-cell office:value-type="float" office:value="1746.481368" calcext:value-type="float">
            <text:p>1746,481368</text:p>
          </table:table-cell>
          <table:table-cell office:value-type="float" office:value="1737.988269" calcext:value-type="float">
            <text:p>1737,988269</text:p>
          </table:table-cell>
          <table:table-cell office:value-type="float" office:value="8.493099" calcext:value-type="float">
            <text:p>8,493099</text:p>
          </table:table-cell>
          <table:table-cell office:value-type="float" office:value="0.4863" calcext:value-type="float">
            <text:p>0,4863</text:p>
          </table:table-cell>
          <table:table-cell/>
          <table:table-cell table:formula="of:=[.F89]*100" office:value-type="float" office:value="48.63" calcext:value-type="float">
            <text:p>48,63</text:p>
          </table:table-cell>
          <table:table-cell office:value-type="float" office:value="0.4863" calcext:value-type="float">
            <text:p>0,48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625" calcext:value-type="float">
            <text:p>10,625</text:p>
          </table:table-cell>
          <table:table-cell office:value-type="float" office:value="1735.009072" calcext:value-type="float">
            <text:p>1735,009072</text:p>
          </table:table-cell>
          <table:table-cell office:value-type="float" office:value="1726.588097" calcext:value-type="float">
            <text:p>1726,588097</text:p>
          </table:table-cell>
          <table:table-cell office:value-type="float" office:value="8.420975" calcext:value-type="float">
            <text:p>8,420975</text:p>
          </table:table-cell>
          <table:table-cell office:value-type="float" office:value="0.4854" calcext:value-type="float">
            <text:p>0,4854</text:p>
          </table:table-cell>
          <table:table-cell/>
          <table:table-cell table:formula="of:=[.F90]*100" office:value-type="float" office:value="48.54" calcext:value-type="float">
            <text:p>48,54</text:p>
          </table:table-cell>
          <table:table-cell office:value-type="float" office:value="0.4854" calcext:value-type="float">
            <text:p>0,48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.9375" calcext:value-type="float">
            <text:p>10,9375</text:p>
          </table:table-cell>
          <table:table-cell office:value-type="float" office:value="1723.832519" calcext:value-type="float">
            <text:p>1723,832519</text:p>
          </table:table-cell>
          <table:table-cell office:value-type="float" office:value="1715.484235" calcext:value-type="float">
            <text:p>1715,484235</text:p>
          </table:table-cell>
          <table:table-cell office:value-type="float" office:value="8.348283" calcext:value-type="float">
            <text:p>8,348283</text:p>
          </table:table-cell>
          <table:table-cell office:value-type="float" office:value="0.4843" calcext:value-type="float">
            <text:p>0,4843</text:p>
          </table:table-cell>
          <table:table-cell/>
          <table:table-cell table:formula="of:=[.F91]*100" office:value-type="float" office:value="48.43" calcext:value-type="float">
            <text:p>48,43</text:p>
          </table:table-cell>
          <table:table-cell office:value-type="float" office:value="0.4843" calcext:value-type="float">
            <text:p>0,48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25" calcext:value-type="float">
            <text:p>11,25</text:p>
          </table:table-cell>
          <table:table-cell office:value-type="float" office:value="1712.93862" calcext:value-type="float">
            <text:p>1712,93862</text:p>
          </table:table-cell>
          <table:table-cell office:value-type="float" office:value="1704.663394" calcext:value-type="float">
            <text:p>1704,663394</text:p>
          </table:table-cell>
          <table:table-cell office:value-type="float" office:value="8.275226" calcext:value-type="float">
            <text:p>8,275226</text:p>
          </table:table-cell>
          <table:table-cell office:value-type="float" office:value="0.4831" calcext:value-type="float">
            <text:p>0,4831</text:p>
          </table:table-cell>
          <table:table-cell/>
          <table:table-cell table:formula="of:=[.F92]*100" office:value-type="float" office:value="48.31" calcext:value-type="float">
            <text:p>48,31</text:p>
          </table:table-cell>
          <table:table-cell office:value-type="float" office:value="0.4831" calcext:value-type="float">
            <text:p>0,48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5625" calcext:value-type="float">
            <text:p>11,5625</text:p>
          </table:table-cell>
          <table:table-cell office:value-type="float" office:value="1702.315103" calcext:value-type="float">
            <text:p>1702,315103</text:p>
          </table:table-cell>
          <table:table-cell office:value-type="float" office:value="1694.113124" calcext:value-type="float">
            <text:p>1694,113124</text:p>
          </table:table-cell>
          <table:table-cell office:value-type="float" office:value="8.201979" calcext:value-type="float">
            <text:p>8,201979</text:p>
          </table:table-cell>
          <table:table-cell office:value-type="float" office:value="0.4818" calcext:value-type="float">
            <text:p>0,4818</text:p>
          </table:table-cell>
          <table:table-cell/>
          <table:table-cell table:formula="of:=[.F93]*100" office:value-type="float" office:value="48.18" calcext:value-type="float">
            <text:p>48,18</text:p>
          </table:table-cell>
          <table:table-cell office:value-type="float" office:value="0.4818" calcext:value-type="float">
            <text:p>0,48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875" calcext:value-type="float">
            <text:p>11,875</text:p>
          </table:table-cell>
          <table:table-cell office:value-type="float" office:value="1691.950439" calcext:value-type="float">
            <text:p>1691,950439</text:p>
          </table:table-cell>
          <table:table-cell office:value-type="float" office:value="1683.821743" calcext:value-type="float">
            <text:p>1683,821743</text:p>
          </table:table-cell>
          <table:table-cell office:value-type="float" office:value="8.128696" calcext:value-type="float">
            <text:p>8,128696</text:p>
          </table:table-cell>
          <table:table-cell office:value-type="float" office:value="0.4804" calcext:value-type="float">
            <text:p>0,4804</text:p>
          </table:table-cell>
          <table:table-cell/>
          <table:table-cell table:formula="of:=[.F94]*100" office:value-type="float" office:value="48.04" calcext:value-type="float">
            <text:p>48,04</text:p>
          </table:table-cell>
          <table:table-cell office:value-type="float" office:value="0.4804" calcext:value-type="float">
            <text:p>0,48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1875" calcext:value-type="float">
            <text:p>12,1875</text:p>
          </table:table-cell>
          <table:table-cell office:value-type="float" office:value="1681.83379" calcext:value-type="float">
            <text:p>1681,83379</text:p>
          </table:table-cell>
          <table:table-cell office:value-type="float" office:value="1673.778282" calcext:value-type="float">
            <text:p>1673,778282</text:p>
          </table:table-cell>
          <table:table-cell office:value-type="float" office:value="8.055508" calcext:value-type="float">
            <text:p>8,055508</text:p>
          </table:table-cell>
          <table:table-cell office:value-type="float" office:value="0.479" calcext:value-type="float">
            <text:p>0,479</text:p>
          </table:table-cell>
          <table:table-cell/>
          <table:table-cell table:formula="of:=[.F95]*100" office:value-type="float" office:value="47.9" calcext:value-type="float">
            <text:p>47,9</text:p>
          </table:table-cell>
          <table:table-cell office:value-type="float" office:value="0.479" calcext:value-type="float">
            <text:p>0,4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5" calcext:value-type="float">
            <text:p>12,5</text:p>
          </table:table-cell>
          <table:table-cell office:value-type="float" office:value="1671.954957" calcext:value-type="float">
            <text:p>1671,954957</text:p>
          </table:table-cell>
          <table:table-cell office:value-type="float" office:value="1663.972426" calcext:value-type="float">
            <text:p>1663,972426</text:p>
          </table:table-cell>
          <table:table-cell office:value-type="float" office:value="7.982531" calcext:value-type="float">
            <text:p>7,982531</text:p>
          </table:table-cell>
          <table:table-cell office:value-type="float" office:value="0.4774" calcext:value-type="float">
            <text:p>0,4774</text:p>
          </table:table-cell>
          <table:table-cell/>
          <table:table-cell table:formula="of:=[.F96]*100" office:value-type="float" office:value="47.74" calcext:value-type="float">
            <text:p>47,74</text:p>
          </table:table-cell>
          <table:table-cell office:value-type="float" office:value="0.4774" calcext:value-type="float">
            <text:p>0,47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8125" calcext:value-type="float">
            <text:p>12,8125</text:p>
          </table:table-cell>
          <table:table-cell office:value-type="float" office:value="1662.304326" calcext:value-type="float">
            <text:p>1662,304326</text:p>
          </table:table-cell>
          <table:table-cell office:value-type="float" office:value="1654.394463" calcext:value-type="float">
            <text:p>1654,394463</text:p>
          </table:table-cell>
          <table:table-cell office:value-type="float" office:value="7.909863" calcext:value-type="float">
            <text:p>7,909863</text:p>
          </table:table-cell>
          <table:table-cell office:value-type="float" office:value="0.4758" calcext:value-type="float">
            <text:p>0,4758</text:p>
          </table:table-cell>
          <table:table-cell/>
          <table:table-cell table:formula="of:=[.F97]*100" office:value-type="float" office:value="47.58" calcext:value-type="float">
            <text:p>47,58</text:p>
          </table:table-cell>
          <table:table-cell office:value-type="float" office:value="0.4758" calcext:value-type="float">
            <text:p>0,47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125" calcext:value-type="float">
            <text:p>13,125</text:p>
          </table:table-cell>
          <table:table-cell office:value-type="float" office:value="1652.872832" calcext:value-type="float">
            <text:p>1652,872832</text:p>
          </table:table-cell>
          <table:table-cell office:value-type="float" office:value="1645.03524" calcext:value-type="float">
            <text:p>1645,03524</text:p>
          </table:table-cell>
          <table:table-cell office:value-type="float" office:value="7.837592" calcext:value-type="float">
            <text:p>7,837592</text:p>
          </table:table-cell>
          <table:table-cell office:value-type="float" office:value="0.4742" calcext:value-type="float">
            <text:p>0,4742</text:p>
          </table:table-cell>
          <table:table-cell/>
          <table:table-cell table:formula="of:=[.F98]*100" office:value-type="float" office:value="47.42" calcext:value-type="float">
            <text:p>47,42</text:p>
          </table:table-cell>
          <table:table-cell office:value-type="float" office:value="0.4742" calcext:value-type="float">
            <text:p>0,47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.4375" calcext:value-type="float">
            <text:p>13,4375</text:p>
          </table:table-cell>
          <table:table-cell office:value-type="float" office:value="1643.651915" calcext:value-type="float">
            <text:p>1643,651915</text:p>
          </table:table-cell>
          <table:table-cell office:value-type="float" office:value="1635.886125" calcext:value-type="float">
            <text:p>1635,886125</text:p>
          </table:table-cell>
          <table:table-cell office:value-type="float" office:value="7.76579" calcext:value-type="float">
            <text:p>7,76579</text:p>
          </table:table-cell>
          <table:table-cell office:value-type="float" office:value="0.4725" calcext:value-type="float">
            <text:p>0,4725</text:p>
          </table:table-cell>
          <table:table-cell/>
          <table:table-cell table:formula="of:=[.F99]*100" office:value-type="float" office:value="47.25" calcext:value-type="float">
            <text:p>47,25</text:p>
          </table:table-cell>
          <table:table-cell office:value-type="float" office:value="0.4725" calcext:value-type="float">
            <text:p>0,47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75" calcext:value-type="float">
            <text:p>13,75</text:p>
          </table:table-cell>
          <table:table-cell office:value-type="float" office:value="1634.633483" calcext:value-type="float">
            <text:p>1634,633483</text:p>
          </table:table-cell>
          <table:table-cell office:value-type="float" office:value="1626.938962" calcext:value-type="float">
            <text:p>1626,938962</text:p>
          </table:table-cell>
          <table:table-cell office:value-type="float" office:value="7.694521" calcext:value-type="float">
            <text:p>7,694521</text:p>
          </table:table-cell>
          <table:table-cell office:value-type="float" office:value="0.4707" calcext:value-type="float">
            <text:p>0,4707</text:p>
          </table:table-cell>
          <table:table-cell/>
          <table:table-cell table:formula="of:=[.F100]*100" office:value-type="float" office:value="47.07" calcext:value-type="float">
            <text:p>47,07</text:p>
          </table:table-cell>
          <table:table-cell office:value-type="float" office:value="0.4707" calcext:value-type="float">
            <text:p>0,47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0625" calcext:value-type="float">
            <text:p>14,0625</text:p>
          </table:table-cell>
          <table:table-cell office:value-type="float" office:value="1625.809883" calcext:value-type="float">
            <text:p>1625,809883</text:p>
          </table:table-cell>
          <table:table-cell office:value-type="float" office:value="1618.186044" calcext:value-type="float">
            <text:p>1618,186044</text:p>
          </table:table-cell>
          <table:table-cell office:value-type="float" office:value="7.623839" calcext:value-type="float">
            <text:p>7,623839</text:p>
          </table:table-cell>
          <table:table-cell office:value-type="float" office:value="0.4689" calcext:value-type="float">
            <text:p>0,4689</text:p>
          </table:table-cell>
          <table:table-cell/>
          <table:table-cell table:formula="of:=[.F101]*100" office:value-type="float" office:value="46.89" calcext:value-type="float">
            <text:p>46,89</text:p>
          </table:table-cell>
          <table:table-cell office:value-type="float" office:value="0.4689" calcext:value-type="float">
            <text:p>0,46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375" calcext:value-type="float">
            <text:p>14,375</text:p>
          </table:table-cell>
          <table:table-cell office:value-type="float" office:value="1617.173869" calcext:value-type="float">
            <text:p>1617,173869</text:p>
          </table:table-cell>
          <table:table-cell office:value-type="float" office:value="1609.620079" calcext:value-type="float">
            <text:p>1609,620079</text:p>
          </table:table-cell>
          <table:table-cell office:value-type="float" office:value="7.55379" calcext:value-type="float">
            <text:p>7,55379</text:p>
          </table:table-cell>
          <table:table-cell office:value-type="float" office:value="0.4671" calcext:value-type="float">
            <text:p>0,4671</text:p>
          </table:table-cell>
          <table:table-cell/>
          <table:table-cell table:formula="of:=[.F102]*100" office:value-type="float" office:value="46.71" calcext:value-type="float">
            <text:p>46,71</text:p>
          </table:table-cell>
          <table:table-cell office:value-type="float" office:value="0.4671" calcext:value-type="float">
            <text:p>0,46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6875" calcext:value-type="float">
            <text:p>14,6875</text:p>
          </table:table-cell>
          <table:table-cell office:value-type="float" office:value="1608.718571" calcext:value-type="float">
            <text:p>1608,718571</text:p>
          </table:table-cell>
          <table:table-cell office:value-type="float" office:value="1601.234158" calcext:value-type="float">
            <text:p>1601,234158</text:p>
          </table:table-cell>
          <table:table-cell office:value-type="float" office:value="7.484413" calcext:value-type="float">
            <text:p>7,484413</text:p>
          </table:table-cell>
          <table:table-cell office:value-type="float" office:value="0.4652" calcext:value-type="float">
            <text:p>0,4652</text:p>
          </table:table-cell>
          <table:table-cell/>
          <table:table-cell table:formula="of:=[.F103]*100" office:value-type="float" office:value="46.52" calcext:value-type="float">
            <text:p>46,52</text:p>
          </table:table-cell>
          <table:table-cell office:value-type="float" office:value="0.4652" calcext:value-type="float">
            <text:p>0,46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600.437477" calcext:value-type="float">
            <text:p>1600,437477</text:p>
          </table:table-cell>
          <table:table-cell office:value-type="float" office:value="1593.021736" calcext:value-type="float">
            <text:p>1593,021736</text:p>
          </table:table-cell>
          <table:table-cell office:value-type="float" office:value="7.415741" calcext:value-type="float">
            <text:p>7,415741</text:p>
          </table:table-cell>
          <table:table-cell office:value-type="float" office:value="0.4634" calcext:value-type="float">
            <text:p>0,4634</text:p>
          </table:table-cell>
          <table:table-cell/>
          <table:table-cell table:formula="of:=[.F104]*100" office:value-type="float" office:value="46.34" calcext:value-type="float">
            <text:p>46,34</text:p>
          </table:table-cell>
          <table:table-cell office:value-type="float" office:value="0.4634" calcext:value-type="float">
            <text:p>0,46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3125" calcext:value-type="float">
            <text:p>15,3125</text:p>
          </table:table-cell>
          <table:table-cell office:value-type="float" office:value="1592.324402" calcext:value-type="float">
            <text:p>1592,324402</text:p>
          </table:table-cell>
          <table:table-cell office:value-type="float" office:value="1584.976601" calcext:value-type="float">
            <text:p>1584,976601</text:p>
          </table:table-cell>
          <table:table-cell office:value-type="float" office:value="7.347801" calcext:value-type="float">
            <text:p>7,347801</text:p>
          </table:table-cell>
          <table:table-cell office:value-type="float" office:value="0.4615" calcext:value-type="float">
            <text:p>0,4615</text:p>
          </table:table-cell>
          <table:table-cell/>
          <table:table-cell table:formula="of:=[.F105]*100" office:value-type="float" office:value="46.15" calcext:value-type="float">
            <text:p>46,15</text:p>
          </table:table-cell>
          <table:table-cell office:value-type="float" office:value="0.4615" calcext:value-type="float">
            <text:p>0,46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625" calcext:value-type="float">
            <text:p>15,625</text:p>
          </table:table-cell>
          <table:table-cell office:value-type="float" office:value="1584.373471" calcext:value-type="float">
            <text:p>1584,373471</text:p>
          </table:table-cell>
          <table:table-cell office:value-type="float" office:value="1577.092857" calcext:value-type="float">
            <text:p>1577,092857</text:p>
          </table:table-cell>
          <table:table-cell office:value-type="float" office:value="7.280614" calcext:value-type="float">
            <text:p>7,280614</text:p>
          </table:table-cell>
          <table:table-cell office:value-type="float" office:value="0.4595" calcext:value-type="float">
            <text:p>0,4595</text:p>
          </table:table-cell>
          <table:table-cell/>
          <table:table-cell table:formula="of:=[.F106]*100" office:value-type="float" office:value="45.95" calcext:value-type="float">
            <text:p>45,95</text:p>
          </table:table-cell>
          <table:table-cell office:value-type="float" office:value="0.4595" calcext:value-type="float">
            <text:p>0,45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9375" calcext:value-type="float">
            <text:p>15,9375</text:p>
          </table:table-cell>
          <table:table-cell office:value-type="float" office:value="1576.579099" calcext:value-type="float">
            <text:p>1576,579099</text:p>
          </table:table-cell>
          <table:table-cell office:value-type="float" office:value="1569.364899" calcext:value-type="float">
            <text:p>1569,364899</text:p>
          </table:table-cell>
          <table:table-cell office:value-type="float" office:value="7.2142" calcext:value-type="float">
            <text:p>7,2142</text:p>
          </table:table-cell>
          <table:table-cell office:value-type="float" office:value="0.4576" calcext:value-type="float">
            <text:p>0,4576</text:p>
          </table:table-cell>
          <table:table-cell/>
          <table:table-cell table:formula="of:=[.F107]*100" office:value-type="float" office:value="45.76" calcext:value-type="float">
            <text:p>45,76</text:p>
          </table:table-cell>
          <table:table-cell office:value-type="float" office:value="0.4576" calcext:value-type="float">
            <text:p>0,45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25" calcext:value-type="float">
            <text:p>16,25</text:p>
          </table:table-cell>
          <table:table-cell office:value-type="float" office:value="1568.93597" calcext:value-type="float">
            <text:p>1568,93597</text:p>
          </table:table-cell>
          <table:table-cell office:value-type="float" office:value="1561.787398" calcext:value-type="float">
            <text:p>1561,787398</text:p>
          </table:table-cell>
          <table:table-cell office:value-type="float" office:value="7.148571" calcext:value-type="float">
            <text:p>7,148571</text:p>
          </table:table-cell>
          <table:table-cell office:value-type="float" office:value="0.4556" calcext:value-type="float">
            <text:p>0,4556</text:p>
          </table:table-cell>
          <table:table-cell/>
          <table:table-cell table:formula="of:=[.F108]*100" office:value-type="float" office:value="45.56" calcext:value-type="float">
            <text:p>45,56</text:p>
          </table:table-cell>
          <table:table-cell office:value-type="float" office:value="0.4556" calcext:value-type="float">
            <text:p>0,45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5625" calcext:value-type="float">
            <text:p>16,5625</text:p>
          </table:table-cell>
          <table:table-cell office:value-type="float" office:value="1561.439023" calcext:value-type="float">
            <text:p>1561,439023</text:p>
          </table:table-cell>
          <table:table-cell office:value-type="float" office:value="1554.355283" calcext:value-type="float">
            <text:p>1554,355283</text:p>
          </table:table-cell>
          <table:table-cell office:value-type="float" office:value="7.08374" calcext:value-type="float">
            <text:p>7,08374</text:p>
          </table:table-cell>
          <table:table-cell office:value-type="float" office:value="0.4537" calcext:value-type="float">
            <text:p>0,4537</text:p>
          </table:table-cell>
          <table:table-cell/>
          <table:table-cell table:formula="of:=[.F109]*100" office:value-type="float" office:value="45.37" calcext:value-type="float">
            <text:p>45,37</text:p>
          </table:table-cell>
          <table:table-cell office:value-type="float" office:value="0.4537" calcext:value-type="float">
            <text:p>0,45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875" calcext:value-type="float">
            <text:p>16,875</text:p>
          </table:table-cell>
          <table:table-cell office:value-type="float" office:value="1554.083437" calcext:value-type="float">
            <text:p>1554,083437</text:p>
          </table:table-cell>
          <table:table-cell office:value-type="float" office:value="1547.063723" calcext:value-type="float">
            <text:p>1547,063723</text:p>
          </table:table-cell>
          <table:table-cell office:value-type="float" office:value="7.019714" calcext:value-type="float">
            <text:p>7,019714</text:p>
          </table:table-cell>
          <table:table-cell office:value-type="float" office:value="0.4517" calcext:value-type="float">
            <text:p>0,4517</text:p>
          </table:table-cell>
          <table:table-cell/>
          <table:table-cell table:formula="of:=[.F110]*100" office:value-type="float" office:value="45.17" calcext:value-type="float">
            <text:p>45,17</text:p>
          </table:table-cell>
          <table:table-cell office:value-type="float" office:value="0.4517" calcext:value-type="float">
            <text:p>0,45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.1875" calcext:value-type="float">
            <text:p>17,1875</text:p>
          </table:table-cell>
          <table:table-cell office:value-type="float" office:value="1546.864612" calcext:value-type="float">
            <text:p>1546,864612</text:p>
          </table:table-cell>
          <table:table-cell office:value-type="float" office:value="1539.908114" calcext:value-type="float">
            <text:p>1539,908114</text:p>
          </table:table-cell>
          <table:table-cell office:value-type="float" office:value="6.956498" calcext:value-type="float">
            <text:p>6,956498</text:p>
          </table:table-cell>
          <table:table-cell office:value-type="float" office:value="0.4497" calcext:value-type="float">
            <text:p>0,4497</text:p>
          </table:table-cell>
          <table:table-cell/>
          <table:table-cell table:formula="of:=[.F111]*100" office:value-type="float" office:value="44.97" calcext:value-type="float">
            <text:p>44,97</text:p>
          </table:table-cell>
          <table:table-cell office:value-type="float" office:value="0.4497" calcext:value-type="float">
            <text:p>0,44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.5" calcext:value-type="float">
            <text:p>17,5</text:p>
          </table:table-cell>
          <table:table-cell office:value-type="float" office:value="1539.778162" calcext:value-type="float">
            <text:p>1539,778162</text:p>
          </table:table-cell>
          <table:table-cell office:value-type="float" office:value="1532.884067" calcext:value-type="float">
            <text:p>1532,884067</text:p>
          </table:table-cell>
          <table:table-cell office:value-type="float" office:value="6.894095" calcext:value-type="float">
            <text:p>6,894095</text:p>
          </table:table-cell>
          <table:table-cell office:value-type="float" office:value="0.4477" calcext:value-type="float">
            <text:p>0,4477</text:p>
          </table:table-cell>
          <table:table-cell/>
          <table:table-cell table:formula="of:=[.F112]*100" office:value-type="float" office:value="44.77" calcext:value-type="float">
            <text:p>44,77</text:p>
          </table:table-cell>
          <table:table-cell office:value-type="float" office:value="0.4477" calcext:value-type="float">
            <text:p>0,44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.8125" calcext:value-type="float">
            <text:p>17,8125</text:p>
          </table:table-cell>
          <table:table-cell office:value-type="float" office:value="1532.819897" calcext:value-type="float">
            <text:p>1532,819897</text:p>
          </table:table-cell>
          <table:table-cell office:value-type="float" office:value="1525.98739" calcext:value-type="float">
            <text:p>1525,98739</text:p>
          </table:table-cell>
          <table:table-cell office:value-type="float" office:value="6.832508" calcext:value-type="float">
            <text:p>6,832508</text:p>
          </table:table-cell>
          <table:table-cell office:value-type="float" office:value="0.4457" calcext:value-type="float">
            <text:p>0,4457</text:p>
          </table:table-cell>
          <table:table-cell/>
          <table:table-cell table:formula="of:=[.F113]*100" office:value-type="float" office:value="44.57" calcext:value-type="float">
            <text:p>44,57</text:p>
          </table:table-cell>
          <table:table-cell office:value-type="float" office:value="0.4457" calcext:value-type="float">
            <text:p>0,44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.125" calcext:value-type="float">
            <text:p>18,125</text:p>
          </table:table-cell>
          <table:table-cell office:value-type="float" office:value="1525.985815" calcext:value-type="float">
            <text:p>1525,985815</text:p>
          </table:table-cell>
          <table:table-cell office:value-type="float" office:value="1519.214082" calcext:value-type="float">
            <text:p>1519,214082</text:p>
          </table:table-cell>
          <table:table-cell office:value-type="float" office:value="6.771734" calcext:value-type="float">
            <text:p>6,771734</text:p>
          </table:table-cell>
          <table:table-cell office:value-type="float" office:value="0.4438" calcext:value-type="float">
            <text:p>0,4438</text:p>
          </table:table-cell>
          <table:table-cell/>
          <table:table-cell table:formula="of:=[.F114]*100" office:value-type="float" office:value="44.38" calcext:value-type="float">
            <text:p>44,38</text:p>
          </table:table-cell>
          <table:table-cell office:value-type="float" office:value="0.4438" calcext:value-type="float">
            <text:p>0,44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.4375" calcext:value-type="float">
            <text:p>18,4375</text:p>
          </table:table-cell>
          <table:table-cell office:value-type="float" office:value="1519.27209" calcext:value-type="float">
            <text:p>1519,27209</text:p>
          </table:table-cell>
          <table:table-cell office:value-type="float" office:value="1512.560319" calcext:value-type="float">
            <text:p>1512,560319</text:p>
          </table:table-cell>
          <table:table-cell office:value-type="float" office:value="6.711772" calcext:value-type="float">
            <text:p>6,711772</text:p>
          </table:table-cell>
          <table:table-cell office:value-type="float" office:value="0.4418" calcext:value-type="float">
            <text:p>0,4418</text:p>
          </table:table-cell>
          <table:table-cell/>
          <table:table-cell table:formula="of:=[.F115]*100" office:value-type="float" office:value="44.18" calcext:value-type="float">
            <text:p>44,18</text:p>
          </table:table-cell>
          <table:table-cell office:value-type="float" office:value="0.4418" calcext:value-type="float">
            <text:p>0,44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75" calcext:value-type="float">
            <text:p>18,75</text:p>
          </table:table-cell>
          <table:table-cell office:value-type="float" office:value="1512.675062" calcext:value-type="float">
            <text:p>1512,675062</text:p>
          </table:table-cell>
          <table:table-cell office:value-type="float" office:value="1506.022444" calcext:value-type="float">
            <text:p>1506,022444</text:p>
          </table:table-cell>
          <table:table-cell office:value-type="float" office:value="6.652618" calcext:value-type="float">
            <text:p>6,652618</text:p>
          </table:table-cell>
          <table:table-cell office:value-type="float" office:value="0.4398" calcext:value-type="float">
            <text:p>0,4398</text:p>
          </table:table-cell>
          <table:table-cell/>
          <table:table-cell table:formula="of:=[.F116]*100" office:value-type="float" office:value="43.98" calcext:value-type="float">
            <text:p>43,98</text:p>
          </table:table-cell>
          <table:table-cell office:value-type="float" office:value="0.4398" calcext:value-type="float">
            <text:p>0,43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.0625" calcext:value-type="float">
            <text:p>19,0625</text:p>
          </table:table-cell>
          <table:table-cell office:value-type="float" office:value="1506.191227" calcext:value-type="float">
            <text:p>1506,191227</text:p>
          </table:table-cell>
          <table:table-cell office:value-type="float" office:value="1499.596959" calcext:value-type="float">
            <text:p>1499,596959</text:p>
          </table:table-cell>
          <table:table-cell office:value-type="float" office:value="6.594268" calcext:value-type="float">
            <text:p>6,594268</text:p>
          </table:table-cell>
          <table:table-cell office:value-type="float" office:value="0.4378" calcext:value-type="float">
            <text:p>0,4378</text:p>
          </table:table-cell>
          <table:table-cell/>
          <table:table-cell table:formula="of:=[.F117]*100" office:value-type="float" office:value="43.78" calcext:value-type="float">
            <text:p>43,78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.375" calcext:value-type="float">
            <text:p>19,375</text:p>
          </table:table-cell>
          <table:table-cell office:value-type="float" office:value="1499.817232" calcext:value-type="float">
            <text:p>1499,817232</text:p>
          </table:table-cell>
          <table:table-cell office:value-type="float" office:value="1493.280516" calcext:value-type="float">
            <text:p>1493,280516</text:p>
          </table:table-cell>
          <table:table-cell office:value-type="float" office:value="6.536716" calcext:value-type="float">
            <text:p>6,536716</text:p>
          </table:table-cell>
          <table:table-cell office:value-type="float" office:value="0.4358" calcext:value-type="float">
            <text:p>0,4358</text:p>
          </table:table-cell>
          <table:table-cell/>
          <table:table-cell table:formula="of:=[.F118]*100" office:value-type="float" office:value="43.58" calcext:value-type="float">
            <text:p>43,58</text:p>
          </table:table-cell>
          <table:table-cell office:value-type="float" office:value="0.4358" calcext:value-type="float">
            <text:p>0,43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.6875" calcext:value-type="float">
            <text:p>19,6875</text:p>
          </table:table-cell>
          <table:table-cell office:value-type="float" office:value="1493.549861" calcext:value-type="float">
            <text:p>1493,549861</text:p>
          </table:table-cell>
          <table:table-cell office:value-type="float" office:value="1487.069905" calcext:value-type="float">
            <text:p>1487,069905</text:p>
          </table:table-cell>
          <table:table-cell office:value-type="float" office:value="6.479956" calcext:value-type="float">
            <text:p>6,479956</text:p>
          </table:table-cell>
          <table:table-cell office:value-type="float" office:value="0.4339" calcext:value-type="float">
            <text:p>0,4339</text:p>
          </table:table-cell>
          <table:table-cell/>
          <table:table-cell table:formula="of:=[.F119]*100" office:value-type="float" office:value="43.39" calcext:value-type="float">
            <text:p>43,39</text:p>
          </table:table-cell>
          <table:table-cell office:value-type="float" office:value="0.4339" calcext:value-type="float">
            <text:p>0,43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487.386034" calcext:value-type="float">
            <text:p>1487,386034</text:p>
          </table:table-cell>
          <table:table-cell office:value-type="float" office:value="1480.962053" calcext:value-type="float">
            <text:p>1480,962053</text:p>
          </table:table-cell>
          <table:table-cell office:value-type="float" office:value="6.423981" calcext:value-type="float">
            <text:p>6,423981</text:p>
          </table:table-cell>
          <table:table-cell office:value-type="float" office:value="0.4319" calcext:value-type="float">
            <text:p>0,4319</text:p>
          </table:table-cell>
          <table:table-cell/>
          <table:table-cell table:formula="of:=[.F120]*100" office:value-type="float" office:value="43.19" calcext:value-type="float">
            <text:p>43,19</text:p>
          </table:table-cell>
          <table:table-cell office:value-type="float" office:value="0.4319" calcext:value-type="float">
            <text:p>0,43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.3125" calcext:value-type="float">
            <text:p>20,3125</text:p>
          </table:table-cell>
          <table:table-cell office:value-type="float" office:value="1481.322793" calcext:value-type="float">
            <text:p>1481,322793</text:p>
          </table:table-cell>
          <table:table-cell office:value-type="float" office:value="1474.954012" calcext:value-type="float">
            <text:p>1474,954012</text:p>
          </table:table-cell>
          <table:table-cell office:value-type="float" office:value="6.368782" calcext:value-type="float">
            <text:p>6,368782</text:p>
          </table:table-cell>
          <table:table-cell office:value-type="float" office:value="0.4299" calcext:value-type="float">
            <text:p>0,4299</text:p>
          </table:table-cell>
          <table:table-cell/>
          <table:table-cell table:formula="of:=[.F121]*100" office:value-type="float" office:value="42.99" calcext:value-type="float">
            <text:p>42,99</text:p>
          </table:table-cell>
          <table:table-cell office:value-type="float" office:value="0.4299" calcext:value-type="float">
            <text:p>0,42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.625" calcext:value-type="float">
            <text:p>20,625</text:p>
          </table:table-cell>
          <table:table-cell office:value-type="float" office:value="1475.357303" calcext:value-type="float">
            <text:p>1475,357303</text:p>
          </table:table-cell>
          <table:table-cell office:value-type="float" office:value="1469.042952" calcext:value-type="float">
            <text:p>1469,042952</text:p>
          </table:table-cell>
          <table:table-cell office:value-type="float" office:value="6.314351" calcext:value-type="float">
            <text:p>6,314351</text:p>
          </table:table-cell>
          <table:table-cell office:value-type="float" office:value="0.428" calcext:value-type="float">
            <text:p>0,428</text:p>
          </table:table-cell>
          <table:table-cell/>
          <table:table-cell table:formula="of:=[.F122]*100" office:value-type="float" office:value="42.8" calcext:value-type="float">
            <text:p>42,8</text:p>
          </table:table-cell>
          <table:table-cell office:value-type="float" office:value="0.428" calcext:value-type="float">
            <text:p>0,4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.9375" calcext:value-type="float">
            <text:p>20,9375</text:p>
          </table:table-cell>
          <table:table-cell office:value-type="float" office:value="1469.486839" calcext:value-type="float">
            <text:p>1469,486839</text:p>
          </table:table-cell>
          <table:table-cell office:value-type="float" office:value="1463.22616" calcext:value-type="float">
            <text:p>1463,22616</text:p>
          </table:table-cell>
          <table:table-cell office:value-type="float" office:value="6.260679" calcext:value-type="float">
            <text:p>6,260679</text:p>
          </table:table-cell>
          <table:table-cell office:value-type="float" office:value="0.426" calcext:value-type="float">
            <text:p>0,426</text:p>
          </table:table-cell>
          <table:table-cell/>
          <table:table-cell table:formula="of:=[.F123]*100" office:value-type="float" office:value="42.6" calcext:value-type="float">
            <text:p>42,6</text:p>
          </table:table-cell>
          <table:table-cell office:value-type="float" office:value="0.426" calcext:value-type="float">
            <text:p>0,4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.25" calcext:value-type="float">
            <text:p>21,25</text:p>
          </table:table-cell>
          <table:table-cell office:value-type="float" office:value="1463.708784" calcext:value-type="float">
            <text:p>1463,708784</text:p>
          </table:table-cell>
          <table:table-cell office:value-type="float" office:value="1457.501026" calcext:value-type="float">
            <text:p>1457,501026</text:p>
          </table:table-cell>
          <table:table-cell office:value-type="float" office:value="6.207757" calcext:value-type="float">
            <text:p>6,207757</text:p>
          </table:table-cell>
          <table:table-cell office:value-type="float" office:value="0.4241" calcext:value-type="float">
            <text:p>0,4241</text:p>
          </table:table-cell>
          <table:table-cell/>
          <table:table-cell table:formula="of:=[.F124]*100" office:value-type="float" office:value="42.41" calcext:value-type="float">
            <text:p>42,41</text:p>
          </table:table-cell>
          <table:table-cell office:value-type="float" office:value="0.4241" calcext:value-type="float">
            <text:p>0,42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.5625" calcext:value-type="float">
            <text:p>21,5625</text:p>
          </table:table-cell>
          <table:table-cell office:value-type="float" office:value="1458.020623" calcext:value-type="float">
            <text:p>1458,020623</text:p>
          </table:table-cell>
          <table:table-cell office:value-type="float" office:value="1451.865047" calcext:value-type="float">
            <text:p>1451,865047</text:p>
          </table:table-cell>
          <table:table-cell office:value-type="float" office:value="6.155576" calcext:value-type="float">
            <text:p>6,155576</text:p>
          </table:table-cell>
          <table:table-cell office:value-type="float" office:value="0.4222" calcext:value-type="float">
            <text:p>0,4222</text:p>
          </table:table-cell>
          <table:table-cell/>
          <table:table-cell table:formula="of:=[.F125]*100" office:value-type="float" office:value="42.22" calcext:value-type="float">
            <text:p>42,22</text:p>
          </table:table-cell>
          <table:table-cell office:value-type="float" office:value="0.4222" calcext:value-type="float">
            <text:p>0,42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.875" calcext:value-type="float">
            <text:p>21,875</text:p>
          </table:table-cell>
          <table:table-cell office:value-type="float" office:value="1452.419938" calcext:value-type="float">
            <text:p>1452,419938</text:p>
          </table:table-cell>
          <table:table-cell office:value-type="float" office:value="1446.315813" calcext:value-type="float">
            <text:p>1446,315813</text:p>
          </table:table-cell>
          <table:table-cell office:value-type="float" office:value="6.104125" calcext:value-type="float">
            <text:p>6,104125</text:p>
          </table:table-cell>
          <table:table-cell office:value-type="float" office:value="0.4203" calcext:value-type="float">
            <text:p>0,4203</text:p>
          </table:table-cell>
          <table:table-cell/>
          <table:table-cell table:formula="of:=[.F126]*100" office:value-type="float" office:value="42.03" calcext:value-type="float">
            <text:p>42,03</text:p>
          </table:table-cell>
          <table:table-cell office:value-type="float" office:value="0.4203" calcext:value-type="float">
            <text:p>0,42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.1875" calcext:value-type="float">
            <text:p>22,1875</text:p>
          </table:table-cell>
          <table:table-cell office:value-type="float" office:value="1446.904403" calcext:value-type="float">
            <text:p>1446,904403</text:p>
          </table:table-cell>
          <table:table-cell office:value-type="float" office:value="1440.851008" calcext:value-type="float">
            <text:p>1440,851008</text:p>
          </table:table-cell>
          <table:table-cell office:value-type="float" office:value="6.053395" calcext:value-type="float">
            <text:p>6,053395</text:p>
          </table:table-cell>
          <table:table-cell office:value-type="float" office:value="0.4184" calcext:value-type="float">
            <text:p>0,4184</text:p>
          </table:table-cell>
          <table:table-cell/>
          <table:table-cell table:formula="of:=[.F127]*100" office:value-type="float" office:value="41.84" calcext:value-type="float">
            <text:p>41,84</text:p>
          </table:table-cell>
          <table:table-cell office:value-type="float" office:value="0.4184" calcext:value-type="float">
            <text:p>0,41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.5" calcext:value-type="float">
            <text:p>22,5</text:p>
          </table:table-cell>
          <table:table-cell office:value-type="float" office:value="1441.471777" calcext:value-type="float">
            <text:p>1441,471777</text:p>
          </table:table-cell>
          <table:table-cell office:value-type="float" office:value="1435.468403" calcext:value-type="float">
            <text:p>1435,468403</text:p>
          </table:table-cell>
          <table:table-cell office:value-type="float" office:value="6.003375" calcext:value-type="float">
            <text:p>6,003375</text:p>
          </table:table-cell>
          <table:table-cell office:value-type="float" office:value="0.4165" calcext:value-type="float">
            <text:p>0,4165</text:p>
          </table:table-cell>
          <table:table-cell/>
          <table:table-cell table:formula="of:=[.F128]*100" office:value-type="float" office:value="41.65" calcext:value-type="float">
            <text:p>41,65</text:p>
          </table:table-cell>
          <table:table-cell office:value-type="float" office:value="0.4165" calcext:value-type="float">
            <text:p>0,416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.8125" calcext:value-type="float">
            <text:p>22,8125</text:p>
          </table:table-cell>
          <table:table-cell office:value-type="float" office:value="1436.119906" calcext:value-type="float">
            <text:p>1436,119906</text:p>
          </table:table-cell>
          <table:table-cell office:value-type="float" office:value="1430.165852" calcext:value-type="float">
            <text:p>1430,165852</text:p>
          </table:table-cell>
          <table:table-cell office:value-type="float" office:value="5.954054" calcext:value-type="float">
            <text:p>5,954054</text:p>
          </table:table-cell>
          <table:table-cell office:value-type="float" office:value="0.4146" calcext:value-type="float">
            <text:p>0,4146</text:p>
          </table:table-cell>
          <table:table-cell/>
          <table:table-cell table:formula="of:=[.F129]*100" office:value-type="float" office:value="41.46" calcext:value-type="float">
            <text:p>41,46</text:p>
          </table:table-cell>
          <table:table-cell office:value-type="float" office:value="0.4146" calcext:value-type="float">
            <text:p>0,41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.125" calcext:value-type="float">
            <text:p>23,125</text:p>
          </table:table-cell>
          <table:table-cell office:value-type="float" office:value="1430.846713" calcext:value-type="float">
            <text:p>1430,846713</text:p>
          </table:table-cell>
          <table:table-cell office:value-type="float" office:value="1424.941289" calcext:value-type="float">
            <text:p>1424,941289</text:p>
          </table:table-cell>
          <table:table-cell office:value-type="float" office:value="5.905423" calcext:value-type="float">
            <text:p>5,905423</text:p>
          </table:table-cell>
          <table:table-cell office:value-type="float" office:value="0.4127" calcext:value-type="float">
            <text:p>0,4127</text:p>
          </table:table-cell>
          <table:table-cell/>
          <table:table-cell table:formula="of:=[.F130]*100" office:value-type="float" office:value="41.27" calcext:value-type="float">
            <text:p>41,27</text:p>
          </table:table-cell>
          <table:table-cell office:value-type="float" office:value="0.4127" calcext:value-type="float">
            <text:p>0,41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.4375" calcext:value-type="float">
            <text:p>23,4375</text:p>
          </table:table-cell>
          <table:table-cell office:value-type="float" office:value="1425.650195" calcext:value-type="float">
            <text:p>1425,650195</text:p>
          </table:table-cell>
          <table:table-cell office:value-type="float" office:value="1419.792724" calcext:value-type="float">
            <text:p>1419,792724</text:p>
          </table:table-cell>
          <table:table-cell office:value-type="float" office:value="5.857471" calcext:value-type="float">
            <text:p>5,857471</text:p>
          </table:table-cell>
          <table:table-cell office:value-type="float" office:value="0.4109" calcext:value-type="float">
            <text:p>0,4109</text:p>
          </table:table-cell>
          <table:table-cell/>
          <table:table-cell table:formula="of:=[.F131]*100" office:value-type="float" office:value="41.09" calcext:value-type="float">
            <text:p>41,09</text:p>
          </table:table-cell>
          <table:table-cell office:value-type="float" office:value="0.4109" calcext:value-type="float">
            <text:p>0,41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.75" calcext:value-type="float">
            <text:p>23,75</text:p>
          </table:table-cell>
          <table:table-cell office:value-type="float" office:value="1420.528425" calcext:value-type="float">
            <text:p>1420,528425</text:p>
          </table:table-cell>
          <table:table-cell office:value-type="float" office:value="1414.718238" calcext:value-type="float">
            <text:p>1414,718238</text:p>
          </table:table-cell>
          <table:table-cell office:value-type="float" office:value="5.810187" calcext:value-type="float">
            <text:p>5,810187</text:p>
          </table:table-cell>
          <table:table-cell office:value-type="float" office:value="0.409" calcext:value-type="float">
            <text:p>0,409</text:p>
          </table:table-cell>
          <table:table-cell/>
          <table:table-cell table:formula="of:=[.F132]*100" office:value-type="float" office:value="40.9" calcext:value-type="float">
            <text:p>40,9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.0625" calcext:value-type="float">
            <text:p>24,0625</text:p>
          </table:table-cell>
          <table:table-cell office:value-type="float" office:value="1415.479541" calcext:value-type="float">
            <text:p>1415,479541</text:p>
          </table:table-cell>
          <table:table-cell office:value-type="float" office:value="1409.71598" calcext:value-type="float">
            <text:p>1409,71598</text:p>
          </table:table-cell>
          <table:table-cell office:value-type="float" office:value="5.763561" calcext:value-type="float">
            <text:p>5,763561</text:p>
          </table:table-cell>
          <table:table-cell office:value-type="float" office:value="0.4072" calcext:value-type="float">
            <text:p>0,4072</text:p>
          </table:table-cell>
          <table:table-cell/>
          <table:table-cell table:formula="of:=[.F133]*100" office:value-type="float" office:value="40.72" calcext:value-type="float">
            <text:p>40,72</text:p>
          </table:table-cell>
          <table:table-cell office:value-type="float" office:value="0.4072" calcext:value-type="float">
            <text:p>0,40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.375" calcext:value-type="float">
            <text:p>24,375</text:p>
          </table:table-cell>
          <table:table-cell office:value-type="float" office:value="1410.501747" calcext:value-type="float">
            <text:p>1410,501747</text:p>
          </table:table-cell>
          <table:table-cell office:value-type="float" office:value="1404.784165" calcext:value-type="float">
            <text:p>1404,784165</text:p>
          </table:table-cell>
          <table:table-cell office:value-type="float" office:value="5.717582" calcext:value-type="float">
            <text:p>5,717582</text:p>
          </table:table-cell>
          <table:table-cell office:value-type="float" office:value="0.4054" calcext:value-type="float">
            <text:p>0,4054</text:p>
          </table:table-cell>
          <table:table-cell/>
          <table:table-cell table:formula="of:=[.F134]*100" office:value-type="float" office:value="40.54" calcext:value-type="float">
            <text:p>40,54</text:p>
          </table:table-cell>
          <table:table-cell office:value-type="float" office:value="0.4054" calcext:value-type="float">
            <text:p>0,40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.6875" calcext:value-type="float">
            <text:p>24,6875</text:p>
          </table:table-cell>
          <table:table-cell office:value-type="float" office:value="1405.593312" calcext:value-type="float">
            <text:p>1405,593312</text:p>
          </table:table-cell>
          <table:table-cell office:value-type="float" office:value="1399.921072" calcext:value-type="float">
            <text:p>1399,921072</text:p>
          </table:table-cell>
          <table:table-cell office:value-type="float" office:value="5.67224" calcext:value-type="float">
            <text:p>5,67224</text:p>
          </table:table-cell>
          <table:table-cell office:value-type="float" office:value="0.4035" calcext:value-type="float">
            <text:p>0,4035</text:p>
          </table:table-cell>
          <table:table-cell/>
          <table:table-cell table:formula="of:=[.F135]*100" office:value-type="float" office:value="40.35" calcext:value-type="float">
            <text:p>40,35</text:p>
          </table:table-cell>
          <table:table-cell office:value-type="float" office:value="0.4035" calcext:value-type="float">
            <text:p>0,40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1400.752562" calcext:value-type="float">
            <text:p>1400,752562</text:p>
          </table:table-cell>
          <table:table-cell office:value-type="float" office:value="1395.125037" calcext:value-type="float">
            <text:p>1395,125037</text:p>
          </table:table-cell>
          <table:table-cell office:value-type="float" office:value="5.627525" calcext:value-type="float">
            <text:p>5,627525</text:p>
          </table:table-cell>
          <table:table-cell office:value-type="float" office:value="0.4018" calcext:value-type="float">
            <text:p>0,4018</text:p>
          </table:table-cell>
          <table:table-cell/>
          <table:table-cell table:formula="of:=[.F136]*100" office:value-type="float" office:value="40.18" calcext:value-type="float">
            <text:p>40,18</text:p>
          </table:table-cell>
          <table:table-cell office:value-type="float" office:value="0.4018" calcext:value-type="float">
            <text:p>0,4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.3125" calcext:value-type="float">
            <text:p>25,3125</text:p>
          </table:table-cell>
          <table:table-cell office:value-type="float" office:value="1395.977881" calcext:value-type="float">
            <text:p>1395,977881</text:p>
          </table:table-cell>
          <table:table-cell office:value-type="float" office:value="1390.394456" calcext:value-type="float">
            <text:p>1390,394456</text:p>
          </table:table-cell>
          <table:table-cell office:value-type="float" office:value="5.583425" calcext:value-type="float">
            <text:p>5,583425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F137]*100"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.625" calcext:value-type="float">
            <text:p>25,625</text:p>
          </table:table-cell>
          <table:table-cell office:value-type="float" office:value="1391.267708" calcext:value-type="float">
            <text:p>1391,267708</text:p>
          </table:table-cell>
          <table:table-cell office:value-type="float" office:value="1385.727777" calcext:value-type="float">
            <text:p>1385,727777</text:p>
          </table:table-cell>
          <table:table-cell office:value-type="float" office:value="5.539932" calcext:value-type="float">
            <text:p>5,539932</text:p>
          </table:table-cell>
          <table:table-cell office:value-type="float" office:value="0.3982" calcext:value-type="float">
            <text:p>0,3982</text:p>
          </table:table-cell>
          <table:table-cell/>
          <table:table-cell table:formula="of:=[.F138]*100" office:value-type="float" office:value="39.82" calcext:value-type="float">
            <text:p>39,82</text:p>
          </table:table-cell>
          <table:table-cell office:value-type="float" office:value="0.3982" calcext:value-type="float">
            <text:p>0,39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.9375" calcext:value-type="float">
            <text:p>25,9375</text:p>
          </table:table-cell>
          <table:table-cell office:value-type="float" office:value="1386.620534" calcext:value-type="float">
            <text:p>1386,620534</text:p>
          </table:table-cell>
          <table:table-cell office:value-type="float" office:value="1381.123501" calcext:value-type="float">
            <text:p>1381,123501</text:p>
          </table:table-cell>
          <table:table-cell office:value-type="float" office:value="5.497033" calcext:value-type="float">
            <text:p>5,497033</text:p>
          </table:table-cell>
          <table:table-cell office:value-type="float" office:value="0.3964" calcext:value-type="float">
            <text:p>0,3964</text:p>
          </table:table-cell>
          <table:table-cell/>
          <table:table-cell table:formula="of:=[.F139]*100" office:value-type="float" office:value="39.64" calcext:value-type="float">
            <text:p>39,64</text:p>
          </table:table-cell>
          <table:table-cell office:value-type="float" office:value="0.3964" calcext:value-type="float">
            <text:p>0,39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.25" calcext:value-type="float">
            <text:p>26,25</text:p>
          </table:table-cell>
          <table:table-cell office:value-type="float" office:value="1382.034899" calcext:value-type="float">
            <text:p>1382,034899</text:p>
          </table:table-cell>
          <table:table-cell office:value-type="float" office:value="1376.580178" calcext:value-type="float">
            <text:p>1376,580178</text:p>
          </table:table-cell>
          <table:table-cell office:value-type="float" office:value="5.454721" calcext:value-type="float">
            <text:p>5,454721</text:p>
          </table:table-cell>
          <table:table-cell office:value-type="float" office:value="0.3947" calcext:value-type="float">
            <text:p>0,3947</text:p>
          </table:table-cell>
          <table:table-cell/>
          <table:table-cell table:formula="of:=[.F140]*100" office:value-type="float" office:value="39.47" calcext:value-type="float">
            <text:p>39,47</text:p>
          </table:table-cell>
          <table:table-cell office:value-type="float" office:value="0.3947" calcext:value-type="float">
            <text:p>0,39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.5625" calcext:value-type="float">
            <text:p>26,5625</text:p>
          </table:table-cell>
          <table:table-cell office:value-type="float" office:value="1377.509392" calcext:value-type="float">
            <text:p>1377,509392</text:p>
          </table:table-cell>
          <table:table-cell office:value-type="float" office:value="1372.096408" calcext:value-type="float">
            <text:p>1372,096408</text:p>
          </table:table-cell>
          <table:table-cell office:value-type="float" office:value="5.412984" calcext:value-type="float">
            <text:p>5,412984</text:p>
          </table:table-cell>
          <table:table-cell office:value-type="float" office:value="0.393" calcext:value-type="float">
            <text:p>0,393</text:p>
          </table:table-cell>
          <table:table-cell/>
          <table:table-cell table:formula="of:=[.F141]*100" office:value-type="float" office:value="39.3" calcext:value-type="float">
            <text:p>39,3</text:p>
          </table:table-cell>
          <table:table-cell office:value-type="float" office:value="0.393" calcext:value-type="float">
            <text:p>0,3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.875" calcext:value-type="float">
            <text:p>26,875</text:p>
          </table:table-cell>
          <table:table-cell office:value-type="float" office:value="1373.042646" calcext:value-type="float">
            <text:p>1373,042646</text:p>
          </table:table-cell>
          <table:table-cell office:value-type="float" office:value="1367.670833" calcext:value-type="float">
            <text:p>1367,670833</text:p>
          </table:table-cell>
          <table:table-cell office:value-type="float" office:value="5.371813" calcext:value-type="float">
            <text:p>5,371813</text:p>
          </table:table-cell>
          <table:table-cell office:value-type="float" office:value="0.3912" calcext:value-type="float">
            <text:p>0,3912</text:p>
          </table:table-cell>
          <table:table-cell/>
          <table:table-cell table:formula="of:=[.F142]*100" office:value-type="float" office:value="39.12" calcext:value-type="float">
            <text:p>39,12</text:p>
          </table:table-cell>
          <table:table-cell office:value-type="float" office:value="0.3912" calcext:value-type="float">
            <text:p>0,39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.1875" calcext:value-type="float">
            <text:p>27,1875</text:p>
          </table:table-cell>
          <table:table-cell office:value-type="float" office:value="1368.633341" calcext:value-type="float">
            <text:p>1368,633341</text:p>
          </table:table-cell>
          <table:table-cell office:value-type="float" office:value="1363.302143" calcext:value-type="float">
            <text:p>1363,302143</text:p>
          </table:table-cell>
          <table:table-cell office:value-type="float" office:value="5.331198" calcext:value-type="float">
            <text:p>5,331198</text:p>
          </table:table-cell>
          <table:table-cell office:value-type="float" office:value="0.3895" calcext:value-type="float">
            <text:p>0,3895</text:p>
          </table:table-cell>
          <table:table-cell/>
          <table:table-cell table:formula="of:=[.F143]*100" office:value-type="float" office:value="38.95" calcext:value-type="float">
            <text:p>38,95</text:p>
          </table:table-cell>
          <table:table-cell office:value-type="float" office:value="0.3895" calcext:value-type="float">
            <text:p>0,38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.5" calcext:value-type="float">
            <text:p>27,5</text:p>
          </table:table-cell>
          <table:table-cell office:value-type="float" office:value="1364.280197" calcext:value-type="float">
            <text:p>1364,280197</text:p>
          </table:table-cell>
          <table:table-cell office:value-type="float" office:value="1358.989068" calcext:value-type="float">
            <text:p>1358,989068</text:p>
          </table:table-cell>
          <table:table-cell office:value-type="float" office:value="5.29113" calcext:value-type="float">
            <text:p>5,29113</text:p>
          </table:table-cell>
          <table:table-cell office:value-type="float" office:value="0.3878" calcext:value-type="float">
            <text:p>0,3878</text:p>
          </table:table-cell>
          <table:table-cell/>
          <table:table-cell table:formula="of:=[.F144]*100" office:value-type="float" office:value="38.78" calcext:value-type="float">
            <text:p>38,78</text:p>
          </table:table-cell>
          <table:table-cell office:value-type="float" office:value="0.3878" calcext:value-type="float">
            <text:p>0,38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.8125" calcext:value-type="float">
            <text:p>27,8125</text:p>
          </table:table-cell>
          <table:table-cell office:value-type="float" office:value="1359.981974" calcext:value-type="float">
            <text:p>1359,981974</text:p>
          </table:table-cell>
          <table:table-cell office:value-type="float" office:value="1354.730376" calcext:value-type="float">
            <text:p>1354,730376</text:p>
          </table:table-cell>
          <table:table-cell office:value-type="float" office:value="5.251599" calcext:value-type="float">
            <text:p>5,251599</text:p>
          </table:table-cell>
          <table:table-cell office:value-type="float" office:value="0.3862" calcext:value-type="float">
            <text:p>0,3862</text:p>
          </table:table-cell>
          <table:table-cell/>
          <table:table-cell table:formula="of:=[.F145]*100" office:value-type="float" office:value="38.62" calcext:value-type="float">
            <text:p>38,62</text:p>
          </table:table-cell>
          <table:table-cell office:value-type="float" office:value="0.3862" calcext:value-type="float">
            <text:p>0,38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.125" calcext:value-type="float">
            <text:p>28,125</text:p>
          </table:table-cell>
          <table:table-cell office:value-type="float" office:value="1355.737472" calcext:value-type="float">
            <text:p>1355,737472</text:p>
          </table:table-cell>
          <table:table-cell office:value-type="float" office:value="1350.524877" calcext:value-type="float">
            <text:p>1350,524877</text:p>
          </table:table-cell>
          <table:table-cell office:value-type="float" office:value="5.212595" calcext:value-type="float">
            <text:p>5,212595</text:p>
          </table:table-cell>
          <table:table-cell office:value-type="float" office:value="0.3845" calcext:value-type="float">
            <text:p>0,3845</text:p>
          </table:table-cell>
          <table:table-cell/>
          <table:table-cell table:formula="of:=[.F146]*100" office:value-type="float" office:value="38.45" calcext:value-type="float">
            <text:p>38,45</text:p>
          </table:table-cell>
          <table:table-cell office:value-type="float" office:value="0.3845" calcext:value-type="float">
            <text:p>0,38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.4375" calcext:value-type="float">
            <text:p>28,4375</text:p>
          </table:table-cell>
          <table:table-cell office:value-type="float" office:value="1351.545527" calcext:value-type="float">
            <text:p>1351,545527</text:p>
          </table:table-cell>
          <table:table-cell office:value-type="float" office:value="1346.371416" calcext:value-type="float">
            <text:p>1346,371416</text:p>
          </table:table-cell>
          <table:table-cell office:value-type="float" office:value="5.174111" calcext:value-type="float">
            <text:p>5,174111</text:p>
          </table:table-cell>
          <table:table-cell office:value-type="float" office:value="0.3828" calcext:value-type="float">
            <text:p>0,3828</text:p>
          </table:table-cell>
          <table:table-cell/>
          <table:table-cell table:formula="of:=[.F147]*100" office:value-type="float" office:value="38.28" calcext:value-type="float">
            <text:p>38,28</text:p>
          </table:table-cell>
          <table:table-cell office:value-type="float" office:value="0.3828" calcext:value-type="float">
            <text:p>0,38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.75" calcext:value-type="float">
            <text:p>28,75</text:p>
          </table:table-cell>
          <table:table-cell office:value-type="float" office:value="1347.405011" calcext:value-type="float">
            <text:p>1347,405011</text:p>
          </table:table-cell>
          <table:table-cell office:value-type="float" office:value="1342.268875" calcext:value-type="float">
            <text:p>1342,268875</text:p>
          </table:table-cell>
          <table:table-cell office:value-type="float" office:value="5.136136" calcext:value-type="float">
            <text:p>5,136136</text:p>
          </table:table-cell>
          <table:table-cell office:value-type="float" office:value="0.3812" calcext:value-type="float">
            <text:p>0,3812</text:p>
          </table:table-cell>
          <table:table-cell/>
          <table:table-cell table:formula="of:=[.F148]*100" office:value-type="float" office:value="38.12" calcext:value-type="float">
            <text:p>38,12</text:p>
          </table:table-cell>
          <table:table-cell office:value-type="float" office:value="0.3812" calcext:value-type="float">
            <text:p>0,38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.0625" calcext:value-type="float">
            <text:p>29,0625</text:p>
          </table:table-cell>
          <table:table-cell office:value-type="float" office:value="1343.31483" calcext:value-type="float">
            <text:p>1343,31483</text:p>
          </table:table-cell>
          <table:table-cell office:value-type="float" office:value="1338.216168" calcext:value-type="float">
            <text:p>1338,216168</text:p>
          </table:table-cell>
          <table:table-cell office:value-type="float" office:value="5.098662" calcext:value-type="float">
            <text:p>5,098662</text:p>
          </table:table-cell>
          <table:table-cell office:value-type="float" office:value="0.3796" calcext:value-type="float">
            <text:p>0,3796</text:p>
          </table:table-cell>
          <table:table-cell/>
          <table:table-cell table:formula="of:=[.F149]*100" office:value-type="float" office:value="37.96" calcext:value-type="float">
            <text:p>37,96</text:p>
          </table:table-cell>
          <table:table-cell office:value-type="float" office:value="0.3796" calcext:value-type="float">
            <text:p>0,37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9.375" calcext:value-type="float">
            <text:p>29,375</text:p>
          </table:table-cell>
          <table:table-cell office:value-type="float" office:value="1339.273925" calcext:value-type="float">
            <text:p>1339,273925</text:p>
          </table:table-cell>
          <table:table-cell office:value-type="float" office:value="1334.212244" calcext:value-type="float">
            <text:p>1334,212244</text:p>
          </table:table-cell>
          <table:table-cell office:value-type="float" office:value="5.061681" calcext:value-type="float">
            <text:p>5,061681</text:p>
          </table:table-cell>
          <table:table-cell office:value-type="float" office:value="0.3779" calcext:value-type="float">
            <text:p>0,3779</text:p>
          </table:table-cell>
          <table:table-cell/>
          <table:table-cell table:formula="of:=[.F150]*100" office:value-type="float" office:value="37.79" calcext:value-type="float">
            <text:p>37,79</text:p>
          </table:table-cell>
          <table:table-cell office:value-type="float" office:value="0.3779" calcext:value-type="float">
            <text:p>0,37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9.6875" calcext:value-type="float">
            <text:p>29,6875</text:p>
          </table:table-cell>
          <table:table-cell office:value-type="float" office:value="1335.281266" calcext:value-type="float">
            <text:p>1335,281266</text:p>
          </table:table-cell>
          <table:table-cell office:value-type="float" office:value="1330.256083" calcext:value-type="float">
            <text:p>1330,256083</text:p>
          </table:table-cell>
          <table:table-cell office:value-type="float" office:value="5.025183" calcext:value-type="float">
            <text:p>5,025183</text:p>
          </table:table-cell>
          <table:table-cell office:value-type="float" office:value="0.3763" calcext:value-type="float">
            <text:p>0,3763</text:p>
          </table:table-cell>
          <table:table-cell/>
          <table:table-cell table:formula="of:=[.F151]*100" office:value-type="float" office:value="37.63" calcext:value-type="float">
            <text:p>37,63</text:p>
          </table:table-cell>
          <table:table-cell office:value-type="float" office:value="0.3763" calcext:value-type="float">
            <text:p>0,37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1331.335854" calcext:value-type="float">
            <text:p>1331,335854</text:p>
          </table:table-cell>
          <table:table-cell office:value-type="float" office:value="1326.346693" calcext:value-type="float">
            <text:p>1326,346693</text:p>
          </table:table-cell>
          <table:table-cell office:value-type="float" office:value="4.98916" calcext:value-type="float">
            <text:p>4,98916</text:p>
          </table:table-cell>
          <table:table-cell office:value-type="float" office:value="0.3747" calcext:value-type="float">
            <text:p>0,3747</text:p>
          </table:table-cell>
          <table:table-cell/>
          <table:table-cell table:formula="of:=[.F152]*100" office:value-type="float" office:value="37.47" calcext:value-type="float">
            <text:p>37,47</text:p>
          </table:table-cell>
          <table:table-cell office:value-type="float" office:value="0.3747" calcext:value-type="float">
            <text:p>0,37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.3125" calcext:value-type="float">
            <text:p>30,3125</text:p>
          </table:table-cell>
          <table:table-cell office:value-type="float" office:value="1327.43672" calcext:value-type="float">
            <text:p>1327,43672</text:p>
          </table:table-cell>
          <table:table-cell office:value-type="float" office:value="1322.483115" calcext:value-type="float">
            <text:p>1322,483115</text:p>
          </table:table-cell>
          <table:table-cell office:value-type="float" office:value="4.953605" calcext:value-type="float">
            <text:p>4,953605</text:p>
          </table:table-cell>
          <table:table-cell office:value-type="float" office:value="0.3732" calcext:value-type="float">
            <text:p>0,3732</text:p>
          </table:table-cell>
          <table:table-cell/>
          <table:table-cell table:formula="of:=[.F153]*100" office:value-type="float" office:value="37.32" calcext:value-type="float">
            <text:p>37,32</text:p>
          </table:table-cell>
          <table:table-cell office:value-type="float" office:value="0.3732" calcext:value-type="float">
            <text:p>0,37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.625" calcext:value-type="float">
            <text:p>30,625</text:p>
          </table:table-cell>
          <table:table-cell office:value-type="float" office:value="1323.582923" calcext:value-type="float">
            <text:p>1323,582923</text:p>
          </table:table-cell>
          <table:table-cell office:value-type="float" office:value="1318.664415" calcext:value-type="float">
            <text:p>1318,664415</text:p>
          </table:table-cell>
          <table:table-cell office:value-type="float" office:value="4.918508" calcext:value-type="float">
            <text:p>4,918508</text:p>
          </table:table-cell>
          <table:table-cell office:value-type="float" office:value="0.3716" calcext:value-type="float">
            <text:p>0,3716</text:p>
          </table:table-cell>
          <table:table-cell/>
          <table:table-cell table:formula="of:=[.F154]*100" office:value-type="float" office:value="37.16" calcext:value-type="float">
            <text:p>37,16</text:p>
          </table:table-cell>
          <table:table-cell office:value-type="float" office:value="0.3716" calcext:value-type="float">
            <text:p>0,37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.9375" calcext:value-type="float">
            <text:p>30,9375</text:p>
          </table:table-cell>
          <table:table-cell office:value-type="float" office:value="1319.773549" calcext:value-type="float">
            <text:p>1319,773549</text:p>
          </table:table-cell>
          <table:table-cell office:value-type="float" office:value="1314.889686" calcext:value-type="float">
            <text:p>1314,889686</text:p>
          </table:table-cell>
          <table:table-cell office:value-type="float" office:value="4.883863" calcext:value-type="float">
            <text:p>4,883863</text:p>
          </table:table-cell>
          <table:table-cell office:value-type="float" office:value="0.3701" calcext:value-type="float">
            <text:p>0,3701</text:p>
          </table:table-cell>
          <table:table-cell/>
          <table:table-cell table:formula="of:=[.F155]*100" office:value-type="float" office:value="37.01" calcext:value-type="float">
            <text:p>37,01</text:p>
          </table:table-cell>
          <table:table-cell office:value-type="float" office:value="0.3701" calcext:value-type="float">
            <text:p>0,37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25" calcext:value-type="float">
            <text:p>31,25</text:p>
          </table:table-cell>
          <table:table-cell office:value-type="float" office:value="1316.007709" calcext:value-type="float">
            <text:p>1316,007709</text:p>
          </table:table-cell>
          <table:table-cell office:value-type="float" office:value="1311.158049" calcext:value-type="float">
            <text:p>1311,158049</text:p>
          </table:table-cell>
          <table:table-cell office:value-type="float" office:value="4.84966" calcext:value-type="float">
            <text:p>4,84966</text:p>
          </table:table-cell>
          <table:table-cell office:value-type="float" office:value="0.3685" calcext:value-type="float">
            <text:p>0,3685</text:p>
          </table:table-cell>
          <table:table-cell/>
          <table:table-cell table:formula="of:=[.F156]*100" office:value-type="float" office:value="36.85" calcext:value-type="float">
            <text:p>36,85</text:p>
          </table:table-cell>
          <table:table-cell office:value-type="float" office:value="0.3685" calcext:value-type="float">
            <text:p>0,36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1.5625" calcext:value-type="float">
            <text:p>31,5625</text:p>
          </table:table-cell>
          <table:table-cell office:value-type="float" office:value="1312.284542" calcext:value-type="float">
            <text:p>1312,284542</text:p>
          </table:table-cell>
          <table:table-cell office:value-type="float" office:value="1307.468648" calcext:value-type="float">
            <text:p>1307,468648</text:p>
          </table:table-cell>
          <table:table-cell office:value-type="float" office:value="4.815893" calcext:value-type="float">
            <text:p>4,815893</text:p>
          </table:table-cell>
          <table:table-cell office:value-type="float" office:value="0.367" calcext:value-type="float">
            <text:p>0,367</text:p>
          </table:table-cell>
          <table:table-cell/>
          <table:table-cell table:formula="of:=[.F157]*100" office:value-type="float" office:value="36.7" calcext:value-type="float">
            <text:p>36,7</text:p>
          </table:table-cell>
          <table:table-cell office:value-type="float" office:value="0.367" calcext:value-type="float">
            <text:p>0,36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.875" calcext:value-type="float">
            <text:p>31,875</text:p>
          </table:table-cell>
          <table:table-cell office:value-type="float" office:value="1308.603208" calcext:value-type="float">
            <text:p>1308,603208</text:p>
          </table:table-cell>
          <table:table-cell office:value-type="float" office:value="1303.820653" calcext:value-type="float">
            <text:p>1303,820653</text:p>
          </table:table-cell>
          <table:table-cell office:value-type="float" office:value="4.782555" calcext:value-type="float">
            <text:p>4,782555</text:p>
          </table:table-cell>
          <table:table-cell office:value-type="float" office:value="0.3655" calcext:value-type="float">
            <text:p>0,3655</text:p>
          </table:table-cell>
          <table:table-cell/>
          <table:table-cell table:formula="of:=[.F158]*100" office:value-type="float" office:value="36.55" calcext:value-type="float">
            <text:p>36,55</text:p>
          </table:table-cell>
          <table:table-cell office:value-type="float" office:value="0.3655" calcext:value-type="float">
            <text:p>0,36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2.1875" calcext:value-type="float">
            <text:p>32,1875</text:p>
          </table:table-cell>
          <table:table-cell office:value-type="float" office:value="1304.962893" calcext:value-type="float">
            <text:p>1304,962893</text:p>
          </table:table-cell>
          <table:table-cell office:value-type="float" office:value="1300.213256" calcext:value-type="float">
            <text:p>1300,213256</text:p>
          </table:table-cell>
          <table:table-cell office:value-type="float" office:value="4.749637" calcext:value-type="float">
            <text:p>4,749637</text:p>
          </table:table-cell>
          <table:table-cell office:value-type="float" office:value="0.364" calcext:value-type="float">
            <text:p>0,364</text:p>
          </table:table-cell>
          <table:table-cell/>
          <table:table-cell table:formula="of:=[.F159]*100" office:value-type="float" office:value="36.4" calcext:value-type="float">
            <text:p>36,4</text:p>
          </table:table-cell>
          <table:table-cell office:value-type="float" office:value="0.364" calcext:value-type="float">
            <text:p>0,3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.5" calcext:value-type="float">
            <text:p>32,5</text:p>
          </table:table-cell>
          <table:table-cell office:value-type="float" office:value="1301.362802" calcext:value-type="float">
            <text:p>1301,362802</text:p>
          </table:table-cell>
          <table:table-cell office:value-type="float" office:value="1296.645671" calcext:value-type="float">
            <text:p>1296,645671</text:p>
          </table:table-cell>
          <table:table-cell office:value-type="float" office:value="4.717132" calcext:value-type="float">
            <text:p>4,717132</text:p>
          </table:table-cell>
          <table:table-cell office:value-type="float" office:value="0.3625" calcext:value-type="float">
            <text:p>0,3625</text:p>
          </table:table-cell>
          <table:table-cell/>
          <table:table-cell table:formula="of:=[.F160]*100" office:value-type="float" office:value="36.25" calcext:value-type="float">
            <text:p>36,25</text:p>
          </table:table-cell>
          <table:table-cell office:value-type="float" office:value="0.3625" calcext:value-type="float">
            <text:p>0,36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.8125" calcext:value-type="float">
            <text:p>32,8125</text:p>
          </table:table-cell>
          <table:table-cell office:value-type="float" office:value="1297.802167" calcext:value-type="float">
            <text:p>1297,802167</text:p>
          </table:table-cell>
          <table:table-cell office:value-type="float" office:value="1293.117133" calcext:value-type="float">
            <text:p>1293,117133</text:p>
          </table:table-cell>
          <table:table-cell office:value-type="float" office:value="4.685033" calcext:value-type="float">
            <text:p>4,685033</text:p>
          </table:table-cell>
          <table:table-cell office:value-type="float" office:value="0.361" calcext:value-type="float">
            <text:p>0,361</text:p>
          </table:table-cell>
          <table:table-cell/>
          <table:table-cell table:formula="of:=[.F161]*100" office:value-type="float" office:value="36.1" calcext:value-type="float">
            <text:p>36,1</text:p>
          </table:table-cell>
          <table:table-cell office:value-type="float" office:value="0.361" calcext:value-type="float">
            <text:p>0,3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3.125" calcext:value-type="float">
            <text:p>33,125</text:p>
          </table:table-cell>
          <table:table-cell office:value-type="float" office:value="1294.280236" calcext:value-type="float">
            <text:p>1294,280236</text:p>
          </table:table-cell>
          <table:table-cell office:value-type="float" office:value="1289.626901" calcext:value-type="float">
            <text:p>1289,626901</text:p>
          </table:table-cell>
          <table:table-cell office:value-type="float" office:value="4.653334" calcext:value-type="float">
            <text:p>4,653334</text:p>
          </table:table-cell>
          <table:table-cell office:value-type="float" office:value="0.3595" calcext:value-type="float">
            <text:p>0,3595</text:p>
          </table:table-cell>
          <table:table-cell/>
          <table:table-cell table:formula="of:=[.F162]*100" office:value-type="float" office:value="35.95" calcext:value-type="float">
            <text:p>35,95</text:p>
          </table:table-cell>
          <table:table-cell office:value-type="float" office:value="0.3595" calcext:value-type="float">
            <text:p>0,359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3.4375" calcext:value-type="float">
            <text:p>33,4375</text:p>
          </table:table-cell>
          <table:table-cell office:value-type="float" office:value="1290.796279" calcext:value-type="float">
            <text:p>1290,796279</text:p>
          </table:table-cell>
          <table:table-cell office:value-type="float" office:value="1286.174251" calcext:value-type="float">
            <text:p>1286,174251</text:p>
          </table:table-cell>
          <table:table-cell office:value-type="float" office:value="4.622028" calcext:value-type="float">
            <text:p>4,622028</text:p>
          </table:table-cell>
          <table:table-cell office:value-type="float" office:value="0.3581" calcext:value-type="float">
            <text:p>0,3581</text:p>
          </table:table-cell>
          <table:table-cell/>
          <table:table-cell table:formula="of:=[.F163]*100" office:value-type="float" office:value="35.81" calcext:value-type="float">
            <text:p>35,81</text:p>
          </table:table-cell>
          <table:table-cell office:value-type="float" office:value="0.3581" calcext:value-type="float">
            <text:p>0,35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3.75" calcext:value-type="float">
            <text:p>33,75</text:p>
          </table:table-cell>
          <table:table-cell office:value-type="float" office:value="1287.349586" calcext:value-type="float">
            <text:p>1287,349586</text:p>
          </table:table-cell>
          <table:table-cell office:value-type="float" office:value="1282.758479" calcext:value-type="float">
            <text:p>1282,758479</text:p>
          </table:table-cell>
          <table:table-cell office:value-type="float" office:value="4.591107" calcext:value-type="float">
            <text:p>4,591107</text:p>
          </table:table-cell>
          <table:table-cell office:value-type="float" office:value="0.3566" calcext:value-type="float">
            <text:p>0,3566</text:p>
          </table:table-cell>
          <table:table-cell/>
          <table:table-cell table:formula="of:=[.F164]*100" office:value-type="float" office:value="35.66" calcext:value-type="float">
            <text:p>35,66</text:p>
          </table:table-cell>
          <table:table-cell office:value-type="float" office:value="0.3566" calcext:value-type="float">
            <text:p>0,356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4.0625" calcext:value-type="float">
            <text:p>34,0625</text:p>
          </table:table-cell>
          <table:table-cell office:value-type="float" office:value="1283.939466" calcext:value-type="float">
            <text:p>1283,939466</text:p>
          </table:table-cell>
          <table:table-cell office:value-type="float" office:value="1279.3789" calcext:value-type="float">
            <text:p>1279,3789</text:p>
          </table:table-cell>
          <table:table-cell office:value-type="float" office:value="4.560566" calcext:value-type="float">
            <text:p>4,560566</text:p>
          </table:table-cell>
          <table:table-cell office:value-type="float" office:value="0.3552" calcext:value-type="float">
            <text:p>0,3552</text:p>
          </table:table-cell>
          <table:table-cell/>
          <table:table-cell table:formula="of:=[.F165]*100" office:value-type="float" office:value="35.52" calcext:value-type="float">
            <text:p>35,52</text:p>
          </table:table-cell>
          <table:table-cell office:value-type="float" office:value="0.3552" calcext:value-type="float">
            <text:p>0,35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.375" calcext:value-type="float">
            <text:p>34,375</text:p>
          </table:table-cell>
          <table:table-cell office:value-type="float" office:value="1280.565245" calcext:value-type="float">
            <text:p>1280,565245</text:p>
          </table:table-cell>
          <table:table-cell office:value-type="float" office:value="1276.034848" calcext:value-type="float">
            <text:p>1276,034848</text:p>
          </table:table-cell>
          <table:table-cell office:value-type="float" office:value="4.530397" calcext:value-type="float">
            <text:p>4,530397</text:p>
          </table:table-cell>
          <table:table-cell office:value-type="float" office:value="0.3538" calcext:value-type="float">
            <text:p>0,3538</text:p>
          </table:table-cell>
          <table:table-cell/>
          <table:table-cell table:formula="of:=[.F166]*100" office:value-type="float" office:value="35.38" calcext:value-type="float">
            <text:p>35,38</text:p>
          </table:table-cell>
          <table:table-cell office:value-type="float" office:value="0.3538" calcext:value-type="float">
            <text:p>0,35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4.6875" calcext:value-type="float">
            <text:p>34,6875</text:p>
          </table:table-cell>
          <table:table-cell office:value-type="float" office:value="1277.226268" calcext:value-type="float">
            <text:p>1277,226268</text:p>
          </table:table-cell>
          <table:table-cell office:value-type="float" office:value="1272.725672" calcext:value-type="float">
            <text:p>1272,725672</text:p>
          </table:table-cell>
          <table:table-cell office:value-type="float" office:value="4.500596" calcext:value-type="float">
            <text:p>4,500596</text:p>
          </table:table-cell>
          <table:table-cell office:value-type="float" office:value="0.3524" calcext:value-type="float">
            <text:p>0,3524</text:p>
          </table:table-cell>
          <table:table-cell/>
          <table:table-cell table:formula="of:=[.F167]*100" office:value-type="float" office:value="35.24" calcext:value-type="float">
            <text:p>35,24</text:p>
          </table:table-cell>
          <table:table-cell office:value-type="float" office:value="0.3524" calcext:value-type="float">
            <text:p>0,35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1273.921895" calcext:value-type="float">
            <text:p>1273,921895</text:p>
          </table:table-cell>
          <table:table-cell office:value-type="float" office:value="1269.450741" calcext:value-type="float">
            <text:p>1269,450741</text:p>
          </table:table-cell>
          <table:table-cell office:value-type="float" office:value="4.471154" calcext:value-type="float">
            <text:p>4,471154</text:p>
          </table:table-cell>
          <table:table-cell office:value-type="float" office:value="0.351" calcext:value-type="float">
            <text:p>0,351</text:p>
          </table:table-cell>
          <table:table-cell/>
          <table:table-cell table:formula="of:=[.F168]*100" office:value-type="float" office:value="35.1" calcext:value-type="float">
            <text:p>35,1</text:p>
          </table:table-cell>
          <table:table-cell office:value-type="float" office:value="0.351" calcext:value-type="float">
            <text:p>0,3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.3125" calcext:value-type="float">
            <text:p>35,3125</text:p>
          </table:table-cell>
          <table:table-cell office:value-type="float" office:value="1270.651504" calcext:value-type="float">
            <text:p>1270,651504</text:p>
          </table:table-cell>
          <table:table-cell office:value-type="float" office:value="1266.209437" calcext:value-type="float">
            <text:p>1266,209437</text:p>
          </table:table-cell>
          <table:table-cell office:value-type="float" office:value="4.442067" calcext:value-type="float">
            <text:p>4,442067</text:p>
          </table:table-cell>
          <table:table-cell office:value-type="float" office:value="0.3496" calcext:value-type="float">
            <text:p>0,3496</text:p>
          </table:table-cell>
          <table:table-cell/>
          <table:table-cell table:formula="of:=[.F169]*100" office:value-type="float" office:value="34.96" calcext:value-type="float">
            <text:p>34,96</text:p>
          </table:table-cell>
          <table:table-cell office:value-type="float" office:value="0.3496" calcext:value-type="float">
            <text:p>0,34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5.625" calcext:value-type="float">
            <text:p>35,625</text:p>
          </table:table-cell>
          <table:table-cell office:value-type="float" office:value="1267.414489" calcext:value-type="float">
            <text:p>1267,414489</text:p>
          </table:table-cell>
          <table:table-cell office:value-type="float" office:value="1263.001161" calcext:value-type="float">
            <text:p>1263,001161</text:p>
          </table:table-cell>
          <table:table-cell office:value-type="float" office:value="4.413328" calcext:value-type="float">
            <text:p>4,413328</text:p>
          </table:table-cell>
          <table:table-cell office:value-type="float" office:value="0.3482" calcext:value-type="float">
            <text:p>0,3482</text:p>
          </table:table-cell>
          <table:table-cell/>
          <table:table-cell table:formula="of:=[.F170]*100" office:value-type="float" office:value="34.82" calcext:value-type="float">
            <text:p>34,82</text:p>
          </table:table-cell>
          <table:table-cell office:value-type="float" office:value="0.3482" calcext:value-type="float">
            <text:p>0,34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.9375" calcext:value-type="float">
            <text:p>35,9375</text:p>
          </table:table-cell>
          <table:table-cell office:value-type="float" office:value="1264.210259" calcext:value-type="float">
            <text:p>1264,210259</text:p>
          </table:table-cell>
          <table:table-cell office:value-type="float" office:value="1259.825327" calcext:value-type="float">
            <text:p>1259,825327</text:p>
          </table:table-cell>
          <table:table-cell office:value-type="float" office:value="4.384932" calcext:value-type="float">
            <text:p>4,384932</text:p>
          </table:table-cell>
          <table:table-cell office:value-type="float" office:value="0.3469" calcext:value-type="float">
            <text:p>0,3469</text:p>
          </table:table-cell>
          <table:table-cell/>
          <table:table-cell table:formula="of:=[.F171]*100" office:value-type="float" office:value="34.69" calcext:value-type="float">
            <text:p>34,69</text:p>
          </table:table-cell>
          <table:table-cell office:value-type="float" office:value="0.3469" calcext:value-type="float">
            <text:p>0,34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.25" calcext:value-type="float">
            <text:p>36,25</text:p>
          </table:table-cell>
          <table:table-cell office:value-type="float" office:value="1261.038237" calcext:value-type="float">
            <text:p>1261,038237</text:p>
          </table:table-cell>
          <table:table-cell office:value-type="float" office:value="1256.681365" calcext:value-type="float">
            <text:p>1256,681365</text:p>
          </table:table-cell>
          <table:table-cell office:value-type="float" office:value="4.356872" calcext:value-type="float">
            <text:p>4,356872</text:p>
          </table:table-cell>
          <table:table-cell office:value-type="float" office:value="0.3455" calcext:value-type="float">
            <text:p>0,3455</text:p>
          </table:table-cell>
          <table:table-cell/>
          <table:table-cell table:formula="of:=[.F172]*100" office:value-type="float" office:value="34.55" calcext:value-type="float">
            <text:p>34,55</text:p>
          </table:table-cell>
          <table:table-cell office:value-type="float" office:value="0.3455" calcext:value-type="float">
            <text:p>0,34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.5625" calcext:value-type="float">
            <text:p>36,5625</text:p>
          </table:table-cell>
          <table:table-cell office:value-type="float" office:value="1257.897861" calcext:value-type="float">
            <text:p>1257,897861</text:p>
          </table:table-cell>
          <table:table-cell office:value-type="float" office:value="1253.568717" calcext:value-type="float">
            <text:p>1253,568717</text:p>
          </table:table-cell>
          <table:table-cell office:value-type="float" office:value="4.329144" calcext:value-type="float">
            <text:p>4,329144</text:p>
          </table:table-cell>
          <table:table-cell office:value-type="float" office:value="0.3442" calcext:value-type="float">
            <text:p>0,3442</text:p>
          </table:table-cell>
          <table:table-cell/>
          <table:table-cell table:formula="of:=[.F173]*100" office:value-type="float" office:value="34.42" calcext:value-type="float">
            <text:p>34,42</text:p>
          </table:table-cell>
          <table:table-cell office:value-type="float" office:value="0.3442" calcext:value-type="float">
            <text:p>0,344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.875" calcext:value-type="float">
            <text:p>36,875</text:p>
          </table:table-cell>
          <table:table-cell office:value-type="float" office:value="1254.788583" calcext:value-type="float">
            <text:p>1254,788583</text:p>
          </table:table-cell>
          <table:table-cell office:value-type="float" office:value="1250.486842" calcext:value-type="float">
            <text:p>1250,486842</text:p>
          </table:table-cell>
          <table:table-cell office:value-type="float" office:value="4.301741" calcext:value-type="float">
            <text:p>4,301741</text:p>
          </table:table-cell>
          <table:table-cell office:value-type="float" office:value="0.3428" calcext:value-type="float">
            <text:p>0,3428</text:p>
          </table:table-cell>
          <table:table-cell/>
          <table:table-cell table:formula="of:=[.F174]*100" office:value-type="float" office:value="34.28" calcext:value-type="float">
            <text:p>34,28</text:p>
          </table:table-cell>
          <table:table-cell office:value-type="float" office:value="0.3428" calcext:value-type="float">
            <text:p>0,34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7.1875" calcext:value-type="float">
            <text:p>37,1875</text:p>
          </table:table-cell>
          <table:table-cell office:value-type="float" office:value="1251.709869" calcext:value-type="float">
            <text:p>1251,709869</text:p>
          </table:table-cell>
          <table:table-cell office:value-type="float" office:value="1247.435209" calcext:value-type="float">
            <text:p>1247,435209</text:p>
          </table:table-cell>
          <table:table-cell office:value-type="float" office:value="4.274659" calcext:value-type="float">
            <text:p>4,274659</text:p>
          </table:table-cell>
          <table:table-cell office:value-type="float" office:value="0.3415" calcext:value-type="float">
            <text:p>0,3415</text:p>
          </table:table-cell>
          <table:table-cell/>
          <table:table-cell table:formula="of:=[.F175]*100" office:value-type="float" office:value="34.15" calcext:value-type="float">
            <text:p>34,15</text:p>
          </table:table-cell>
          <table:table-cell office:value-type="float" office:value="0.3415" calcext:value-type="float">
            <text:p>0,34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.5" calcext:value-type="float">
            <text:p>37,5</text:p>
          </table:table-cell>
          <table:table-cell office:value-type="float" office:value="1248.661197" calcext:value-type="float">
            <text:p>1248,661197</text:p>
          </table:table-cell>
          <table:table-cell office:value-type="float" office:value="1244.413304" calcext:value-type="float">
            <text:p>1244,413304</text:p>
          </table:table-cell>
          <table:table-cell office:value-type="float" office:value="4.247893" calcext:value-type="float">
            <text:p>4,247893</text:p>
          </table:table-cell>
          <table:table-cell office:value-type="float" office:value="0.3402" calcext:value-type="float">
            <text:p>0,3402</text:p>
          </table:table-cell>
          <table:table-cell/>
          <table:table-cell table:formula="of:=[.F176]*100" office:value-type="float" office:value="34.02" calcext:value-type="float">
            <text:p>34,02</text:p>
          </table:table-cell>
          <table:table-cell office:value-type="float" office:value="0.3402" calcext:value-type="float">
            <text:p>0,340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7.8125" calcext:value-type="float">
            <text:p>37,8125</text:p>
          </table:table-cell>
          <table:table-cell office:value-type="float" office:value="1245.642058" calcext:value-type="float">
            <text:p>1245,642058</text:p>
          </table:table-cell>
          <table:table-cell office:value-type="float" office:value="1241.420622" calcext:value-type="float">
            <text:p>1241,420622</text:p>
          </table:table-cell>
          <table:table-cell office:value-type="float" office:value="4.221436" calcext:value-type="float">
            <text:p>4,221436</text:p>
          </table:table-cell>
          <table:table-cell office:value-type="float" office:value="0.3389" calcext:value-type="float">
            <text:p>0,3389</text:p>
          </table:table-cell>
          <table:table-cell/>
          <table:table-cell table:formula="of:=[.F177]*100" office:value-type="float" office:value="33.89" calcext:value-type="float">
            <text:p>33,89</text:p>
          </table:table-cell>
          <table:table-cell office:value-type="float" office:value="0.3389" calcext:value-type="float">
            <text:p>0,338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8.125" calcext:value-type="float">
            <text:p>38,125</text:p>
          </table:table-cell>
          <table:table-cell office:value-type="float" office:value="1242.651955" calcext:value-type="float">
            <text:p>1242,651955</text:p>
          </table:table-cell>
          <table:table-cell office:value-type="float" office:value="1238.456672" calcext:value-type="float">
            <text:p>1238,456672</text:p>
          </table:table-cell>
          <table:table-cell office:value-type="float" office:value="4.195284" calcext:value-type="float">
            <text:p>4,195284</text:p>
          </table:table-cell>
          <table:table-cell office:value-type="float" office:value="0.3376" calcext:value-type="float">
            <text:p>0,3376</text:p>
          </table:table-cell>
          <table:table-cell/>
          <table:table-cell table:formula="of:=[.F178]*100" office:value-type="float" office:value="33.76" calcext:value-type="float">
            <text:p>33,76</text:p>
          </table:table-cell>
          <table:table-cell office:value-type="float" office:value="0.3376" calcext:value-type="float">
            <text:p>0,33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8.4375" calcext:value-type="float">
            <text:p>38,4375</text:p>
          </table:table-cell>
          <table:table-cell office:value-type="float" office:value="1239.690404" calcext:value-type="float">
            <text:p>1239,690404</text:p>
          </table:table-cell>
          <table:table-cell office:value-type="float" office:value="1235.520972" calcext:value-type="float">
            <text:p>1235,520972</text:p>
          </table:table-cell>
          <table:table-cell office:value-type="float" office:value="4.169432" calcext:value-type="float">
            <text:p>4,169432</text:p>
          </table:table-cell>
          <table:table-cell office:value-type="float" office:value="0.3363" calcext:value-type="float">
            <text:p>0,3363</text:p>
          </table:table-cell>
          <table:table-cell/>
          <table:table-cell table:formula="of:=[.F179]*100" office:value-type="float" office:value="33.63" calcext:value-type="float">
            <text:p>33,63</text:p>
          </table:table-cell>
          <table:table-cell office:value-type="float" office:value="0.3363" calcext:value-type="float">
            <text:p>0,33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.75" calcext:value-type="float">
            <text:p>38,75</text:p>
          </table:table-cell>
          <table:table-cell office:value-type="float" office:value="1236.756931" calcext:value-type="float">
            <text:p>1236,756931</text:p>
          </table:table-cell>
          <table:table-cell office:value-type="float" office:value="1232.613056" calcext:value-type="float">
            <text:p>1232,613056</text:p>
          </table:table-cell>
          <table:table-cell office:value-type="float" office:value="4.143875" calcext:value-type="float">
            <text:p>4,143875</text:p>
          </table:table-cell>
          <table:table-cell office:value-type="float" office:value="0.3351" calcext:value-type="float">
            <text:p>0,3351</text:p>
          </table:table-cell>
          <table:table-cell/>
          <table:table-cell table:formula="of:=[.F180]*100" office:value-type="float" office:value="33.51" calcext:value-type="float">
            <text:p>33,51</text:p>
          </table:table-cell>
          <table:table-cell office:value-type="float" office:value="0.3351" calcext:value-type="float">
            <text:p>0,33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.0625" calcext:value-type="float">
            <text:p>39,0625</text:p>
          </table:table-cell>
          <table:table-cell office:value-type="float" office:value="1233.851074" calcext:value-type="float">
            <text:p>1233,851074</text:p>
          </table:table-cell>
          <table:table-cell office:value-type="float" office:value="1229.732466" calcext:value-type="float">
            <text:p>1229,732466</text:p>
          </table:table-cell>
          <table:table-cell office:value-type="float" office:value="4.118608" calcext:value-type="float">
            <text:p>4,118608</text:p>
          </table:table-cell>
          <table:table-cell office:value-type="float" office:value="0.3338" calcext:value-type="float">
            <text:p>0,3338</text:p>
          </table:table-cell>
          <table:table-cell/>
          <table:table-cell table:formula="of:=[.F181]*100" office:value-type="float" office:value="33.38" calcext:value-type="float">
            <text:p>33,38</text:p>
          </table:table-cell>
          <table:table-cell office:value-type="float" office:value="0.3338" calcext:value-type="float">
            <text:p>0,33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9.375" calcext:value-type="float">
            <text:p>39,375</text:p>
          </table:table-cell>
          <table:table-cell office:value-type="float" office:value="1230.972381" calcext:value-type="float">
            <text:p>1230,972381</text:p>
          </table:table-cell>
          <table:table-cell office:value-type="float" office:value="1226.878754" calcext:value-type="float">
            <text:p>1226,878754</text:p>
          </table:table-cell>
          <table:table-cell office:value-type="float" office:value="4.093627" calcext:value-type="float">
            <text:p>4,093627</text:p>
          </table:table-cell>
          <table:table-cell office:value-type="float" office:value="0.3326" calcext:value-type="float">
            <text:p>0,3326</text:p>
          </table:table-cell>
          <table:table-cell/>
          <table:table-cell table:formula="of:=[.F182]*100" office:value-type="float" office:value="33.26" calcext:value-type="float">
            <text:p>33,26</text:p>
          </table:table-cell>
          <table:table-cell office:value-type="float" office:value="0.3326" calcext:value-type="float">
            <text:p>0,33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.6875" calcext:value-type="float">
            <text:p>39,6875</text:p>
          </table:table-cell>
          <table:table-cell office:value-type="float" office:value="1228.120412" calcext:value-type="float">
            <text:p>1228,120412</text:p>
          </table:table-cell>
          <table:table-cell office:value-type="float" office:value="1224.051485" calcext:value-type="float">
            <text:p>1224,051485</text:p>
          </table:table-cell>
          <table:table-cell office:value-type="float" office:value="4.068928" calcext:value-type="float">
            <text:p>4,068928</text:p>
          </table:table-cell>
          <table:table-cell office:value-type="float" office:value="0.3313" calcext:value-type="float">
            <text:p>0,3313</text:p>
          </table:table-cell>
          <table:table-cell/>
          <table:table-cell table:formula="of:=[.F183]*100" office:value-type="float" office:value="33.13" calcext:value-type="float">
            <text:p>33,13</text:p>
          </table:table-cell>
          <table:table-cell office:value-type="float" office:value="0.3313" calcext:value-type="float">
            <text:p>0,33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225.294736" calcext:value-type="float">
            <text:p>1225,294736</text:p>
          </table:table-cell>
          <table:table-cell office:value-type="float" office:value="1221.250231" calcext:value-type="float">
            <text:p>1221,250231</text:p>
          </table:table-cell>
          <table:table-cell office:value-type="float" office:value="4.044504" calcext:value-type="float">
            <text:p>4,044504</text:p>
          </table:table-cell>
          <table:table-cell office:value-type="float" office:value="0.3301" calcext:value-type="float">
            <text:p>0,3301</text:p>
          </table:table-cell>
          <table:table-cell/>
          <table:table-cell table:formula="of:=[.F184]*100" office:value-type="float" office:value="33.01" calcext:value-type="float">
            <text:p>33,01</text:p>
          </table:table-cell>
          <table:table-cell office:value-type="float" office:value="0.3301" calcext:value-type="float">
            <text:p>0,33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0.3125" calcext:value-type="float">
            <text:p>40,3125</text:p>
          </table:table-cell>
          <table:table-cell office:value-type="float" office:value="1222.494931" calcext:value-type="float">
            <text:p>1222,494931</text:p>
          </table:table-cell>
          <table:table-cell office:value-type="float" office:value="1218.474577" calcext:value-type="float">
            <text:p>1218,474577</text:p>
          </table:table-cell>
          <table:table-cell office:value-type="float" office:value="4.020353" calcext:value-type="float">
            <text:p>4,020353</text:p>
          </table:table-cell>
          <table:table-cell office:value-type="float" office:value="0.3289" calcext:value-type="float">
            <text:p>0,3289</text:p>
          </table:table-cell>
          <table:table-cell/>
          <table:table-cell table:formula="of:=[.F185]*100" office:value-type="float" office:value="32.89" calcext:value-type="float">
            <text:p>32,89</text:p>
          </table:table-cell>
          <table:table-cell office:value-type="float" office:value="0.3289" calcext:value-type="float">
            <text:p>0,32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0.625" calcext:value-type="float">
            <text:p>40,625</text:p>
          </table:table-cell>
          <table:table-cell office:value-type="float" office:value="1219.720586" calcext:value-type="float">
            <text:p>1219,720586</text:p>
          </table:table-cell>
          <table:table-cell office:value-type="float" office:value="1215.724116" calcext:value-type="float">
            <text:p>1215,724116</text:p>
          </table:table-cell>
          <table:table-cell office:value-type="float" office:value="3.99647" calcext:value-type="float">
            <text:p>3,99647</text:p>
          </table:table-cell>
          <table:table-cell office:value-type="float" office:value="0.3277" calcext:value-type="float">
            <text:p>0,3277</text:p>
          </table:table-cell>
          <table:table-cell/>
          <table:table-cell table:formula="of:=[.F186]*100" office:value-type="float" office:value="32.77" calcext:value-type="float">
            <text:p>32,77</text:p>
          </table:table-cell>
          <table:table-cell office:value-type="float" office:value="0.3277" calcext:value-type="float">
            <text:p>0,327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0.9375" calcext:value-type="float">
            <text:p>40,9375</text:p>
          </table:table-cell>
          <table:table-cell office:value-type="float" office:value="1216.971299" calcext:value-type="float">
            <text:p>1216,971299</text:p>
          </table:table-cell>
          <table:table-cell office:value-type="float" office:value="1212.998448" calcext:value-type="float">
            <text:p>1212,998448</text:p>
          </table:table-cell>
          <table:table-cell office:value-type="float" office:value="3.972851" calcext:value-type="float">
            <text:p>3,972851</text:p>
          </table:table-cell>
          <table:table-cell office:value-type="float" office:value="0.3265" calcext:value-type="float">
            <text:p>0,3265</text:p>
          </table:table-cell>
          <table:table-cell/>
          <table:table-cell table:formula="of:=[.F187]*100" office:value-type="float" office:value="32.65" calcext:value-type="float">
            <text:p>32,65</text:p>
          </table:table-cell>
          <table:table-cell office:value-type="float" office:value="0.3265" calcext:value-type="float">
            <text:p>0,32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1.25" calcext:value-type="float">
            <text:p>41,25</text:p>
          </table:table-cell>
          <table:table-cell office:value-type="float" office:value="1214.246678" calcext:value-type="float">
            <text:p>1214,246678</text:p>
          </table:table-cell>
          <table:table-cell office:value-type="float" office:value="1210.297187" calcext:value-type="float">
            <text:p>1210,297187</text:p>
          </table:table-cell>
          <table:table-cell office:value-type="float" office:value="3.949491" calcext:value-type="float">
            <text:p>3,949491</text:p>
          </table:table-cell>
          <table:table-cell office:value-type="float" office:value="0.3253" calcext:value-type="float">
            <text:p>0,3253</text:p>
          </table:table-cell>
          <table:table-cell/>
          <table:table-cell table:formula="of:=[.F188]*100" office:value-type="float" office:value="32.53" calcext:value-type="float">
            <text:p>32,53</text:p>
          </table:table-cell>
          <table:table-cell office:value-type="float" office:value="0.3253" calcext:value-type="float">
            <text:p>0,325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1.5625" calcext:value-type="float">
            <text:p>41,5625</text:p>
          </table:table-cell>
          <table:table-cell office:value-type="float" office:value="1211.546337" calcext:value-type="float">
            <text:p>1211,546337</text:p>
          </table:table-cell>
          <table:table-cell office:value-type="float" office:value="1207.61995" calcext:value-type="float">
            <text:p>1207,61995</text:p>
          </table:table-cell>
          <table:table-cell office:value-type="float" office:value="3.926387" calcext:value-type="float">
            <text:p>3,926387</text:p>
          </table:table-cell>
          <table:table-cell office:value-type="float" office:value="0.3241" calcext:value-type="float">
            <text:p>0,3241</text:p>
          </table:table-cell>
          <table:table-cell/>
          <table:table-cell table:formula="of:=[.F189]*100" office:value-type="float" office:value="32.41" calcext:value-type="float">
            <text:p>32,41</text:p>
          </table:table-cell>
          <table:table-cell office:value-type="float" office:value="0.3241" calcext:value-type="float">
            <text:p>0,324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1.875" calcext:value-type="float">
            <text:p>41,875</text:p>
          </table:table-cell>
          <table:table-cell office:value-type="float" office:value="1208.869901" calcext:value-type="float">
            <text:p>1208,869901</text:p>
          </table:table-cell>
          <table:table-cell office:value-type="float" office:value="1204.966367" calcext:value-type="float">
            <text:p>1204,966367</text:p>
          </table:table-cell>
          <table:table-cell office:value-type="float" office:value="3.903534" calcext:value-type="float">
            <text:p>3,903534</text:p>
          </table:table-cell>
          <table:table-cell office:value-type="float" office:value="0.3229" calcext:value-type="float">
            <text:p>0,3229</text:p>
          </table:table-cell>
          <table:table-cell/>
          <table:table-cell table:formula="of:=[.F190]*100" office:value-type="float" office:value="32.29" calcext:value-type="float">
            <text:p>32,29</text:p>
          </table:table-cell>
          <table:table-cell office:value-type="float" office:value="0.3229" calcext:value-type="float">
            <text:p>0,32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2.1875" calcext:value-type="float">
            <text:p>42,1875</text:p>
          </table:table-cell>
          <table:table-cell office:value-type="float" office:value="1206.217002" calcext:value-type="float">
            <text:p>1206,217002</text:p>
          </table:table-cell>
          <table:table-cell office:value-type="float" office:value="1202.336073" calcext:value-type="float">
            <text:p>1202,336073</text:p>
          </table:table-cell>
          <table:table-cell office:value-type="float" office:value="3.880929" calcext:value-type="float">
            <text:p>3,880929</text:p>
          </table:table-cell>
          <table:table-cell office:value-type="float" office:value="0.3217" calcext:value-type="float">
            <text:p>0,3217</text:p>
          </table:table-cell>
          <table:table-cell/>
          <table:table-cell table:formula="of:=[.F191]*100" office:value-type="float" office:value="32.17" calcext:value-type="float">
            <text:p>32,17</text:p>
          </table:table-cell>
          <table:table-cell office:value-type="float" office:value="0.3217" calcext:value-type="float">
            <text:p>0,32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2.5" calcext:value-type="float">
            <text:p>42,5</text:p>
          </table:table-cell>
          <table:table-cell office:value-type="float" office:value="1203.58728" calcext:value-type="float">
            <text:p>1203,58728</text:p>
          </table:table-cell>
          <table:table-cell office:value-type="float" office:value="1199.728713" calcext:value-type="float">
            <text:p>1199,728713</text:p>
          </table:table-cell>
          <table:table-cell office:value-type="float" office:value="3.858567" calcext:value-type="float">
            <text:p>3,858567</text:p>
          </table:table-cell>
          <table:table-cell office:value-type="float" office:value="0.3206" calcext:value-type="float">
            <text:p>0,3206</text:p>
          </table:table-cell>
          <table:table-cell/>
          <table:table-cell table:formula="of:=[.F192]*100" office:value-type="float" office:value="32.06" calcext:value-type="float">
            <text:p>32,06</text:p>
          </table:table-cell>
          <table:table-cell office:value-type="float" office:value="0.3206" calcext:value-type="float">
            <text:p>0,32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.8125" calcext:value-type="float">
            <text:p>42,8125</text:p>
          </table:table-cell>
          <table:table-cell office:value-type="float" office:value="1200.980384" calcext:value-type="float">
            <text:p>1200,980384</text:p>
          </table:table-cell>
          <table:table-cell office:value-type="float" office:value="1197.143939" calcext:value-type="float">
            <text:p>1197,143939</text:p>
          </table:table-cell>
          <table:table-cell office:value-type="float" office:value="3.836445" calcext:value-type="float">
            <text:p>3,836445</text:p>
          </table:table-cell>
          <table:table-cell office:value-type="float" office:value="0.3194" calcext:value-type="float">
            <text:p>0,3194</text:p>
          </table:table-cell>
          <table:table-cell/>
          <table:table-cell table:formula="of:=[.F193]*100" office:value-type="float" office:value="31.94" calcext:value-type="float">
            <text:p>31,94</text:p>
          </table:table-cell>
          <table:table-cell office:value-type="float" office:value="0.3194" calcext:value-type="float">
            <text:p>0,31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.125" calcext:value-type="float">
            <text:p>43,125</text:p>
          </table:table-cell>
          <table:table-cell office:value-type="float" office:value="1198.39597" calcext:value-type="float">
            <text:p>1198,39597</text:p>
          </table:table-cell>
          <table:table-cell office:value-type="float" office:value="1194.58141" calcext:value-type="float">
            <text:p>1194,58141</text:p>
          </table:table-cell>
          <table:table-cell office:value-type="float" office:value="3.81456" calcext:value-type="float">
            <text:p>3,81456</text:p>
          </table:table-cell>
          <table:table-cell office:value-type="float" office:value="0.3183" calcext:value-type="float">
            <text:p>0,3183</text:p>
          </table:table-cell>
          <table:table-cell/>
          <table:table-cell table:formula="of:=[.F194]*100" office:value-type="float" office:value="31.83" calcext:value-type="float">
            <text:p>31,83</text:p>
          </table:table-cell>
          <table:table-cell office:value-type="float" office:value="0.3183" calcext:value-type="float">
            <text:p>0,318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3.4375" calcext:value-type="float">
            <text:p>43,4375</text:p>
          </table:table-cell>
          <table:table-cell office:value-type="float" office:value="1195.833701" calcext:value-type="float">
            <text:p>1195,833701</text:p>
          </table:table-cell>
          <table:table-cell office:value-type="float" office:value="1192.040794" calcext:value-type="float">
            <text:p>1192,040794</text:p>
          </table:table-cell>
          <table:table-cell office:value-type="float" office:value="3.792908" calcext:value-type="float">
            <text:p>3,792908</text:p>
          </table:table-cell>
          <table:table-cell office:value-type="float" office:value="0.3172" calcext:value-type="float">
            <text:p>0,3172</text:p>
          </table:table-cell>
          <table:table-cell/>
          <table:table-cell table:formula="of:=[.F195]*100" office:value-type="float" office:value="31.72" calcext:value-type="float">
            <text:p>31,72</text:p>
          </table:table-cell>
          <table:table-cell office:value-type="float" office:value="0.3172" calcext:value-type="float">
            <text:p>0,3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3.75" calcext:value-type="float">
            <text:p>43,75</text:p>
          </table:table-cell>
          <table:table-cell office:value-type="float" office:value="1193.293247" calcext:value-type="float">
            <text:p>1193,293247</text:p>
          </table:table-cell>
          <table:table-cell office:value-type="float" office:value="1189.521763" calcext:value-type="float">
            <text:p>1189,521763</text:p>
          </table:table-cell>
          <table:table-cell office:value-type="float" office:value="3.771484" calcext:value-type="float">
            <text:p>3,771484</text:p>
          </table:table-cell>
          <table:table-cell office:value-type="float" office:value="0.3161" calcext:value-type="float">
            <text:p>0,3161</text:p>
          </table:table-cell>
          <table:table-cell/>
          <table:table-cell table:formula="of:=[.F196]*100" office:value-type="float" office:value="31.61" calcext:value-type="float">
            <text:p>31,61</text:p>
          </table:table-cell>
          <table:table-cell office:value-type="float" office:value="0.3161" calcext:value-type="float">
            <text:p>0,31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4.0625" calcext:value-type="float">
            <text:p>44,0625</text:p>
          </table:table-cell>
          <table:table-cell office:value-type="float" office:value="1190.774285" calcext:value-type="float">
            <text:p>1190,774285</text:p>
          </table:table-cell>
          <table:table-cell office:value-type="float" office:value="1187.023999" calcext:value-type="float">
            <text:p>1187,023999</text:p>
          </table:table-cell>
          <table:table-cell office:value-type="float" office:value="3.750286" calcext:value-type="float">
            <text:p>3,750286</text:p>
          </table:table-cell>
          <table:table-cell office:value-type="float" office:value="0.3149" calcext:value-type="float">
            <text:p>0,3149</text:p>
          </table:table-cell>
          <table:table-cell/>
          <table:table-cell table:formula="of:=[.F197]*100" office:value-type="float" office:value="31.49" calcext:value-type="float">
            <text:p>31,49</text:p>
          </table:table-cell>
          <table:table-cell office:value-type="float" office:value="0.3149" calcext:value-type="float">
            <text:p>0,314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.375" calcext:value-type="float">
            <text:p>44,375</text:p>
          </table:table-cell>
          <table:table-cell office:value-type="float" office:value="1188.2765" calcext:value-type="float">
            <text:p>1188,2765</text:p>
          </table:table-cell>
          <table:table-cell office:value-type="float" office:value="1184.547189" calcext:value-type="float">
            <text:p>1184,547189</text:p>
          </table:table-cell>
          <table:table-cell office:value-type="float" office:value="3.729311" calcext:value-type="float">
            <text:p>3,729311</text:p>
          </table:table-cell>
          <table:table-cell office:value-type="float" office:value="0.3138" calcext:value-type="float">
            <text:p>0,3138</text:p>
          </table:table-cell>
          <table:table-cell/>
          <table:table-cell table:formula="of:=[.F198]*100" office:value-type="float" office:value="31.38" calcext:value-type="float">
            <text:p>31,38</text:p>
          </table:table-cell>
          <table:table-cell office:value-type="float" office:value="0.3138" calcext:value-type="float">
            <text:p>0,31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4.6875" calcext:value-type="float">
            <text:p>44,6875</text:p>
          </table:table-cell>
          <table:table-cell office:value-type="float" office:value="1185.799581" calcext:value-type="float">
            <text:p>1185,799581</text:p>
          </table:table-cell>
          <table:table-cell office:value-type="float" office:value="1182.091027" calcext:value-type="float">
            <text:p>1182,091027</text:p>
          </table:table-cell>
          <table:table-cell office:value-type="float" office:value="3.708554" calcext:value-type="float">
            <text:p>3,708554</text:p>
          </table:table-cell>
          <table:table-cell office:value-type="float" office:value="0.3127" calcext:value-type="float">
            <text:p>0,3127</text:p>
          </table:table-cell>
          <table:table-cell/>
          <table:table-cell table:formula="of:=[.F199]*100" office:value-type="float" office:value="31.27" calcext:value-type="float">
            <text:p>31,27</text:p>
          </table:table-cell>
          <table:table-cell office:value-type="float" office:value="0.3127" calcext:value-type="float">
            <text:p>0,31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1183.343227" calcext:value-type="float">
            <text:p>1183,343227</text:p>
          </table:table-cell>
          <table:table-cell office:value-type="float" office:value="1179.655214" calcext:value-type="float">
            <text:p>1179,655214</text:p>
          </table:table-cell>
          <table:table-cell office:value-type="float" office:value="3.688013" calcext:value-type="float">
            <text:p>3,688013</text:p>
          </table:table-cell>
          <table:table-cell office:value-type="float" office:value="0.3117" calcext:value-type="float">
            <text:p>0,3117</text:p>
          </table:table-cell>
          <table:table-cell/>
          <table:table-cell table:formula="of:=[.F200]*100" office:value-type="float" office:value="31.17" calcext:value-type="float">
            <text:p>31,17</text:p>
          </table:table-cell>
          <table:table-cell office:value-type="float" office:value="0.3117" calcext:value-type="float">
            <text:p>0,31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5.3125" calcext:value-type="float">
            <text:p>45,3125</text:p>
          </table:table-cell>
          <table:table-cell office:value-type="float" office:value="1180.90714" calcext:value-type="float">
            <text:p>1180,90714</text:p>
          </table:table-cell>
          <table:table-cell office:value-type="float" office:value="1177.239456" calcext:value-type="float">
            <text:p>1177,239456</text:p>
          </table:table-cell>
          <table:table-cell office:value-type="float" office:value="3.667685" calcext:value-type="float">
            <text:p>3,667685</text:p>
          </table:table-cell>
          <table:table-cell office:value-type="float" office:value="0.3106" calcext:value-type="float">
            <text:p>0,3106</text:p>
          </table:table-cell>
          <table:table-cell/>
          <table:table-cell table:formula="of:=[.F201]*100" office:value-type="float" office:value="31.06" calcext:value-type="float">
            <text:p>31,06</text:p>
          </table:table-cell>
          <table:table-cell office:value-type="float" office:value="0.3106" calcext:value-type="float">
            <text:p>0,31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5.625" calcext:value-type="float">
            <text:p>45,625</text:p>
          </table:table-cell>
          <table:table-cell office:value-type="float" office:value="1178.491031" calcext:value-type="float">
            <text:p>1178,491031</text:p>
          </table:table-cell>
          <table:table-cell office:value-type="float" office:value="1174.843465" calcext:value-type="float">
            <text:p>1174,843465</text:p>
          </table:table-cell>
          <table:table-cell office:value-type="float" office:value="3.647566" calcext:value-type="float">
            <text:p>3,647566</text:p>
          </table:table-cell>
          <table:table-cell office:value-type="float" office:value="0.3095" calcext:value-type="float">
            <text:p>0,3095</text:p>
          </table:table-cell>
          <table:table-cell/>
          <table:table-cell table:formula="of:=[.F202]*100" office:value-type="float" office:value="30.95" calcext:value-type="float">
            <text:p>30,95</text:p>
          </table:table-cell>
          <table:table-cell office:value-type="float" office:value="0.3095" calcext:value-type="float">
            <text:p>0,309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5.9375" calcext:value-type="float">
            <text:p>45,9375</text:p>
          </table:table-cell>
          <table:table-cell office:value-type="float" office:value="1176.094613" calcext:value-type="float">
            <text:p>1176,094613</text:p>
          </table:table-cell>
          <table:table-cell office:value-type="float" office:value="1172.466961" calcext:value-type="float">
            <text:p>1172,466961</text:p>
          </table:table-cell>
          <table:table-cell office:value-type="float" office:value="3.627653" calcext:value-type="float">
            <text:p>3,627653</text:p>
          </table:table-cell>
          <table:table-cell office:value-type="float" office:value="0.3084" calcext:value-type="float">
            <text:p>0,3084</text:p>
          </table:table-cell>
          <table:table-cell/>
          <table:table-cell table:formula="of:=[.F203]*100" office:value-type="float" office:value="30.84" calcext:value-type="float">
            <text:p>30,84</text:p>
          </table:table-cell>
          <table:table-cell office:value-type="float" office:value="0.3084" calcext:value-type="float">
            <text:p>0,30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6.25" calcext:value-type="float">
            <text:p>46,25</text:p>
          </table:table-cell>
          <table:table-cell office:value-type="float" office:value="1173.717609" calcext:value-type="float">
            <text:p>1173,717609</text:p>
          </table:table-cell>
          <table:table-cell office:value-type="float" office:value="1170.109666" calcext:value-type="float">
            <text:p>1170,109666</text:p>
          </table:table-cell>
          <table:table-cell office:value-type="float" office:value="3.607943" calcext:value-type="float">
            <text:p>3,607943</text:p>
          </table:table-cell>
          <table:table-cell office:value-type="float" office:value="0.3074" calcext:value-type="float">
            <text:p>0,3074</text:p>
          </table:table-cell>
          <table:table-cell/>
          <table:table-cell table:formula="of:=[.F204]*100" office:value-type="float" office:value="30.74" calcext:value-type="float">
            <text:p>30,74</text:p>
          </table:table-cell>
          <table:table-cell office:value-type="float" office:value="0.3074" calcext:value-type="float">
            <text:p>0,307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6.5625" calcext:value-type="float">
            <text:p>46,5625</text:p>
          </table:table-cell>
          <table:table-cell office:value-type="float" office:value="1171.359744" calcext:value-type="float">
            <text:p>1171,359744</text:p>
          </table:table-cell>
          <table:table-cell office:value-type="float" office:value="1167.771312" calcext:value-type="float">
            <text:p>1167,771312</text:p>
          </table:table-cell>
          <table:table-cell office:value-type="float" office:value="3.588433" calcext:value-type="float">
            <text:p>3,588433</text:p>
          </table:table-cell>
          <table:table-cell office:value-type="float" office:value="0.3063" calcext:value-type="float">
            <text:p>0,3063</text:p>
          </table:table-cell>
          <table:table-cell/>
          <table:table-cell table:formula="of:=[.F205]*100" office:value-type="float" office:value="30.63" calcext:value-type="float">
            <text:p>30,63</text:p>
          </table:table-cell>
          <table:table-cell office:value-type="float" office:value="0.3063" calcext:value-type="float">
            <text:p>0,30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6.875" calcext:value-type="float">
            <text:p>46,875</text:p>
          </table:table-cell>
          <table:table-cell office:value-type="float" office:value="1169.020752" calcext:value-type="float">
            <text:p>1169,020752</text:p>
          </table:table-cell>
          <table:table-cell office:value-type="float" office:value="1165.451632" calcext:value-type="float">
            <text:p>1165,451632</text:p>
          </table:table-cell>
          <table:table-cell office:value-type="float" office:value="3.56912" calcext:value-type="float">
            <text:p>3,56912</text:p>
          </table:table-cell>
          <table:table-cell office:value-type="float" office:value="0.3053" calcext:value-type="float">
            <text:p>0,3053</text:p>
          </table:table-cell>
          <table:table-cell/>
          <table:table-cell table:formula="of:=[.F206]*100" office:value-type="float" office:value="30.53" calcext:value-type="float">
            <text:p>30,53</text:p>
          </table:table-cell>
          <table:table-cell office:value-type="float" office:value="0.3053" calcext:value-type="float">
            <text:p>0,30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7.1875" calcext:value-type="float">
            <text:p>47,1875</text:p>
          </table:table-cell>
          <table:table-cell office:value-type="float" office:value="1166.700369" calcext:value-type="float">
            <text:p>1166,700369</text:p>
          </table:table-cell>
          <table:table-cell office:value-type="float" office:value="1163.150368" calcext:value-type="float">
            <text:p>1163,150368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0.3043" calcext:value-type="float">
            <text:p>0,3043</text:p>
          </table:table-cell>
          <table:table-cell/>
          <table:table-cell table:formula="of:=[.F207]*100" office:value-type="float" office:value="30.43" calcext:value-type="float">
            <text:p>30,43</text:p>
          </table:table-cell>
          <table:table-cell office:value-type="float" office:value="0.3043" calcext:value-type="float">
            <text:p>0,304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7.5" calcext:value-type="float">
            <text:p>47,5</text:p>
          </table:table-cell>
          <table:table-cell office:value-type="float" office:value="1164.398339" calcext:value-type="float">
            <text:p>1164,398339</text:p>
          </table:table-cell>
          <table:table-cell office:value-type="float" office:value="1160.867264" calcext:value-type="float">
            <text:p>1160,867264</text:p>
          </table:table-cell>
          <table:table-cell office:value-type="float" office:value="3.531075" calcext:value-type="float">
            <text:p>3,531075</text:p>
          </table:table-cell>
          <table:table-cell office:value-type="float" office:value="0.3033" calcext:value-type="float">
            <text:p>0,3033</text:p>
          </table:table-cell>
          <table:table-cell/>
          <table:table-cell table:formula="of:=[.F208]*100" office:value-type="float" office:value="30.33" calcext:value-type="float">
            <text:p>30,33</text:p>
          </table:table-cell>
          <table:table-cell office:value-type="float" office:value="0.3033" calcext:value-type="float">
            <text:p>0,30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7.8125" calcext:value-type="float">
            <text:p>47,8125</text:p>
          </table:table-cell>
          <table:table-cell office:value-type="float" office:value="1162.114408" calcext:value-type="float">
            <text:p>1162,114408</text:p>
          </table:table-cell>
          <table:table-cell office:value-type="float" office:value="1158.602071" calcext:value-type="float">
            <text:p>1158,602071</text:p>
          </table:table-cell>
          <table:table-cell office:value-type="float" office:value="3.512337" calcext:value-type="float">
            <text:p>3,512337</text:p>
          </table:table-cell>
          <table:table-cell office:value-type="float" office:value="0.3022" calcext:value-type="float">
            <text:p>0,3022</text:p>
          </table:table-cell>
          <table:table-cell/>
          <table:table-cell table:formula="of:=[.F209]*100" office:value-type="float" office:value="30.22" calcext:value-type="float">
            <text:p>30,22</text:p>
          </table:table-cell>
          <table:table-cell office:value-type="float" office:value="0.3022" calcext:value-type="float">
            <text:p>0,302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.125" calcext:value-type="float">
            <text:p>48,125</text:p>
          </table:table-cell>
          <table:table-cell office:value-type="float" office:value="1159.848331" calcext:value-type="float">
            <text:p>1159,848331</text:p>
          </table:table-cell>
          <table:table-cell office:value-type="float" office:value="1156.354545" calcext:value-type="float">
            <text:p>1156,354545</text:p>
          </table:table-cell>
          <table:table-cell office:value-type="float" office:value="3.493785" calcext:value-type="float">
            <text:p>3,493785</text:p>
          </table:table-cell>
          <table:table-cell office:value-type="float" office:value="0.3012" calcext:value-type="float">
            <text:p>0,3012</text:p>
          </table:table-cell>
          <table:table-cell/>
          <table:table-cell table:formula="of:=[.F210]*100" office:value-type="float" office:value="30.12" calcext:value-type="float">
            <text:p>30,12</text:p>
          </table:table-cell>
          <table:table-cell office:value-type="float" office:value="0.3012" calcext:value-type="float">
            <text:p>0,30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.4375" calcext:value-type="float">
            <text:p>48,4375</text:p>
          </table:table-cell>
          <table:table-cell office:value-type="float" office:value="1157.599863" calcext:value-type="float">
            <text:p>1157,599863</text:p>
          </table:table-cell>
          <table:table-cell office:value-type="float" office:value="1154.124446" calcext:value-type="float">
            <text:p>1154,124446</text:p>
          </table:table-cell>
          <table:table-cell office:value-type="float" office:value="3.475417" calcext:value-type="float">
            <text:p>3,475417</text:p>
          </table:table-cell>
          <table:table-cell office:value-type="float" office:value="0.3002" calcext:value-type="float">
            <text:p>0,3002</text:p>
          </table:table-cell>
          <table:table-cell/>
          <table:table-cell table:formula="of:=[.F211]*100" office:value-type="float" office:value="30.02" calcext:value-type="float">
            <text:p>30,02</text:p>
          </table:table-cell>
          <table:table-cell office:value-type="float" office:value="0.3002" calcext:value-type="float">
            <text:p>0,30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.75" calcext:value-type="float">
            <text:p>48,75</text:p>
          </table:table-cell>
          <table:table-cell office:value-type="float" office:value="1155.368767" calcext:value-type="float">
            <text:p>1155,368767</text:p>
          </table:table-cell>
          <table:table-cell office:value-type="float" office:value="1151.911538" calcext:value-type="float">
            <text:p>1151,911538</text:p>
          </table:table-cell>
          <table:table-cell office:value-type="float" office:value="3.457229" calcext:value-type="float">
            <text:p>3,457229</text:p>
          </table:table-cell>
          <table:table-cell office:value-type="float" office:value="0.2992" calcext:value-type="float">
            <text:p>0,2992</text:p>
          </table:table-cell>
          <table:table-cell/>
          <table:table-cell table:formula="of:=[.F212]*100" office:value-type="float" office:value="29.92" calcext:value-type="float">
            <text:p>29,92</text:p>
          </table:table-cell>
          <table:table-cell office:value-type="float" office:value="0.2992" calcext:value-type="float">
            <text:p>0,29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9.0625" calcext:value-type="float">
            <text:p>49,0625</text:p>
          </table:table-cell>
          <table:table-cell office:value-type="float" office:value="1153.15481" calcext:value-type="float">
            <text:p>1153,15481</text:p>
          </table:table-cell>
          <table:table-cell office:value-type="float" office:value="1149.715591" calcext:value-type="float">
            <text:p>1149,715591</text:p>
          </table:table-cell>
          <table:table-cell office:value-type="float" office:value="3.439219" calcext:value-type="float">
            <text:p>3,439219</text:p>
          </table:table-cell>
          <table:table-cell office:value-type="float" office:value="0.2982" calcext:value-type="float">
            <text:p>0,2982</text:p>
          </table:table-cell>
          <table:table-cell/>
          <table:table-cell table:formula="of:=[.F213]*100" office:value-type="float" office:value="29.82" calcext:value-type="float">
            <text:p>29,82</text:p>
          </table:table-cell>
          <table:table-cell office:value-type="float" office:value="0.2982" calcext:value-type="float">
            <text:p>0,298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9.375" calcext:value-type="float">
            <text:p>49,375</text:p>
          </table:table-cell>
          <table:table-cell office:value-type="float" office:value="1150.957763" calcext:value-type="float">
            <text:p>1150,957763</text:p>
          </table:table-cell>
          <table:table-cell office:value-type="float" office:value="1147.536378" calcext:value-type="float">
            <text:p>1147,536378</text:p>
          </table:table-cell>
          <table:table-cell office:value-type="float" office:value="3.421385" calcext:value-type="float">
            <text:p>3,421385</text:p>
          </table:table-cell>
          <table:table-cell office:value-type="float" office:value="0.2973" calcext:value-type="float">
            <text:p>0,2973</text:p>
          </table:table-cell>
          <table:table-cell/>
          <table:table-cell table:formula="of:=[.F214]*100" office:value-type="float" office:value="29.73" calcext:value-type="float">
            <text:p>29,73</text:p>
          </table:table-cell>
          <table:table-cell office:value-type="float" office:value="0.2973" calcext:value-type="float">
            <text:p>0,29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9.6875" calcext:value-type="float">
            <text:p>49,6875</text:p>
          </table:table-cell>
          <table:table-cell office:value-type="float" office:value="1148.777401" calcext:value-type="float">
            <text:p>1148,777401</text:p>
          </table:table-cell>
          <table:table-cell office:value-type="float" office:value="1145.373677" calcext:value-type="float">
            <text:p>1145,373677</text:p>
          </table:table-cell>
          <table:table-cell office:value-type="float" office:value="3.403724" calcext:value-type="float">
            <text:p>3,403724</text:p>
          </table:table-cell>
          <table:table-cell office:value-type="float" office:value="0.2963" calcext:value-type="float">
            <text:p>0,2963</text:p>
          </table:table-cell>
          <table:table-cell/>
          <table:table-cell table:formula="of:=[.F215]*100" office:value-type="float" office:value="29.63" calcext:value-type="float">
            <text:p>29,63</text:p>
          </table:table-cell>
          <table:table-cell office:value-type="float" office:value="0.2963" calcext:value-type="float">
            <text:p>0,29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146.613505" calcext:value-type="float">
            <text:p>1146,613505</text:p>
          </table:table-cell>
          <table:table-cell office:value-type="float" office:value="1143.22727" calcext:value-type="float">
            <text:p>1143,22727</text:p>
          </table:table-cell>
          <table:table-cell office:value-type="float" office:value="3.386234" calcext:value-type="float">
            <text:p>3,386234</text:p>
          </table:table-cell>
          <table:table-cell office:value-type="float" office:value="0.2953" calcext:value-type="float">
            <text:p>0,2953</text:p>
          </table:table-cell>
          <table:table-cell/>
          <table:table-cell table:formula="of:=[.F216]*100" office:value-type="float" office:value="29.53" calcext:value-type="float">
            <text:p>29,53</text:p>
          </table:table-cell>
          <table:table-cell office:value-type="float" office:value="0.2953" calcext:value-type="float">
            <text:p>0,2953</text:p>
          </table:table-cell>
        </table:table-row>
      </table:table>
      <table:table table:name="Q1 Letra B" table:style-name="ta1">
        <table:shapes>
          <draw:frame draw:z-index="0" draw:style-name="gr1" draw:text-style-name="P1" svg:width="117.43mm" svg:height="64.02mm" svg:x="279.25mm" svg:y="1.6mm">
            <draw:object draw:notify-on-update-of-ranges="'Q1 Letra A'.B5:'Q1 Letra A'.B14 'Q1 Letra A'.G1:'Q1 Letra A'.G1 'Q1 Letra A'.C5:'Q1 Letra A'.C14 'Q1 Letra A'.B5:'Q1 Letra A'.B14 'Q1 Letra A'.G2:'Q1 Letra A'.G2 'Q1 Letra A'.D5:'Q1 Letra A'.D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21.82mm" svg:height="71.2mm" svg:x="328.8mm" svg:y="12.49mm">
            <draw:object draw:notify-on-update-of-ranges="'Q1 Letra A'.B16:'Q1 Letra A'.B55 'Q1 Letra A'.G1:'Q1 Letra A'.G1 'Q1 Letra A'.C16:'Q1 Letra A'.C55 'Q1 Letra A'.B16:'Q1 Letra A'.B55 'Q1 Letra A'.G2:'Q1 Letra A'.G2 'Q1 Letra A'.D16:'Q1 Letra A'.D5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63.26mm" svg:height="98.02mm" svg:x="162.14mm" svg:y="2.4mm">
            <draw:object draw:notify-on-update-of-ranges="'Q1 Letra A'.A2:'Q1 Letra A'.A3 'Q1 Letra A'.G5:'Q1 Letra A'.G5 'Q1 Letra A'.F2:'Q1 Letra A'.F3 'Q1 Letra A'.A5:'Q1 Letra A'.A14 'Q1 Letra A'.G6:'Q1 Letra A'.G6 'Q1 Letra A'.F5:'Q1 Letra A'.F14 'Q1 Letra A'.A16:'Q1 Letra A'.A55 'Q1 Letra A'.G7:'Q1 Letra A'.G7 'Q1 Letra A'.F16:'Q1 Letra A'.F55 'Q1 Letra A'.A57:'Q1 Letra A'.A216 'Q1 Letra A'.G8:'Q1 Letra A'.G8 'Q1 Letra A'.F57:'Q1 Letra A'.F21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asso </text:p>
          </table:table-cell>
          <table:table-cell office:value-type="string" calcext:value-type="string">
            <text:p><text:s/>Tempo </text:p>
          </table:table-cell>
          <table:table-cell office:value-type="string" calcext:value-type="string">
            <text:p><text:s/>Solução Analítica </text:p>
          </table:table-cell>
          <table:table-cell office:value-type="string" calcext:value-type="string">
            <text:p><text:s/>Euler Implícito </text:p>
          </table:table-cell>
          <table:table-cell office:value-type="string" calcext:value-type="string">
            <text:p><text:s/>Er. Abs. </text:p>
          </table:table-cell>
          <table:table-cell office:value-type="string" calcext:value-type="string">
            <text:p><text:s/>Er. Rel.</text:p>
          </table:table-cell>
          <table:table-cell office:value-type="string" calcext:value-type="string">
            <text:p>Analíti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87.386034" calcext:value-type="float">
            <text:p>1487,386034</text:p>
          </table:table-cell>
          <table:table-cell office:value-type="float" office:value="1750" calcext:value-type="float">
            <text:p>1750</text:p>
          </table:table-cell>
          <table:table-cell office:value-type="float" office:value="262.613966" calcext:value-type="float">
            <text:p>262,613966</text:p>
          </table:table-cell>
          <table:table-cell office:value-type="float" office:value="17.6561" calcext:value-type="float">
            <text:p>17,6561</text:p>
          </table:table-cell>
          <table:table-cell office:value-type="string" calcext:value-type="string">
            <text:p>Euler Imp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25.294736" calcext:value-type="float">
            <text:p>1225,294736</text:p>
          </table:table-cell>
          <table:table-cell office:value-type="float" office:value="1422.628198" calcext:value-type="float">
            <text:p>1422,628198</text:p>
          </table:table-cell>
          <table:table-cell office:value-type="float" office:value="197.333462" calcext:value-type="float">
            <text:p>197,333462</text:p>
          </table:table-cell>
          <table:table-cell office:value-type="float" office:value="16.105" calcext:value-type="float">
            <text:p>16,1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05.416366" calcext:value-type="float">
            <text:p>2005,416366</text:p>
          </table:table-cell>
          <table:table-cell office:value-type="float" office:value="2106.372977" calcext:value-type="float">
            <text:p>2106,372977</text:p>
          </table:table-cell>
          <table:table-cell office:value-type="float" office:value="100.956611" calcext:value-type="float">
            <text:p>100,956611</text:p>
          </table:table-cell>
          <table:table-cell office:value-type="float" office:value="5.0342" calcext:value-type="float">
            <text:p>5,0342</text:p>
          </table:table-cell>
          <table:table-cell office:value-type="string" calcext:value-type="string">
            <text:p>20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58.263375" calcext:value-type="float">
            <text:p>1758,263375</text:p>
          </table:table-cell>
          <table:table-cell office:value-type="float" office:value="1864.664289" calcext:value-type="float">
            <text:p>1864,664289</text:p>
          </table:table-cell>
          <table:table-cell office:value-type="float" office:value="106.400915" calcext:value-type="float">
            <text:p>106,400915</text:p>
          </table:table-cell>
          <table:table-cell office:value-type="float" office:value="6.0515" calcext:value-type="float">
            <text:p>6,0515</text:p>
          </table:table-cell>
          <table:table-cell office:value-type="string" calcext:value-type="string">
            <text:p>5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00.437477" calcext:value-type="float">
            <text:p>1600,437477</text:p>
          </table:table-cell>
          <table:table-cell office:value-type="float" office:value="1698.348554" calcext:value-type="float">
            <text:p>1698,348554</text:p>
          </table:table-cell>
          <table:table-cell office:value-type="float" office:value="97.911076" calcext:value-type="float">
            <text:p>97,911076</text:p>
          </table:table-cell>
          <table:table-cell office:value-type="float" office:value="6.1178" calcext:value-type="float">
            <text:p>6,1178</text:p>
          </table:table-cell>
          <table:table-cell office:value-type="string" calcext:value-type="string">
            <text:p>1,25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87.386034" calcext:value-type="float">
            <text:p>1487,386034</text:p>
          </table:table-cell>
          <table:table-cell office:value-type="float" office:value="1575.27172" calcext:value-type="float">
            <text:p>1575,27172</text:p>
          </table:table-cell>
          <table:table-cell office:value-type="float" office:value="87.885686" calcext:value-type="float">
            <text:p>87,885686</text:p>
          </table:table-cell>
          <table:table-cell office:value-type="float" office:value="5.9087" calcext:value-type="float">
            <text:p>5,9087</text:p>
          </table:table-cell>
          <table:table-cell office:value-type="string" calcext:value-type="string">
            <text:p>0,3125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00.752562" calcext:value-type="float">
            <text:p>1400,752562</text:p>
          </table:table-cell>
          <table:table-cell office:value-type="float" office:value="1479.517797" calcext:value-type="float">
            <text:p>1479,517797</text:p>
          </table:table-cell>
          <table:table-cell office:value-type="float" office:value="78.765235" calcext:value-type="float">
            <text:p>78,765235</text:p>
          </table:table-cell>
          <table:table-cell office:value-type="float" office:value="5.6231" calcext:value-type="float">
            <text:p>5,62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331.335854" calcext:value-type="float">
            <text:p>1331,335854</text:p>
          </table:table-cell>
          <table:table-cell office:value-type="float" office:value="1402.265411" calcext:value-type="float">
            <text:p>1402,265411</text:p>
          </table:table-cell>
          <table:table-cell office:value-type="float" office:value="70.929557" calcext:value-type="float">
            <text:p>70,929557</text:p>
          </table:table-cell>
          <table:table-cell office:value-type="float" office:value="5.3277" calcext:value-type="float">
            <text:p>5,327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273.921895" calcext:value-type="float">
            <text:p>1273,921895</text:p>
          </table:table-cell>
          <table:table-cell office:value-type="float" office:value="1338.204808" calcext:value-type="float">
            <text:p>1338,204808</text:p>
          </table:table-cell>
          <table:table-cell office:value-type="float" office:value="64.282914" calcext:value-type="float">
            <text:p>64,282914</text:p>
          </table:table-cell>
          <table:table-cell office:value-type="float" office:value="5.0461" calcext:value-type="float">
            <text:p>5,04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25.294736" calcext:value-type="float">
            <text:p>1225,294736</text:p>
          </table:table-cell>
          <table:table-cell office:value-type="float" office:value="1283.932954" calcext:value-type="float">
            <text:p>1283,932954</text:p>
          </table:table-cell>
          <table:table-cell office:value-type="float" office:value="58.638219" calcext:value-type="float">
            <text:p>58,638219</text:p>
          </table:table-cell>
          <table:table-cell office:value-type="float" office:value="4.7856" calcext:value-type="float">
            <text:p>4,785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183.343227" calcext:value-type="float">
            <text:p>1183,343227</text:p>
          </table:table-cell>
          <table:table-cell office:value-type="float" office:value="1237.1587" calcext:value-type="float">
            <text:p>1237,1587</text:p>
          </table:table-cell>
          <table:table-cell office:value-type="float" office:value="53.815473" calcext:value-type="float">
            <text:p>53,815473</text:p>
          </table:table-cell>
          <table:table-cell office:value-type="float" office:value="4.5477" calcext:value-type="float">
            <text:p>4,547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146.613505" calcext:value-type="float">
            <text:p>1146,613505</text:p>
          </table:table-cell>
          <table:table-cell office:value-type="float" office:value="1196.27709" calcext:value-type="float">
            <text:p>1196,27709</text:p>
          </table:table-cell>
          <table:table-cell office:value-type="float" office:value="49.663586" calcext:value-type="float">
            <text:p>49,663586</text:p>
          </table:table-cell>
          <table:table-cell office:value-type="float" office:value="4.3313" calcext:value-type="float">
            <text:p>4,3313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2330.562881" calcext:value-type="float">
            <text:p>2330,562881</text:p>
          </table:table-cell>
          <table:table-cell office:value-type="float" office:value="2348.038091" calcext:value-type="float">
            <text:p>2348,038091</text:p>
          </table:table-cell>
          <table:table-cell office:value-type="float" office:value="17.47521" calcext:value-type="float">
            <text:p>17,47521</text:p>
          </table:table-cell>
          <table:table-cell office:value-type="float" office:value="0.7498" calcext:value-type="float">
            <text:p>0,74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199.36267" calcext:value-type="float">
            <text:p>2199,36267</text:p>
          </table:table-cell>
          <table:table-cell office:value-type="float" office:value="2225.421335" calcext:value-type="float">
            <text:p>2225,421335</text:p>
          </table:table-cell>
          <table:table-cell office:value-type="float" office:value="26.058665" calcext:value-type="float">
            <text:p>26,058665</text:p>
          </table:table-cell>
          <table:table-cell office:value-type="float" office:value="1.1848" calcext:value-type="float">
            <text:p>1,18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5" calcext:value-type="float">
            <text:p>3,75</text:p>
          </table:table-cell>
          <table:table-cell office:value-type="float" office:value="2093.470328" calcext:value-type="float">
            <text:p>2093,470328</text:p>
          </table:table-cell>
          <table:table-cell office:value-type="float" office:value="2123.730028" calcext:value-type="float">
            <text:p>2123,730028</text:p>
          </table:table-cell>
          <table:table-cell office:value-type="float" office:value="30.2597" calcext:value-type="float">
            <text:p>30,2597</text:p>
          </table:table-cell>
          <table:table-cell office:value-type="float" office:value="1.4454" calcext:value-type="float">
            <text:p>1,44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5.416366" calcext:value-type="float">
            <text:p>2005,416366</text:p>
          </table:table-cell>
          <table:table-cell office:value-type="float" office:value="2037.567303" calcext:value-type="float">
            <text:p>2037,567303</text:p>
          </table:table-cell>
          <table:table-cell office:value-type="float" office:value="32.150938" calcext:value-type="float">
            <text:p>32,150938</text:p>
          </table:table-cell>
          <table:table-cell office:value-type="float" office:value="1.6032" calcext:value-type="float">
            <text:p>1,6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,25</text:p>
          </table:table-cell>
          <table:table-cell office:value-type="float" office:value="1930.528984" calcext:value-type="float">
            <text:p>1930,528984</text:p>
          </table:table-cell>
          <table:table-cell office:value-type="float" office:value="1963.299284" calcext:value-type="float">
            <text:p>1963,299284</text:p>
          </table:table-cell>
          <table:table-cell office:value-type="float" office:value="32.7703" calcext:value-type="float">
            <text:p>32,7703</text:p>
          </table:table-cell>
          <table:table-cell office:value-type="float" office:value="1.6975" calcext:value-type="float">
            <text:p>1,69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1865.708768" calcext:value-type="float">
            <text:p>1865,708768</text:p>
          </table:table-cell>
          <table:table-cell office:value-type="float" office:value="1898.380231" calcext:value-type="float">
            <text:p>1898,380231</text:p>
          </table:table-cell>
          <table:table-cell office:value-type="float" office:value="32.671464" calcext:value-type="float">
            <text:p>32,671464</text:p>
          </table:table-cell>
          <table:table-cell office:value-type="float" office:value="1.7512" calcext:value-type="float">
            <text:p>1,751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75" calcext:value-type="float">
            <text:p>8,75</text:p>
          </table:table-cell>
          <table:table-cell office:value-type="float" office:value="1808.803512" calcext:value-type="float">
            <text:p>1808,803512</text:p>
          </table:table-cell>
          <table:table-cell office:value-type="float" office:value="1840.967669" calcext:value-type="float">
            <text:p>1840,967669</text:p>
          </table:table-cell>
          <table:table-cell office:value-type="float" office:value="32.164157" calcext:value-type="float">
            <text:p>32,164157</text:p>
          </table:table-cell>
          <table:table-cell office:value-type="float" office:value="1.7782" calcext:value-type="float">
            <text:p>1,778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58.263375" calcext:value-type="float">
            <text:p>1758,263375</text:p>
          </table:table-cell>
          <table:table-cell office:value-type="float" office:value="1789.691315" calcext:value-type="float">
            <text:p>1789,691315</text:p>
          </table:table-cell>
          <table:table-cell office:value-type="float" office:value="31.42794" calcext:value-type="float">
            <text:p>31,42794</text:p>
          </table:table-cell>
          <table:table-cell office:value-type="float" office:value="1.7874" calcext:value-type="float">
            <text:p>1,787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25" calcext:value-type="float">
            <text:p>11,25</text:p>
          </table:table-cell>
          <table:table-cell office:value-type="float" office:value="1712.93862" calcext:value-type="float">
            <text:p>1712,93862</text:p>
          </table:table-cell>
          <table:table-cell office:value-type="float" office:value="1743.508284" calcext:value-type="float">
            <text:p>1743,508284</text:p>
          </table:table-cell>
          <table:table-cell office:value-type="float" office:value="30.569663" calcext:value-type="float">
            <text:p>30,569663</text:p>
          </table:table-cell>
          <table:table-cell office:value-type="float" office:value="1.7846" calcext:value-type="float">
            <text:p>1,784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,5</text:p>
          </table:table-cell>
          <table:table-cell office:value-type="float" office:value="1671.954957" calcext:value-type="float">
            <text:p>1671,954957</text:p>
          </table:table-cell>
          <table:table-cell office:value-type="float" office:value="1701.608991" calcext:value-type="float">
            <text:p>1701,608991</text:p>
          </table:table-cell>
          <table:table-cell office:value-type="float" office:value="29.654034" calcext:value-type="float">
            <text:p>29,654034</text:p>
          </table:table-cell>
          <table:table-cell office:value-type="float" office:value="1.7736" calcext:value-type="float">
            <text:p>1,773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75" calcext:value-type="float">
            <text:p>13,75</text:p>
          </table:table-cell>
          <table:table-cell office:value-type="float" office:value="1634.633483" calcext:value-type="float">
            <text:p>1634,633483</text:p>
          </table:table-cell>
          <table:table-cell office:value-type="float" office:value="1663.354083" calcext:value-type="float">
            <text:p>1663,354083</text:p>
          </table:table-cell>
          <table:table-cell office:value-type="float" office:value="28.7206" calcext:value-type="float">
            <text:p>28,7206</text:p>
          </table:table-cell>
          <table:table-cell office:value-type="float" office:value="1.757" calcext:value-type="float">
            <text:p>1,75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00.437477" calcext:value-type="float">
            <text:p>1600,437477</text:p>
          </table:table-cell>
          <table:table-cell office:value-type="float" office:value="1628.230999" calcext:value-type="float">
            <text:p>1628,230999</text:p>
          </table:table-cell>
          <table:table-cell office:value-type="float" office:value="27.793522" calcext:value-type="float">
            <text:p>27,793522</text:p>
          </table:table-cell>
          <table:table-cell office:value-type="float" office:value="1.7366" calcext:value-type="float">
            <text:p>1,736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.25" calcext:value-type="float">
            <text:p>16,25</text:p>
          </table:table-cell>
          <table:table-cell office:value-type="float" office:value="1568.93597" calcext:value-type="float">
            <text:p>1568,93597</text:p>
          </table:table-cell>
          <table:table-cell office:value-type="float" office:value="1595.823344" calcext:value-type="float">
            <text:p>1595,823344</text:p>
          </table:table-cell>
          <table:table-cell office:value-type="float" office:value="26.887374" calcext:value-type="float">
            <text:p>26,887374</text:p>
          </table:table-cell>
          <table:table-cell office:value-type="float" office:value="1.7137" calcext:value-type="float">
            <text:p>1,713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,5</text:p>
          </table:table-cell>
          <table:table-cell office:value-type="float" office:value="1539.778162" calcext:value-type="float">
            <text:p>1539,778162</text:p>
          </table:table-cell>
          <table:table-cell office:value-type="float" office:value="1565.788841" calcext:value-type="float">
            <text:p>1565,788841</text:p>
          </table:table-cell>
          <table:table-cell office:value-type="float" office:value="26.010679" calcext:value-type="float">
            <text:p>26,010679</text:p>
          </table:table-cell>
          <table:table-cell office:value-type="float" office:value="1.6892" calcext:value-type="float">
            <text:p>1,689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,75</text:p>
          </table:table-cell>
          <table:table-cell office:value-type="float" office:value="1512.675062" calcext:value-type="float">
            <text:p>1512,675062</text:p>
          </table:table-cell>
          <table:table-cell office:value-type="float" office:value="1537.843156" calcext:value-type="float">
            <text:p>1537,843156</text:p>
          </table:table-cell>
          <table:table-cell office:value-type="float" office:value="25.168094" calcext:value-type="float">
            <text:p>25,168094</text:p>
          </table:table-cell>
          <table:table-cell office:value-type="float" office:value="1.6638" calcext:value-type="float">
            <text:p>1,663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487.386034" calcext:value-type="float">
            <text:p>1487,386034</text:p>
          </table:table-cell>
          <table:table-cell office:value-type="float" office:value="1511.747843" calcext:value-type="float">
            <text:p>1511,747843</text:p>
          </table:table-cell>
          <table:table-cell office:value-type="float" office:value="24.361809" calcext:value-type="float">
            <text:p>24,361809</text:p>
          </table:table-cell>
          <table:table-cell office:value-type="float" office:value="1.6379" calcext:value-type="float">
            <text:p>1,637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.25" calcext:value-type="float">
            <text:p>21,25</text:p>
          </table:table-cell>
          <table:table-cell office:value-type="float" office:value="1463.708784" calcext:value-type="float">
            <text:p>1463,708784</text:p>
          </table:table-cell>
          <table:table-cell office:value-type="float" office:value="1487.301219" calcext:value-type="float">
            <text:p>1487,301219</text:p>
          </table:table-cell>
          <table:table-cell office:value-type="float" office:value="23.592435" calcext:value-type="float">
            <text:p>23,592435</text:p>
          </table:table-cell>
          <table:table-cell office:value-type="float" office:value="1.6118" calcext:value-type="float">
            <text:p>1,61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5" calcext:value-type="float">
            <text:p>22,5</text:p>
          </table:table-cell>
          <table:table-cell office:value-type="float" office:value="1441.471777" calcext:value-type="float">
            <text:p>1441,471777</text:p>
          </table:table-cell>
          <table:table-cell office:value-type="float" office:value="1464.331359" calcext:value-type="float">
            <text:p>1464,331359</text:p>
          </table:table-cell>
          <table:table-cell office:value-type="float" office:value="22.859582" calcext:value-type="float">
            <text:p>22,859582</text:p>
          </table:table-cell>
          <table:table-cell office:value-type="float" office:value="1.5859" calcext:value-type="float">
            <text:p>1,585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.75" calcext:value-type="float">
            <text:p>23,75</text:p>
          </table:table-cell>
          <table:table-cell office:value-type="float" office:value="1420.528425" calcext:value-type="float">
            <text:p>1420,528425</text:p>
          </table:table-cell>
          <table:table-cell office:value-type="float" office:value="1442.690669" calcext:value-type="float">
            <text:p>1442,690669</text:p>
          </table:table-cell>
          <table:table-cell office:value-type="float" office:value="22.162244" calcext:value-type="float">
            <text:p>22,162244</text:p>
          </table:table-cell>
          <table:table-cell office:value-type="float" office:value="1.5601" calcext:value-type="float">
            <text:p>1,560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00.752562" calcext:value-type="float">
            <text:p>1400,752562</text:p>
          </table:table-cell>
          <table:table-cell office:value-type="float" office:value="1422.251608" calcext:value-type="float">
            <text:p>1422,251608</text:p>
          </table:table-cell>
          <table:table-cell office:value-type="float" office:value="21.499046" calcext:value-type="float">
            <text:p>21,499046</text:p>
          </table:table-cell>
          <table:table-cell office:value-type="float" office:value="1.5348" calcext:value-type="float">
            <text:p>1,534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25" calcext:value-type="float">
            <text:p>26,25</text:p>
          </table:table-cell>
          <table:table-cell office:value-type="float" office:value="1382.034899" calcext:value-type="float">
            <text:p>1382,034899</text:p>
          </table:table-cell>
          <table:table-cell office:value-type="float" office:value="1402.90331" calcext:value-type="float">
            <text:p>1402,90331</text:p>
          </table:table-cell>
          <table:table-cell office:value-type="float" office:value="20.868411" calcext:value-type="float">
            <text:p>20,868411</text:p>
          </table:table-cell>
          <table:table-cell office:value-type="float" office:value="1.51" calcext:value-type="float">
            <text:p>1,5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.5" calcext:value-type="float">
            <text:p>27,5</text:p>
          </table:table-cell>
          <table:table-cell office:value-type="float" office:value="1364.280197" calcext:value-type="float">
            <text:p>1364,280197</text:p>
          </table:table-cell>
          <table:table-cell office:value-type="float" office:value="1384.548865" calcext:value-type="float">
            <text:p>1384,548865</text:p>
          </table:table-cell>
          <table:table-cell office:value-type="float" office:value="20.268667" calcext:value-type="float">
            <text:p>20,268667</text:p>
          </table:table-cell>
          <table:table-cell office:value-type="float" office:value="1.4857" calcext:value-type="float">
            <text:p>1,485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75" calcext:value-type="float">
            <text:p>28,75</text:p>
          </table:table-cell>
          <table:table-cell office:value-type="float" office:value="1347.405011" calcext:value-type="float">
            <text:p>1347,405011</text:p>
          </table:table-cell>
          <table:table-cell office:value-type="float" office:value="1367.103133" calcext:value-type="float">
            <text:p>1367,103133</text:p>
          </table:table-cell>
          <table:table-cell office:value-type="float" office:value="19.698122" calcext:value-type="float">
            <text:p>19,698122</text:p>
          </table:table-cell>
          <table:table-cell office:value-type="float" office:value="1.4619" calcext:value-type="float">
            <text:p>1,461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331.335854" calcext:value-type="float">
            <text:p>1331,335854</text:p>
          </table:table-cell>
          <table:table-cell office:value-type="float" office:value="1350.490961" calcext:value-type="float">
            <text:p>1350,490961</text:p>
          </table:table-cell>
          <table:table-cell office:value-type="float" office:value="19.155107" calcext:value-type="float">
            <text:p>19,155107</text:p>
          </table:table-cell>
          <table:table-cell office:value-type="float" office:value="1.4388" calcext:value-type="float">
            <text:p>1,438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,25</text:p>
          </table:table-cell>
          <table:table-cell office:value-type="float" office:value="1316.007709" calcext:value-type="float">
            <text:p>1316,007709</text:p>
          </table:table-cell>
          <table:table-cell office:value-type="float" office:value="1334.645715" calcext:value-type="float">
            <text:p>1334,645715</text:p>
          </table:table-cell>
          <table:table-cell office:value-type="float" office:value="18.638005" calcext:value-type="float">
            <text:p>18,638005</text:p>
          </table:table-cell>
          <table:table-cell office:value-type="float" office:value="1.4163" calcext:value-type="float">
            <text:p>1,416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5" calcext:value-type="float">
            <text:p>32,5</text:p>
          </table:table-cell>
          <table:table-cell office:value-type="float" office:value="1301.362802" calcext:value-type="float">
            <text:p>1301,362802</text:p>
          </table:table-cell>
          <table:table-cell office:value-type="float" office:value="1319.508073" calcext:value-type="float">
            <text:p>1319,508073</text:p>
          </table:table-cell>
          <table:table-cell office:value-type="float" office:value="18.14527" calcext:value-type="float">
            <text:p>18,14527</text:p>
          </table:table-cell>
          <table:table-cell office:value-type="float" office:value="1.3943" calcext:value-type="float">
            <text:p>1,39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.75" calcext:value-type="float">
            <text:p>33,75</text:p>
          </table:table-cell>
          <table:table-cell office:value-type="float" office:value="1287.349586" calcext:value-type="float">
            <text:p>1287,349586</text:p>
          </table:table-cell>
          <table:table-cell office:value-type="float" office:value="1305.025021" calcext:value-type="float">
            <text:p>1305,025021</text:p>
          </table:table-cell>
          <table:table-cell office:value-type="float" office:value="17.675435" calcext:value-type="float">
            <text:p>17,675435</text:p>
          </table:table-cell>
          <table:table-cell office:value-type="float" office:value="1.373" calcext:value-type="float">
            <text:p>1,37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273.921895" calcext:value-type="float">
            <text:p>1273,921895</text:p>
          </table:table-cell>
          <table:table-cell office:value-type="float" office:value="1291.149011" calcext:value-type="float">
            <text:p>1291,149011</text:p>
          </table:table-cell>
          <table:table-cell office:value-type="float" office:value="17.227116" calcext:value-type="float">
            <text:p>17,227116</text:p>
          </table:table-cell>
          <table:table-cell office:value-type="float" office:value="1.3523" calcext:value-type="float">
            <text:p>1,352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.25" calcext:value-type="float">
            <text:p>36,25</text:p>
          </table:table-cell>
          <table:table-cell office:value-type="float" office:value="1261.038237" calcext:value-type="float">
            <text:p>1261,038237</text:p>
          </table:table-cell>
          <table:table-cell office:value-type="float" office:value="1277.837252" calcext:value-type="float">
            <text:p>1277,837252</text:p>
          </table:table-cell>
          <table:table-cell office:value-type="float" office:value="16.799015" calcext:value-type="float">
            <text:p>16,799015</text:p>
          </table:table-cell>
          <table:table-cell office:value-type="float" office:value="1.3322" calcext:value-type="float">
            <text:p>1,332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,5</text:p>
          </table:table-cell>
          <table:table-cell office:value-type="float" office:value="1248.661197" calcext:value-type="float">
            <text:p>1248,661197</text:p>
          </table:table-cell>
          <table:table-cell office:value-type="float" office:value="1265.051114" calcext:value-type="float">
            <text:p>1265,051114</text:p>
          </table:table-cell>
          <table:table-cell office:value-type="float" office:value="16.389917" calcext:value-type="float">
            <text:p>16,389917</text:p>
          </table:table-cell>
          <table:table-cell office:value-type="float" office:value="1.3126" calcext:value-type="float">
            <text:p>1,312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.75" calcext:value-type="float">
            <text:p>38,75</text:p>
          </table:table-cell>
          <table:table-cell office:value-type="float" office:value="1236.756931" calcext:value-type="float">
            <text:p>1236,756931</text:p>
          </table:table-cell>
          <table:table-cell office:value-type="float" office:value="1252.755616" calcext:value-type="float">
            <text:p>1252,755616</text:p>
          </table:table-cell>
          <table:table-cell office:value-type="float" office:value="15.998685" calcext:value-type="float">
            <text:p>15,998685</text:p>
          </table:table-cell>
          <table:table-cell office:value-type="float" office:value="1.2936" calcext:value-type="float">
            <text:p>1,293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225.294736" calcext:value-type="float">
            <text:p>1225,294736</text:p>
          </table:table-cell>
          <table:table-cell office:value-type="float" office:value="1240.918996" calcext:value-type="float">
            <text:p>1240,918996</text:p>
          </table:table-cell>
          <table:table-cell office:value-type="float" office:value="15.62426" calcext:value-type="float">
            <text:p>15,62426</text:p>
          </table:table-cell>
          <table:table-cell office:value-type="float" office:value="1.2751" calcext:value-type="float">
            <text:p>1,275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.25" calcext:value-type="float">
            <text:p>41,25</text:p>
          </table:table-cell>
          <table:table-cell office:value-type="float" office:value="1214.246678" calcext:value-type="float">
            <text:p>1214,246678</text:p>
          </table:table-cell>
          <table:table-cell office:value-type="float" office:value="1229.512334" calcext:value-type="float">
            <text:p>1229,512334</text:p>
          </table:table-cell>
          <table:table-cell office:value-type="float" office:value="15.265656" calcext:value-type="float">
            <text:p>15,265656</text:p>
          </table:table-cell>
          <table:table-cell office:value-type="float" office:value="1.2572" calcext:value-type="float">
            <text:p>1,257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.5" calcext:value-type="float">
            <text:p>42,5</text:p>
          </table:table-cell>
          <table:table-cell office:value-type="float" office:value="1203.58728" calcext:value-type="float">
            <text:p>1203,58728</text:p>
          </table:table-cell>
          <table:table-cell office:value-type="float" office:value="1218.509233" calcext:value-type="float">
            <text:p>1218,509233</text:p>
          </table:table-cell>
          <table:table-cell office:value-type="float" office:value="14.921953" calcext:value-type="float">
            <text:p>14,921953</text:p>
          </table:table-cell>
          <table:table-cell office:value-type="float" office:value="1.2398" calcext:value-type="float">
            <text:p>1,239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,75</text:p>
          </table:table-cell>
          <table:table-cell office:value-type="float" office:value="1193.293247" calcext:value-type="float">
            <text:p>1193,293247</text:p>
          </table:table-cell>
          <table:table-cell office:value-type="float" office:value="1207.885542" calcext:value-type="float">
            <text:p>1207,885542</text:p>
          </table:table-cell>
          <table:table-cell office:value-type="float" office:value="14.592295" calcext:value-type="float">
            <text:p>14,592295</text:p>
          </table:table-cell>
          <table:table-cell office:value-type="float" office:value="1.2229" calcext:value-type="float">
            <text:p>1,222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1183.343227" calcext:value-type="float">
            <text:p>1183,343227</text:p>
          </table:table-cell>
          <table:table-cell office:value-type="float" office:value="1197.619112" calcext:value-type="float">
            <text:p>1197,619112</text:p>
          </table:table-cell>
          <table:table-cell office:value-type="float" office:value="14.275885" calcext:value-type="float">
            <text:p>14,275885</text:p>
          </table:table-cell>
          <table:table-cell office:value-type="float" office:value="1.2064" calcext:value-type="float">
            <text:p>1,206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.25" calcext:value-type="float">
            <text:p>46,25</text:p>
          </table:table-cell>
          <table:table-cell office:value-type="float" office:value="1173.717609" calcext:value-type="float">
            <text:p>1173,717609</text:p>
          </table:table-cell>
          <table:table-cell office:value-type="float" office:value="1187.689589" calcext:value-type="float">
            <text:p>1187,689589</text:p>
          </table:table-cell>
          <table:table-cell office:value-type="float" office:value="13.97198" calcext:value-type="float">
            <text:p>13,97198</text:p>
          </table:table-cell>
          <table:table-cell office:value-type="float" office:value="1.1904" calcext:value-type="float">
            <text:p>1,190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.5" calcext:value-type="float">
            <text:p>47,5</text:p>
          </table:table-cell>
          <table:table-cell office:value-type="float" office:value="1164.398339" calcext:value-type="float">
            <text:p>1164,398339</text:p>
          </table:table-cell>
          <table:table-cell office:value-type="float" office:value="1178.078228" calcext:value-type="float">
            <text:p>1178,078228</text:p>
          </table:table-cell>
          <table:table-cell office:value-type="float" office:value="13.679889" calcext:value-type="float">
            <text:p>13,679889</text:p>
          </table:table-cell>
          <table:table-cell office:value-type="float" office:value="1.1748" calcext:value-type="float">
            <text:p>1,174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.75" calcext:value-type="float">
            <text:p>48,75</text:p>
          </table:table-cell>
          <table:table-cell office:value-type="float" office:value="1155.368767" calcext:value-type="float">
            <text:p>1155,368767</text:p>
          </table:table-cell>
          <table:table-cell office:value-type="float" office:value="1168.767733" calcext:value-type="float">
            <text:p>1168,767733</text:p>
          </table:table-cell>
          <table:table-cell office:value-type="float" office:value="13.398967" calcext:value-type="float">
            <text:p>13,398967</text:p>
          </table:table-cell>
          <table:table-cell office:value-type="float" office:value="1.1597" calcext:value-type="float">
            <text:p>1,159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46.613505" calcext:value-type="float">
            <text:p>1146,613505</text:p>
          </table:table-cell>
          <table:table-cell office:value-type="float" office:value="1159.742116" calcext:value-type="float">
            <text:p>1159,742116</text:p>
          </table:table-cell>
          <table:table-cell office:value-type="float" office:value="13.128611" calcext:value-type="float">
            <text:p>13,128611</text:p>
          </table:table-cell>
          <table:table-cell office:value-type="float" office:value="1.145" calcext:value-type="float">
            <text:p>1,1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,3125</text:p>
          </table:table-cell>
          <table:table-cell office:value-type="float" office:value="2453.001043" calcext:value-type="float">
            <text:p>2453,001043</text:p>
          </table:table-cell>
          <table:table-cell office:value-type="float" office:value="2454.62624" calcext:value-type="float">
            <text:p>2454,62624</text:p>
          </table:table-cell>
          <table:table-cell office:value-type="float" office:value="1.625197" calcext:value-type="float">
            <text:p>1,625197</text:p>
          </table:table-cell>
          <table:table-cell office:value-type="float" office:value="0.0663" calcext:value-type="float">
            <text:p>0,066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5" calcext:value-type="float">
            <text:p>0,625</text:p>
          </table:table-cell>
          <table:table-cell office:value-type="float" office:value="2409.348509" calcext:value-type="float">
            <text:p>2409,348509</text:p>
          </table:table-cell>
          <table:table-cell office:value-type="float" office:value="2412.302232" calcext:value-type="float">
            <text:p>2412,302232</text:p>
          </table:table-cell>
          <table:table-cell office:value-type="float" office:value="2.953723" calcext:value-type="float">
            <text:p>2,953723</text:p>
          </table:table-cell>
          <table:table-cell office:value-type="float" office:value="0.1226" calcext:value-type="float">
            <text:p>0,12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75" calcext:value-type="float">
            <text:p>0,9375</text:p>
          </table:table-cell>
          <table:table-cell office:value-type="float" office:value="2368.64652" calcext:value-type="float">
            <text:p>2368,64652</text:p>
          </table:table-cell>
          <table:table-cell office:value-type="float" office:value="2372.690755" calcext:value-type="float">
            <text:p>2372,690755</text:p>
          </table:table-cell>
          <table:table-cell office:value-type="float" office:value="4.044235" calcext:value-type="float">
            <text:p>4,044235</text:p>
          </table:table-cell>
          <table:table-cell office:value-type="float" office:value="0.1707" calcext:value-type="float">
            <text:p>0,17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,25</text:p>
          </table:table-cell>
          <table:table-cell office:value-type="float" office:value="2330.562881" calcext:value-type="float">
            <text:p>2330,562881</text:p>
          </table:table-cell>
          <table:table-cell office:value-type="float" office:value="2335.505033" calcext:value-type="float">
            <text:p>2335,505033</text:p>
          </table:table-cell>
          <table:table-cell office:value-type="float" office:value="4.942152" calcext:value-type="float">
            <text:p>4,942152</text:p>
          </table:table-cell>
          <table:table-cell office:value-type="float" office:value="0.2121" calcext:value-type="float">
            <text:p>0,21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625" calcext:value-type="float">
            <text:p>1,5625</text:p>
          </table:table-cell>
          <table:table-cell office:value-type="float" office:value="2294.816374" calcext:value-type="float">
            <text:p>2294,816374</text:p>
          </table:table-cell>
          <table:table-cell office:value-type="float" office:value="2300.4994" calcext:value-type="float">
            <text:p>2300,4994</text:p>
          </table:table-cell>
          <table:table-cell office:value-type="float" office:value="5.683026" calcext:value-type="float">
            <text:p>5,683026</text:p>
          </table:table-cell>
          <table:table-cell office:value-type="float" office:value="0.2476" calcext:value-type="float">
            <text:p>0,24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75" calcext:value-type="float">
            <text:p>1,875</text:p>
          </table:table-cell>
          <table:table-cell office:value-type="float" office:value="2261.167033" calcext:value-type="float">
            <text:p>2261,167033</text:p>
          </table:table-cell>
          <table:table-cell office:value-type="float" office:value="2267.461997" calcext:value-type="float">
            <text:p>2267,461997</text:p>
          </table:table-cell>
          <table:table-cell office:value-type="float" office:value="6.294964" calcext:value-type="float">
            <text:p>6,294964</text:p>
          </table:table-cell>
          <table:table-cell office:value-type="float" office:value="0.2784" calcext:value-type="float">
            <text:p>0,27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875" calcext:value-type="float">
            <text:p>2,1875</text:p>
          </table:table-cell>
          <table:table-cell office:value-type="float" office:value="2229.408612" calcext:value-type="float">
            <text:p>2229,408612</text:p>
          </table:table-cell>
          <table:table-cell office:value-type="float" office:value="2236.208996" calcext:value-type="float">
            <text:p>2236,208996</text:p>
          </table:table-cell>
          <table:table-cell office:value-type="float" office:value="6.800385" calcext:value-type="float">
            <text:p>6,800385</text:p>
          </table:table-cell>
          <table:table-cell office:value-type="float" office:value="0.305" calcext:value-type="float">
            <text:p>0,3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office:value-type="float" office:value="2199.36267" calcext:value-type="float">
            <text:p>2199,36267</text:p>
          </table:table-cell>
          <table:table-cell office:value-type="float" office:value="2206.579986" calcext:value-type="float">
            <text:p>2206,579986</text:p>
          </table:table-cell>
          <table:table-cell office:value-type="float" office:value="7.217316" calcext:value-type="float">
            <text:p>7,217316</text:p>
          </table:table-cell>
          <table:table-cell office:value-type="float" office:value="0.3282" calcext:value-type="float">
            <text:p>0,328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125" calcext:value-type="float">
            <text:p>2,8125</text:p>
          </table:table-cell>
          <table:table-cell office:value-type="float" office:value="2170.87389" calcext:value-type="float">
            <text:p>2170,87389</text:p>
          </table:table-cell>
          <table:table-cell office:value-type="float" office:value="2178.434256" calcext:value-type="float">
            <text:p>2178,434256</text:p>
          </table:table-cell>
          <table:table-cell office:value-type="float" office:value="7.560366" calcext:value-type="float">
            <text:p>7,560366</text:p>
          </table:table-cell>
          <table:table-cell office:value-type="float" office:value="0.3483" calcext:value-type="float">
            <text:p>0,34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25" calcext:value-type="float">
            <text:p>3,125</text:p>
          </table:table-cell>
          <table:table-cell office:value-type="float" office:value="2143.806327" calcext:value-type="float">
            <text:p>2143,806327</text:p>
          </table:table-cell>
          <table:table-cell office:value-type="float" office:value="2151.647781" calcext:value-type="float">
            <text:p>2151,647781</text:p>
          </table:table-cell>
          <table:table-cell office:value-type="float" office:value="7.841454" calcext:value-type="float">
            <text:p>7,841454</text:p>
          </table:table-cell>
          <table:table-cell office:value-type="float" office:value="0.3658" calcext:value-type="float">
            <text:p>0,365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375" calcext:value-type="float">
            <text:p>3,4375</text:p>
          </table:table-cell>
          <table:table-cell office:value-type="float" office:value="2118.04038" calcext:value-type="float">
            <text:p>2118,04038</text:p>
          </table:table-cell>
          <table:table-cell office:value-type="float" office:value="2126.110744" calcext:value-type="float">
            <text:p>2126,110744</text:p>
          </table:table-cell>
          <table:table-cell office:value-type="float" office:value="8.070363" calcext:value-type="float">
            <text:p>8,070363</text:p>
          </table:table-cell>
          <table:table-cell office:value-type="float" office:value="0.381" calcext:value-type="float">
            <text:p>0,38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75" calcext:value-type="float">
            <text:p>3,75</text:p>
          </table:table-cell>
          <table:table-cell office:value-type="float" office:value="2093.470328" calcext:value-type="float">
            <text:p>2093,470328</text:p>
          </table:table-cell>
          <table:table-cell office:value-type="float" office:value="2101.725503" calcext:value-type="float">
            <text:p>2101,725503</text:p>
          </table:table-cell>
          <table:table-cell office:value-type="float" office:value="8.255175" calcext:value-type="float">
            <text:p>8,255175</text:p>
          </table:table-cell>
          <table:table-cell office:value-type="float" office:value="0.3943" calcext:value-type="float">
            <text:p>0,394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0625" calcext:value-type="float">
            <text:p>4,0625</text:p>
          </table:table-cell>
          <table:table-cell office:value-type="float" office:value="2070.002304" calcext:value-type="float">
            <text:p>2070,002304</text:p>
          </table:table-cell>
          <table:table-cell office:value-type="float" office:value="2078.404903" calcext:value-type="float">
            <text:p>2078,404903</text:p>
          </table:table-cell>
          <table:table-cell office:value-type="float" office:value="8.402599" calcext:value-type="float">
            <text:p>8,402599</text:p>
          </table:table-cell>
          <table:table-cell office:value-type="float" office:value="0.4059" calcext:value-type="float">
            <text:p>0,405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375" calcext:value-type="float">
            <text:p>4,375</text:p>
          </table:table-cell>
          <table:table-cell office:value-type="float" office:value="2047.552625" calcext:value-type="float">
            <text:p>2047,552625</text:p>
          </table:table-cell>
          <table:table-cell office:value-type="float" office:value="2056.070858" calcext:value-type="float">
            <text:p>2056,070858</text:p>
          </table:table-cell>
          <table:table-cell office:value-type="float" office:value="8.518234" calcext:value-type="float">
            <text:p>8,518234</text:p>
          </table:table-cell>
          <table:table-cell office:value-type="float" office:value="0.416" calcext:value-type="float">
            <text:p>0,4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6875" calcext:value-type="float">
            <text:p>4,6875</text:p>
          </table:table-cell>
          <table:table-cell office:value-type="float" office:value="2026.0464" calcext:value-type="float">
            <text:p>2026,0464</text:p>
          </table:table-cell>
          <table:table-cell office:value-type="float" office:value="2034.653171" calcext:value-type="float">
            <text:p>2034,653171</text:p>
          </table:table-cell>
          <table:table-cell office:value-type="float" office:value="8.606771" calcext:value-type="float">
            <text:p>8,606771</text:p>
          </table:table-cell>
          <table:table-cell office:value-type="float" office:value="0.4248" calcext:value-type="float">
            <text:p>0,424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5.416366" calcext:value-type="float">
            <text:p>2005,416366</text:p>
          </table:table-cell>
          <table:table-cell office:value-type="float" office:value="2014.08853" calcext:value-type="float">
            <text:p>2014,08853</text:p>
          </table:table-cell>
          <table:table-cell office:value-type="float" office:value="8.672164" calcext:value-type="float">
            <text:p>8,672164</text:p>
          </table:table-cell>
          <table:table-cell office:value-type="float" office:value="0.4324" calcext:value-type="float">
            <text:p>0,43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3125" calcext:value-type="float">
            <text:p>5,3125</text:p>
          </table:table-cell>
          <table:table-cell office:value-type="float" office:value="1985.601908" calcext:value-type="float">
            <text:p>1985,601908</text:p>
          </table:table-cell>
          <table:table-cell office:value-type="float" office:value="1994.31966" calcext:value-type="float">
            <text:p>1994,31966</text:p>
          </table:table-cell>
          <table:table-cell office:value-type="float" office:value="8.717752" calcext:value-type="float">
            <text:p>8,717752</text:p>
          </table:table-cell>
          <table:table-cell office:value-type="float" office:value="0.439" calcext:value-type="float">
            <text:p>0,43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625" calcext:value-type="float">
            <text:p>5,625</text:p>
          </table:table-cell>
          <table:table-cell office:value-type="float" office:value="1966.54823" calcext:value-type="float">
            <text:p>1966,54823</text:p>
          </table:table-cell>
          <table:table-cell office:value-type="float" office:value="1975.294599" calcext:value-type="float">
            <text:p>1975,294599</text:p>
          </table:table-cell>
          <table:table-cell office:value-type="float" office:value="8.746369" calcext:value-type="float">
            <text:p>8,746369</text:p>
          </table:table-cell>
          <table:table-cell office:value-type="float" office:value="0.4448" calcext:value-type="float">
            <text:p>0,444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9375" calcext:value-type="float">
            <text:p>5,9375</text:p>
          </table:table-cell>
          <table:table-cell office:value-type="float" office:value="1948.205647" calcext:value-type="float">
            <text:p>1948,205647</text:p>
          </table:table-cell>
          <table:table-cell office:value-type="float" office:value="1956.966074" calcext:value-type="float">
            <text:p>1956,966074</text:p>
          </table:table-cell>
          <table:table-cell office:value-type="float" office:value="8.760427" calcext:value-type="float">
            <text:p>8,760427</text:p>
          </table:table-cell>
          <table:table-cell office:value-type="float" office:value="0.4497" calcext:value-type="float">
            <text:p>0,449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25" calcext:value-type="float">
            <text:p>6,25</text:p>
          </table:table-cell>
          <table:table-cell office:value-type="float" office:value="1930.528984" calcext:value-type="float">
            <text:p>1930,528984</text:p>
          </table:table-cell>
          <table:table-cell office:value-type="float" office:value="1939.290971" calcext:value-type="float">
            <text:p>1939,290971</text:p>
          </table:table-cell>
          <table:table-cell office:value-type="float" office:value="8.761986" calcext:value-type="float">
            <text:p>8,761986</text:p>
          </table:table-cell>
          <table:table-cell office:value-type="float" office:value="0.4539" calcext:value-type="float">
            <text:p>0,453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5625" calcext:value-type="float">
            <text:p>6,5625</text:p>
          </table:table-cell>
          <table:table-cell office:value-type="float" office:value="1913.477059" calcext:value-type="float">
            <text:p>1913,477059</text:p>
          </table:table-cell>
          <table:table-cell office:value-type="float" office:value="1922.229871" calcext:value-type="float">
            <text:p>1922,229871</text:p>
          </table:table-cell>
          <table:table-cell office:value-type="float" office:value="8.752812" calcext:value-type="float">
            <text:p>8,752812</text:p>
          </table:table-cell>
          <table:table-cell office:value-type="float" office:value="0.4574" calcext:value-type="float">
            <text:p>0,45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875" calcext:value-type="float">
            <text:p>6,875</text:p>
          </table:table-cell>
          <table:table-cell office:value-type="float" office:value="1897.012231" calcext:value-type="float">
            <text:p>1897,012231</text:p>
          </table:table-cell>
          <table:table-cell office:value-type="float" office:value="1905.746651" calcext:value-type="float">
            <text:p>1905,746651</text:p>
          </table:table-cell>
          <table:table-cell office:value-type="float" office:value="8.734421" calcext:value-type="float">
            <text:p>8,734421</text:p>
          </table:table-cell>
          <table:table-cell office:value-type="float" office:value="0.4604" calcext:value-type="float">
            <text:p>0,46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875" calcext:value-type="float">
            <text:p>7,1875</text:p>
          </table:table-cell>
          <table:table-cell office:value-type="float" office:value="1881.10002" calcext:value-type="float">
            <text:p>1881,10002</text:p>
          </table:table-cell>
          <table:table-cell office:value-type="float" office:value="1889.808137" calcext:value-type="float">
            <text:p>1889,808137</text:p>
          </table:table-cell>
          <table:table-cell office:value-type="float" office:value="8.708117" calcext:value-type="float">
            <text:p>8,708117</text:p>
          </table:table-cell>
          <table:table-cell office:value-type="float" office:value="0.4629" calcext:value-type="float">
            <text:p>0,46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5" calcext:value-type="float">
            <text:p>7,5</text:p>
          </table:table-cell>
          <table:table-cell office:value-type="float" office:value="1865.708768" calcext:value-type="float">
            <text:p>1865,708768</text:p>
          </table:table-cell>
          <table:table-cell office:value-type="float" office:value="1874.383795" calcext:value-type="float">
            <text:p>1874,383795</text:p>
          </table:table-cell>
          <table:table-cell office:value-type="float" office:value="8.675027" calcext:value-type="float">
            <text:p>8,675027</text:p>
          </table:table-cell>
          <table:table-cell office:value-type="float" office:value="0.465" calcext:value-type="float">
            <text:p>0,4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8125" calcext:value-type="float">
            <text:p>7,8125</text:p>
          </table:table-cell>
          <table:table-cell office:value-type="float" office:value="1850.809344" calcext:value-type="float">
            <text:p>1850,809344</text:p>
          </table:table-cell>
          <table:table-cell office:value-type="float" office:value="1859.445471" calcext:value-type="float">
            <text:p>1859,445471</text:p>
          </table:table-cell>
          <table:table-cell office:value-type="float" office:value="8.636127" calcext:value-type="float">
            <text:p>8,636127</text:p>
          </table:table-cell>
          <table:table-cell office:value-type="float" office:value="0.4666" calcext:value-type="float">
            <text:p>0,466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125" calcext:value-type="float">
            <text:p>8,125</text:p>
          </table:table-cell>
          <table:table-cell office:value-type="float" office:value="1836.374892" calcext:value-type="float">
            <text:p>1836,374892</text:p>
          </table:table-cell>
          <table:table-cell office:value-type="float" office:value="1844.967153" calcext:value-type="float">
            <text:p>1844,967153</text:p>
          </table:table-cell>
          <table:table-cell office:value-type="float" office:value="8.59226" calcext:value-type="float">
            <text:p>8,59226</text:p>
          </table:table-cell>
          <table:table-cell office:value-type="float" office:value="0.4679" calcext:value-type="float">
            <text:p>0,467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4375" calcext:value-type="float">
            <text:p>8,4375</text:p>
          </table:table-cell>
          <table:table-cell office:value-type="float" office:value="1822.380602" calcext:value-type="float">
            <text:p>1822,380602</text:p>
          </table:table-cell>
          <table:table-cell office:value-type="float" office:value="1830.924763" calcext:value-type="float">
            <text:p>1830,924763</text:p>
          </table:table-cell>
          <table:table-cell office:value-type="float" office:value="8.544161" calcext:value-type="float">
            <text:p>8,544161</text:p>
          </table:table-cell>
          <table:table-cell office:value-type="float" office:value="0.4688" calcext:value-type="float">
            <text:p>0,468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75" calcext:value-type="float">
            <text:p>8,75</text:p>
          </table:table-cell>
          <table:table-cell office:value-type="float" office:value="1808.803512" calcext:value-type="float">
            <text:p>1808,803512</text:p>
          </table:table-cell>
          <table:table-cell office:value-type="float" office:value="1817.295979" calcext:value-type="float">
            <text:p>1817,295979</text:p>
          </table:table-cell>
          <table:table-cell office:value-type="float" office:value="8.492467" calcext:value-type="float">
            <text:p>8,492467</text:p>
          </table:table-cell>
          <table:table-cell office:value-type="float" office:value="0.4695" calcext:value-type="float">
            <text:p>0,469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0625" calcext:value-type="float">
            <text:p>9,0625</text:p>
          </table:table-cell>
          <table:table-cell office:value-type="float" office:value="1795.622335" calcext:value-type="float">
            <text:p>1795,622335</text:p>
          </table:table-cell>
          <table:table-cell office:value-type="float" office:value="1804.060069" calcext:value-type="float">
            <text:p>1804,060069</text:p>
          </table:table-cell>
          <table:table-cell office:value-type="float" office:value="8.437734" calcext:value-type="float">
            <text:p>8,437734</text:p>
          </table:table-cell>
          <table:table-cell office:value-type="float" office:value="0.4699" calcext:value-type="float">
            <text:p>0,469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375" calcext:value-type="float">
            <text:p>9,375</text:p>
          </table:table-cell>
          <table:table-cell office:value-type="float" office:value="1782.817302" calcext:value-type="float">
            <text:p>1782,817302</text:p>
          </table:table-cell>
          <table:table-cell office:value-type="float" office:value="1791.197749" calcext:value-type="float">
            <text:p>1791,197749</text:p>
          </table:table-cell>
          <table:table-cell office:value-type="float" office:value="8.380447" calcext:value-type="float">
            <text:p>8,380447</text:p>
          </table:table-cell>
          <table:table-cell office:value-type="float" office:value="0.4701" calcext:value-type="float">
            <text:p>0,470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6875" calcext:value-type="float">
            <text:p>9,6875</text:p>
          </table:table-cell>
          <table:table-cell office:value-type="float" office:value="1770.370026" calcext:value-type="float">
            <text:p>1770,370026</text:p>
          </table:table-cell>
          <table:table-cell office:value-type="float" office:value="1778.691054" calcext:value-type="float">
            <text:p>1778,691054</text:p>
          </table:table-cell>
          <table:table-cell office:value-type="float" office:value="8.321028" calcext:value-type="float">
            <text:p>8,321028</text:p>
          </table:table-cell>
          <table:table-cell office:value-type="float" office:value="0.47" calcext:value-type="float">
            <text:p>0,4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758.263375" calcext:value-type="float">
            <text:p>1758,263375</text:p>
          </table:table-cell>
          <table:table-cell office:value-type="float" office:value="1766.523222" calcext:value-type="float">
            <text:p>1766,523222</text:p>
          </table:table-cell>
          <table:table-cell office:value-type="float" office:value="8.259848" calcext:value-type="float">
            <text:p>8,259848</text:p>
          </table:table-cell>
          <table:table-cell office:value-type="float" office:value="0.4698" calcext:value-type="float">
            <text:p>0,469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3125" calcext:value-type="float">
            <text:p>10,3125</text:p>
          </table:table-cell>
          <table:table-cell office:value-type="float" office:value="1746.481368" calcext:value-type="float">
            <text:p>1746,481368</text:p>
          </table:table-cell>
          <table:table-cell office:value-type="float" office:value="1754.678597" calcext:value-type="float">
            <text:p>1754,678597</text:p>
          </table:table-cell>
          <table:table-cell office:value-type="float" office:value="8.197229" calcext:value-type="float">
            <text:p>8,197229</text:p>
          </table:table-cell>
          <table:table-cell office:value-type="float" office:value="0.4694" calcext:value-type="float">
            <text:p>0,469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625" calcext:value-type="float">
            <text:p>10,625</text:p>
          </table:table-cell>
          <table:table-cell office:value-type="float" office:value="1735.009072" calcext:value-type="float">
            <text:p>1735,009072</text:p>
          </table:table-cell>
          <table:table-cell office:value-type="float" office:value="1743.142528" calcext:value-type="float">
            <text:p>1743,142528</text:p>
          </table:table-cell>
          <table:table-cell office:value-type="float" office:value="8.133456" calcext:value-type="float">
            <text:p>8,133456</text:p>
          </table:table-cell>
          <table:table-cell office:value-type="float" office:value="0.4688" calcext:value-type="float">
            <text:p>0,468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.9375" calcext:value-type="float">
            <text:p>10,9375</text:p>
          </table:table-cell>
          <table:table-cell office:value-type="float" office:value="1723.832519" calcext:value-type="float">
            <text:p>1723,832519</text:p>
          </table:table-cell>
          <table:table-cell office:value-type="float" office:value="1731.901295" calcext:value-type="float">
            <text:p>1731,901295</text:p>
          </table:table-cell>
          <table:table-cell office:value-type="float" office:value="8.068777" calcext:value-type="float">
            <text:p>8,068777</text:p>
          </table:table-cell>
          <table:table-cell office:value-type="float" office:value="0.4681" calcext:value-type="float">
            <text:p>0,468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25" calcext:value-type="float">
            <text:p>11,25</text:p>
          </table:table-cell>
          <table:table-cell office:value-type="float" office:value="1712.93862" calcext:value-type="float">
            <text:p>1712,93862</text:p>
          </table:table-cell>
          <table:table-cell office:value-type="float" office:value="1720.942028" calcext:value-type="float">
            <text:p>1720,942028</text:p>
          </table:table-cell>
          <table:table-cell office:value-type="float" office:value="8.003407" calcext:value-type="float">
            <text:p>8,003407</text:p>
          </table:table-cell>
          <table:table-cell office:value-type="float" office:value="0.4672" calcext:value-type="float">
            <text:p>0,467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5625" calcext:value-type="float">
            <text:p>11,5625</text:p>
          </table:table-cell>
          <table:table-cell office:value-type="float" office:value="1702.315103" calcext:value-type="float">
            <text:p>1702,315103</text:p>
          </table:table-cell>
          <table:table-cell office:value-type="float" office:value="1710.252642" calcext:value-type="float">
            <text:p>1710,252642</text:p>
          </table:table-cell>
          <table:table-cell office:value-type="float" office:value="7.937539" calcext:value-type="float">
            <text:p>7,937539</text:p>
          </table:table-cell>
          <table:table-cell office:value-type="float" office:value="0.4663" calcext:value-type="float">
            <text:p>0,466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875" calcext:value-type="float">
            <text:p>11,875</text:p>
          </table:table-cell>
          <table:table-cell office:value-type="float" office:value="1691.950439" calcext:value-type="float">
            <text:p>1691,950439</text:p>
          </table:table-cell>
          <table:table-cell office:value-type="float" office:value="1699.821777" calcext:value-type="float">
            <text:p>1699,821777</text:p>
          </table:table-cell>
          <table:table-cell office:value-type="float" office:value="7.871338" calcext:value-type="float">
            <text:p>7,871338</text:p>
          </table:table-cell>
          <table:table-cell office:value-type="float" office:value="0.4652" calcext:value-type="float">
            <text:p>0,465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1875" calcext:value-type="float">
            <text:p>12,1875</text:p>
          </table:table-cell>
          <table:table-cell office:value-type="float" office:value="1681.83379" calcext:value-type="float">
            <text:p>1681,83379</text:p>
          </table:table-cell>
          <table:table-cell office:value-type="float" office:value="1689.638742" calcext:value-type="float">
            <text:p>1689,638742</text:p>
          </table:table-cell>
          <table:table-cell office:value-type="float" office:value="7.804951" calcext:value-type="float">
            <text:p>7,804951</text:p>
          </table:table-cell>
          <table:table-cell office:value-type="float" office:value="0.4641" calcext:value-type="float">
            <text:p>0,464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5" calcext:value-type="float">
            <text:p>12,5</text:p>
          </table:table-cell>
          <table:table-cell office:value-type="float" office:value="1671.954957" calcext:value-type="float">
            <text:p>1671,954957</text:p>
          </table:table-cell>
          <table:table-cell office:value-type="float" office:value="1679.693463" calcext:value-type="float">
            <text:p>1679,693463</text:p>
          </table:table-cell>
          <table:table-cell office:value-type="float" office:value="7.738506" calcext:value-type="float">
            <text:p>7,738506</text:p>
          </table:table-cell>
          <table:table-cell office:value-type="float" office:value="0.4628" calcext:value-type="float">
            <text:p>0,462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8125" calcext:value-type="float">
            <text:p>12,8125</text:p>
          </table:table-cell>
          <table:table-cell office:value-type="float" office:value="1662.304326" calcext:value-type="float">
            <text:p>1662,304326</text:p>
          </table:table-cell>
          <table:table-cell office:value-type="float" office:value="1669.97644" calcext:value-type="float">
            <text:p>1669,97644</text:p>
          </table:table-cell>
          <table:table-cell office:value-type="float" office:value="7.672114" calcext:value-type="float">
            <text:p>7,672114</text:p>
          </table:table-cell>
          <table:table-cell office:value-type="float" office:value="0.4615" calcext:value-type="float">
            <text:p>0,461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125" calcext:value-type="float">
            <text:p>13,125</text:p>
          </table:table-cell>
          <table:table-cell office:value-type="float" office:value="1652.872832" calcext:value-type="float">
            <text:p>1652,872832</text:p>
          </table:table-cell>
          <table:table-cell office:value-type="float" office:value="1660.478705" calcext:value-type="float">
            <text:p>1660,478705</text:p>
          </table:table-cell>
          <table:table-cell office:value-type="float" office:value="7.605873" calcext:value-type="float">
            <text:p>7,605873</text:p>
          </table:table-cell>
          <table:table-cell office:value-type="float" office:value="0.4602" calcext:value-type="float">
            <text:p>0,460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.4375" calcext:value-type="float">
            <text:p>13,4375</text:p>
          </table:table-cell>
          <table:table-cell office:value-type="float" office:value="1643.651915" calcext:value-type="float">
            <text:p>1643,651915</text:p>
          </table:table-cell>
          <table:table-cell office:value-type="float" office:value="1651.191783" calcext:value-type="float">
            <text:p>1651,191783</text:p>
          </table:table-cell>
          <table:table-cell office:value-type="float" office:value="7.539868" calcext:value-type="float">
            <text:p>7,539868</text:p>
          </table:table-cell>
          <table:table-cell office:value-type="float" office:value="0.4587" calcext:value-type="float">
            <text:p>0,458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75" calcext:value-type="float">
            <text:p>13,75</text:p>
          </table:table-cell>
          <table:table-cell office:value-type="float" office:value="1634.633483" calcext:value-type="float">
            <text:p>1634,633483</text:p>
          </table:table-cell>
          <table:table-cell office:value-type="float" office:value="1642.107657" calcext:value-type="float">
            <text:p>1642,107657</text:p>
          </table:table-cell>
          <table:table-cell office:value-type="float" office:value="7.474174" calcext:value-type="float">
            <text:p>7,474174</text:p>
          </table:table-cell>
          <table:table-cell office:value-type="float" office:value="0.4572" calcext:value-type="float">
            <text:p>0,457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0625" calcext:value-type="float">
            <text:p>14,0625</text:p>
          </table:table-cell>
          <table:table-cell office:value-type="float" office:value="1625.809883" calcext:value-type="float">
            <text:p>1625,809883</text:p>
          </table:table-cell>
          <table:table-cell office:value-type="float" office:value="1633.218739" calcext:value-type="float">
            <text:p>1633,218739</text:p>
          </table:table-cell>
          <table:table-cell office:value-type="float" office:value="7.408856" calcext:value-type="float">
            <text:p>7,408856</text:p>
          </table:table-cell>
          <table:table-cell office:value-type="float" office:value="0.4557" calcext:value-type="float">
            <text:p>0,455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375" calcext:value-type="float">
            <text:p>14,375</text:p>
          </table:table-cell>
          <table:table-cell office:value-type="float" office:value="1617.173869" calcext:value-type="float">
            <text:p>1617,173869</text:p>
          </table:table-cell>
          <table:table-cell office:value-type="float" office:value="1624.517836" calcext:value-type="float">
            <text:p>1624,517836</text:p>
          </table:table-cell>
          <table:table-cell office:value-type="float" office:value="7.343968" calcext:value-type="float">
            <text:p>7,343968</text:p>
          </table:table-cell>
          <table:table-cell office:value-type="float" office:value="0.4541" calcext:value-type="float">
            <text:p>0,454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6875" calcext:value-type="float">
            <text:p>14,6875</text:p>
          </table:table-cell>
          <table:table-cell office:value-type="float" office:value="1608.718571" calcext:value-type="float">
            <text:p>1608,718571</text:p>
          </table:table-cell>
          <table:table-cell office:value-type="float" office:value="1615.99813" calcext:value-type="float">
            <text:p>1615,99813</text:p>
          </table:table-cell>
          <table:table-cell office:value-type="float" office:value="7.279559" calcext:value-type="float">
            <text:p>7,279559</text:p>
          </table:table-cell>
          <table:table-cell office:value-type="float" office:value="0.4525" calcext:value-type="float">
            <text:p>0,45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600.437477" calcext:value-type="float">
            <text:p>1600,437477</text:p>
          </table:table-cell>
          <table:table-cell office:value-type="float" office:value="1607.653149" calcext:value-type="float">
            <text:p>1607,653149</text:p>
          </table:table-cell>
          <table:table-cell office:value-type="float" office:value="7.215671" calcext:value-type="float">
            <text:p>7,215671</text:p>
          </table:table-cell>
          <table:table-cell office:value-type="float" office:value="0.4509" calcext:value-type="float">
            <text:p>0,450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3125" calcext:value-type="float">
            <text:p>15,3125</text:p>
          </table:table-cell>
          <table:table-cell office:value-type="float" office:value="1592.324402" calcext:value-type="float">
            <text:p>1592,324402</text:p>
          </table:table-cell>
          <table:table-cell office:value-type="float" office:value="1599.476742" calcext:value-type="float">
            <text:p>1599,476742</text:p>
          </table:table-cell>
          <table:table-cell office:value-type="float" office:value="7.15234" calcext:value-type="float">
            <text:p>7,15234</text:p>
          </table:table-cell>
          <table:table-cell office:value-type="float" office:value="0.4492" calcext:value-type="float">
            <text:p>0,449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625" calcext:value-type="float">
            <text:p>15,625</text:p>
          </table:table-cell>
          <table:table-cell office:value-type="float" office:value="1584.373471" calcext:value-type="float">
            <text:p>1584,373471</text:p>
          </table:table-cell>
          <table:table-cell office:value-type="float" office:value="1591.463067" calcext:value-type="float">
            <text:p>1591,463067</text:p>
          </table:table-cell>
          <table:table-cell office:value-type="float" office:value="7.089596" calcext:value-type="float">
            <text:p>7,089596</text:p>
          </table:table-cell>
          <table:table-cell office:value-type="float" office:value="0.4475" calcext:value-type="float">
            <text:p>0,447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9375" calcext:value-type="float">
            <text:p>15,9375</text:p>
          </table:table-cell>
          <table:table-cell office:value-type="float" office:value="1576.579099" calcext:value-type="float">
            <text:p>1576,579099</text:p>
          </table:table-cell>
          <table:table-cell office:value-type="float" office:value="1583.606563" calcext:value-type="float">
            <text:p>1583,606563</text:p>
          </table:table-cell>
          <table:table-cell office:value-type="float" office:value="7.027464" calcext:value-type="float">
            <text:p>7,027464</text:p>
          </table:table-cell>
          <table:table-cell office:value-type="float" office:value="0.4457" calcext:value-type="float">
            <text:p>0,445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25" calcext:value-type="float">
            <text:p>16,25</text:p>
          </table:table-cell>
          <table:table-cell office:value-type="float" office:value="1568.93597" calcext:value-type="float">
            <text:p>1568,93597</text:p>
          </table:table-cell>
          <table:table-cell office:value-type="float" office:value="1575.901936" calcext:value-type="float">
            <text:p>1575,901936</text:p>
          </table:table-cell>
          <table:table-cell office:value-type="float" office:value="6.965966" calcext:value-type="float">
            <text:p>6,965966</text:p>
          </table:table-cell>
          <table:table-cell office:value-type="float" office:value="0.444" calcext:value-type="float">
            <text:p>0,44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5625" calcext:value-type="float">
            <text:p>16,5625</text:p>
          </table:table-cell>
          <table:table-cell office:value-type="float" office:value="1561.439023" calcext:value-type="float">
            <text:p>1561,439023</text:p>
          </table:table-cell>
          <table:table-cell office:value-type="float" office:value="1568.344143" calcext:value-type="float">
            <text:p>1568,344143</text:p>
          </table:table-cell>
          <table:table-cell office:value-type="float" office:value="6.90512" calcext:value-type="float">
            <text:p>6,90512</text:p>
          </table:table-cell>
          <table:table-cell office:value-type="float" office:value="0.4422" calcext:value-type="float">
            <text:p>0,442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875" calcext:value-type="float">
            <text:p>16,875</text:p>
          </table:table-cell>
          <table:table-cell office:value-type="float" office:value="1554.083437" calcext:value-type="float">
            <text:p>1554,083437</text:p>
          </table:table-cell>
          <table:table-cell office:value-type="float" office:value="1560.928376" calcext:value-type="float">
            <text:p>1560,928376</text:p>
          </table:table-cell>
          <table:table-cell office:value-type="float" office:value="6.84494" calcext:value-type="float">
            <text:p>6,84494</text:p>
          </table:table-cell>
          <table:table-cell office:value-type="float" office:value="0.4404" calcext:value-type="float">
            <text:p>0,440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.1875" calcext:value-type="float">
            <text:p>17,1875</text:p>
          </table:table-cell>
          <table:table-cell office:value-type="float" office:value="1546.864612" calcext:value-type="float">
            <text:p>1546,864612</text:p>
          </table:table-cell>
          <table:table-cell office:value-type="float" office:value="1553.650049" calcext:value-type="float">
            <text:p>1553,650049</text:p>
          </table:table-cell>
          <table:table-cell office:value-type="float" office:value="6.785437" calcext:value-type="float">
            <text:p>6,785437</text:p>
          </table:table-cell>
          <table:table-cell office:value-type="float" office:value="0.4387" calcext:value-type="float">
            <text:p>0,438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.5" calcext:value-type="float">
            <text:p>17,5</text:p>
          </table:table-cell>
          <table:table-cell office:value-type="float" office:value="1539.778162" calcext:value-type="float">
            <text:p>1539,778162</text:p>
          </table:table-cell>
          <table:table-cell office:value-type="float" office:value="1546.504783" calcext:value-type="float">
            <text:p>1546,504783</text:p>
          </table:table-cell>
          <table:table-cell office:value-type="float" office:value="6.726621" calcext:value-type="float">
            <text:p>6,726621</text:p>
          </table:table-cell>
          <table:table-cell office:value-type="float" office:value="0.4369" calcext:value-type="float">
            <text:p>0,436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.8125" calcext:value-type="float">
            <text:p>17,8125</text:p>
          </table:table-cell>
          <table:table-cell office:value-type="float" office:value="1532.819897" calcext:value-type="float">
            <text:p>1532,819897</text:p>
          </table:table-cell>
          <table:table-cell office:value-type="float" office:value="1539.488396" calcext:value-type="float">
            <text:p>1539,488396</text:p>
          </table:table-cell>
          <table:table-cell office:value-type="float" office:value="6.668498" calcext:value-type="float">
            <text:p>6,668498</text:p>
          </table:table-cell>
          <table:table-cell office:value-type="float" office:value="0.435" calcext:value-type="float">
            <text:p>0,43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.125" calcext:value-type="float">
            <text:p>18,125</text:p>
          </table:table-cell>
          <table:table-cell office:value-type="float" office:value="1525.985815" calcext:value-type="float">
            <text:p>1525,985815</text:p>
          </table:table-cell>
          <table:table-cell office:value-type="float" office:value="1532.596889" calcext:value-type="float">
            <text:p>1532,596889</text:p>
          </table:table-cell>
          <table:table-cell office:value-type="float" office:value="6.611074" calcext:value-type="float">
            <text:p>6,611074</text:p>
          </table:table-cell>
          <table:table-cell office:value-type="float" office:value="0.4332" calcext:value-type="float">
            <text:p>0,433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.4375" calcext:value-type="float">
            <text:p>18,4375</text:p>
          </table:table-cell>
          <table:table-cell office:value-type="float" office:value="1519.27209" calcext:value-type="float">
            <text:p>1519,27209</text:p>
          </table:table-cell>
          <table:table-cell office:value-type="float" office:value="1525.82644" calcext:value-type="float">
            <text:p>1525,82644</text:p>
          </table:table-cell>
          <table:table-cell office:value-type="float" office:value="6.55435" calcext:value-type="float">
            <text:p>6,55435</text:p>
          </table:table-cell>
          <table:table-cell office:value-type="float" office:value="0.4314" calcext:value-type="float">
            <text:p>0,431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75" calcext:value-type="float">
            <text:p>18,75</text:p>
          </table:table-cell>
          <table:table-cell office:value-type="float" office:value="1512.675062" calcext:value-type="float">
            <text:p>1512,675062</text:p>
          </table:table-cell>
          <table:table-cell office:value-type="float" office:value="1519.173391" calcext:value-type="float">
            <text:p>1519,173391</text:p>
          </table:table-cell>
          <table:table-cell office:value-type="float" office:value="6.498329" calcext:value-type="float">
            <text:p>6,498329</text:p>
          </table:table-cell>
          <table:table-cell office:value-type="float" office:value="0.4296" calcext:value-type="float">
            <text:p>0,429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.0625" calcext:value-type="float">
            <text:p>19,0625</text:p>
          </table:table-cell>
          <table:table-cell office:value-type="float" office:value="1506.191227" calcext:value-type="float">
            <text:p>1506,191227</text:p>
          </table:table-cell>
          <table:table-cell office:value-type="float" office:value="1512.634237" calcext:value-type="float">
            <text:p>1512,634237</text:p>
          </table:table-cell>
          <table:table-cell office:value-type="float" office:value="6.44301" calcext:value-type="float">
            <text:p>6,44301</text:p>
          </table:table-cell>
          <table:table-cell office:value-type="float" office:value="0.4278" calcext:value-type="float">
            <text:p>0,427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.375" calcext:value-type="float">
            <text:p>19,375</text:p>
          </table:table-cell>
          <table:table-cell office:value-type="float" office:value="1499.817232" calcext:value-type="float">
            <text:p>1499,817232</text:p>
          </table:table-cell>
          <table:table-cell office:value-type="float" office:value="1506.205623" calcext:value-type="float">
            <text:p>1506,205623</text:p>
          </table:table-cell>
          <table:table-cell office:value-type="float" office:value="6.388391" calcext:value-type="float">
            <text:p>6,388391</text:p>
          </table:table-cell>
          <table:table-cell office:value-type="float" office:value="0.4259" calcext:value-type="float">
            <text:p>0,425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.6875" calcext:value-type="float">
            <text:p>19,6875</text:p>
          </table:table-cell>
          <table:table-cell office:value-type="float" office:value="1493.549861" calcext:value-type="float">
            <text:p>1493,549861</text:p>
          </table:table-cell>
          <table:table-cell office:value-type="float" office:value="1499.884333" calcext:value-type="float">
            <text:p>1499,884333</text:p>
          </table:table-cell>
          <table:table-cell office:value-type="float" office:value="6.334471" calcext:value-type="float">
            <text:p>6,334471</text:p>
          </table:table-cell>
          <table:table-cell office:value-type="float" office:value="0.4241" calcext:value-type="float">
            <text:p>0,424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487.386034" calcext:value-type="float">
            <text:p>1487,386034</text:p>
          </table:table-cell>
          <table:table-cell office:value-type="float" office:value="1493.66728" calcext:value-type="float">
            <text:p>1493,66728</text:p>
          </table:table-cell>
          <table:table-cell office:value-type="float" office:value="6.281246" calcext:value-type="float">
            <text:p>6,281246</text:p>
          </table:table-cell>
          <table:table-cell office:value-type="float" office:value="0.4223" calcext:value-type="float">
            <text:p>0,422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.3125" calcext:value-type="float">
            <text:p>20,3125</text:p>
          </table:table-cell>
          <table:table-cell office:value-type="float" office:value="1481.322793" calcext:value-type="float">
            <text:p>1481,322793</text:p>
          </table:table-cell>
          <table:table-cell office:value-type="float" office:value="1487.551506" calcext:value-type="float">
            <text:p>1487,551506</text:p>
          </table:table-cell>
          <table:table-cell office:value-type="float" office:value="6.228713" calcext:value-type="float">
            <text:p>6,228713</text:p>
          </table:table-cell>
          <table:table-cell office:value-type="float" office:value="0.4205" calcext:value-type="float">
            <text:p>0,420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.625" calcext:value-type="float">
            <text:p>20,625</text:p>
          </table:table-cell>
          <table:table-cell office:value-type="float" office:value="1475.357303" calcext:value-type="float">
            <text:p>1475,357303</text:p>
          </table:table-cell>
          <table:table-cell office:value-type="float" office:value="1481.534168" calcext:value-type="float">
            <text:p>1481,534168</text:p>
          </table:table-cell>
          <table:table-cell office:value-type="float" office:value="6.176865" calcext:value-type="float">
            <text:p>6,176865</text:p>
          </table:table-cell>
          <table:table-cell office:value-type="float" office:value="0.4187" calcext:value-type="float">
            <text:p>0,418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.9375" calcext:value-type="float">
            <text:p>20,9375</text:p>
          </table:table-cell>
          <table:table-cell office:value-type="float" office:value="1469.486839" calcext:value-type="float">
            <text:p>1469,486839</text:p>
          </table:table-cell>
          <table:table-cell office:value-type="float" office:value="1475.612536" calcext:value-type="float">
            <text:p>1475,612536</text:p>
          </table:table-cell>
          <table:table-cell office:value-type="float" office:value="6.125697" calcext:value-type="float">
            <text:p>6,125697</text:p>
          </table:table-cell>
          <table:table-cell office:value-type="float" office:value="0.4169" calcext:value-type="float">
            <text:p>0,416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.25" calcext:value-type="float">
            <text:p>21,25</text:p>
          </table:table-cell>
          <table:table-cell office:value-type="float" office:value="1463.708784" calcext:value-type="float">
            <text:p>1463,708784</text:p>
          </table:table-cell>
          <table:table-cell office:value-type="float" office:value="1469.783988" calcext:value-type="float">
            <text:p>1469,783988</text:p>
          </table:table-cell>
          <table:table-cell office:value-type="float" office:value="6.075204" calcext:value-type="float">
            <text:p>6,075204</text:p>
          </table:table-cell>
          <table:table-cell office:value-type="float" office:value="0.4151" calcext:value-type="float">
            <text:p>0,415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.5625" calcext:value-type="float">
            <text:p>21,5625</text:p>
          </table:table-cell>
          <table:table-cell office:value-type="float" office:value="1458.020623" calcext:value-type="float">
            <text:p>1458,020623</text:p>
          </table:table-cell>
          <table:table-cell office:value-type="float" office:value="1464.046002" calcext:value-type="float">
            <text:p>1464,046002</text:p>
          </table:table-cell>
          <table:table-cell office:value-type="float" office:value="6.025378" calcext:value-type="float">
            <text:p>6,025378</text:p>
          </table:table-cell>
          <table:table-cell office:value-type="float" office:value="0.4133" calcext:value-type="float">
            <text:p>0,413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.875" calcext:value-type="float">
            <text:p>21,875</text:p>
          </table:table-cell>
          <table:table-cell office:value-type="float" office:value="1452.419938" calcext:value-type="float">
            <text:p>1452,419938</text:p>
          </table:table-cell>
          <table:table-cell office:value-type="float" office:value="1458.396152" calcext:value-type="float">
            <text:p>1458,396152</text:p>
          </table:table-cell>
          <table:table-cell office:value-type="float" office:value="5.976214" calcext:value-type="float">
            <text:p>5,976214</text:p>
          </table:table-cell>
          <table:table-cell office:value-type="float" office:value="0.4115" calcext:value-type="float">
            <text:p>0,411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.1875" calcext:value-type="float">
            <text:p>22,1875</text:p>
          </table:table-cell>
          <table:table-cell office:value-type="float" office:value="1446.904403" calcext:value-type="float">
            <text:p>1446,904403</text:p>
          </table:table-cell>
          <table:table-cell office:value-type="float" office:value="1452.832105" calcext:value-type="float">
            <text:p>1452,832105</text:p>
          </table:table-cell>
          <table:table-cell office:value-type="float" office:value="5.927703" calcext:value-type="float">
            <text:p>5,927703</text:p>
          </table:table-cell>
          <table:table-cell office:value-type="float" office:value="0.4097" calcext:value-type="float">
            <text:p>0,409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.5" calcext:value-type="float">
            <text:p>22,5</text:p>
          </table:table-cell>
          <table:table-cell office:value-type="float" office:value="1441.471777" calcext:value-type="float">
            <text:p>1441,471777</text:p>
          </table:table-cell>
          <table:table-cell office:value-type="float" office:value="1447.351614" calcext:value-type="float">
            <text:p>1447,351614</text:p>
          </table:table-cell>
          <table:table-cell office:value-type="float" office:value="5.879837" calcext:value-type="float">
            <text:p>5,879837</text:p>
          </table:table-cell>
          <table:table-cell office:value-type="float" office:value="0.4079" calcext:value-type="float">
            <text:p>0,407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.8125" calcext:value-type="float">
            <text:p>22,8125</text:p>
          </table:table-cell>
          <table:table-cell office:value-type="float" office:value="1436.119906" calcext:value-type="float">
            <text:p>1436,119906</text:p>
          </table:table-cell>
          <table:table-cell office:value-type="float" office:value="1441.952516" calcext:value-type="float">
            <text:p>1441,952516</text:p>
          </table:table-cell>
          <table:table-cell office:value-type="float" office:value="5.83261" calcext:value-type="float">
            <text:p>5,83261</text:p>
          </table:table-cell>
          <table:table-cell office:value-type="float" office:value="0.4061" calcext:value-type="float">
            <text:p>0,406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.125" calcext:value-type="float">
            <text:p>23,125</text:p>
          </table:table-cell>
          <table:table-cell office:value-type="float" office:value="1430.846713" calcext:value-type="float">
            <text:p>1430,846713</text:p>
          </table:table-cell>
          <table:table-cell office:value-type="float" office:value="1436.632725" calcext:value-type="float">
            <text:p>1436,632725</text:p>
          </table:table-cell>
          <table:table-cell office:value-type="float" office:value="5.786012" calcext:value-type="float">
            <text:p>5,786012</text:p>
          </table:table-cell>
          <table:table-cell office:value-type="float" office:value="0.4044" calcext:value-type="float">
            <text:p>0,404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.4375" calcext:value-type="float">
            <text:p>23,4375</text:p>
          </table:table-cell>
          <table:table-cell office:value-type="float" office:value="1425.650195" calcext:value-type="float">
            <text:p>1425,650195</text:p>
          </table:table-cell>
          <table:table-cell office:value-type="float" office:value="1431.390231" calcext:value-type="float">
            <text:p>1431,390231</text:p>
          </table:table-cell>
          <table:table-cell office:value-type="float" office:value="5.740036" calcext:value-type="float">
            <text:p>5,740036</text:p>
          </table:table-cell>
          <table:table-cell office:value-type="float" office:value="0.4026" calcext:value-type="float">
            <text:p>0,402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.75" calcext:value-type="float">
            <text:p>23,75</text:p>
          </table:table-cell>
          <table:table-cell office:value-type="float" office:value="1420.528425" calcext:value-type="float">
            <text:p>1420,528425</text:p>
          </table:table-cell>
          <table:table-cell office:value-type="float" office:value="1426.223098" calcext:value-type="float">
            <text:p>1426,223098</text:p>
          </table:table-cell>
          <table:table-cell office:value-type="float" office:value="5.694673" calcext:value-type="float">
            <text:p>5,694673</text:p>
          </table:table-cell>
          <table:table-cell office:value-type="float" office:value="0.4009" calcext:value-type="float">
            <text:p>0,400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.0625" calcext:value-type="float">
            <text:p>24,0625</text:p>
          </table:table-cell>
          <table:table-cell office:value-type="float" office:value="1415.479541" calcext:value-type="float">
            <text:p>1415,479541</text:p>
          </table:table-cell>
          <table:table-cell office:value-type="float" office:value="1421.129455" calcext:value-type="float">
            <text:p>1421,129455</text:p>
          </table:table-cell>
          <table:table-cell office:value-type="float" office:value="5.649915" calcext:value-type="float">
            <text:p>5,649915</text:p>
          </table:table-cell>
          <table:table-cell office:value-type="float" office:value="0.3992" calcext:value-type="float">
            <text:p>0,399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.375" calcext:value-type="float">
            <text:p>24,375</text:p>
          </table:table-cell>
          <table:table-cell office:value-type="float" office:value="1410.501747" calcext:value-type="float">
            <text:p>1410,501747</text:p>
          </table:table-cell>
          <table:table-cell office:value-type="float" office:value="1416.1075" calcext:value-type="float">
            <text:p>1416,1075</text:p>
          </table:table-cell>
          <table:table-cell office:value-type="float" office:value="5.605752" calcext:value-type="float">
            <text:p>5,605752</text:p>
          </table:table-cell>
          <table:table-cell office:value-type="float" office:value="0.3974" calcext:value-type="float">
            <text:p>0,397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.6875" calcext:value-type="float">
            <text:p>24,6875</text:p>
          </table:table-cell>
          <table:table-cell office:value-type="float" office:value="1405.593312" calcext:value-type="float">
            <text:p>1405,593312</text:p>
          </table:table-cell>
          <table:table-cell office:value-type="float" office:value="1411.15549" calcext:value-type="float">
            <text:p>1411,15549</text:p>
          </table:table-cell>
          <table:table-cell office:value-type="float" office:value="5.562178" calcext:value-type="float">
            <text:p>5,562178</text:p>
          </table:table-cell>
          <table:table-cell office:value-type="float" office:value="0.3957" calcext:value-type="float">
            <text:p>0,395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1400.752562" calcext:value-type="float">
            <text:p>1400,752562</text:p>
          </table:table-cell>
          <table:table-cell office:value-type="float" office:value="1406.271745" calcext:value-type="float">
            <text:p>1406,271745</text:p>
          </table:table-cell>
          <table:table-cell office:value-type="float" office:value="5.519183" calcext:value-type="float">
            <text:p>5,519183</text:p>
          </table:table-cell>
          <table:table-cell office:value-type="float" office:value="0.394" calcext:value-type="float">
            <text:p>0,39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.3125" calcext:value-type="float">
            <text:p>25,3125</text:p>
          </table:table-cell>
          <table:table-cell office:value-type="float" office:value="1395.977881" calcext:value-type="float">
            <text:p>1395,977881</text:p>
          </table:table-cell>
          <table:table-cell office:value-type="float" office:value="1401.454639" calcext:value-type="float">
            <text:p>1401,454639</text:p>
          </table:table-cell>
          <table:table-cell office:value-type="float" office:value="5.476757" calcext:value-type="float">
            <text:p>5,476757</text:p>
          </table:table-cell>
          <table:table-cell office:value-type="float" office:value="0.3923" calcext:value-type="float">
            <text:p>0,392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.625" calcext:value-type="float">
            <text:p>25,625</text:p>
          </table:table-cell>
          <table:table-cell office:value-type="float" office:value="1391.267708" calcext:value-type="float">
            <text:p>1391,267708</text:p>
          </table:table-cell>
          <table:table-cell office:value-type="float" office:value="1396.702602" calcext:value-type="float">
            <text:p>1396,702602</text:p>
          </table:table-cell>
          <table:table-cell office:value-type="float" office:value="5.434894" calcext:value-type="float">
            <text:p>5,434894</text:p>
          </table:table-cell>
          <table:table-cell office:value-type="float" office:value="0.3906" calcext:value-type="float">
            <text:p>0,390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.9375" calcext:value-type="float">
            <text:p>25,9375</text:p>
          </table:table-cell>
          <table:table-cell office:value-type="float" office:value="1386.620534" calcext:value-type="float">
            <text:p>1386,620534</text:p>
          </table:table-cell>
          <table:table-cell office:value-type="float" office:value="1392.014118" calcext:value-type="float">
            <text:p>1392,014118</text:p>
          </table:table-cell>
          <table:table-cell office:value-type="float" office:value="5.393583" calcext:value-type="float">
            <text:p>5,393583</text:p>
          </table:table-cell>
          <table:table-cell office:value-type="float" office:value="0.389" calcext:value-type="float">
            <text:p>0,38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.25" calcext:value-type="float">
            <text:p>26,25</text:p>
          </table:table-cell>
          <table:table-cell office:value-type="float" office:value="1382.034899" calcext:value-type="float">
            <text:p>1382,034899</text:p>
          </table:table-cell>
          <table:table-cell office:value-type="float" office:value="1387.387717" calcext:value-type="float">
            <text:p>1387,387717</text:p>
          </table:table-cell>
          <table:table-cell office:value-type="float" office:value="5.352818" calcext:value-type="float">
            <text:p>5,352818</text:p>
          </table:table-cell>
          <table:table-cell office:value-type="float" office:value="0.3873" calcext:value-type="float">
            <text:p>0,387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.5625" calcext:value-type="float">
            <text:p>26,5625</text:p>
          </table:table-cell>
          <table:table-cell office:value-type="float" office:value="1377.509392" calcext:value-type="float">
            <text:p>1377,509392</text:p>
          </table:table-cell>
          <table:table-cell office:value-type="float" office:value="1382.821979" calcext:value-type="float">
            <text:p>1382,821979</text:p>
          </table:table-cell>
          <table:table-cell office:value-type="float" office:value="5.312588" calcext:value-type="float">
            <text:p>5,312588</text:p>
          </table:table-cell>
          <table:table-cell office:value-type="float" office:value="0.3857" calcext:value-type="float">
            <text:p>0,385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.875" calcext:value-type="float">
            <text:p>26,875</text:p>
          </table:table-cell>
          <table:table-cell office:value-type="float" office:value="1373.042646" calcext:value-type="float">
            <text:p>1373,042646</text:p>
          </table:table-cell>
          <table:table-cell office:value-type="float" office:value="1378.315532" calcext:value-type="float">
            <text:p>1378,315532</text:p>
          </table:table-cell>
          <table:table-cell office:value-type="float" office:value="5.272886" calcext:value-type="float">
            <text:p>5,272886</text:p>
          </table:table-cell>
          <table:table-cell office:value-type="float" office:value="0.384" calcext:value-type="float">
            <text:p>0,38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.1875" calcext:value-type="float">
            <text:p>27,1875</text:p>
          </table:table-cell>
          <table:table-cell office:value-type="float" office:value="1368.633341" calcext:value-type="float">
            <text:p>1368,633341</text:p>
          </table:table-cell>
          <table:table-cell office:value-type="float" office:value="1373.867044" calcext:value-type="float">
            <text:p>1373,867044</text:p>
          </table:table-cell>
          <table:table-cell office:value-type="float" office:value="5.233703" calcext:value-type="float">
            <text:p>5,233703</text:p>
          </table:table-cell>
          <table:table-cell office:value-type="float" office:value="0.3824" calcext:value-type="float">
            <text:p>0,382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.5" calcext:value-type="float">
            <text:p>27,5</text:p>
          </table:table-cell>
          <table:table-cell office:value-type="float" office:value="1364.280197" calcext:value-type="float">
            <text:p>1364,280197</text:p>
          </table:table-cell>
          <table:table-cell office:value-type="float" office:value="1369.475228" calcext:value-type="float">
            <text:p>1369,475228</text:p>
          </table:table-cell>
          <table:table-cell office:value-type="float" office:value="5.195031" calcext:value-type="float">
            <text:p>5,195031</text:p>
          </table:table-cell>
          <table:table-cell office:value-type="float" office:value="0.3808" calcext:value-type="float">
            <text:p>0,380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.8125" calcext:value-type="float">
            <text:p>27,8125</text:p>
          </table:table-cell>
          <table:table-cell office:value-type="float" office:value="1359.981974" calcext:value-type="float">
            <text:p>1359,981974</text:p>
          </table:table-cell>
          <table:table-cell office:value-type="float" office:value="1365.138836" calcext:value-type="float">
            <text:p>1365,138836</text:p>
          </table:table-cell>
          <table:table-cell office:value-type="float" office:value="5.156862" calcext:value-type="float">
            <text:p>5,156862</text:p>
          </table:table-cell>
          <table:table-cell office:value-type="float" office:value="0.3792" calcext:value-type="float">
            <text:p>0,379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.125" calcext:value-type="float">
            <text:p>28,125</text:p>
          </table:table-cell>
          <table:table-cell office:value-type="float" office:value="1355.737472" calcext:value-type="float">
            <text:p>1355,737472</text:p>
          </table:table-cell>
          <table:table-cell office:value-type="float" office:value="1360.856659" calcext:value-type="float">
            <text:p>1360,856659</text:p>
          </table:table-cell>
          <table:table-cell office:value-type="float" office:value="5.119187" calcext:value-type="float">
            <text:p>5,119187</text:p>
          </table:table-cell>
          <table:table-cell office:value-type="float" office:value="0.3776" calcext:value-type="float">
            <text:p>0,377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.4375" calcext:value-type="float">
            <text:p>28,4375</text:p>
          </table:table-cell>
          <table:table-cell office:value-type="float" office:value="1351.545527" calcext:value-type="float">
            <text:p>1351,545527</text:p>
          </table:table-cell>
          <table:table-cell office:value-type="float" office:value="1356.627526" calcext:value-type="float">
            <text:p>1356,627526</text:p>
          </table:table-cell>
          <table:table-cell office:value-type="float" office:value="5.081999" calcext:value-type="float">
            <text:p>5,081999</text:p>
          </table:table-cell>
          <table:table-cell office:value-type="float" office:value="0.376" calcext:value-type="float">
            <text:p>0,37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.75" calcext:value-type="float">
            <text:p>28,75</text:p>
          </table:table-cell>
          <table:table-cell office:value-type="float" office:value="1347.405011" calcext:value-type="float">
            <text:p>1347,405011</text:p>
          </table:table-cell>
          <table:table-cell office:value-type="float" office:value="1352.4503" calcext:value-type="float">
            <text:p>1352,4503</text:p>
          </table:table-cell>
          <table:table-cell office:value-type="float" office:value="5.045289" calcext:value-type="float">
            <text:p>5,045289</text:p>
          </table:table-cell>
          <table:table-cell office:value-type="float" office:value="0.3744" calcext:value-type="float">
            <text:p>0,374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.0625" calcext:value-type="float">
            <text:p>29,0625</text:p>
          </table:table-cell>
          <table:table-cell office:value-type="float" office:value="1343.31483" calcext:value-type="float">
            <text:p>1343,31483</text:p>
          </table:table-cell>
          <table:table-cell office:value-type="float" office:value="1348.323881" calcext:value-type="float">
            <text:p>1348,323881</text:p>
          </table:table-cell>
          <table:table-cell office:value-type="float" office:value="5.009051" calcext:value-type="float">
            <text:p>5,009051</text:p>
          </table:table-cell>
          <table:table-cell office:value-type="float" office:value="0.3729" calcext:value-type="float">
            <text:p>0,372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9.375" calcext:value-type="float">
            <text:p>29,375</text:p>
          </table:table-cell>
          <table:table-cell office:value-type="float" office:value="1339.273925" calcext:value-type="float">
            <text:p>1339,273925</text:p>
          </table:table-cell>
          <table:table-cell office:value-type="float" office:value="1344.2472" calcext:value-type="float">
            <text:p>1344,2472</text:p>
          </table:table-cell>
          <table:table-cell office:value-type="float" office:value="4.973275" calcext:value-type="float">
            <text:p>4,973275</text:p>
          </table:table-cell>
          <table:table-cell office:value-type="float" office:value="0.3713" calcext:value-type="float">
            <text:p>0,371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9.6875" calcext:value-type="float">
            <text:p>29,6875</text:p>
          </table:table-cell>
          <table:table-cell office:value-type="float" office:value="1335.281266" calcext:value-type="float">
            <text:p>1335,281266</text:p>
          </table:table-cell>
          <table:table-cell office:value-type="float" office:value="1340.219221" calcext:value-type="float">
            <text:p>1340,219221</text:p>
          </table:table-cell>
          <table:table-cell office:value-type="float" office:value="4.937955" calcext:value-type="float">
            <text:p>4,937955</text:p>
          </table:table-cell>
          <table:table-cell office:value-type="float" office:value="0.3698" calcext:value-type="float">
            <text:p>0,369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1331.335854" calcext:value-type="float">
            <text:p>1331,335854</text:p>
          </table:table-cell>
          <table:table-cell office:value-type="float" office:value="1336.238937" calcext:value-type="float">
            <text:p>1336,238937</text:p>
          </table:table-cell>
          <table:table-cell office:value-type="float" office:value="4.903083" calcext:value-type="float">
            <text:p>4,903083</text:p>
          </table:table-cell>
          <table:table-cell office:value-type="float" office:value="0.3683" calcext:value-type="float">
            <text:p>0,368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.3125" calcext:value-type="float">
            <text:p>30,3125</text:p>
          </table:table-cell>
          <table:table-cell office:value-type="float" office:value="1327.43672" calcext:value-type="float">
            <text:p>1327,43672</text:p>
          </table:table-cell>
          <table:table-cell office:value-type="float" office:value="1332.305372" calcext:value-type="float">
            <text:p>1332,305372</text:p>
          </table:table-cell>
          <table:table-cell office:value-type="float" office:value="4.868652" calcext:value-type="float">
            <text:p>4,868652</text:p>
          </table:table-cell>
          <table:table-cell office:value-type="float" office:value="0.3668" calcext:value-type="float">
            <text:p>0,366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.625" calcext:value-type="float">
            <text:p>30,625</text:p>
          </table:table-cell>
          <table:table-cell office:value-type="float" office:value="1323.582923" calcext:value-type="float">
            <text:p>1323,582923</text:p>
          </table:table-cell>
          <table:table-cell office:value-type="float" office:value="1328.417577" calcext:value-type="float">
            <text:p>1328,417577</text:p>
          </table:table-cell>
          <table:table-cell office:value-type="float" office:value="4.834654" calcext:value-type="float">
            <text:p>4,834654</text:p>
          </table:table-cell>
          <table:table-cell office:value-type="float" office:value="0.3653" calcext:value-type="float">
            <text:p>0,365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.9375" calcext:value-type="float">
            <text:p>30,9375</text:p>
          </table:table-cell>
          <table:table-cell office:value-type="float" office:value="1319.773549" calcext:value-type="float">
            <text:p>1319,773549</text:p>
          </table:table-cell>
          <table:table-cell office:value-type="float" office:value="1324.574631" calcext:value-type="float">
            <text:p>1324,574631</text:p>
          </table:table-cell>
          <table:table-cell office:value-type="float" office:value="4.801082" calcext:value-type="float">
            <text:p>4,801082</text:p>
          </table:table-cell>
          <table:table-cell office:value-type="float" office:value="0.3638" calcext:value-type="float">
            <text:p>0,363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25" calcext:value-type="float">
            <text:p>31,25</text:p>
          </table:table-cell>
          <table:table-cell office:value-type="float" office:value="1316.007709" calcext:value-type="float">
            <text:p>1316,007709</text:p>
          </table:table-cell>
          <table:table-cell office:value-type="float" office:value="1320.775639" calcext:value-type="float">
            <text:p>1320,775639</text:p>
          </table:table-cell>
          <table:table-cell office:value-type="float" office:value="4.767929" calcext:value-type="float">
            <text:p>4,767929</text:p>
          </table:table-cell>
          <table:table-cell office:value-type="float" office:value="0.3623" calcext:value-type="float">
            <text:p>0,362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1.5625" calcext:value-type="float">
            <text:p>31,5625</text:p>
          </table:table-cell>
          <table:table-cell office:value-type="float" office:value="1312.284542" calcext:value-type="float">
            <text:p>1312,284542</text:p>
          </table:table-cell>
          <table:table-cell office:value-type="float" office:value="1317.019731" calcext:value-type="float">
            <text:p>1317,019731</text:p>
          </table:table-cell>
          <table:table-cell office:value-type="float" office:value="4.735189" calcext:value-type="float">
            <text:p>4,735189</text:p>
          </table:table-cell>
          <table:table-cell office:value-type="float" office:value="0.3608" calcext:value-type="float">
            <text:p>0,360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.875" calcext:value-type="float">
            <text:p>31,875</text:p>
          </table:table-cell>
          <table:table-cell office:value-type="float" office:value="1308.603208" calcext:value-type="float">
            <text:p>1308,603208</text:p>
          </table:table-cell>
          <table:table-cell office:value-type="float" office:value="1313.306062" calcext:value-type="float">
            <text:p>1313,306062</text:p>
          </table:table-cell>
          <table:table-cell office:value-type="float" office:value="4.702854" calcext:value-type="float">
            <text:p>4,702854</text:p>
          </table:table-cell>
          <table:table-cell office:value-type="float" office:value="0.3594" calcext:value-type="float">
            <text:p>0,359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2.1875" calcext:value-type="float">
            <text:p>32,1875</text:p>
          </table:table-cell>
          <table:table-cell office:value-type="float" office:value="1304.962893" calcext:value-type="float">
            <text:p>1304,962893</text:p>
          </table:table-cell>
          <table:table-cell office:value-type="float" office:value="1309.63381" calcext:value-type="float">
            <text:p>1309,63381</text:p>
          </table:table-cell>
          <table:table-cell office:value-type="float" office:value="4.670918" calcext:value-type="float">
            <text:p>4,670918</text:p>
          </table:table-cell>
          <table:table-cell office:value-type="float" office:value="0.3579" calcext:value-type="float">
            <text:p>0,357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.5" calcext:value-type="float">
            <text:p>32,5</text:p>
          </table:table-cell>
          <table:table-cell office:value-type="float" office:value="1301.362802" calcext:value-type="float">
            <text:p>1301,362802</text:p>
          </table:table-cell>
          <table:table-cell office:value-type="float" office:value="1306.002176" calcext:value-type="float">
            <text:p>1306,002176</text:p>
          </table:table-cell>
          <table:table-cell office:value-type="float" office:value="4.639374" calcext:value-type="float">
            <text:p>4,639374</text:p>
          </table:table-cell>
          <table:table-cell office:value-type="float" office:value="0.3565" calcext:value-type="float">
            <text:p>0,356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.8125" calcext:value-type="float">
            <text:p>32,8125</text:p>
          </table:table-cell>
          <table:table-cell office:value-type="float" office:value="1297.802167" calcext:value-type="float">
            <text:p>1297,802167</text:p>
          </table:table-cell>
          <table:table-cell office:value-type="float" office:value="1302.410382" calcext:value-type="float">
            <text:p>1302,410382</text:p>
          </table:table-cell>
          <table:table-cell office:value-type="float" office:value="4.608215" calcext:value-type="float">
            <text:p>4,608215</text:p>
          </table:table-cell>
          <table:table-cell office:value-type="float" office:value="0.3551" calcext:value-type="float">
            <text:p>0,355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3.125" calcext:value-type="float">
            <text:p>33,125</text:p>
          </table:table-cell>
          <table:table-cell office:value-type="float" office:value="1294.280236" calcext:value-type="float">
            <text:p>1294,280236</text:p>
          </table:table-cell>
          <table:table-cell office:value-type="float" office:value="1298.857672" calcext:value-type="float">
            <text:p>1298,857672</text:p>
          </table:table-cell>
          <table:table-cell office:value-type="float" office:value="4.577436" calcext:value-type="float">
            <text:p>4,577436</text:p>
          </table:table-cell>
          <table:table-cell office:value-type="float" office:value="0.3537" calcext:value-type="float">
            <text:p>0,353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3.4375" calcext:value-type="float">
            <text:p>33,4375</text:p>
          </table:table-cell>
          <table:table-cell office:value-type="float" office:value="1290.796279" calcext:value-type="float">
            <text:p>1290,796279</text:p>
          </table:table-cell>
          <table:table-cell office:value-type="float" office:value="1295.343309" calcext:value-type="float">
            <text:p>1295,343309</text:p>
          </table:table-cell>
          <table:table-cell office:value-type="float" office:value="4.547031" calcext:value-type="float">
            <text:p>4,547031</text:p>
          </table:table-cell>
          <table:table-cell office:value-type="float" office:value="0.3523" calcext:value-type="float">
            <text:p>0,352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3.75" calcext:value-type="float">
            <text:p>33,75</text:p>
          </table:table-cell>
          <table:table-cell office:value-type="float" office:value="1287.349586" calcext:value-type="float">
            <text:p>1287,349586</text:p>
          </table:table-cell>
          <table:table-cell office:value-type="float" office:value="1291.866578" calcext:value-type="float">
            <text:p>1291,866578</text:p>
          </table:table-cell>
          <table:table-cell office:value-type="float" office:value="4.516992" calcext:value-type="float">
            <text:p>4,516992</text:p>
          </table:table-cell>
          <table:table-cell office:value-type="float" office:value="0.3509" calcext:value-type="float">
            <text:p>0,350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4.0625" calcext:value-type="float">
            <text:p>34,0625</text:p>
          </table:table-cell>
          <table:table-cell office:value-type="float" office:value="1283.939466" calcext:value-type="float">
            <text:p>1283,939466</text:p>
          </table:table-cell>
          <table:table-cell office:value-type="float" office:value="1288.42678" calcext:value-type="float">
            <text:p>1288,42678</text:p>
          </table:table-cell>
          <table:table-cell office:value-type="float" office:value="4.487314" calcext:value-type="float">
            <text:p>4,487314</text:p>
          </table:table-cell>
          <table:table-cell office:value-type="float" office:value="0.3495" calcext:value-type="float">
            <text:p>0,349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.375" calcext:value-type="float">
            <text:p>34,375</text:p>
          </table:table-cell>
          <table:table-cell office:value-type="float" office:value="1280.565245" calcext:value-type="float">
            <text:p>1280,565245</text:p>
          </table:table-cell>
          <table:table-cell office:value-type="float" office:value="1285.023236" calcext:value-type="float">
            <text:p>1285,023236</text:p>
          </table:table-cell>
          <table:table-cell office:value-type="float" office:value="4.457991" calcext:value-type="float">
            <text:p>4,457991</text:p>
          </table:table-cell>
          <table:table-cell office:value-type="float" office:value="0.3481" calcext:value-type="float">
            <text:p>0,348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4.6875" calcext:value-type="float">
            <text:p>34,6875</text:p>
          </table:table-cell>
          <table:table-cell office:value-type="float" office:value="1277.226268" calcext:value-type="float">
            <text:p>1277,226268</text:p>
          </table:table-cell>
          <table:table-cell office:value-type="float" office:value="1281.655285" calcext:value-type="float">
            <text:p>1281,655285</text:p>
          </table:table-cell>
          <table:table-cell office:value-type="float" office:value="4.429018" calcext:value-type="float">
            <text:p>4,429018</text:p>
          </table:table-cell>
          <table:table-cell office:value-type="float" office:value="0.3468" calcext:value-type="float">
            <text:p>0,346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1273.921895" calcext:value-type="float">
            <text:p>1273,921895</text:p>
          </table:table-cell>
          <table:table-cell office:value-type="float" office:value="1278.322282" calcext:value-type="float">
            <text:p>1278,322282</text:p>
          </table:table-cell>
          <table:table-cell office:value-type="float" office:value="4.400388" calcext:value-type="float">
            <text:p>4,400388</text:p>
          </table:table-cell>
          <table:table-cell office:value-type="float" office:value="0.3454" calcext:value-type="float">
            <text:p>0,345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.3125" calcext:value-type="float">
            <text:p>35,3125</text:p>
          </table:table-cell>
          <table:table-cell office:value-type="float" office:value="1270.651504" calcext:value-type="float">
            <text:p>1270,651504</text:p>
          </table:table-cell>
          <table:table-cell office:value-type="float" office:value="1275.0236" calcext:value-type="float">
            <text:p>1275,0236</text:p>
          </table:table-cell>
          <table:table-cell office:value-type="float" office:value="4.372096" calcext:value-type="float">
            <text:p>4,372096</text:p>
          </table:table-cell>
          <table:table-cell office:value-type="float" office:value="0.3441" calcext:value-type="float">
            <text:p>0,344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5.625" calcext:value-type="float">
            <text:p>35,625</text:p>
          </table:table-cell>
          <table:table-cell office:value-type="float" office:value="1267.414489" calcext:value-type="float">
            <text:p>1267,414489</text:p>
          </table:table-cell>
          <table:table-cell office:value-type="float" office:value="1271.758625" calcext:value-type="float">
            <text:p>1271,758625</text:p>
          </table:table-cell>
          <table:table-cell office:value-type="float" office:value="4.344136" calcext:value-type="float">
            <text:p>4,344136</text:p>
          </table:table-cell>
          <table:table-cell office:value-type="float" office:value="0.3428" calcext:value-type="float">
            <text:p>0,342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.9375" calcext:value-type="float">
            <text:p>35,9375</text:p>
          </table:table-cell>
          <table:table-cell office:value-type="float" office:value="1264.210259" calcext:value-type="float">
            <text:p>1264,210259</text:p>
          </table:table-cell>
          <table:table-cell office:value-type="float" office:value="1268.526763" calcext:value-type="float">
            <text:p>1268,526763</text:p>
          </table:table-cell>
          <table:table-cell office:value-type="float" office:value="4.316504" calcext:value-type="float">
            <text:p>4,316504</text:p>
          </table:table-cell>
          <table:table-cell office:value-type="float" office:value="0.3414" calcext:value-type="float">
            <text:p>0,341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.25" calcext:value-type="float">
            <text:p>36,25</text:p>
          </table:table-cell>
          <table:table-cell office:value-type="float" office:value="1261.038237" calcext:value-type="float">
            <text:p>1261,038237</text:p>
          </table:table-cell>
          <table:table-cell office:value-type="float" office:value="1265.32743" calcext:value-type="float">
            <text:p>1265,32743</text:p>
          </table:table-cell>
          <table:table-cell office:value-type="float" office:value="4.289194" calcext:value-type="float">
            <text:p>4,289194</text:p>
          </table:table-cell>
          <table:table-cell office:value-type="float" office:value="0.3401" calcext:value-type="float">
            <text:p>0,340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.5625" calcext:value-type="float">
            <text:p>36,5625</text:p>
          </table:table-cell>
          <table:table-cell office:value-type="float" office:value="1257.897861" calcext:value-type="float">
            <text:p>1257,897861</text:p>
          </table:table-cell>
          <table:table-cell office:value-type="float" office:value="1262.16006" calcext:value-type="float">
            <text:p>1262,16006</text:p>
          </table:table-cell>
          <table:table-cell office:value-type="float" office:value="4.2622" calcext:value-type="float">
            <text:p>4,2622</text:p>
          </table:table-cell>
          <table:table-cell office:value-type="float" office:value="0.3388" calcext:value-type="float">
            <text:p>0,338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.875" calcext:value-type="float">
            <text:p>36,875</text:p>
          </table:table-cell>
          <table:table-cell office:value-type="float" office:value="1254.788583" calcext:value-type="float">
            <text:p>1254,788583</text:p>
          </table:table-cell>
          <table:table-cell office:value-type="float" office:value="1259.024101" calcext:value-type="float">
            <text:p>1259,024101</text:p>
          </table:table-cell>
          <table:table-cell office:value-type="float" office:value="4.235518" calcext:value-type="float">
            <text:p>4,235518</text:p>
          </table:table-cell>
          <table:table-cell office:value-type="float" office:value="0.3375" calcext:value-type="float">
            <text:p>0,337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7.1875" calcext:value-type="float">
            <text:p>37,1875</text:p>
          </table:table-cell>
          <table:table-cell office:value-type="float" office:value="1251.709869" calcext:value-type="float">
            <text:p>1251,709869</text:p>
          </table:table-cell>
          <table:table-cell office:value-type="float" office:value="1255.919011" calcext:value-type="float">
            <text:p>1255,919011</text:p>
          </table:table-cell>
          <table:table-cell office:value-type="float" office:value="4.209142" calcext:value-type="float">
            <text:p>4,209142</text:p>
          </table:table-cell>
          <table:table-cell office:value-type="float" office:value="0.3363" calcext:value-type="float">
            <text:p>0,336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.5" calcext:value-type="float">
            <text:p>37,5</text:p>
          </table:table-cell>
          <table:table-cell office:value-type="float" office:value="1248.661197" calcext:value-type="float">
            <text:p>1248,661197</text:p>
          </table:table-cell>
          <table:table-cell office:value-type="float" office:value="1252.844265" calcext:value-type="float">
            <text:p>1252,844265</text:p>
          </table:table-cell>
          <table:table-cell office:value-type="float" office:value="4.183068" calcext:value-type="float">
            <text:p>4,183068</text:p>
          </table:table-cell>
          <table:table-cell office:value-type="float" office:value="0.335" calcext:value-type="float">
            <text:p>0,33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7.8125" calcext:value-type="float">
            <text:p>37,8125</text:p>
          </table:table-cell>
          <table:table-cell office:value-type="float" office:value="1245.642058" calcext:value-type="float">
            <text:p>1245,642058</text:p>
          </table:table-cell>
          <table:table-cell office:value-type="float" office:value="1249.799349" calcext:value-type="float">
            <text:p>1249,799349</text:p>
          </table:table-cell>
          <table:table-cell office:value-type="float" office:value="4.157291" calcext:value-type="float">
            <text:p>4,157291</text:p>
          </table:table-cell>
          <table:table-cell office:value-type="float" office:value="0.3337" calcext:value-type="float">
            <text:p>0,333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8.125" calcext:value-type="float">
            <text:p>38,125</text:p>
          </table:table-cell>
          <table:table-cell office:value-type="float" office:value="1242.651955" calcext:value-type="float">
            <text:p>1242,651955</text:p>
          </table:table-cell>
          <table:table-cell office:value-type="float" office:value="1246.783761" calcext:value-type="float">
            <text:p>1246,783761</text:p>
          </table:table-cell>
          <table:table-cell office:value-type="float" office:value="4.131806" calcext:value-type="float">
            <text:p>4,131806</text:p>
          </table:table-cell>
          <table:table-cell office:value-type="float" office:value="0.3325" calcext:value-type="float">
            <text:p>0,332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8.4375" calcext:value-type="float">
            <text:p>38,4375</text:p>
          </table:table-cell>
          <table:table-cell office:value-type="float" office:value="1239.690404" calcext:value-type="float">
            <text:p>1239,690404</text:p>
          </table:table-cell>
          <table:table-cell office:value-type="float" office:value="1243.797013" calcext:value-type="float">
            <text:p>1243,797013</text:p>
          </table:table-cell>
          <table:table-cell office:value-type="float" office:value="4.106609" calcext:value-type="float">
            <text:p>4,106609</text:p>
          </table:table-cell>
          <table:table-cell office:value-type="float" office:value="0.3313" calcext:value-type="float">
            <text:p>0,331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.75" calcext:value-type="float">
            <text:p>38,75</text:p>
          </table:table-cell>
          <table:table-cell office:value-type="float" office:value="1236.756931" calcext:value-type="float">
            <text:p>1236,756931</text:p>
          </table:table-cell>
          <table:table-cell office:value-type="float" office:value="1240.838626" calcext:value-type="float">
            <text:p>1240,838626</text:p>
          </table:table-cell>
          <table:table-cell office:value-type="float" office:value="4.081695" calcext:value-type="float">
            <text:p>4,081695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.0625" calcext:value-type="float">
            <text:p>39,0625</text:p>
          </table:table-cell>
          <table:table-cell office:value-type="float" office:value="1233.851074" calcext:value-type="float">
            <text:p>1233,851074</text:p>
          </table:table-cell>
          <table:table-cell office:value-type="float" office:value="1237.908133" calcext:value-type="float">
            <text:p>1237,908133</text:p>
          </table:table-cell>
          <table:table-cell office:value-type="float" office:value="4.057059" calcext:value-type="float">
            <text:p>4,057059</text:p>
          </table:table-cell>
          <table:table-cell office:value-type="float" office:value="0.3288" calcext:value-type="float">
            <text:p>0,328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9.375" calcext:value-type="float">
            <text:p>39,375</text:p>
          </table:table-cell>
          <table:table-cell office:value-type="float" office:value="1230.972381" calcext:value-type="float">
            <text:p>1230,972381</text:p>
          </table:table-cell>
          <table:table-cell office:value-type="float" office:value="1235.005079" calcext:value-type="float">
            <text:p>1235,005079</text:p>
          </table:table-cell>
          <table:table-cell office:value-type="float" office:value="4.032698" calcext:value-type="float">
            <text:p>4,032698</text:p>
          </table:table-cell>
          <table:table-cell office:value-type="float" office:value="0.3276" calcext:value-type="float">
            <text:p>0,327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.6875" calcext:value-type="float">
            <text:p>39,6875</text:p>
          </table:table-cell>
          <table:table-cell office:value-type="float" office:value="1228.120412" calcext:value-type="float">
            <text:p>1228,120412</text:p>
          </table:table-cell>
          <table:table-cell office:value-type="float" office:value="1232.129018" calcext:value-type="float">
            <text:p>1232,129018</text:p>
          </table:table-cell>
          <table:table-cell office:value-type="float" office:value="4.008606" calcext:value-type="float">
            <text:p>4,008606</text:p>
          </table:table-cell>
          <table:table-cell office:value-type="float" office:value="0.3264" calcext:value-type="float">
            <text:p>0,326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225.294736" calcext:value-type="float">
            <text:p>1225,294736</text:p>
          </table:table-cell>
          <table:table-cell office:value-type="float" office:value="1229.279516" calcext:value-type="float">
            <text:p>1229,279516</text:p>
          </table:table-cell>
          <table:table-cell office:value-type="float" office:value="3.98478" calcext:value-type="float">
            <text:p>3,98478</text:p>
          </table:table-cell>
          <table:table-cell office:value-type="float" office:value="0.3252" calcext:value-type="float">
            <text:p>0,325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0.3125" calcext:value-type="float">
            <text:p>40,3125</text:p>
          </table:table-cell>
          <table:table-cell office:value-type="float" office:value="1222.494931" calcext:value-type="float">
            <text:p>1222,494931</text:p>
          </table:table-cell>
          <table:table-cell office:value-type="float" office:value="1226.456146" calcext:value-type="float">
            <text:p>1226,456146</text:p>
          </table:table-cell>
          <table:table-cell office:value-type="float" office:value="3.961216" calcext:value-type="float">
            <text:p>3,961216</text:p>
          </table:table-cell>
          <table:table-cell office:value-type="float" office:value="0.324" calcext:value-type="float">
            <text:p>0,32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0.625" calcext:value-type="float">
            <text:p>40,625</text:p>
          </table:table-cell>
          <table:table-cell office:value-type="float" office:value="1219.720586" calcext:value-type="float">
            <text:p>1219,720586</text:p>
          </table:table-cell>
          <table:table-cell office:value-type="float" office:value="1223.658495" calcext:value-type="float">
            <text:p>1223,658495</text:p>
          </table:table-cell>
          <table:table-cell office:value-type="float" office:value="3.937909" calcext:value-type="float">
            <text:p>3,937909</text:p>
          </table:table-cell>
          <table:table-cell office:value-type="float" office:value="0.3229" calcext:value-type="float">
            <text:p>0,322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0.9375" calcext:value-type="float">
            <text:p>40,9375</text:p>
          </table:table-cell>
          <table:table-cell office:value-type="float" office:value="1216.971299" calcext:value-type="float">
            <text:p>1216,971299</text:p>
          </table:table-cell>
          <table:table-cell office:value-type="float" office:value="1220.886155" calcext:value-type="float">
            <text:p>1220,886155</text:p>
          </table:table-cell>
          <table:table-cell office:value-type="float" office:value="3.914856" calcext:value-type="float">
            <text:p>3,914856</text:p>
          </table:table-cell>
          <table:table-cell office:value-type="float" office:value="0.3217" calcext:value-type="float">
            <text:p>0,321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1.25" calcext:value-type="float">
            <text:p>41,25</text:p>
          </table:table-cell>
          <table:table-cell office:value-type="float" office:value="1214.246678" calcext:value-type="float">
            <text:p>1214,246678</text:p>
          </table:table-cell>
          <table:table-cell office:value-type="float" office:value="1218.13873" calcext:value-type="float">
            <text:p>1218,13873</text:p>
          </table:table-cell>
          <table:table-cell office:value-type="float" office:value="3.892052" calcext:value-type="float">
            <text:p>3,892052</text:p>
          </table:table-cell>
          <table:table-cell office:value-type="float" office:value="0.3205" calcext:value-type="float">
            <text:p>0,320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1.5625" calcext:value-type="float">
            <text:p>41,5625</text:p>
          </table:table-cell>
          <table:table-cell office:value-type="float" office:value="1211.546337" calcext:value-type="float">
            <text:p>1211,546337</text:p>
          </table:table-cell>
          <table:table-cell office:value-type="float" office:value="1215.415832" calcext:value-type="float">
            <text:p>1215,415832</text:p>
          </table:table-cell>
          <table:table-cell office:value-type="float" office:value="3.869495" calcext:value-type="float">
            <text:p>3,869495</text:p>
          </table:table-cell>
          <table:table-cell office:value-type="float" office:value="0.3194" calcext:value-type="float">
            <text:p>0,319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1.875" calcext:value-type="float">
            <text:p>41,875</text:p>
          </table:table-cell>
          <table:table-cell office:value-type="float" office:value="1208.869901" calcext:value-type="float">
            <text:p>1208,869901</text:p>
          </table:table-cell>
          <table:table-cell office:value-type="float" office:value="1212.71708" calcext:value-type="float">
            <text:p>1212,71708</text:p>
          </table:table-cell>
          <table:table-cell office:value-type="float" office:value="3.847179" calcext:value-type="float">
            <text:p>3,847179</text:p>
          </table:table-cell>
          <table:table-cell office:value-type="float" office:value="0.3182" calcext:value-type="float">
            <text:p>0,318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2.1875" calcext:value-type="float">
            <text:p>42,1875</text:p>
          </table:table-cell>
          <table:table-cell office:value-type="float" office:value="1206.217002" calcext:value-type="float">
            <text:p>1206,217002</text:p>
          </table:table-cell>
          <table:table-cell office:value-type="float" office:value="1210.042104" calcext:value-type="float">
            <text:p>1210,042104</text:p>
          </table:table-cell>
          <table:table-cell office:value-type="float" office:value="3.825102" calcext:value-type="float">
            <text:p>3,825102</text:p>
          </table:table-cell>
          <table:table-cell office:value-type="float" office:value="0.3171" calcext:value-type="float">
            <text:p>0,317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2.5" calcext:value-type="float">
            <text:p>42,5</text:p>
          </table:table-cell>
          <table:table-cell office:value-type="float" office:value="1203.58728" calcext:value-type="float">
            <text:p>1203,58728</text:p>
          </table:table-cell>
          <table:table-cell office:value-type="float" office:value="1207.39054" calcext:value-type="float">
            <text:p>1207,39054</text:p>
          </table:table-cell>
          <table:table-cell office:value-type="float" office:value="3.80326" calcext:value-type="float">
            <text:p>3,80326</text:p>
          </table:table-cell>
          <table:table-cell office:value-type="float" office:value="0.316" calcext:value-type="float">
            <text:p>0,31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.8125" calcext:value-type="float">
            <text:p>42,8125</text:p>
          </table:table-cell>
          <table:table-cell office:value-type="float" office:value="1200.980384" calcext:value-type="float">
            <text:p>1200,980384</text:p>
          </table:table-cell>
          <table:table-cell office:value-type="float" office:value="1204.762033" calcext:value-type="float">
            <text:p>1204,762033</text:p>
          </table:table-cell>
          <table:table-cell office:value-type="float" office:value="3.781649" calcext:value-type="float">
            <text:p>3,781649</text:p>
          </table:table-cell>
          <table:table-cell office:value-type="float" office:value="0.3149" calcext:value-type="float">
            <text:p>0,314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.125" calcext:value-type="float">
            <text:p>43,125</text:p>
          </table:table-cell>
          <table:table-cell office:value-type="float" office:value="1198.39597" calcext:value-type="float">
            <text:p>1198,39597</text:p>
          </table:table-cell>
          <table:table-cell office:value-type="float" office:value="1202.156236" calcext:value-type="float">
            <text:p>1202,156236</text:p>
          </table:table-cell>
          <table:table-cell office:value-type="float" office:value="3.760265" calcext:value-type="float">
            <text:p>3,760265</text:p>
          </table:table-cell>
          <table:table-cell office:value-type="float" office:value="0.3138" calcext:value-type="float">
            <text:p>0,313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3.4375" calcext:value-type="float">
            <text:p>43,4375</text:p>
          </table:table-cell>
          <table:table-cell office:value-type="float" office:value="1195.833701" calcext:value-type="float">
            <text:p>1195,833701</text:p>
          </table:table-cell>
          <table:table-cell office:value-type="float" office:value="1199.572808" calcext:value-type="float">
            <text:p>1199,572808</text:p>
          </table:table-cell>
          <table:table-cell office:value-type="float" office:value="3.739106" calcext:value-type="float">
            <text:p>3,739106</text:p>
          </table:table-cell>
          <table:table-cell office:value-type="float" office:value="0.3127" calcext:value-type="float">
            <text:p>0,312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3.75" calcext:value-type="float">
            <text:p>43,75</text:p>
          </table:table-cell>
          <table:table-cell office:value-type="float" office:value="1193.293247" calcext:value-type="float">
            <text:p>1193,293247</text:p>
          </table:table-cell>
          <table:table-cell office:value-type="float" office:value="1197.011415" calcext:value-type="float">
            <text:p>1197,011415</text:p>
          </table:table-cell>
          <table:table-cell office:value-type="float" office:value="3.718169" calcext:value-type="float">
            <text:p>3,718169</text:p>
          </table:table-cell>
          <table:table-cell office:value-type="float" office:value="0.3116" calcext:value-type="float">
            <text:p>0,311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4.0625" calcext:value-type="float">
            <text:p>44,0625</text:p>
          </table:table-cell>
          <table:table-cell office:value-type="float" office:value="1190.774285" calcext:value-type="float">
            <text:p>1190,774285</text:p>
          </table:table-cell>
          <table:table-cell office:value-type="float" office:value="1194.471733" calcext:value-type="float">
            <text:p>1194,471733</text:p>
          </table:table-cell>
          <table:table-cell office:value-type="float" office:value="3.697448" calcext:value-type="float">
            <text:p>3,697448</text:p>
          </table:table-cell>
          <table:table-cell office:value-type="float" office:value="0.3105" calcext:value-type="float">
            <text:p>0,310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.375" calcext:value-type="float">
            <text:p>44,375</text:p>
          </table:table-cell>
          <table:table-cell office:value-type="float" office:value="1188.2765" calcext:value-type="float">
            <text:p>1188,2765</text:p>
          </table:table-cell>
          <table:table-cell office:value-type="float" office:value="1191.953442" calcext:value-type="float">
            <text:p>1191,953442</text:p>
          </table:table-cell>
          <table:table-cell office:value-type="float" office:value="3.676943" calcext:value-type="float">
            <text:p>3,676943</text:p>
          </table:table-cell>
          <table:table-cell office:value-type="float" office:value="0.3094" calcext:value-type="float">
            <text:p>0,309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4.6875" calcext:value-type="float">
            <text:p>44,6875</text:p>
          </table:table-cell>
          <table:table-cell office:value-type="float" office:value="1185.799581" calcext:value-type="float">
            <text:p>1185,799581</text:p>
          </table:table-cell>
          <table:table-cell office:value-type="float" office:value="1189.45623" calcext:value-type="float">
            <text:p>1189,45623</text:p>
          </table:table-cell>
          <table:table-cell office:value-type="float" office:value="3.656648" calcext:value-type="float">
            <text:p>3,656648</text:p>
          </table:table-cell>
          <table:table-cell office:value-type="float" office:value="0.3084" calcext:value-type="float">
            <text:p>0,308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1183.343227" calcext:value-type="float">
            <text:p>1183,343227</text:p>
          </table:table-cell>
          <table:table-cell office:value-type="float" office:value="1186.979789" calcext:value-type="float">
            <text:p>1186,979789</text:p>
          </table:table-cell>
          <table:table-cell office:value-type="float" office:value="3.636562" calcext:value-type="float">
            <text:p>3,636562</text:p>
          </table:table-cell>
          <table:table-cell office:value-type="float" office:value="0.3073" calcext:value-type="float">
            <text:p>0,307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5.3125" calcext:value-type="float">
            <text:p>45,3125</text:p>
          </table:table-cell>
          <table:table-cell office:value-type="float" office:value="1180.90714" calcext:value-type="float">
            <text:p>1180,90714</text:p>
          </table:table-cell>
          <table:table-cell office:value-type="float" office:value="1184.523822" calcext:value-type="float">
            <text:p>1184,523822</text:p>
          </table:table-cell>
          <table:table-cell office:value-type="float" office:value="3.616681" calcext:value-type="float">
            <text:p>3,616681</text:p>
          </table:table-cell>
          <table:table-cell office:value-type="float" office:value="0.3063" calcext:value-type="float">
            <text:p>0,306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5.625" calcext:value-type="float">
            <text:p>45,625</text:p>
          </table:table-cell>
          <table:table-cell office:value-type="float" office:value="1178.491031" calcext:value-type="float">
            <text:p>1178,491031</text:p>
          </table:table-cell>
          <table:table-cell office:value-type="float" office:value="1182.088033" calcext:value-type="float">
            <text:p>1182,088033</text:p>
          </table:table-cell>
          <table:table-cell office:value-type="float" office:value="3.597003" calcext:value-type="float">
            <text:p>3,597003</text:p>
          </table:table-cell>
          <table:table-cell office:value-type="float" office:value="0.3052" calcext:value-type="float">
            <text:p>0,305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5.9375" calcext:value-type="float">
            <text:p>45,9375</text:p>
          </table:table-cell>
          <table:table-cell office:value-type="float" office:value="1176.094613" calcext:value-type="float">
            <text:p>1176,094613</text:p>
          </table:table-cell>
          <table:table-cell office:value-type="float" office:value="1179.672136" calcext:value-type="float">
            <text:p>1179,672136</text:p>
          </table:table-cell>
          <table:table-cell office:value-type="float" office:value="3.577523" calcext:value-type="float">
            <text:p>3,577523</text:p>
          </table:table-cell>
          <table:table-cell office:value-type="float" office:value="0.3042" calcext:value-type="float">
            <text:p>0,304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6.25" calcext:value-type="float">
            <text:p>46,25</text:p>
          </table:table-cell>
          <table:table-cell office:value-type="float" office:value="1173.717609" calcext:value-type="float">
            <text:p>1173,717609</text:p>
          </table:table-cell>
          <table:table-cell office:value-type="float" office:value="1177.275849" calcext:value-type="float">
            <text:p>1177,275849</text:p>
          </table:table-cell>
          <table:table-cell office:value-type="float" office:value="3.55824" calcext:value-type="float">
            <text:p>3,55824</text:p>
          </table:table-cell>
          <table:table-cell office:value-type="float" office:value="0.3032" calcext:value-type="float">
            <text:p>0,303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6.5625" calcext:value-type="float">
            <text:p>46,5625</text:p>
          </table:table-cell>
          <table:table-cell office:value-type="float" office:value="1171.359744" calcext:value-type="float">
            <text:p>1171,359744</text:p>
          </table:table-cell>
          <table:table-cell office:value-type="float" office:value="1174.898895" calcext:value-type="float">
            <text:p>1174,898895</text:p>
          </table:table-cell>
          <table:table-cell office:value-type="float" office:value="3.539151" calcext:value-type="float">
            <text:p>3,539151</text:p>
          </table:table-cell>
          <table:table-cell office:value-type="float" office:value="0.3021" calcext:value-type="float">
            <text:p>0,302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6.875" calcext:value-type="float">
            <text:p>46,875</text:p>
          </table:table-cell>
          <table:table-cell office:value-type="float" office:value="1169.020752" calcext:value-type="float">
            <text:p>1169,020752</text:p>
          </table:table-cell>
          <table:table-cell office:value-type="float" office:value="1172.541004" calcext:value-type="float">
            <text:p>1172,541004</text:p>
          </table:table-cell>
          <table:table-cell office:value-type="float" office:value="3.520252" calcext:value-type="float">
            <text:p>3,520252</text:p>
          </table:table-cell>
          <table:table-cell office:value-type="float" office:value="0.3011" calcext:value-type="float">
            <text:p>0,301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7.1875" calcext:value-type="float">
            <text:p>47,1875</text:p>
          </table:table-cell>
          <table:table-cell office:value-type="float" office:value="1166.700369" calcext:value-type="float">
            <text:p>1166,700369</text:p>
          </table:table-cell>
          <table:table-cell office:value-type="float" office:value="1170.20191" calcext:value-type="float">
            <text:p>1170,20191</text:p>
          </table:table-cell>
          <table:table-cell office:value-type="float" office:value="3.501541" calcext:value-type="float">
            <text:p>3,501541</text:p>
          </table:table-cell>
          <table:table-cell office:value-type="float" office:value="0.3001" calcext:value-type="float">
            <text:p>0,300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7.5" calcext:value-type="float">
            <text:p>47,5</text:p>
          </table:table-cell>
          <table:table-cell office:value-type="float" office:value="1164.398339" calcext:value-type="float">
            <text:p>1164,398339</text:p>
          </table:table-cell>
          <table:table-cell office:value-type="float" office:value="1167.881354" calcext:value-type="float">
            <text:p>1167,881354</text:p>
          </table:table-cell>
          <table:table-cell office:value-type="float" office:value="3.483015" calcext:value-type="float">
            <text:p>3,483015</text:p>
          </table:table-cell>
          <table:table-cell office:value-type="float" office:value="0.2991" calcext:value-type="float">
            <text:p>0,299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7.8125" calcext:value-type="float">
            <text:p>47,8125</text:p>
          </table:table-cell>
          <table:table-cell office:value-type="float" office:value="1162.114408" calcext:value-type="float">
            <text:p>1162,114408</text:p>
          </table:table-cell>
          <table:table-cell office:value-type="float" office:value="1165.579081" calcext:value-type="float">
            <text:p>1165,579081</text:p>
          </table:table-cell>
          <table:table-cell office:value-type="float" office:value="3.464673" calcext:value-type="float">
            <text:p>3,464673</text:p>
          </table:table-cell>
          <table:table-cell office:value-type="float" office:value="0.2981" calcext:value-type="float">
            <text:p>0,298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.125" calcext:value-type="float">
            <text:p>48,125</text:p>
          </table:table-cell>
          <table:table-cell office:value-type="float" office:value="1159.848331" calcext:value-type="float">
            <text:p>1159,848331</text:p>
          </table:table-cell>
          <table:table-cell office:value-type="float" office:value="1163.29484" calcext:value-type="float">
            <text:p>1163,29484</text:p>
          </table:table-cell>
          <table:table-cell office:value-type="float" office:value="3.44651" calcext:value-type="float">
            <text:p>3,44651</text:p>
          </table:table-cell>
          <table:table-cell office:value-type="float" office:value="0.2972" calcext:value-type="float">
            <text:p>0,297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.4375" calcext:value-type="float">
            <text:p>48,4375</text:p>
          </table:table-cell>
          <table:table-cell office:value-type="float" office:value="1157.599863" calcext:value-type="float">
            <text:p>1157,599863</text:p>
          </table:table-cell>
          <table:table-cell office:value-type="float" office:value="1161.028387" calcext:value-type="float">
            <text:p>1161,028387</text:p>
          </table:table-cell>
          <table:table-cell office:value-type="float" office:value="3.428525" calcext:value-type="float">
            <text:p>3,428525</text:p>
          </table:table-cell>
          <table:table-cell office:value-type="float" office:value="0.2962" calcext:value-type="float">
            <text:p>0,296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.75" calcext:value-type="float">
            <text:p>48,75</text:p>
          </table:table-cell>
          <table:table-cell office:value-type="float" office:value="1155.368767" calcext:value-type="float">
            <text:p>1155,368767</text:p>
          </table:table-cell>
          <table:table-cell office:value-type="float" office:value="1158.779481" calcext:value-type="float">
            <text:p>1158,779481</text:p>
          </table:table-cell>
          <table:table-cell office:value-type="float" office:value="3.410715" calcext:value-type="float">
            <text:p>3,410715</text:p>
          </table:table-cell>
          <table:table-cell office:value-type="float" office:value="0.2952" calcext:value-type="float">
            <text:p>0,295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9.0625" calcext:value-type="float">
            <text:p>49,0625</text:p>
          </table:table-cell>
          <table:table-cell office:value-type="float" office:value="1153.15481" calcext:value-type="float">
            <text:p>1153,15481</text:p>
          </table:table-cell>
          <table:table-cell office:value-type="float" office:value="1156.547887" calcext:value-type="float">
            <text:p>1156,547887</text:p>
          </table:table-cell>
          <table:table-cell office:value-type="float" office:value="3.393077" calcext:value-type="float">
            <text:p>3,393077</text:p>
          </table:table-cell>
          <table:table-cell office:value-type="float" office:value="0.2942" calcext:value-type="float">
            <text:p>0,294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9.375" calcext:value-type="float">
            <text:p>49,375</text:p>
          </table:table-cell>
          <table:table-cell office:value-type="float" office:value="1150.957763" calcext:value-type="float">
            <text:p>1150,957763</text:p>
          </table:table-cell>
          <table:table-cell office:value-type="float" office:value="1154.333373" calcext:value-type="float">
            <text:p>1154,333373</text:p>
          </table:table-cell>
          <table:table-cell office:value-type="float" office:value="3.37561" calcext:value-type="float">
            <text:p>3,37561</text:p>
          </table:table-cell>
          <table:table-cell office:value-type="float" office:value="0.2933" calcext:value-type="float">
            <text:p>0,293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9.6875" calcext:value-type="float">
            <text:p>49,6875</text:p>
          </table:table-cell>
          <table:table-cell office:value-type="float" office:value="1148.777401" calcext:value-type="float">
            <text:p>1148,777401</text:p>
          </table:table-cell>
          <table:table-cell office:value-type="float" office:value="1152.135712" calcext:value-type="float">
            <text:p>1152,135712</text:p>
          </table:table-cell>
          <table:table-cell office:value-type="float" office:value="3.35831" calcext:value-type="float">
            <text:p>3,35831</text:p>
          </table:table-cell>
          <table:table-cell office:value-type="float" office:value="0.2923" calcext:value-type="float">
            <text:p>0,292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146.613505" calcext:value-type="float">
            <text:p>1146,613505</text:p>
          </table:table-cell>
          <table:table-cell office:value-type="float" office:value="1149.954681" calcext:value-type="float">
            <text:p>1149,954681</text:p>
          </table:table-cell>
          <table:table-cell office:value-type="float" office:value="3.341177" calcext:value-type="float">
            <text:p>3,341177</text:p>
          </table:table-cell>
          <table:table-cell office:value-type="float" office:value="0.2914" calcext:value-type="float">
            <text:p>0,29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8:35:24.204900480</meta:creation-date>
    <dc:date>2018-12-19T23:58:27.950430071</dc:date>
    <meta:editing-duration>PT16M25S</meta:editing-duration>
    <meta:editing-cycles>2</meta:editing-cycles>
    <meta:generator>LibreOffice/6.0.6.2$Linux_X86_64 LibreOffice_project/00m0$Build-2</meta:generator>
    <meta:document-statistic meta:table-count="2" meta:cell-count="300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cm" svg:height="6.589cm" xlink:href=".." xlink:type="simple" chart:class="chart:scatter" chart:style-name="ch1">
        <chart:title svg:x="3.777cm" svg:y="0.267cm" chart:style-name="ch2">
          <text:p>Passo de Tempo 20s</text:p>
        </chart:title>
        <chart:legend chart:legend-position="end" svg:x="8.942cm" svg:y="2.746cm" style:legend-expansion="high" chart:style-name="ch3"/>
        <chart:plot-area chart:style-name="ch4" table:cell-range-address="'Q1 Letra A'.A1:'Q1 Letra A'.A1 'Q1 Letra A'.B2:'Q1 Letra A'.D3 'Q1 Letra A'.G1:'Q1 Letra A'.G2" chart:data-source-has-labels="row" svg:x="1.249cm" svg:y="1.177cm" svg:width="7.455cm" svg:height="4.3cm">
          <chartooo:coordinate-region svg:x="2.347cm" svg:y="1.377cm" svg:width="6.17cm" svg:height="3.901cm"/>
          <chart:axis chart:dimension="x" chart:name="primary-x" chart:style-name="ch5">
            <chart:title svg:x="4.416cm" svg:y="5.608cm" chart:style-name="ch6">
              <text:p>Tempo</text:p>
            </chart:title>
          </chart:axis>
          <chart:axis chart:dimension="y" chart:name="primary-y" chart:style-name="ch7">
            <chart:title svg:x="0.451cm" svg:y="4.31cm" chart:style-name="ch8">
              <text:p>Temperatura</text:p>
            </chart:title>
            <chart:grid chart:style-name="ch9" chart:class="major"/>
          </chart:axis>
          <chart:series chart:style-name="ch10" chart:values-cell-range-address="'Q1 Letra A'.C2:'Q1 Letra A'.C3" chart:label-cell-address="'Q1 Letra A'.G1:'Q1 Letra A'.G1" chart:class="chart:scatter">
            <chart:domain table:cell-range-address="'Q1 Letra A'.B2:'Q1 Letra A'.B3"/>
            <chart:data-point chart:repeated="2"/>
          </chart:series>
          <chart:series chart:style-name="ch11" chart:values-cell-range-address="'Q1 Letra A'.D2:'Q1 Letra A'.D3" chart:label-cell-address="'Q1 Letra A'.G2:'Q1 Letra A'.G2" chart:class="chart:scatte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Analítica</text:p>
                <draw:g>
                  <svg:desc>'Q1 Letra A'.G1:'Q1 Letra A'.G1</svg:desc>
                </draw:g>
              </table:table-cell>
              <table:table-cell office:value-type="string">
                <text:p>Euler Exp.</text:p>
                <draw:g>
                  <svg:desc>'Q1 Letra A'.G2:'Q1 Letra A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Q1 Letra A'.B2:'Q1 Letra A'.B3</svg:desc>
                </draw:g>
              </table:table-cell>
              <table:table-cell office:value-type="float" office:value="1487.386034">
                <text:p>1487.386034</text:p>
                <draw:g>
                  <svg:desc>'Q1 Letra A'.C2:'Q1 Letra A'.C3</svg:desc>
                </draw:g>
              </table:table-cell>
              <table:table-cell office:value-type="float" office:value="-624.6875">
                <text:p>-624.6875</text:p>
                <draw:g>
                  <svg:desc>'Q1 Letra A'.D2:'Q1 Letra A'.D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25.294736">
                <text:p>1225.294736</text:p>
              </table:table-cell>
              <table:table-cell office:value-type="float" office:value="-636.557635">
                <text:p>-636.5576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44cm" svg:height="6.403cm" xlink:href=".." xlink:type="simple" chart:class="chart:scatter" chart:style-name="ch1">
        <chart:title svg:x="3.513cm" svg:y="0.264cm" chart:style-name="ch2">
          <text:p>Passo de Tempo de 5s</text:p>
        </chart:title>
        <chart:legend chart:legend-position="end" svg:x="8.786cm" svg:y="2.653cm" style:legend-expansion="high" chart:style-name="ch3"/>
        <chart:plot-area chart:style-name="ch4" table:cell-range-address="'Q1 Letra A'.B16:'Q1 Letra A'.B16 'Q1 Letra A'.B5:'Q1 Letra A'.D14 'Q1 Letra A'.G1:'Q1 Letra A'.G2" chart:data-source-has-labels="row" svg:x="1.245cm" svg:y="1.171cm" svg:width="7.307cm" svg:height="4.123cm">
          <chartooo:coordinate-region svg:x="2.237cm" svg:y="1.37cm" svg:width="6.128cm" svg:height="3.277cm"/>
          <chart:axis chart:dimension="x" chart:name="primary-x" chart:style-name="ch5">
            <chart:title svg:x="4.113cm" svg:y="5.422cm" chart:style-name="ch6">
              <text:p>Tempo (s)</text:p>
            </chart:title>
          </chart:axis>
          <chart:axis chart:dimension="y" chart:name="primary-y" chart:style-name="ch5">
            <chart:title svg:x="0.451cm" svg:y="4.467cm" chart:style-name="ch7">
              <text:p>Temperatura (K)</text:p>
            </chart:title>
            <chart:grid chart:style-name="ch8" chart:class="major"/>
          </chart:axis>
          <chart:series chart:style-name="ch9" chart:values-cell-range-address="'Q1 Letra A'.C5:'Q1 Letra A'.C14" chart:label-cell-address="'Q1 Letra A'.G1:'Q1 Letra A'.G1" chart:class="chart:scatter">
            <chart:domain table:cell-range-address="'Q1 Letra A'.B5:'Q1 Letra A'.B14"/>
            <chart:data-point chart:repeated="10"/>
          </chart:series>
          <chart:series chart:style-name="ch10" chart:values-cell-range-address="'Q1 Letra A'.D5:'Q1 Letra A'.D14" chart:label-cell-address="'Q1 Letra A'.G2:'Q1 Letra A'.G2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Analítica</text:p>
                <draw:g>
                  <svg:desc>'Q1 Letra A'.G1:'Q1 Letra A'.G1</svg:desc>
                </draw:g>
              </table:table-cell>
              <table:table-cell office:value-type="string">
                <text:p>Euler Exp.</text:p>
                <draw:g>
                  <svg:desc>'Q1 Letra A'.G2:'Q1 Letra A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Q1 Letra A'.B5:'Q1 Letra A'.B14</svg:desc>
                </draw:g>
              </table:table-cell>
              <table:table-cell office:value-type="float" office:value="2005.416366">
                <text:p>2005.416366</text:p>
                <draw:g>
                  <svg:desc>'Q1 Letra A'.C5:'Q1 Letra A'.C14</svg:desc>
                </draw:g>
              </table:table-cell>
              <table:table-cell office:value-type="float" office:value="1718.828125">
                <text:p>1718.828125</text:p>
                <draw:g>
                  <svg:desc>'Q1 Letra A'.D5:'Q1 Letra A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758.263375">
                <text:p>1758.263375</text:p>
              </table:table-cell>
              <table:table-cell office:value-type="float" office:value="1544.340193">
                <text:p>1544.340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600.437477">
                <text:p>1600.437477</text:p>
              </table:table-cell>
              <table:table-cell office:value-type="float" office:value="1430.655094">
                <text:p>1430.655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487.386034">
                <text:p>1487.386034</text:p>
              </table:table-cell>
              <table:table-cell office:value-type="float" office:value="1346.947543">
                <text:p>1346.947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400.752562">
                <text:p>1400.752562</text:p>
              </table:table-cell>
              <table:table-cell office:value-type="float" office:value="1281.194323">
                <text:p>1281.194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331.335854">
                <text:p>1331.335854</text:p>
              </table:table-cell>
              <table:table-cell office:value-type="float" office:value="1227.384702">
                <text:p>1227.384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273.921895">
                <text:p>1273.921895</text:p>
              </table:table-cell>
              <table:table-cell office:value-type="float" office:value="1182.073597">
                <text:p>1182.073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225.294736">
                <text:p>1225.294736</text:p>
              </table:table-cell>
              <table:table-cell office:value-type="float" office:value="1143.102888">
                <text:p>1143.102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183.343227">
                <text:p>1183.343227</text:p>
              </table:table-cell>
              <table:table-cell office:value-type="float" office:value="1109.032541">
                <text:p>1109.032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146.613505">
                <text:p>1146.613505</text:p>
              </table:table-cell>
              <table:table-cell office:value-type="float" office:value="1078.854969">
                <text:p>1078.854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05cm" chart:symbol-height="0.0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183cm" svg:height="7.121cm" xlink:href=".." xlink:type="simple" chart:class="chart:scatter" chart:style-name="ch1">
        <chart:title svg:x="3.732cm" svg:y="0.278cm" chart:style-name="ch2">
          <text:p>Passo de Tempo 1.25s</text:p>
        </chart:title>
        <chart:legend chart:legend-position="end" svg:x="9.225cm" svg:y="3.012cm" style:legend-expansion="high" chart:style-name="ch3"/>
        <chart:plot-area chart:style-name="ch4" table:cell-range-address="'Q1 Letra A'.B16:'Q1 Letra A'.D55 'Q1 Letra A'.G1:'Q1 Letra A'.G2" chart:data-source-has-labels="row" svg:x="1.254cm" svg:y="1.199cm" svg:width="7.728cm" svg:height="4.799cm">
          <chartooo:coordinate-region svg:x="2.246cm" svg:y="1.398cm" svg:width="6.549cm" svg:height="3.953cm"/>
          <chart:axis chart:dimension="x" chart:name="primary-x" chart:style-name="ch5">
            <chart:title svg:x="4.333cm" svg:y="6.14cm" chart:style-name="ch6">
              <text:p>Tempo (s)</text:p>
            </chart:title>
          </chart:axis>
          <chart:axis chart:dimension="y" chart:name="primary-y" chart:style-name="ch5">
            <chart:title svg:x="0.451cm" svg:y="4.833cm" chart:style-name="ch7">
              <text:p>Temperatura (K)</text:p>
            </chart:title>
            <chart:grid chart:style-name="ch8" chart:class="major"/>
          </chart:axis>
          <chart:series chart:style-name="ch9" chart:values-cell-range-address="'Q1 Letra A'.C16:'Q1 Letra A'.C55" chart:label-cell-address="'Q1 Letra A'.G1:'Q1 Letra A'.G1" chart:class="chart:scatter">
            <chart:domain table:cell-range-address="'Q1 Letra A'.B16:'Q1 Letra A'.B55"/>
            <chart:data-point chart:repeated="19"/>
            <chart:data-point chart:style-name="ch10"/>
            <chart:data-point chart:repeated="3"/>
            <chart:data-point chart:style-name="ch10"/>
            <chart:data-point chart:repeated="4"/>
            <chart:data-point chart:style-name="ch10"/>
            <chart:data-point chart:repeated="11"/>
          </chart:series>
          <chart:series chart:style-name="ch11" chart:values-cell-range-address="'Q1 Letra A'.D16:'Q1 Letra A'.D55" chart:label-cell-address="'Q1 Letra A'.G2:'Q1 Letra A'.G2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Analítica</text:p>
                <draw:g>
                  <svg:desc>'Q1 Letra A'.G1:'Q1 Letra A'.G1</svg:desc>
                </draw:g>
              </table:table-cell>
              <table:table-cell office:value-type="string">
                <text:p>Euler Exp.</text:p>
                <draw:g>
                  <svg:desc>'Q1 Letra A'.G2:'Q1 Letra A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">
                <text:p>1.25</text:p>
                <draw:g>
                  <svg:desc>'Q1 Letra A'.B16:'Q1 Letra A'.B55</svg:desc>
                </draw:g>
              </table:table-cell>
              <table:table-cell office:value-type="float" office:value="2330.562881">
                <text:p>2330.562881</text:p>
                <draw:g>
                  <svg:desc>'Q1 Letra A'.C16:'Q1 Letra A'.C55</svg:desc>
                </draw:g>
              </table:table-cell>
              <table:table-cell office:value-type="float" office:value="2304.707031">
                <text:p>2304.707031</text:p>
                <draw:g>
                  <svg:desc>'Q1 Letra A'.D16:'Q1 Letra A'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199.36267">
                <text:p>2199.36267</text:p>
              </table:table-cell>
              <table:table-cell office:value-type="float" office:value="2163.657133">
                <text:p>2163.65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2093.470328">
                <text:p>2093.470328</text:p>
              </table:table-cell>
              <table:table-cell office:value-type="float" office:value="2054.098563">
                <text:p>2054.098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005.416366">
                <text:p>2005.416366</text:p>
              </table:table-cell>
              <table:table-cell office:value-type="float" office:value="1965.10475">
                <text:p>1965.10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1930.528984">
                <text:p>1930.528984</text:p>
              </table:table-cell>
              <table:table-cell office:value-type="float" office:value="1890.563092">
                <text:p>1890.563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865.708768">
                <text:p>1865.708768</text:p>
              </table:table-cell>
              <table:table-cell office:value-type="float" office:value="1826.707066">
                <text:p>1826.707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75">
                <text:p>8.75</text:p>
              </table:table-cell>
              <table:table-cell office:value-type="float" office:value="1808.803512">
                <text:p>1808.803512</text:p>
              </table:table-cell>
              <table:table-cell office:value-type="float" office:value="1771.053467">
                <text:p>1771.053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758.263375">
                <text:p>1758.263375</text:p>
              </table:table-cell>
              <table:table-cell office:value-type="float" office:value="1721.880747">
                <text:p>1721.880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1712.93862">
                <text:p>1712.93862</text:p>
              </table:table-cell>
              <table:table-cell office:value-type="float" office:value="1677.94791">
                <text:p>1677.94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671.954957">
                <text:p>1671.954957</text:p>
              </table:table-cell>
              <table:table-cell office:value-type="float" office:value="1638.331981">
                <text:p>1638.331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75">
                <text:p>13.75</text:p>
              </table:table-cell>
              <table:table-cell office:value-type="float" office:value="1634.633483">
                <text:p>1634.633483</text:p>
              </table:table-cell>
              <table:table-cell office:value-type="float" office:value="1602.328698">
                <text:p>1602.328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00.437477">
                <text:p>1600.437477</text:p>
              </table:table-cell>
              <table:table-cell office:value-type="float" office:value="1569.389045">
                <text:p>1569.389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25">
                <text:p>16.25</text:p>
              </table:table-cell>
              <table:table-cell office:value-type="float" office:value="1568.93597">
                <text:p>1568.93597</text:p>
              </table:table-cell>
              <table:table-cell office:value-type="float" office:value="1539.077176">
                <text:p>1539.077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5">
                <text:p>17.5</text:p>
              </table:table-cell>
              <table:table-cell office:value-type="float" office:value="1539.778162">
                <text:p>1539.778162</text:p>
              </table:table-cell>
              <table:table-cell office:value-type="float" office:value="1511.041621">
                <text:p>1511.041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75">
                <text:p>18.75</text:p>
              </table:table-cell>
              <table:table-cell office:value-type="float" office:value="1512.675062">
                <text:p>1512.675062</text:p>
              </table:table-cell>
              <table:table-cell office:value-type="float" office:value="1484.995073">
                <text:p>1484.995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487.386034">
                <text:p>1487.386034</text:p>
              </table:table-cell>
              <table:table-cell office:value-type="float" office:value="1460.699841">
                <text:p>1460.699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5">
                <text:p>21.25</text:p>
              </table:table-cell>
              <table:table-cell office:value-type="float" office:value="1463.708784">
                <text:p>1463.708784</text:p>
              </table:table-cell>
              <table:table-cell office:value-type="float" office:value="1437.957188">
                <text:p>1437.957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5">
                <text:p>22.5</text:p>
              </table:table-cell>
              <table:table-cell office:value-type="float" office:value="1441.471777">
                <text:p>1441.471777</text:p>
              </table:table-cell>
              <table:table-cell office:value-type="float" office:value="1416.599371">
                <text:p>1416.5993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75">
                <text:p>23.75</text:p>
              </table:table-cell>
              <table:table-cell office:value-type="float" office:value="1420.528425">
                <text:p>1420.528425</text:p>
              </table:table-cell>
              <table:table-cell office:value-type="float" office:value="1396.483599">
                <text:p>1396.483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400.752562">
                <text:p>1400.752562</text:p>
              </table:table-cell>
              <table:table-cell office:value-type="float" office:value="1377.487384">
                <text:p>1377.487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25">
                <text:p>26.25</text:p>
              </table:table-cell>
              <table:table-cell office:value-type="float" office:value="1382.034899">
                <text:p>1382.034899</text:p>
              </table:table-cell>
              <table:table-cell office:value-type="float" office:value="1359.504925">
                <text:p>1359.504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5">
                <text:p>27.5</text:p>
              </table:table-cell>
              <table:table-cell office:value-type="float" office:value="1364.280197">
                <text:p>1364.280197</text:p>
              </table:table-cell>
              <table:table-cell office:value-type="float" office:value="1342.444249">
                <text:p>1342.444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.75">
                <text:p>28.75</text:p>
              </table:table-cell>
              <table:table-cell office:value-type="float" office:value="1347.405011">
                <text:p>1347.405011</text:p>
              </table:table-cell>
              <table:table-cell office:value-type="float" office:value="1326.224939">
                <text:p>1326.2249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1331.335854">
                <text:p>1331.335854</text:p>
              </table:table-cell>
              <table:table-cell office:value-type="float" office:value="1310.776306">
                <text:p>1310.776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25">
                <text:p>31.25</text:p>
              </table:table-cell>
              <table:table-cell office:value-type="float" office:value="1316.007709">
                <text:p>1316.007709</text:p>
              </table:table-cell>
              <table:table-cell office:value-type="float" office:value="1296.035906">
                <text:p>1296.035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5">
                <text:p>32.5</text:p>
              </table:table-cell>
              <table:table-cell office:value-type="float" office:value="1301.362802">
                <text:p>1301.362802</text:p>
              </table:table-cell>
              <table:table-cell office:value-type="float" office:value="1281.948325">
                <text:p>1281.948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75">
                <text:p>33.75</text:p>
              </table:table-cell>
              <table:table-cell office:value-type="float" office:value="1287.349586">
                <text:p>1287.349586</text:p>
              </table:table-cell>
              <table:table-cell office:value-type="float" office:value="1268.464178">
                <text:p>1268.4641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273.921895">
                <text:p>1273.921895</text:p>
              </table:table-cell>
              <table:table-cell office:value-type="float" office:value="1255.539282">
                <text:p>1255.5392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25">
                <text:p>36.25</text:p>
              </table:table-cell>
              <table:table-cell office:value-type="float" office:value="1261.038237">
                <text:p>1261.038237</text:p>
              </table:table-cell>
              <table:table-cell office:value-type="float" office:value="1243.133961">
                <text:p>1243.1339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5">
                <text:p>37.5</text:p>
              </table:table-cell>
              <table:table-cell office:value-type="float" office:value="1248.661197">
                <text:p>1248.661197</text:p>
              </table:table-cell>
              <table:table-cell office:value-type="float" office:value="1231.212464">
                <text:p>1231.212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.75">
                <text:p>38.75</text:p>
              </table:table-cell>
              <table:table-cell office:value-type="float" office:value="1236.756931">
                <text:p>1236.756931</text:p>
              </table:table-cell>
              <table:table-cell office:value-type="float" office:value="1219.742472">
                <text:p>1219.7424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1225.294736">
                <text:p>1225.294736</text:p>
              </table:table-cell>
              <table:table-cell office:value-type="float" office:value="1208.69468">
                <text:p>1208.694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.25">
                <text:p>41.25</text:p>
              </table:table-cell>
              <table:table-cell office:value-type="float" office:value="1214.246678">
                <text:p>1214.246678</text:p>
              </table:table-cell>
              <table:table-cell office:value-type="float" office:value="1198.042441">
                <text:p>1198.0424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5">
                <text:p>42.5</text:p>
              </table:table-cell>
              <table:table-cell office:value-type="float" office:value="1203.58728">
                <text:p>1203.58728</text:p>
              </table:table-cell>
              <table:table-cell office:value-type="float" office:value="1187.76146">
                <text:p>1187.76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.75">
                <text:p>43.75</text:p>
              </table:table-cell>
              <table:table-cell office:value-type="float" office:value="1193.293247">
                <text:p>1193.293247</text:p>
              </table:table-cell>
              <table:table-cell office:value-type="float" office:value="1177.829529">
                <text:p>1177.8295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1183.343227">
                <text:p>1183.343227</text:p>
              </table:table-cell>
              <table:table-cell office:value-type="float" office:value="1168.226298">
                <text:p>1168.2262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.25">
                <text:p>46.25</text:p>
              </table:table-cell>
              <table:table-cell office:value-type="float" office:value="1173.717609">
                <text:p>1173.717609</text:p>
              </table:table-cell>
              <table:table-cell office:value-type="float" office:value="1158.93308">
                <text:p>1158.93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5">
                <text:p>47.5</text:p>
              </table:table-cell>
              <table:table-cell office:value-type="float" office:value="1164.398339">
                <text:p>1164.398339</text:p>
              </table:table-cell>
              <table:table-cell office:value-type="float" office:value="1149.932675">
                <text:p>1149.932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75">
                <text:p>48.75</text:p>
              </table:table-cell>
              <table:table-cell office:value-type="float" office:value="1155.368767">
                <text:p>1155.368767</text:p>
              </table:table-cell>
              <table:table-cell office:value-type="float" office:value="1141.209223">
                <text:p>1141.209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146.613505">
                <text:p>1146.613505</text:p>
              </table:table-cell>
              <table:table-cell office:value-type="float" office:value="1132.748066">
                <text:p>1132.7480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05cm" chart:symbol-height="0.0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64cm" svg:height="6.67cm" xlink:href=".." xlink:type="simple" chart:class="chart:scatter" chart:style-name="ch1">
        <chart:title svg:x="3.451cm" svg:y="0.269cm" chart:style-name="ch2">
          <text:p>Passo de tempo 0,3125s</text:p>
        </chart:title>
        <chart:legend chart:legend-position="end" svg:x="9.006cm" svg:y="2.787cm" style:legend-expansion="high" chart:style-name="ch3"/>
        <chart:plot-area chart:style-name="ch4" table:cell-range-address="'Q1 Letra A'.B57:'Q1 Letra A'.D216 'Q1 Letra A'.G1:'Q1 Letra A'.G2" chart:data-source-has-labels="row" svg:x="1.25cm" svg:y="1.181cm" svg:width="7.517cm" svg:height="4.375cm">
          <chartooo:coordinate-region svg:x="2.242cm" svg:y="1.381cm" svg:width="6.338cm" svg:height="3.528cm"/>
          <chart:axis chart:dimension="x" chart:name="primary-x" chart:style-name="ch5">
            <chart:title svg:x="4.223cm" svg:y="5.689cm" chart:style-name="ch6">
              <text:p>Tempo (s)</text:p>
            </chart:title>
          </chart:axis>
          <chart:axis chart:dimension="y" chart:name="primary-y" chart:style-name="ch5">
            <chart:title svg:x="0.451cm" svg:y="4.603cm" chart:style-name="ch7">
              <text:p>Temperatura (K)</text:p>
            </chart:title>
            <chart:grid chart:style-name="ch8" chart:class="major"/>
          </chart:axis>
          <chart:series chart:style-name="ch9" chart:values-cell-range-address="'Q1 Letra A'.C57:'Q1 Letra A'.C216" chart:label-cell-address="'Q1 Letra A'.G1:'Q1 Letra A'.G1" chart:class="chart:scatter">
            <chart:domain table:cell-range-address="'Q1 Letra A'.B57:'Q1 Letra A'.B216"/>
            <chart:data-point chart:repeated="110"/>
            <chart:data-point chart:style-name="ch10"/>
            <chart:data-point chart:repeated="49"/>
          </chart:series>
          <chart:series chart:style-name="ch11" chart:values-cell-range-address="'Q1 Letra A'.D57:'Q1 Letra A'.D216" chart:label-cell-address="'Q1 Letra A'.G2:'Q1 Letra A'.G2" chart:class="chart:scatter">
            <chart:data-point chart:repeated="1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Analítica</text:p>
                <draw:g>
                  <svg:desc>'Q1 Letra A'.G1:'Q1 Letra A'.G1</svg:desc>
                </draw:g>
              </table:table-cell>
              <table:table-cell office:value-type="string">
                <text:p>Euler Exp.</text:p>
                <draw:g>
                  <svg:desc>'Q1 Letra A'.G2:'Q1 Letra A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25">
                <text:p>0.3125</text:p>
                <draw:g>
                  <svg:desc>'Q1 Letra A'.B57:'Q1 Letra A'.B216</svg:desc>
                </draw:g>
              </table:table-cell>
              <table:table-cell office:value-type="float" office:value="2453.001043">
                <text:p>2453.001043</text:p>
                <draw:g>
                  <svg:desc>'Q1 Letra A'.C57:'Q1 Letra A'.C216</svg:desc>
                </draw:g>
              </table:table-cell>
              <table:table-cell office:value-type="float" office:value="2451.176758">
                <text:p>2451.176758</text:p>
                <draw:g>
                  <svg:desc>'Q1 Letra A'.D57:'Q1 Letra A'.D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5">
                <text:p>0.625</text:p>
              </table:table-cell>
              <table:table-cell office:value-type="float" office:value="2409.348509">
                <text:p>2409.348509</text:p>
              </table:table-cell>
              <table:table-cell office:value-type="float" office:value="2406.057543">
                <text:p>2406.057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75">
                <text:p>0.9375</text:p>
              </table:table-cell>
              <table:table-cell office:value-type="float" office:value="2368.64652">
                <text:p>2368.64652</text:p>
              </table:table-cell>
              <table:table-cell office:value-type="float" office:value="2364.17014">
                <text:p>2364.17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2330.562881">
                <text:p>2330.562881</text:p>
              </table:table-cell>
              <table:table-cell office:value-type="float" office:value="2325.124674">
                <text:p>2325.124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25">
                <text:p>1.5625</text:p>
              </table:table-cell>
              <table:table-cell office:value-type="float" office:value="2294.816374">
                <text:p>2294.816374</text:p>
              </table:table-cell>
              <table:table-cell office:value-type="float" office:value="2288.595744">
                <text:p>2288.595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75">
                <text:p>1.875</text:p>
              </table:table-cell>
              <table:table-cell office:value-type="float" office:value="2261.167033">
                <text:p>2261.167033</text:p>
              </table:table-cell>
              <table:table-cell office:value-type="float" office:value="2254.309137">
                <text:p>2254.309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875">
                <text:p>2.1875</text:p>
              </table:table-cell>
              <table:table-cell office:value-type="float" office:value="2229.408612">
                <text:p>2229.408612</text:p>
              </table:table-cell>
              <table:table-cell office:value-type="float" office:value="2222.031762">
                <text:p>2222.031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99.36267">
                <text:p>2199.36267</text:p>
              </table:table-cell>
              <table:table-cell office:value-type="float" office:value="2191.563936">
                <text:p>2191.563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125">
                <text:p>2.8125</text:p>
              </table:table-cell>
              <table:table-cell office:value-type="float" office:value="2170.87389">
                <text:p>2170.87389</text:p>
              </table:table-cell>
              <table:table-cell office:value-type="float" office:value="2162.733378">
                <text:p>2162.733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25">
                <text:p>3.125</text:p>
              </table:table-cell>
              <table:table-cell office:value-type="float" office:value="2143.806327">
                <text:p>2143.806327</text:p>
              </table:table-cell>
              <table:table-cell office:value-type="float" office:value="2135.390489">
                <text:p>2135.390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375">
                <text:p>3.4375</text:p>
              </table:table-cell>
              <table:table-cell office:value-type="float" office:value="2118.04038">
                <text:p>2118.04038</text:p>
              </table:table-cell>
              <table:table-cell office:value-type="float" office:value="2109.404597">
                <text:p>2109.404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5">
                <text:p>3.75</text:p>
              </table:table-cell>
              <table:table-cell office:value-type="float" office:value="2093.470328">
                <text:p>2093.470328</text:p>
              </table:table-cell>
              <table:table-cell office:value-type="float" office:value="2084.660941">
                <text:p>2084.660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625">
                <text:p>4.0625</text:p>
              </table:table-cell>
              <table:table-cell office:value-type="float" office:value="2070.002304">
                <text:p>2070.002304</text:p>
              </table:table-cell>
              <table:table-cell office:value-type="float" office:value="2061.05823">
                <text:p>2061.058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75">
                <text:p>4.375</text:p>
              </table:table-cell>
              <table:table-cell office:value-type="float" office:value="2047.552625">
                <text:p>2047.552625</text:p>
              </table:table-cell>
              <table:table-cell office:value-type="float" office:value="2038.506646">
                <text:p>2038.506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875">
                <text:p>4.6875</text:p>
              </table:table-cell>
              <table:table-cell office:value-type="float" office:value="2026.0464">
                <text:p>2026.0464</text:p>
              </table:table-cell>
              <table:table-cell office:value-type="float" office:value="2016.926207">
                <text:p>2016.926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005.416366">
                <text:p>2005.416366</text:p>
              </table:table-cell>
              <table:table-cell office:value-type="float" office:value="1996.245398">
                <text:p>1996.2453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125">
                <text:p>5.3125</text:p>
              </table:table-cell>
              <table:table-cell office:value-type="float" office:value="1985.601908">
                <text:p>1985.601908</text:p>
              </table:table-cell>
              <table:table-cell office:value-type="float" office:value="1976.400042">
                <text:p>1976.400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25">
                <text:p>5.625</text:p>
              </table:table-cell>
              <table:table-cell office:value-type="float" office:value="1966.54823">
                <text:p>1966.54823</text:p>
              </table:table-cell>
              <table:table-cell office:value-type="float" office:value="1957.332346">
                <text:p>1957.3323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375">
                <text:p>5.9375</text:p>
              </table:table-cell>
              <table:table-cell office:value-type="float" office:value="1948.205647">
                <text:p>1948.205647</text:p>
              </table:table-cell>
              <table:table-cell office:value-type="float" office:value="1938.990092">
                <text:p>1938.990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5">
                <text:p>6.25</text:p>
              </table:table-cell>
              <table:table-cell office:value-type="float" office:value="1930.528984">
                <text:p>1930.528984</text:p>
              </table:table-cell>
              <table:table-cell office:value-type="float" office:value="1921.325958">
                <text:p>1921.325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625">
                <text:p>6.5625</text:p>
              </table:table-cell>
              <table:table-cell office:value-type="float" office:value="1913.477059">
                <text:p>1913.477059</text:p>
              </table:table-cell>
              <table:table-cell office:value-type="float" office:value="1904.296936">
                <text:p>1904.296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75">
                <text:p>6.875</text:p>
              </table:table-cell>
              <table:table-cell office:value-type="float" office:value="1897.012231">
                <text:p>1897.012231</text:p>
              </table:table-cell>
              <table:table-cell office:value-type="float" office:value="1887.86383">
                <text:p>1887.863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1875">
                <text:p>7.1875</text:p>
              </table:table-cell>
              <table:table-cell office:value-type="float" office:value="1881.10002">
                <text:p>1881.10002</text:p>
              </table:table-cell>
              <table:table-cell office:value-type="float" office:value="1871.990827">
                <text:p>1871.9908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">
                <text:p>7.5</text:p>
              </table:table-cell>
              <table:table-cell office:value-type="float" office:value="1865.708768">
                <text:p>1865.708768</text:p>
              </table:table-cell>
              <table:table-cell office:value-type="float" office:value="1856.645126">
                <text:p>1856.6451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125">
                <text:p>7.8125</text:p>
              </table:table-cell>
              <table:table-cell office:value-type="float" office:value="1850.809344">
                <text:p>1850.809344</text:p>
              </table:table-cell>
              <table:table-cell office:value-type="float" office:value="1841.796618">
                <text:p>1841.7966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125">
                <text:p>8.125</text:p>
              </table:table-cell>
              <table:table-cell office:value-type="float" office:value="1836.374892">
                <text:p>1836.374892</text:p>
              </table:table-cell>
              <table:table-cell office:value-type="float" office:value="1827.417599">
                <text:p>1827.417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4375">
                <text:p>8.4375</text:p>
              </table:table-cell>
              <table:table-cell office:value-type="float" office:value="1822.380602">
                <text:p>1822.380602</text:p>
              </table:table-cell>
              <table:table-cell office:value-type="float" office:value="1813.482532">
                <text:p>1813.4825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75">
                <text:p>8.75</text:p>
              </table:table-cell>
              <table:table-cell office:value-type="float" office:value="1808.803512">
                <text:p>1808.803512</text:p>
              </table:table-cell>
              <table:table-cell office:value-type="float" office:value="1799.967825">
                <text:p>1799.967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0625">
                <text:p>9.0625</text:p>
              </table:table-cell>
              <table:table-cell office:value-type="float" office:value="1795.622335">
                <text:p>1795.622335</text:p>
              </table:table-cell>
              <table:table-cell office:value-type="float" office:value="1786.851646">
                <text:p>1786.8516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375">
                <text:p>9.375</text:p>
              </table:table-cell>
              <table:table-cell office:value-type="float" office:value="1782.817302">
                <text:p>1782.817302</text:p>
              </table:table-cell>
              <table:table-cell office:value-type="float" office:value="1774.113754">
                <text:p>1774.113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6875">
                <text:p>9.6875</text:p>
              </table:table-cell>
              <table:table-cell office:value-type="float" office:value="1770.370026">
                <text:p>1770.370026</text:p>
              </table:table-cell>
              <table:table-cell office:value-type="float" office:value="1761.735352">
                <text:p>1761.7353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1758.263375">
                <text:p>1758.263375</text:p>
              </table:table-cell>
              <table:table-cell office:value-type="float" office:value="1749.698954">
                <text:p>1749.6989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3125">
                <text:p>10.3125</text:p>
              </table:table-cell>
              <table:table-cell office:value-type="float" office:value="1746.481368">
                <text:p>1746.481368</text:p>
              </table:table-cell>
              <table:table-cell office:value-type="float" office:value="1737.988269">
                <text:p>1737.988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625">
                <text:p>10.625</text:p>
              </table:table-cell>
              <table:table-cell office:value-type="float" office:value="1735.009072">
                <text:p>1735.009072</text:p>
              </table:table-cell>
              <table:table-cell office:value-type="float" office:value="1726.588097">
                <text:p>1726.5880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9375">
                <text:p>10.9375</text:p>
              </table:table-cell>
              <table:table-cell office:value-type="float" office:value="1723.832519">
                <text:p>1723.832519</text:p>
              </table:table-cell>
              <table:table-cell office:value-type="float" office:value="1715.484235">
                <text:p>1715.484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25">
                <text:p>11.25</text:p>
              </table:table-cell>
              <table:table-cell office:value-type="float" office:value="1712.93862">
                <text:p>1712.93862</text:p>
              </table:table-cell>
              <table:table-cell office:value-type="float" office:value="1704.663394">
                <text:p>1704.6633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5625">
                <text:p>11.5625</text:p>
              </table:table-cell>
              <table:table-cell office:value-type="float" office:value="1702.315103">
                <text:p>1702.315103</text:p>
              </table:table-cell>
              <table:table-cell office:value-type="float" office:value="1694.113124">
                <text:p>1694.1131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875">
                <text:p>11.875</text:p>
              </table:table-cell>
              <table:table-cell office:value-type="float" office:value="1691.950439">
                <text:p>1691.950439</text:p>
              </table:table-cell>
              <table:table-cell office:value-type="float" office:value="1683.821743">
                <text:p>1683.821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1875">
                <text:p>12.1875</text:p>
              </table:table-cell>
              <table:table-cell office:value-type="float" office:value="1681.83379">
                <text:p>1681.83379</text:p>
              </table:table-cell>
              <table:table-cell office:value-type="float" office:value="1673.778282">
                <text:p>1673.778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5">
                <text:p>12.5</text:p>
              </table:table-cell>
              <table:table-cell office:value-type="float" office:value="1671.954957">
                <text:p>1671.954957</text:p>
              </table:table-cell>
              <table:table-cell office:value-type="float" office:value="1663.972426">
                <text:p>1663.972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8125">
                <text:p>12.8125</text:p>
              </table:table-cell>
              <table:table-cell office:value-type="float" office:value="1662.304326">
                <text:p>1662.304326</text:p>
              </table:table-cell>
              <table:table-cell office:value-type="float" office:value="1654.394463">
                <text:p>1654.3944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125">
                <text:p>13.125</text:p>
              </table:table-cell>
              <table:table-cell office:value-type="float" office:value="1652.872832">
                <text:p>1652.872832</text:p>
              </table:table-cell>
              <table:table-cell office:value-type="float" office:value="1645.03524">
                <text:p>1645.03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4375">
                <text:p>13.4375</text:p>
              </table:table-cell>
              <table:table-cell office:value-type="float" office:value="1643.651915">
                <text:p>1643.651915</text:p>
              </table:table-cell>
              <table:table-cell office:value-type="float" office:value="1635.886125">
                <text:p>1635.886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75">
                <text:p>13.75</text:p>
              </table:table-cell>
              <table:table-cell office:value-type="float" office:value="1634.633483">
                <text:p>1634.633483</text:p>
              </table:table-cell>
              <table:table-cell office:value-type="float" office:value="1626.938962">
                <text:p>1626.938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0625">
                <text:p>14.0625</text:p>
              </table:table-cell>
              <table:table-cell office:value-type="float" office:value="1625.809883">
                <text:p>1625.809883</text:p>
              </table:table-cell>
              <table:table-cell office:value-type="float" office:value="1618.186044">
                <text:p>1618.1860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375">
                <text:p>14.375</text:p>
              </table:table-cell>
              <table:table-cell office:value-type="float" office:value="1617.173869">
                <text:p>1617.173869</text:p>
              </table:table-cell>
              <table:table-cell office:value-type="float" office:value="1609.620079">
                <text:p>1609.6200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6875">
                <text:p>14.6875</text:p>
              </table:table-cell>
              <table:table-cell office:value-type="float" office:value="1608.718571">
                <text:p>1608.718571</text:p>
              </table:table-cell>
              <table:table-cell office:value-type="float" office:value="1601.234158">
                <text:p>1601.234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1600.437477">
                <text:p>1600.437477</text:p>
              </table:table-cell>
              <table:table-cell office:value-type="float" office:value="1593.021736">
                <text:p>1593.0217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3125">
                <text:p>15.3125</text:p>
              </table:table-cell>
              <table:table-cell office:value-type="float" office:value="1592.324402">
                <text:p>1592.324402</text:p>
              </table:table-cell>
              <table:table-cell office:value-type="float" office:value="1584.976601">
                <text:p>1584.9766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625">
                <text:p>15.625</text:p>
              </table:table-cell>
              <table:table-cell office:value-type="float" office:value="1584.373471">
                <text:p>1584.373471</text:p>
              </table:table-cell>
              <table:table-cell office:value-type="float" office:value="1577.092857">
                <text:p>1577.092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9375">
                <text:p>15.9375</text:p>
              </table:table-cell>
              <table:table-cell office:value-type="float" office:value="1576.579099">
                <text:p>1576.579099</text:p>
              </table:table-cell>
              <table:table-cell office:value-type="float" office:value="1569.364899">
                <text:p>1569.3648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25">
                <text:p>16.25</text:p>
              </table:table-cell>
              <table:table-cell office:value-type="float" office:value="1568.93597">
                <text:p>1568.93597</text:p>
              </table:table-cell>
              <table:table-cell office:value-type="float" office:value="1561.787398">
                <text:p>1561.7873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5625">
                <text:p>16.5625</text:p>
              </table:table-cell>
              <table:table-cell office:value-type="float" office:value="1561.439023">
                <text:p>1561.439023</text:p>
              </table:table-cell>
              <table:table-cell office:value-type="float" office:value="1554.355283">
                <text:p>1554.3552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875">
                <text:p>16.875</text:p>
              </table:table-cell>
              <table:table-cell office:value-type="float" office:value="1554.083437">
                <text:p>1554.083437</text:p>
              </table:table-cell>
              <table:table-cell office:value-type="float" office:value="1547.063723">
                <text:p>1547.063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1875">
                <text:p>17.1875</text:p>
              </table:table-cell>
              <table:table-cell office:value-type="float" office:value="1546.864612">
                <text:p>1546.864612</text:p>
              </table:table-cell>
              <table:table-cell office:value-type="float" office:value="1539.908114">
                <text:p>1539.9081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">
                <text:p>17.5</text:p>
              </table:table-cell>
              <table:table-cell office:value-type="float" office:value="1539.778162">
                <text:p>1539.778162</text:p>
              </table:table-cell>
              <table:table-cell office:value-type="float" office:value="1532.884067">
                <text:p>1532.8840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8125">
                <text:p>17.8125</text:p>
              </table:table-cell>
              <table:table-cell office:value-type="float" office:value="1532.819897">
                <text:p>1532.819897</text:p>
              </table:table-cell>
              <table:table-cell office:value-type="float" office:value="1525.98739">
                <text:p>1525.987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125">
                <text:p>18.125</text:p>
              </table:table-cell>
              <table:table-cell office:value-type="float" office:value="1525.985815">
                <text:p>1525.985815</text:p>
              </table:table-cell>
              <table:table-cell office:value-type="float" office:value="1519.214082">
                <text:p>1519.2140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4375">
                <text:p>18.4375</text:p>
              </table:table-cell>
              <table:table-cell office:value-type="float" office:value="1519.27209">
                <text:p>1519.27209</text:p>
              </table:table-cell>
              <table:table-cell office:value-type="float" office:value="1512.560319">
                <text:p>1512.5603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75">
                <text:p>18.75</text:p>
              </table:table-cell>
              <table:table-cell office:value-type="float" office:value="1512.675062">
                <text:p>1512.675062</text:p>
              </table:table-cell>
              <table:table-cell office:value-type="float" office:value="1506.022444">
                <text:p>1506.0224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0625">
                <text:p>19.0625</text:p>
              </table:table-cell>
              <table:table-cell office:value-type="float" office:value="1506.191227">
                <text:p>1506.191227</text:p>
              </table:table-cell>
              <table:table-cell office:value-type="float" office:value="1499.596959">
                <text:p>1499.5969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375">
                <text:p>19.375</text:p>
              </table:table-cell>
              <table:table-cell office:value-type="float" office:value="1499.817232">
                <text:p>1499.817232</text:p>
              </table:table-cell>
              <table:table-cell office:value-type="float" office:value="1493.280516">
                <text:p>1493.2805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6875">
                <text:p>19.6875</text:p>
              </table:table-cell>
              <table:table-cell office:value-type="float" office:value="1493.549861">
                <text:p>1493.549861</text:p>
              </table:table-cell>
              <table:table-cell office:value-type="float" office:value="1487.069905">
                <text:p>1487.069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1487.386034">
                <text:p>1487.386034</text:p>
              </table:table-cell>
              <table:table-cell office:value-type="float" office:value="1480.962053">
                <text:p>1480.9620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3125">
                <text:p>20.3125</text:p>
              </table:table-cell>
              <table:table-cell office:value-type="float" office:value="1481.322793">
                <text:p>1481.322793</text:p>
              </table:table-cell>
              <table:table-cell office:value-type="float" office:value="1474.954012">
                <text:p>1474.9540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625">
                <text:p>20.625</text:p>
              </table:table-cell>
              <table:table-cell office:value-type="float" office:value="1475.357303">
                <text:p>1475.357303</text:p>
              </table:table-cell>
              <table:table-cell office:value-type="float" office:value="1469.042952">
                <text:p>1469.0429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9375">
                <text:p>20.9375</text:p>
              </table:table-cell>
              <table:table-cell office:value-type="float" office:value="1469.486839">
                <text:p>1469.486839</text:p>
              </table:table-cell>
              <table:table-cell office:value-type="float" office:value="1463.22616">
                <text:p>1463.226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25">
                <text:p>21.25</text:p>
              </table:table-cell>
              <table:table-cell office:value-type="float" office:value="1463.708784">
                <text:p>1463.708784</text:p>
              </table:table-cell>
              <table:table-cell office:value-type="float" office:value="1457.501026">
                <text:p>1457.501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5625">
                <text:p>21.5625</text:p>
              </table:table-cell>
              <table:table-cell office:value-type="float" office:value="1458.020623">
                <text:p>1458.020623</text:p>
              </table:table-cell>
              <table:table-cell office:value-type="float" office:value="1451.865047">
                <text:p>1451.8650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875">
                <text:p>21.875</text:p>
              </table:table-cell>
              <table:table-cell office:value-type="float" office:value="1452.419938">
                <text:p>1452.419938</text:p>
              </table:table-cell>
              <table:table-cell office:value-type="float" office:value="1446.315813">
                <text:p>1446.3158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1875">
                <text:p>22.1875</text:p>
              </table:table-cell>
              <table:table-cell office:value-type="float" office:value="1446.904403">
                <text:p>1446.904403</text:p>
              </table:table-cell>
              <table:table-cell office:value-type="float" office:value="1440.851008">
                <text:p>1440.8510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5">
                <text:p>22.5</text:p>
              </table:table-cell>
              <table:table-cell office:value-type="float" office:value="1441.471777">
                <text:p>1441.471777</text:p>
              </table:table-cell>
              <table:table-cell office:value-type="float" office:value="1435.468403">
                <text:p>1435.4684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8125">
                <text:p>22.8125</text:p>
              </table:table-cell>
              <table:table-cell office:value-type="float" office:value="1436.119906">
                <text:p>1436.119906</text:p>
              </table:table-cell>
              <table:table-cell office:value-type="float" office:value="1430.165852">
                <text:p>1430.165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.125">
                <text:p>23.125</text:p>
              </table:table-cell>
              <table:table-cell office:value-type="float" office:value="1430.846713">
                <text:p>1430.846713</text:p>
              </table:table-cell>
              <table:table-cell office:value-type="float" office:value="1424.941289">
                <text:p>1424.9412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4375">
                <text:p>23.4375</text:p>
              </table:table-cell>
              <table:table-cell office:value-type="float" office:value="1425.650195">
                <text:p>1425.650195</text:p>
              </table:table-cell>
              <table:table-cell office:value-type="float" office:value="1419.792724">
                <text:p>1419.7927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75">
                <text:p>23.75</text:p>
              </table:table-cell>
              <table:table-cell office:value-type="float" office:value="1420.528425">
                <text:p>1420.528425</text:p>
              </table:table-cell>
              <table:table-cell office:value-type="float" office:value="1414.718238">
                <text:p>1414.7182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.0625">
                <text:p>24.0625</text:p>
              </table:table-cell>
              <table:table-cell office:value-type="float" office:value="1415.479541">
                <text:p>1415.479541</text:p>
              </table:table-cell>
              <table:table-cell office:value-type="float" office:value="1409.71598">
                <text:p>1409.71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375">
                <text:p>24.375</text:p>
              </table:table-cell>
              <table:table-cell office:value-type="float" office:value="1410.501747">
                <text:p>1410.501747</text:p>
              </table:table-cell>
              <table:table-cell office:value-type="float" office:value="1404.784165">
                <text:p>1404.7841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6875">
                <text:p>24.6875</text:p>
              </table:table-cell>
              <table:table-cell office:value-type="float" office:value="1405.593312">
                <text:p>1405.593312</text:p>
              </table:table-cell>
              <table:table-cell office:value-type="float" office:value="1399.921072">
                <text:p>1399.9210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1400.752562">
                <text:p>1400.752562</text:p>
              </table:table-cell>
              <table:table-cell office:value-type="float" office:value="1395.125037">
                <text:p>1395.125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3125">
                <text:p>25.3125</text:p>
              </table:table-cell>
              <table:table-cell office:value-type="float" office:value="1395.977881">
                <text:p>1395.977881</text:p>
              </table:table-cell>
              <table:table-cell office:value-type="float" office:value="1390.394456">
                <text:p>1390.3944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625">
                <text:p>25.625</text:p>
              </table:table-cell>
              <table:table-cell office:value-type="float" office:value="1391.267708">
                <text:p>1391.267708</text:p>
              </table:table-cell>
              <table:table-cell office:value-type="float" office:value="1385.727777">
                <text:p>1385.7277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9375">
                <text:p>25.9375</text:p>
              </table:table-cell>
              <table:table-cell office:value-type="float" office:value="1386.620534">
                <text:p>1386.620534</text:p>
              </table:table-cell>
              <table:table-cell office:value-type="float" office:value="1381.123501">
                <text:p>1381.1235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.25">
                <text:p>26.25</text:p>
              </table:table-cell>
              <table:table-cell office:value-type="float" office:value="1382.034899">
                <text:p>1382.034899</text:p>
              </table:table-cell>
              <table:table-cell office:value-type="float" office:value="1376.580178">
                <text:p>1376.5801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5625">
                <text:p>26.5625</text:p>
              </table:table-cell>
              <table:table-cell office:value-type="float" office:value="1377.509392">
                <text:p>1377.509392</text:p>
              </table:table-cell>
              <table:table-cell office:value-type="float" office:value="1372.096408">
                <text:p>1372.0964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875">
                <text:p>26.875</text:p>
              </table:table-cell>
              <table:table-cell office:value-type="float" office:value="1373.042646">
                <text:p>1373.042646</text:p>
              </table:table-cell>
              <table:table-cell office:value-type="float" office:value="1367.670833">
                <text:p>1367.6708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.1875">
                <text:p>27.1875</text:p>
              </table:table-cell>
              <table:table-cell office:value-type="float" office:value="1368.633341">
                <text:p>1368.633341</text:p>
              </table:table-cell>
              <table:table-cell office:value-type="float" office:value="1363.302143">
                <text:p>1363.3021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.5">
                <text:p>27.5</text:p>
              </table:table-cell>
              <table:table-cell office:value-type="float" office:value="1364.280197">
                <text:p>1364.280197</text:p>
              </table:table-cell>
              <table:table-cell office:value-type="float" office:value="1358.989068">
                <text:p>1358.9890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8125">
                <text:p>27.8125</text:p>
              </table:table-cell>
              <table:table-cell office:value-type="float" office:value="1359.981974">
                <text:p>1359.981974</text:p>
              </table:table-cell>
              <table:table-cell office:value-type="float" office:value="1354.730376">
                <text:p>1354.7303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.125">
                <text:p>28.125</text:p>
              </table:table-cell>
              <table:table-cell office:value-type="float" office:value="1355.737472">
                <text:p>1355.737472</text:p>
              </table:table-cell>
              <table:table-cell office:value-type="float" office:value="1350.524877">
                <text:p>1350.5248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4375">
                <text:p>28.4375</text:p>
              </table:table-cell>
              <table:table-cell office:value-type="float" office:value="1351.545527">
                <text:p>1351.545527</text:p>
              </table:table-cell>
              <table:table-cell office:value-type="float" office:value="1346.371416">
                <text:p>1346.3714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75">
                <text:p>28.75</text:p>
              </table:table-cell>
              <table:table-cell office:value-type="float" office:value="1347.405011">
                <text:p>1347.405011</text:p>
              </table:table-cell>
              <table:table-cell office:value-type="float" office:value="1342.268875">
                <text:p>1342.268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0625">
                <text:p>29.0625</text:p>
              </table:table-cell>
              <table:table-cell office:value-type="float" office:value="1343.31483">
                <text:p>1343.31483</text:p>
              </table:table-cell>
              <table:table-cell office:value-type="float" office:value="1338.216168">
                <text:p>1338.2161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.375">
                <text:p>29.375</text:p>
              </table:table-cell>
              <table:table-cell office:value-type="float" office:value="1339.273925">
                <text:p>1339.273925</text:p>
              </table:table-cell>
              <table:table-cell office:value-type="float" office:value="1334.212244">
                <text:p>1334.2122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.6875">
                <text:p>29.6875</text:p>
              </table:table-cell>
              <table:table-cell office:value-type="float" office:value="1335.281266">
                <text:p>1335.281266</text:p>
              </table:table-cell>
              <table:table-cell office:value-type="float" office:value="1330.256083">
                <text:p>1330.2560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">
                <text:p>30</text:p>
              </table:table-cell>
              <table:table-cell office:value-type="float" office:value="1331.335854">
                <text:p>1331.335854</text:p>
              </table:table-cell>
              <table:table-cell office:value-type="float" office:value="1326.346693">
                <text:p>1326.3466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.3125">
                <text:p>30.3125</text:p>
              </table:table-cell>
              <table:table-cell office:value-type="float" office:value="1327.43672">
                <text:p>1327.43672</text:p>
              </table:table-cell>
              <table:table-cell office:value-type="float" office:value="1322.483115">
                <text:p>1322.4831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.625">
                <text:p>30.625</text:p>
              </table:table-cell>
              <table:table-cell office:value-type="float" office:value="1323.582923">
                <text:p>1323.582923</text:p>
              </table:table-cell>
              <table:table-cell office:value-type="float" office:value="1318.664415">
                <text:p>1318.6644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.9375">
                <text:p>30.9375</text:p>
              </table:table-cell>
              <table:table-cell office:value-type="float" office:value="1319.773549">
                <text:p>1319.773549</text:p>
              </table:table-cell>
              <table:table-cell office:value-type="float" office:value="1314.889686">
                <text:p>1314.8896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.25">
                <text:p>31.25</text:p>
              </table:table-cell>
              <table:table-cell office:value-type="float" office:value="1316.007709">
                <text:p>1316.007709</text:p>
              </table:table-cell>
              <table:table-cell office:value-type="float" office:value="1311.158049">
                <text:p>1311.1580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.5625">
                <text:p>31.5625</text:p>
              </table:table-cell>
              <table:table-cell office:value-type="float" office:value="1312.284542">
                <text:p>1312.284542</text:p>
              </table:table-cell>
              <table:table-cell office:value-type="float" office:value="1307.468648">
                <text:p>1307.4686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.875">
                <text:p>31.875</text:p>
              </table:table-cell>
              <table:table-cell office:value-type="float" office:value="1308.603208">
                <text:p>1308.603208</text:p>
              </table:table-cell>
              <table:table-cell office:value-type="float" office:value="1303.820653">
                <text:p>1303.8206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.1875">
                <text:p>32.1875</text:p>
              </table:table-cell>
              <table:table-cell office:value-type="float" office:value="1304.962893">
                <text:p>1304.962893</text:p>
              </table:table-cell>
              <table:table-cell office:value-type="float" office:value="1300.213256">
                <text:p>1300.2132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.5">
                <text:p>32.5</text:p>
              </table:table-cell>
              <table:table-cell office:value-type="float" office:value="1301.362802">
                <text:p>1301.362802</text:p>
              </table:table-cell>
              <table:table-cell office:value-type="float" office:value="1296.645671">
                <text:p>1296.6456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.8125">
                <text:p>32.8125</text:p>
              </table:table-cell>
              <table:table-cell office:value-type="float" office:value="1297.802167">
                <text:p>1297.802167</text:p>
              </table:table-cell>
              <table:table-cell office:value-type="float" office:value="1293.117133">
                <text:p>1293.1171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.125">
                <text:p>33.125</text:p>
              </table:table-cell>
              <table:table-cell office:value-type="float" office:value="1294.280236">
                <text:p>1294.280236</text:p>
              </table:table-cell>
              <table:table-cell office:value-type="float" office:value="1289.626901">
                <text:p>1289.6269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.4375">
                <text:p>33.4375</text:p>
              </table:table-cell>
              <table:table-cell office:value-type="float" office:value="1290.796279">
                <text:p>1290.796279</text:p>
              </table:table-cell>
              <table:table-cell office:value-type="float" office:value="1286.174251">
                <text:p>1286.1742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.75">
                <text:p>33.75</text:p>
              </table:table-cell>
              <table:table-cell office:value-type="float" office:value="1287.349586">
                <text:p>1287.349586</text:p>
              </table:table-cell>
              <table:table-cell office:value-type="float" office:value="1282.758479">
                <text:p>1282.7584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.0625">
                <text:p>34.0625</text:p>
              </table:table-cell>
              <table:table-cell office:value-type="float" office:value="1283.939466">
                <text:p>1283.939466</text:p>
              </table:table-cell>
              <table:table-cell office:value-type="float" office:value="1279.3789">
                <text:p>1279.37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.375">
                <text:p>34.375</text:p>
              </table:table-cell>
              <table:table-cell office:value-type="float" office:value="1280.565245">
                <text:p>1280.565245</text:p>
              </table:table-cell>
              <table:table-cell office:value-type="float" office:value="1276.034848">
                <text:p>1276.034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.6875">
                <text:p>34.6875</text:p>
              </table:table-cell>
              <table:table-cell office:value-type="float" office:value="1277.226268">
                <text:p>1277.226268</text:p>
              </table:table-cell>
              <table:table-cell office:value-type="float" office:value="1272.725672">
                <text:p>1272.7256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">
                <text:p>35</text:p>
              </table:table-cell>
              <table:table-cell office:value-type="float" office:value="1273.921895">
                <text:p>1273.921895</text:p>
              </table:table-cell>
              <table:table-cell office:value-type="float" office:value="1269.450741">
                <text:p>1269.450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.3125">
                <text:p>35.3125</text:p>
              </table:table-cell>
              <table:table-cell office:value-type="float" office:value="1270.651504">
                <text:p>1270.651504</text:p>
              </table:table-cell>
              <table:table-cell office:value-type="float" office:value="1266.209437">
                <text:p>1266.2094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.625">
                <text:p>35.625</text:p>
              </table:table-cell>
              <table:table-cell office:value-type="float" office:value="1267.414489">
                <text:p>1267.414489</text:p>
              </table:table-cell>
              <table:table-cell office:value-type="float" office:value="1263.001161">
                <text:p>1263.0011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.9375">
                <text:p>35.9375</text:p>
              </table:table-cell>
              <table:table-cell office:value-type="float" office:value="1264.210259">
                <text:p>1264.210259</text:p>
              </table:table-cell>
              <table:table-cell office:value-type="float" office:value="1259.825327">
                <text:p>1259.8253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.25">
                <text:p>36.25</text:p>
              </table:table-cell>
              <table:table-cell office:value-type="float" office:value="1261.038237">
                <text:p>1261.038237</text:p>
              </table:table-cell>
              <table:table-cell office:value-type="float" office:value="1256.681365">
                <text:p>1256.6813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5625">
                <text:p>36.5625</text:p>
              </table:table-cell>
              <table:table-cell office:value-type="float" office:value="1257.897861">
                <text:p>1257.897861</text:p>
              </table:table-cell>
              <table:table-cell office:value-type="float" office:value="1253.568717">
                <text:p>1253.5687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.875">
                <text:p>36.875</text:p>
              </table:table-cell>
              <table:table-cell office:value-type="float" office:value="1254.788583">
                <text:p>1254.788583</text:p>
              </table:table-cell>
              <table:table-cell office:value-type="float" office:value="1250.486842">
                <text:p>1250.4868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.1875">
                <text:p>37.1875</text:p>
              </table:table-cell>
              <table:table-cell office:value-type="float" office:value="1251.709869">
                <text:p>1251.709869</text:p>
              </table:table-cell>
              <table:table-cell office:value-type="float" office:value="1247.435209">
                <text:p>1247.435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.5">
                <text:p>37.5</text:p>
              </table:table-cell>
              <table:table-cell office:value-type="float" office:value="1248.661197">
                <text:p>1248.661197</text:p>
              </table:table-cell>
              <table:table-cell office:value-type="float" office:value="1244.413304">
                <text:p>1244.4133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.8125">
                <text:p>37.8125</text:p>
              </table:table-cell>
              <table:table-cell office:value-type="float" office:value="1245.642058">
                <text:p>1245.642058</text:p>
              </table:table-cell>
              <table:table-cell office:value-type="float" office:value="1241.420622">
                <text:p>1241.4206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.125">
                <text:p>38.125</text:p>
              </table:table-cell>
              <table:table-cell office:value-type="float" office:value="1242.651955">
                <text:p>1242.651955</text:p>
              </table:table-cell>
              <table:table-cell office:value-type="float" office:value="1238.456672">
                <text:p>1238.4566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.4375">
                <text:p>38.4375</text:p>
              </table:table-cell>
              <table:table-cell office:value-type="float" office:value="1239.690404">
                <text:p>1239.690404</text:p>
              </table:table-cell>
              <table:table-cell office:value-type="float" office:value="1235.520972">
                <text:p>1235.5209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.75">
                <text:p>38.75</text:p>
              </table:table-cell>
              <table:table-cell office:value-type="float" office:value="1236.756931">
                <text:p>1236.756931</text:p>
              </table:table-cell>
              <table:table-cell office:value-type="float" office:value="1232.613056">
                <text:p>1232.613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.0625">
                <text:p>39.0625</text:p>
              </table:table-cell>
              <table:table-cell office:value-type="float" office:value="1233.851074">
                <text:p>1233.851074</text:p>
              </table:table-cell>
              <table:table-cell office:value-type="float" office:value="1229.732466">
                <text:p>1229.7324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.375">
                <text:p>39.375</text:p>
              </table:table-cell>
              <table:table-cell office:value-type="float" office:value="1230.972381">
                <text:p>1230.972381</text:p>
              </table:table-cell>
              <table:table-cell office:value-type="float" office:value="1226.878754">
                <text:p>1226.8787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.6875">
                <text:p>39.6875</text:p>
              </table:table-cell>
              <table:table-cell office:value-type="float" office:value="1228.120412">
                <text:p>1228.120412</text:p>
              </table:table-cell>
              <table:table-cell office:value-type="float" office:value="1224.051485">
                <text:p>1224.0514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">
                <text:p>40</text:p>
              </table:table-cell>
              <table:table-cell office:value-type="float" office:value="1225.294736">
                <text:p>1225.294736</text:p>
              </table:table-cell>
              <table:table-cell office:value-type="float" office:value="1221.250231">
                <text:p>1221.2502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.3125">
                <text:p>40.3125</text:p>
              </table:table-cell>
              <table:table-cell office:value-type="float" office:value="1222.494931">
                <text:p>1222.494931</text:p>
              </table:table-cell>
              <table:table-cell office:value-type="float" office:value="1218.474577">
                <text:p>1218.4745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.625">
                <text:p>40.625</text:p>
              </table:table-cell>
              <table:table-cell office:value-type="float" office:value="1219.720586">
                <text:p>1219.720586</text:p>
              </table:table-cell>
              <table:table-cell office:value-type="float" office:value="1215.724116">
                <text:p>1215.7241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.9375">
                <text:p>40.9375</text:p>
              </table:table-cell>
              <table:table-cell office:value-type="float" office:value="1216.971299">
                <text:p>1216.971299</text:p>
              </table:table-cell>
              <table:table-cell office:value-type="float" office:value="1212.998448">
                <text:p>1212.9984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.25">
                <text:p>41.25</text:p>
              </table:table-cell>
              <table:table-cell office:value-type="float" office:value="1214.246678">
                <text:p>1214.246678</text:p>
              </table:table-cell>
              <table:table-cell office:value-type="float" office:value="1210.297187">
                <text:p>1210.2971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.5625">
                <text:p>41.5625</text:p>
              </table:table-cell>
              <table:table-cell office:value-type="float" office:value="1211.546337">
                <text:p>1211.546337</text:p>
              </table:table-cell>
              <table:table-cell office:value-type="float" office:value="1207.61995">
                <text:p>1207.619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.875">
                <text:p>41.875</text:p>
              </table:table-cell>
              <table:table-cell office:value-type="float" office:value="1208.869901">
                <text:p>1208.869901</text:p>
              </table:table-cell>
              <table:table-cell office:value-type="float" office:value="1204.966367">
                <text:p>1204.9663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.1875">
                <text:p>42.1875</text:p>
              </table:table-cell>
              <table:table-cell office:value-type="float" office:value="1206.217002">
                <text:p>1206.217002</text:p>
              </table:table-cell>
              <table:table-cell office:value-type="float" office:value="1202.336073">
                <text:p>1202.3360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.5">
                <text:p>42.5</text:p>
              </table:table-cell>
              <table:table-cell office:value-type="float" office:value="1203.58728">
                <text:p>1203.58728</text:p>
              </table:table-cell>
              <table:table-cell office:value-type="float" office:value="1199.728713">
                <text:p>1199.7287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.8125">
                <text:p>42.8125</text:p>
              </table:table-cell>
              <table:table-cell office:value-type="float" office:value="1200.980384">
                <text:p>1200.980384</text:p>
              </table:table-cell>
              <table:table-cell office:value-type="float" office:value="1197.143939">
                <text:p>1197.1439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.125">
                <text:p>43.125</text:p>
              </table:table-cell>
              <table:table-cell office:value-type="float" office:value="1198.39597">
                <text:p>1198.39597</text:p>
              </table:table-cell>
              <table:table-cell office:value-type="float" office:value="1194.58141">
                <text:p>1194.581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.4375">
                <text:p>43.4375</text:p>
              </table:table-cell>
              <table:table-cell office:value-type="float" office:value="1195.833701">
                <text:p>1195.833701</text:p>
              </table:table-cell>
              <table:table-cell office:value-type="float" office:value="1192.040794">
                <text:p>1192.0407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.75">
                <text:p>43.75</text:p>
              </table:table-cell>
              <table:table-cell office:value-type="float" office:value="1193.293247">
                <text:p>1193.293247</text:p>
              </table:table-cell>
              <table:table-cell office:value-type="float" office:value="1189.521763">
                <text:p>1189.5217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.0625">
                <text:p>44.0625</text:p>
              </table:table-cell>
              <table:table-cell office:value-type="float" office:value="1190.774285">
                <text:p>1190.774285</text:p>
              </table:table-cell>
              <table:table-cell office:value-type="float" office:value="1187.023999">
                <text:p>1187.023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.375">
                <text:p>44.375</text:p>
              </table:table-cell>
              <table:table-cell office:value-type="float" office:value="1188.2765">
                <text:p>1188.2765</text:p>
              </table:table-cell>
              <table:table-cell office:value-type="float" office:value="1184.547189">
                <text:p>1184.5471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.6875">
                <text:p>44.6875</text:p>
              </table:table-cell>
              <table:table-cell office:value-type="float" office:value="1185.799581">
                <text:p>1185.799581</text:p>
              </table:table-cell>
              <table:table-cell office:value-type="float" office:value="1182.091027">
                <text:p>1182.0910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">
                <text:p>45</text:p>
              </table:table-cell>
              <table:table-cell office:value-type="float" office:value="1183.343227">
                <text:p>1183.343227</text:p>
              </table:table-cell>
              <table:table-cell office:value-type="float" office:value="1179.655214">
                <text:p>1179.6552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.3125">
                <text:p>45.3125</text:p>
              </table:table-cell>
              <table:table-cell office:value-type="float" office:value="1180.90714">
                <text:p>1180.90714</text:p>
              </table:table-cell>
              <table:table-cell office:value-type="float" office:value="1177.239456">
                <text:p>1177.2394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.625">
                <text:p>45.625</text:p>
              </table:table-cell>
              <table:table-cell office:value-type="float" office:value="1178.491031">
                <text:p>1178.491031</text:p>
              </table:table-cell>
              <table:table-cell office:value-type="float" office:value="1174.843465">
                <text:p>1174.8434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.9375">
                <text:p>45.9375</text:p>
              </table:table-cell>
              <table:table-cell office:value-type="float" office:value="1176.094613">
                <text:p>1176.094613</text:p>
              </table:table-cell>
              <table:table-cell office:value-type="float" office:value="1172.466961">
                <text:p>1172.4669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.25">
                <text:p>46.25</text:p>
              </table:table-cell>
              <table:table-cell office:value-type="float" office:value="1173.717609">
                <text:p>1173.717609</text:p>
              </table:table-cell>
              <table:table-cell office:value-type="float" office:value="1170.109666">
                <text:p>1170.1096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.5625">
                <text:p>46.5625</text:p>
              </table:table-cell>
              <table:table-cell office:value-type="float" office:value="1171.359744">
                <text:p>1171.359744</text:p>
              </table:table-cell>
              <table:table-cell office:value-type="float" office:value="1167.771312">
                <text:p>1167.7713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.875">
                <text:p>46.875</text:p>
              </table:table-cell>
              <table:table-cell office:value-type="float" office:value="1169.020752">
                <text:p>1169.020752</text:p>
              </table:table-cell>
              <table:table-cell office:value-type="float" office:value="1165.451632">
                <text:p>1165.4516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7.1875">
                <text:p>47.1875</text:p>
              </table:table-cell>
              <table:table-cell office:value-type="float" office:value="1166.700369">
                <text:p>1166.700369</text:p>
              </table:table-cell>
              <table:table-cell office:value-type="float" office:value="1163.150368">
                <text:p>1163.1503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.5">
                <text:p>47.5</text:p>
              </table:table-cell>
              <table:table-cell office:value-type="float" office:value="1164.398339">
                <text:p>1164.398339</text:p>
              </table:table-cell>
              <table:table-cell office:value-type="float" office:value="1160.867264">
                <text:p>1160.8672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.8125">
                <text:p>47.8125</text:p>
              </table:table-cell>
              <table:table-cell office:value-type="float" office:value="1162.114408">
                <text:p>1162.114408</text:p>
              </table:table-cell>
              <table:table-cell office:value-type="float" office:value="1158.602071">
                <text:p>1158.6020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.125">
                <text:p>48.125</text:p>
              </table:table-cell>
              <table:table-cell office:value-type="float" office:value="1159.848331">
                <text:p>1159.848331</text:p>
              </table:table-cell>
              <table:table-cell office:value-type="float" office:value="1156.354545">
                <text:p>1156.3545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8.4375">
                <text:p>48.4375</text:p>
              </table:table-cell>
              <table:table-cell office:value-type="float" office:value="1157.599863">
                <text:p>1157.599863</text:p>
              </table:table-cell>
              <table:table-cell office:value-type="float" office:value="1154.124446">
                <text:p>1154.1244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.75">
                <text:p>48.75</text:p>
              </table:table-cell>
              <table:table-cell office:value-type="float" office:value="1155.368767">
                <text:p>1155.368767</text:p>
              </table:table-cell>
              <table:table-cell office:value-type="float" office:value="1151.911538">
                <text:p>1151.9115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.0625">
                <text:p>49.0625</text:p>
              </table:table-cell>
              <table:table-cell office:value-type="float" office:value="1153.15481">
                <text:p>1153.15481</text:p>
              </table:table-cell>
              <table:table-cell office:value-type="float" office:value="1149.715591">
                <text:p>1149.7155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.375">
                <text:p>49.375</text:p>
              </table:table-cell>
              <table:table-cell office:value-type="float" office:value="1150.957763">
                <text:p>1150.957763</text:p>
              </table:table-cell>
              <table:table-cell office:value-type="float" office:value="1147.536378">
                <text:p>1147.5363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.6875">
                <text:p>49.6875</text:p>
              </table:table-cell>
              <table:table-cell office:value-type="float" office:value="1148.777401">
                <text:p>1148.777401</text:p>
              </table:table-cell>
              <table:table-cell office:value-type="float" office:value="1145.373677">
                <text:p>1145.3736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">
                <text:p>50</text:p>
              </table:table-cell>
              <table:table-cell office:value-type="float" office:value="1146.613505">
                <text:p>1146.613505</text:p>
              </table:table-cell>
              <table:table-cell office:value-type="float" office:value="1143.22727">
                <text:p>1143.22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327cm" svg:height="9.803cm" xlink:href=".." xlink:type="simple" chart:class="chart:scatter" chart:style-name="ch1">
        <chart:title svg:x="5.394cm" svg:y="0.332cm" chart:style-name="ch2">
          <text:p>Erros Relativos Euler Expl.</text:p>
        </chart:title>
        <chart:legend chart:legend-position="end" svg:x="13.766cm" svg:y="3.855cm" style:legend-expansion="high" chart:style-name="ch3"/>
        <chart:plot-area chart:style-name="ch4" table:cell-range-address="'Q1 Letra A'.A1:'Q1 Letra A'.A3 'Q1 Letra A'.G5:'Q1 Letra A'.G8 'Q1 Letra A'.E2:'Q1 Letra A'.E3 'Q1 Letra A'.E5:'Q1 Letra A'.E14 'Q1 Letra A'.E16:'Q1 Letra A'.E55 'Q1 Letra A'.E57:'Q1 Letra A'.E216" chart:data-source-has-labels="row" svg:x="1.337cm" svg:y="1.307cm" svg:width="12.103cm" svg:height="7.319cm">
          <chartooo:coordinate-region svg:x="2.329cm" svg:y="1.506cm" svg:width="10.831cm" svg:height="6.473cm"/>
          <chart:axis chart:dimension="x" chart:name="primary-x" chart:style-name="ch5">
            <chart:title svg:x="6.153cm" svg:y="8.822cm" chart:style-name="ch6">
              <text:p>Passo (iteração)</text:p>
            </chart:title>
          </chart:axis>
          <chart:axis chart:dimension="y" chart:name="primary-y" chart:style-name="ch5">
            <chart:title svg:x="0.451cm" svg:y="6.254cm" chart:style-name="ch7">
              <text:p>Erro Absoluto (K)</text:p>
            </chart:title>
            <chart:grid chart:style-name="ch8" chart:class="major"/>
          </chart:axis>
          <chart:series chart:style-name="ch9" chart:values-cell-range-address="'Q1 Letra A'.E2:'Q1 Letra A'.E3" chart:label-cell-address="'Q1 Letra A'.G5:'Q1 Letra A'.G5" chart:class="chart:scatter">
            <chart:domain table:cell-range-address="'Q1 Letra A'.A2:'Q1 Letra A'.A3"/>
            <chart:data-point chart:repeated="2"/>
          </chart:series>
          <chart:series chart:style-name="ch10" chart:values-cell-range-address="'Q1 Letra A'.E5:'Q1 Letra A'.E14" chart:label-cell-address="'Q1 Letra A'.G6:'Q1 Letra A'.G6" chart:class="chart:scatter">
            <chart:domain table:cell-range-address="'Q1 Letra A'.A5:'Q1 Letra A'.A14"/>
            <chart:data-point chart:repeated="10"/>
          </chart:series>
          <chart:series chart:style-name="ch11" chart:values-cell-range-address="'Q1 Letra A'.E16:'Q1 Letra A'.E55" chart:label-cell-address="'Q1 Letra A'.G7:'Q1 Letra A'.G7" chart:class="chart:scatter">
            <chart:domain table:cell-range-address="'Q1 Letra A'.A16:'Q1 Letra A'.A55"/>
            <chart:data-point chart:repeated="40"/>
          </chart:series>
          <chart:series chart:style-name="ch12" chart:values-cell-range-address="'Q1 Letra A'.E57:'Q1 Letra A'.E216" chart:label-cell-address="'Q1 Letra A'.G8:'Q1 Letra A'.G8" chart:class="chart:scatter">
            <chart:domain table:cell-range-address="'Q1 Letra A'.A57:'Q1 Letra A'.A216"/>
            <chart:data-point chart:repeated="1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20s</text:p>
                <draw:g>
                  <svg:desc>'Q1 Letra A'.G5:'Q1 Letra A'.G5</svg:desc>
                </draw:g>
              </table:table-cell>
              <table:table-cell office:value-type="string">
                <text:p>Coluna A</text:p>
              </table:table-cell>
              <table:table-cell office:value-type="string">
                <text:p>5s</text:p>
                <draw:g>
                  <svg:desc>'Q1 Letra A'.G6:'Q1 Letra A'.G6</svg:desc>
                </draw:g>
              </table:table-cell>
              <table:table-cell office:value-type="string">
                <text:p>Coluna A</text:p>
              </table:table-cell>
              <table:table-cell office:value-type="string">
                <text:p>1,25s</text:p>
                <draw:g>
                  <svg:desc>'Q1 Letra A'.G7:'Q1 Letra A'.G7</svg:desc>
                </draw:g>
              </table:table-cell>
              <table:table-cell office:value-type="string">
                <text:p>Coluna A</text:p>
              </table:table-cell>
              <table:table-cell office:value-type="string">
                <text:p>0,3125s</text:p>
                <draw:g>
                  <svg:desc>'Q1 Letra A'.G8:'Q1 Letra A'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1 Letra A'.A2:'Q1 Letra A'.A3</svg:desc>
                </draw:g>
              </table:table-cell>
              <table:table-cell office:value-type="float" office:value="2112.073534">
                <text:p>2112.073534</text:p>
                <draw:g>
                  <svg:desc>'Q1 Letra A'.E2:'Q1 Letra A'.E3</svg:desc>
                </draw:g>
              </table:table-cell>
              <table:table-cell office:value-type="float" office:value="1">
                <text:p>1</text:p>
                <draw:g>
                  <svg:desc>'Q1 Letra A'.A5:'Q1 Letra A'.A14</svg:desc>
                </draw:g>
              </table:table-cell>
              <table:table-cell office:value-type="float" office:value="286.588241">
                <text:p>286.588241</text:p>
                <draw:g>
                  <svg:desc>'Q1 Letra A'.E5:'Q1 Letra A'.E14</svg:desc>
                </draw:g>
              </table:table-cell>
              <table:table-cell office:value-type="float" office:value="1">
                <text:p>1</text:p>
                <draw:g>
                  <svg:desc>'Q1 Letra A'.A16:'Q1 Letra A'.A55</svg:desc>
                </draw:g>
              </table:table-cell>
              <table:table-cell office:value-type="float" office:value="25.85585">
                <text:p>25.85585</text:p>
                <draw:g>
                  <svg:desc>'Q1 Letra A'.E16:'Q1 Letra A'.E55</svg:desc>
                </draw:g>
              </table:table-cell>
              <table:table-cell office:value-type="float" office:value="1">
                <text:p>1</text:p>
                <draw:g>
                  <svg:desc>'Q1 Letra A'.A57:'Q1 Letra A'.A216</svg:desc>
                </draw:g>
              </table:table-cell>
              <table:table-cell office:value-type="float" office:value="1.824286">
                <text:p>1.824286</text:p>
                <draw:g>
                  <svg:desc>'Q1 Letra A'.E57:'Q1 Letra A'.E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61.852371">
                <text:p>1861.852371</text:p>
              </table:table-cell>
              <table:table-cell office:value-type="float" office:value="2">
                <text:p>2</text:p>
              </table:table-cell>
              <table:table-cell office:value-type="float" office:value="213.923181">
                <text:p>213.923181</text:p>
              </table:table-cell>
              <table:table-cell office:value-type="float" office:value="2">
                <text:p>2</text:p>
              </table:table-cell>
              <table:table-cell office:value-type="float" office:value="35.705537">
                <text:p>35.705537</text:p>
              </table:table-cell>
              <table:table-cell office:value-type="float" office:value="2">
                <text:p>2</text:p>
              </table:table-cell>
              <table:table-cell office:value-type="float" office:value="3.290967">
                <text:p>3.290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69.782383">
                <text:p>169.782383</text:p>
              </table:table-cell>
              <table:table-cell office:value-type="float" office:value="3">
                <text:p>3</text:p>
              </table:table-cell>
              <table:table-cell office:value-type="float" office:value="39.371764">
                <text:p>39.371764</text:p>
              </table:table-cell>
              <table:table-cell office:value-type="float" office:value="3">
                <text:p>3</text:p>
              </table:table-cell>
              <table:table-cell office:value-type="float" office:value="4.47638">
                <text:p>4.47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40.438491">
                <text:p>140.438491</text:p>
              </table:table-cell>
              <table:table-cell office:value-type="float" office:value="4">
                <text:p>4</text:p>
              </table:table-cell>
              <table:table-cell office:value-type="float" office:value="40.311616">
                <text:p>40.311616</text:p>
              </table:table-cell>
              <table:table-cell office:value-type="float" office:value="4">
                <text:p>4</text:p>
              </table:table-cell>
              <table:table-cell office:value-type="float" office:value="5.438208">
                <text:p>5.438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19.558239">
                <text:p>119.558239</text:p>
              </table:table-cell>
              <table:table-cell office:value-type="float" office:value="5">
                <text:p>5</text:p>
              </table:table-cell>
              <table:table-cell office:value-type="float" office:value="39.965892">
                <text:p>39.965892</text:p>
              </table:table-cell>
              <table:table-cell office:value-type="float" office:value="5">
                <text:p>5</text:p>
              </table:table-cell>
              <table:table-cell office:value-type="float" office:value="6.220629">
                <text:p>6.220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03.951151">
                <text:p>103.951151</text:p>
              </table:table-cell>
              <table:table-cell office:value-type="float" office:value="6">
                <text:p>6</text:p>
              </table:table-cell>
              <table:table-cell office:value-type="float" office:value="39.001702">
                <text:p>39.001702</text:p>
              </table:table-cell>
              <table:table-cell office:value-type="float" office:value="6">
                <text:p>6</text:p>
              </table:table-cell>
              <table:table-cell office:value-type="float" office:value="6.857896">
                <text:p>6.857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91.848298">
                <text:p>91.848298</text:p>
              </table:table-cell>
              <table:table-cell office:value-type="float" office:value="7">
                <text:p>7</text:p>
              </table:table-cell>
              <table:table-cell office:value-type="float" office:value="37.750045">
                <text:p>37.750045</text:p>
              </table:table-cell>
              <table:table-cell office:value-type="float" office:value="7">
                <text:p>7</text:p>
              </table:table-cell>
              <table:table-cell office:value-type="float" office:value="7.376849">
                <text:p>7.376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2.191847">
                <text:p>82.191847</text:p>
              </table:table-cell>
              <table:table-cell office:value-type="float" office:value="8">
                <text:p>8</text:p>
              </table:table-cell>
              <table:table-cell office:value-type="float" office:value="36.382627">
                <text:p>36.382627</text:p>
              </table:table-cell>
              <table:table-cell office:value-type="float" office:value="8">
                <text:p>8</text:p>
              </table:table-cell>
              <table:table-cell office:value-type="float" office:value="7.798734">
                <text:p>7.798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74.310686">
                <text:p>74.310686</text:p>
              </table:table-cell>
              <table:table-cell office:value-type="float" office:value="9">
                <text:p>9</text:p>
              </table:table-cell>
              <table:table-cell office:value-type="float" office:value="34.99071">
                <text:p>34.99071</text:p>
              </table:table-cell>
              <table:table-cell office:value-type="float" office:value="9">
                <text:p>9</text:p>
              </table:table-cell>
              <table:table-cell office:value-type="float" office:value="8.140512">
                <text:p>8.140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67.758535">
                <text:p>67.758535</text:p>
              </table:table-cell>
              <table:table-cell office:value-type="float" office:value="10">
                <text:p>10</text:p>
              </table:table-cell>
              <table:table-cell office:value-type="float" office:value="33.622976">
                <text:p>33.622976</text:p>
              </table:table-cell>
              <table:table-cell office:value-type="float" office:value="10">
                <text:p>10</text:p>
              </table:table-cell>
              <table:table-cell office:value-type="float" office:value="8.415838">
                <text:p>8.415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32.304785">
                <text:p>32.304785</text:p>
              </table:table-cell>
              <table:table-cell office:value-type="float" office:value="11">
                <text:p>11</text:p>
              </table:table-cell>
              <table:table-cell office:value-type="float" office:value="8.635783">
                <text:p>8.635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1.048432">
                <text:p>31.048432</text:p>
              </table:table-cell>
              <table:table-cell office:value-type="float" office:value="12">
                <text:p>12</text:p>
              </table:table-cell>
              <table:table-cell office:value-type="float" office:value="8.809387">
                <text:p>8.809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29.858794">
                <text:p>29.858794</text:p>
              </table:table-cell>
              <table:table-cell office:value-type="float" office:value="13">
                <text:p>13</text:p>
              </table:table-cell>
              <table:table-cell office:value-type="float" office:value="8.944074">
                <text:p>8.944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28.736541">
                <text:p>28.736541</text:p>
              </table:table-cell>
              <table:table-cell office:value-type="float" office:value="14">
                <text:p>14</text:p>
              </table:table-cell>
              <table:table-cell office:value-type="float" office:value="9.045978">
                <text:p>9.045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27.679988">
                <text:p>27.679988</text:p>
              </table:table-cell>
              <table:table-cell office:value-type="float" office:value="15">
                <text:p>15</text:p>
              </table:table-cell>
              <table:table-cell office:value-type="float" office:value="9.120193">
                <text:p>9.120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6.686193">
                <text:p>26.686193</text:p>
              </table:table-cell>
              <table:table-cell office:value-type="float" office:value="16">
                <text:p>16</text:p>
              </table:table-cell>
              <table:table-cell office:value-type="float" office:value="9.170968">
                <text:p>9.170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5.751596">
                <text:p>25.751596</text:p>
              </table:table-cell>
              <table:table-cell office:value-type="float" office:value="17">
                <text:p>17</text:p>
              </table:table-cell>
              <table:table-cell office:value-type="float" office:value="9.201866">
                <text:p>9.201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4.872406">
                <text:p>24.872406</text:p>
              </table:table-cell>
              <table:table-cell office:value-type="float" office:value="18">
                <text:p>18</text:p>
              </table:table-cell>
              <table:table-cell office:value-type="float" office:value="9.215884">
                <text:p>9.215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4.044826">
                <text:p>24.044826</text:p>
              </table:table-cell>
              <table:table-cell office:value-type="float" office:value="19">
                <text:p>19</text:p>
              </table:table-cell>
              <table:table-cell office:value-type="float" office:value="9.215555">
                <text:p>9.215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3.265178">
                <text:p>23.265178</text:p>
              </table:table-cell>
              <table:table-cell office:value-type="float" office:value="20">
                <text:p>20</text:p>
              </table:table-cell>
              <table:table-cell office:value-type="float" office:value="9.203026">
                <text:p>9.203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2.529974">
                <text:p>22.529974</text:p>
              </table:table-cell>
              <table:table-cell office:value-type="float" office:value="21">
                <text:p>21</text:p>
              </table:table-cell>
              <table:table-cell office:value-type="float" office:value="9.180122">
                <text:p>9.180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1.835948">
                <text:p>21.835948</text:p>
              </table:table-cell>
              <table:table-cell office:value-type="float" office:value="22">
                <text:p>22</text:p>
              </table:table-cell>
              <table:table-cell office:value-type="float" office:value="9.148401">
                <text:p>9.148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1.180072">
                <text:p>21.180072</text:p>
              </table:table-cell>
              <table:table-cell office:value-type="float" office:value="23">
                <text:p>23</text:p>
              </table:table-cell>
              <table:table-cell office:value-type="float" office:value="9.109193">
                <text:p>9.109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0.559548">
                <text:p>20.559548</text:p>
              </table:table-cell>
              <table:table-cell office:value-type="float" office:value="24">
                <text:p>24</text:p>
              </table:table-cell>
              <table:table-cell office:value-type="float" office:value="9.063641">
                <text:p>9.063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9.971803">
                <text:p>19.971803</text:p>
              </table:table-cell>
              <table:table-cell office:value-type="float" office:value="25">
                <text:p>25</text:p>
              </table:table-cell>
              <table:table-cell office:value-type="float" office:value="9.012726">
                <text:p>9.012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9.414478">
                <text:p>19.414478</text:p>
              </table:table-cell>
              <table:table-cell office:value-type="float" office:value="26">
                <text:p>26</text:p>
              </table:table-cell>
              <table:table-cell office:value-type="float" office:value="8.957293">
                <text:p>8.957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8.885409">
                <text:p>18.885409</text:p>
              </table:table-cell>
              <table:table-cell office:value-type="float" office:value="27">
                <text:p>27</text:p>
              </table:table-cell>
              <table:table-cell office:value-type="float" office:value="8.89807">
                <text:p>8.89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18.382613">
                <text:p>18.382613</text:p>
              </table:table-cell>
              <table:table-cell office:value-type="float" office:value="28">
                <text:p>28</text:p>
              </table:table-cell>
              <table:table-cell office:value-type="float" office:value="8.835687">
                <text:p>8.835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7.904276">
                <text:p>17.904276</text:p>
              </table:table-cell>
              <table:table-cell office:value-type="float" office:value="29">
                <text:p>29</text:p>
              </table:table-cell>
              <table:table-cell office:value-type="float" office:value="8.770689">
                <text:p>8.770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7.448733">
                <text:p>17.448733</text:p>
              </table:table-cell>
              <table:table-cell office:value-type="float" office:value="30">
                <text:p>30</text:p>
              </table:table-cell>
              <table:table-cell office:value-type="float" office:value="8.703548">
                <text:p>8.703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7.014459">
                <text:p>17.014459</text:p>
              </table:table-cell>
              <table:table-cell office:value-type="float" office:value="31">
                <text:p>31</text:p>
              </table:table-cell>
              <table:table-cell office:value-type="float" office:value="8.634674">
                <text:p>8.634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6.600056">
                <text:p>16.600056</text:p>
              </table:table-cell>
              <table:table-cell office:value-type="float" office:value="32">
                <text:p>32</text:p>
              </table:table-cell>
              <table:table-cell office:value-type="float" office:value="8.564421">
                <text:p>8.564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6.204236">
                <text:p>16.204236</text:p>
              </table:table-cell>
              <table:table-cell office:value-type="float" office:value="33">
                <text:p>33</text:p>
              </table:table-cell>
              <table:table-cell office:value-type="float" office:value="8.493099">
                <text:p>8.49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5.82582">
                <text:p>15.82582</text:p>
              </table:table-cell>
              <table:table-cell office:value-type="float" office:value="34">
                <text:p>34</text:p>
              </table:table-cell>
              <table:table-cell office:value-type="float" office:value="8.420975">
                <text:p>8.420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5.463718">
                <text:p>15.463718</text:p>
              </table:table-cell>
              <table:table-cell office:value-type="float" office:value="35">
                <text:p>35</text:p>
              </table:table-cell>
              <table:table-cell office:value-type="float" office:value="8.348283">
                <text:p>8.348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5.116929">
                <text:p>15.116929</text:p>
              </table:table-cell>
              <table:table-cell office:value-type="float" office:value="36">
                <text:p>36</text:p>
              </table:table-cell>
              <table:table-cell office:value-type="float" office:value="8.275226">
                <text:p>8.275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4.784529">
                <text:p>14.784529</text:p>
              </table:table-cell>
              <table:table-cell office:value-type="float" office:value="37">
                <text:p>37</text:p>
              </table:table-cell>
              <table:table-cell office:value-type="float" office:value="8.201979">
                <text:p>8.20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4.465664">
                <text:p>14.465664</text:p>
              </table:table-cell>
              <table:table-cell office:value-type="float" office:value="38">
                <text:p>38</text:p>
              </table:table-cell>
              <table:table-cell office:value-type="float" office:value="8.128696">
                <text:p>8.128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14.159544">
                <text:p>14.159544</text:p>
              </table:table-cell>
              <table:table-cell office:value-type="float" office:value="39">
                <text:p>39</text:p>
              </table:table-cell>
              <table:table-cell office:value-type="float" office:value="8.055508">
                <text:p>8.055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3.865439">
                <text:p>13.865439</text:p>
              </table:table-cell>
              <table:table-cell office:value-type="float" office:value="40">
                <text:p>40</text:p>
              </table:table-cell>
              <table:table-cell office:value-type="float" office:value="7.982531">
                <text:p>7.982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7.909863">
                <text:p>7.909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7.837592">
                <text:p>7.837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7.76579">
                <text:p>7.7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7.694521">
                <text:p>7.694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7.623839">
                <text:p>7.623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7.55379">
                <text:p>7.5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7.484413">
                <text:p>7.484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7.415741">
                <text:p>7.415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7.347801">
                <text:p>7.347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.280614">
                <text:p>7.280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7.2142">
                <text:p>7.2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7.148571">
                <text:p>7.148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7.08374">
                <text:p>7.083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7.019714">
                <text:p>7.019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6.956498">
                <text:p>6.956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6.894095">
                <text:p>6.894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6.832508">
                <text:p>6.832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6.771734">
                <text:p>6.771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6.711772">
                <text:p>6.711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6.652618">
                <text:p>6.652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6.594268">
                <text:p>6.594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6.536716">
                <text:p>6.536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6.479956">
                <text:p>6.4799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6.423981">
                <text:p>6.423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6.368782">
                <text:p>6.368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.314351">
                <text:p>6.314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6.260679">
                <text:p>6.260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6.207757">
                <text:p>6.207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6.155576">
                <text:p>6.155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.104125">
                <text:p>6.104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.053395">
                <text:p>6.053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.003375">
                <text:p>6.003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5.954054">
                <text:p>5.954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5.905423">
                <text:p>5.905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5.857471">
                <text:p>5.857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5.810187">
                <text:p>5.810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5.763561">
                <text:p>5.763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5.717582">
                <text:p>5.717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5.67224">
                <text:p>5.67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5.627525">
                <text:p>5.627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5.583425">
                <text:p>5.583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5.539932">
                <text:p>5.539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5.497033">
                <text:p>5.497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5.454721">
                <text:p>5.454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5.412984">
                <text:p>5.412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5.371813">
                <text:p>5.371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5.331198">
                <text:p>5.331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5.29113">
                <text:p>5.29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5.251599">
                <text:p>5.251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5.212595">
                <text:p>5.212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5.174111">
                <text:p>5.174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5.136136">
                <text:p>5.136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5.098662">
                <text:p>5.098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5.061681">
                <text:p>5.061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5.025183">
                <text:p>5.025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4.98916">
                <text:p>4.98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4.953605">
                <text:p>4.953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4.918508">
                <text:p>4.918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4.883863">
                <text:p>4.883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4.84966">
                <text:p>4.84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4.815893">
                <text:p>4.815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4.782555">
                <text:p>4.782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4.749637">
                <text:p>4.749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4.717132">
                <text:p>4.717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4.685033">
                <text:p>4.685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4.653334">
                <text:p>4.653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4.622028">
                <text:p>4.622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4.591107">
                <text:p>4.591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4.560566">
                <text:p>4.560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4.530397">
                <text:p>4.530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4.500596">
                <text:p>4.500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4.471154">
                <text:p>4.471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4.442067">
                <text:p>4.442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4.413328">
                <text:p>4.413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4.384932">
                <text:p>4.384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4.356872">
                <text:p>4.3568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4.329144">
                <text:p>4.329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4.301741">
                <text:p>4.301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4.274659">
                <text:p>4.27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4.247893">
                <text:p>4.247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4.221436">
                <text:p>4.221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4.195284">
                <text:p>4.195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4.169432">
                <text:p>4.169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4.143875">
                <text:p>4.143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4.118608">
                <text:p>4.118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4.093627">
                <text:p>4.093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4.068928">
                <text:p>4.068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4.044504">
                <text:p>4.044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4.020353">
                <text:p>4.020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3.99647">
                <text:p>3.99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3.972851">
                <text:p>3.972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3.949491">
                <text:p>3.949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3.926387">
                <text:p>3.926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3.903534">
                <text:p>3.903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3.880929">
                <text:p>3.880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3.858567">
                <text:p>3.858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3.836445">
                <text:p>3.836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3.81456">
                <text:p>3.81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3.792908">
                <text:p>3.792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3.771484">
                <text:p>3.771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3.750286">
                <text:p>3.750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3.729311">
                <text:p>3.729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3.708554">
                <text:p>3.708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3.688013">
                <text:p>3.688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3.667685">
                <text:p>3.667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3.647566">
                <text:p>3.647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3.627653">
                <text:p>3.627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3.607943">
                <text:p>3.607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3.588433">
                <text:p>3.588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3.56912">
                <text:p>3.56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3.550002">
                <text:p>3.55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3.531075">
                <text:p>3.531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3.512337">
                <text:p>3.512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3.493785">
                <text:p>3.49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3.475417">
                <text:p>3.475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3.457229">
                <text:p>3.457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3.439219">
                <text:p>3.43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3.421385">
                <text:p>3.421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3.403724">
                <text:p>3.403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3.386234">
                <text:p>3.3862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44cm" svg:height="6.403cm" xlink:href=".." xlink:type="simple" chart:class="chart:scatter" chart:style-name="ch1">
        <chart:title svg:x="3.513cm" svg:y="0.264cm" chart:style-name="ch2">
          <text:p>Passo de Tempo de 5s</text:p>
        </chart:title>
        <chart:legend chart:legend-position="end" svg:x="8.786cm" svg:y="2.653cm" style:legend-expansion="high" chart:style-name="ch3"/>
        <chart:plot-area chart:style-name="ch4" table:cell-range-address="'Q1 Letra A'.B5:'Q1 Letra A'.D14 'Q1 Letra A'.G1:'Q1 Letra A'.G2" chart:data-source-has-labels="row" svg:x="1.245cm" svg:y="1.171cm" svg:width="7.307cm" svg:height="4.123cm">
          <chartooo:coordinate-region svg:x="2.237cm" svg:y="1.37cm" svg:width="6.128cm" svg:height="3.277cm"/>
          <chart:axis chart:dimension="x" chart:name="primary-x" chart:style-name="ch5">
            <chart:title svg:x="4.113cm" svg:y="5.422cm" chart:style-name="ch6">
              <text:p>Tempo (s)</text:p>
            </chart:title>
          </chart:axis>
          <chart:axis chart:dimension="y" chart:name="primary-y" chart:style-name="ch5">
            <chart:title svg:x="0.451cm" svg:y="4.467cm" chart:style-name="ch7">
              <text:p>Temperatura (K)</text:p>
            </chart:title>
            <chart:grid chart:style-name="ch8" chart:class="major"/>
          </chart:axis>
          <chart:series chart:style-name="ch9" chart:values-cell-range-address="'Q1 Letra A'.C5:'Q1 Letra A'.C14" chart:label-cell-address="'Q1 Letra A'.G1:'Q1 Letra A'.G1" chart:class="chart:scatter">
            <chart:domain table:cell-range-address="'Q1 Letra A'.B5:'Q1 Letra A'.B14"/>
            <chart:data-point chart:repeated="10"/>
          </chart:series>
          <chart:series chart:style-name="ch10" chart:values-cell-range-address="'Q1 Letra A'.D5:'Q1 Letra A'.D14" chart:label-cell-address="'Q1 Letra A'.G2:'Q1 Letra A'.G2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Analítica</text:p>
                <draw:g>
                  <svg:desc>'Q1 Letra A'.G1:'Q1 Letra A'.G1</svg:desc>
                </draw:g>
              </table:table-cell>
              <table:table-cell office:value-type="string">
                <text:p>Euler Exp.</text:p>
                <draw:g>
                  <svg:desc>'Q1 Letra A'.G2:'Q1 Letra A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Q1 Letra A'.B5:'Q1 Letra A'.B14</svg:desc>
                </draw:g>
              </table:table-cell>
              <table:table-cell office:value-type="float" office:value="2005.416366">
                <text:p>2005.416366</text:p>
                <draw:g>
                  <svg:desc>'Q1 Letra A'.C5:'Q1 Letra A'.C14</svg:desc>
                </draw:g>
              </table:table-cell>
              <table:table-cell office:value-type="float" office:value="1718.828125">
                <text:p>1718.828125</text:p>
                <draw:g>
                  <svg:desc>'Q1 Letra A'.D5:'Q1 Letra A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758.263375">
                <text:p>1758.263375</text:p>
              </table:table-cell>
              <table:table-cell office:value-type="float" office:value="1544.340193">
                <text:p>1544.340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600.437477">
                <text:p>1600.437477</text:p>
              </table:table-cell>
              <table:table-cell office:value-type="float" office:value="1430.655094">
                <text:p>1430.655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487.386034">
                <text:p>1487.386034</text:p>
              </table:table-cell>
              <table:table-cell office:value-type="float" office:value="1346.947543">
                <text:p>1346.947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400.752562">
                <text:p>1400.752562</text:p>
              </table:table-cell>
              <table:table-cell office:value-type="float" office:value="1281.194323">
                <text:p>1281.194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331.335854">
                <text:p>1331.335854</text:p>
              </table:table-cell>
              <table:table-cell office:value-type="float" office:value="1227.384702">
                <text:p>1227.384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273.921895">
                <text:p>1273.921895</text:p>
              </table:table-cell>
              <table:table-cell office:value-type="float" office:value="1182.073597">
                <text:p>1182.073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225.294736">
                <text:p>1225.294736</text:p>
              </table:table-cell>
              <table:table-cell office:value-type="float" office:value="1143.102888">
                <text:p>1143.102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183.343227">
                <text:p>1183.343227</text:p>
              </table:table-cell>
              <table:table-cell office:value-type="float" office:value="1109.032541">
                <text:p>1109.032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146.613505">
                <text:p>1146.613505</text:p>
              </table:table-cell>
              <table:table-cell office:value-type="float" office:value="1078.854969">
                <text:p>1078.8549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05cm" chart:symbol-height="0.0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183cm" svg:height="7.121cm" xlink:href=".." xlink:type="simple" chart:class="chart:scatter" chart:style-name="ch1">
        <chart:title svg:x="3.732cm" svg:y="0.278cm" chart:style-name="ch2">
          <text:p>Passo de Tempo 1.25s</text:p>
        </chart:title>
        <chart:legend chart:legend-position="end" svg:x="9.225cm" svg:y="3.012cm" style:legend-expansion="high" chart:style-name="ch3"/>
        <chart:plot-area chart:style-name="ch4" table:cell-range-address="'Q1 Letra A'.B16:'Q1 Letra A'.D55 'Q1 Letra A'.G1:'Q1 Letra A'.G2" chart:data-source-has-labels="row" svg:x="1.254cm" svg:y="1.199cm" svg:width="7.728cm" svg:height="4.799cm">
          <chartooo:coordinate-region svg:x="2.246cm" svg:y="1.398cm" svg:width="6.549cm" svg:height="3.953cm"/>
          <chart:axis chart:dimension="x" chart:name="primary-x" chart:style-name="ch5">
            <chart:title svg:x="4.333cm" svg:y="6.14cm" chart:style-name="ch6">
              <text:p>Tempo (s)</text:p>
            </chart:title>
          </chart:axis>
          <chart:axis chart:dimension="y" chart:name="primary-y" chart:style-name="ch5">
            <chart:title svg:x="0.451cm" svg:y="4.833cm" chart:style-name="ch7">
              <text:p>Temperatura (K)</text:p>
            </chart:title>
            <chart:grid chart:style-name="ch8" chart:class="major"/>
          </chart:axis>
          <chart:series chart:style-name="ch9" chart:values-cell-range-address="'Q1 Letra A'.C16:'Q1 Letra A'.C55" chart:label-cell-address="'Q1 Letra A'.G1:'Q1 Letra A'.G1" chart:class="chart:scatter">
            <chart:domain table:cell-range-address="'Q1 Letra A'.B16:'Q1 Letra A'.B55"/>
            <chart:data-point chart:repeated="19"/>
            <chart:data-point chart:style-name="ch10"/>
            <chart:data-point chart:repeated="3"/>
            <chart:data-point chart:style-name="ch10"/>
            <chart:data-point chart:repeated="4"/>
            <chart:data-point chart:style-name="ch10"/>
            <chart:data-point chart:repeated="11"/>
          </chart:series>
          <chart:series chart:style-name="ch11" chart:values-cell-range-address="'Q1 Letra A'.D16:'Q1 Letra A'.D55" chart:label-cell-address="'Q1 Letra A'.G2:'Q1 Letra A'.G2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Analítica</text:p>
                <draw:g>
                  <svg:desc>'Q1 Letra A'.G1:'Q1 Letra A'.G1</svg:desc>
                </draw:g>
              </table:table-cell>
              <table:table-cell office:value-type="string">
                <text:p>Euler Exp.</text:p>
                <draw:g>
                  <svg:desc>'Q1 Letra A'.G2:'Q1 Letra A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">
                <text:p>1.25</text:p>
                <draw:g>
                  <svg:desc>'Q1 Letra A'.B16:'Q1 Letra A'.B55</svg:desc>
                </draw:g>
              </table:table-cell>
              <table:table-cell office:value-type="float" office:value="2330.562881">
                <text:p>2330.562881</text:p>
                <draw:g>
                  <svg:desc>'Q1 Letra A'.C16:'Q1 Letra A'.C55</svg:desc>
                </draw:g>
              </table:table-cell>
              <table:table-cell office:value-type="float" office:value="2304.707031">
                <text:p>2304.707031</text:p>
                <draw:g>
                  <svg:desc>'Q1 Letra A'.D16:'Q1 Letra A'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199.36267">
                <text:p>2199.36267</text:p>
              </table:table-cell>
              <table:table-cell office:value-type="float" office:value="2163.657133">
                <text:p>2163.65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2093.470328">
                <text:p>2093.470328</text:p>
              </table:table-cell>
              <table:table-cell office:value-type="float" office:value="2054.098563">
                <text:p>2054.098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005.416366">
                <text:p>2005.416366</text:p>
              </table:table-cell>
              <table:table-cell office:value-type="float" office:value="1965.10475">
                <text:p>1965.10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1930.528984">
                <text:p>1930.528984</text:p>
              </table:table-cell>
              <table:table-cell office:value-type="float" office:value="1890.563092">
                <text:p>1890.563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865.708768">
                <text:p>1865.708768</text:p>
              </table:table-cell>
              <table:table-cell office:value-type="float" office:value="1826.707066">
                <text:p>1826.707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75">
                <text:p>8.75</text:p>
              </table:table-cell>
              <table:table-cell office:value-type="float" office:value="1808.803512">
                <text:p>1808.803512</text:p>
              </table:table-cell>
              <table:table-cell office:value-type="float" office:value="1771.053467">
                <text:p>1771.053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758.263375">
                <text:p>1758.263375</text:p>
              </table:table-cell>
              <table:table-cell office:value-type="float" office:value="1721.880747">
                <text:p>1721.880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1712.93862">
                <text:p>1712.93862</text:p>
              </table:table-cell>
              <table:table-cell office:value-type="float" office:value="1677.94791">
                <text:p>1677.94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671.954957">
                <text:p>1671.954957</text:p>
              </table:table-cell>
              <table:table-cell office:value-type="float" office:value="1638.331981">
                <text:p>1638.331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75">
                <text:p>13.75</text:p>
              </table:table-cell>
              <table:table-cell office:value-type="float" office:value="1634.633483">
                <text:p>1634.633483</text:p>
              </table:table-cell>
              <table:table-cell office:value-type="float" office:value="1602.328698">
                <text:p>1602.328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00.437477">
                <text:p>1600.437477</text:p>
              </table:table-cell>
              <table:table-cell office:value-type="float" office:value="1569.389045">
                <text:p>1569.389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25">
                <text:p>16.25</text:p>
              </table:table-cell>
              <table:table-cell office:value-type="float" office:value="1568.93597">
                <text:p>1568.93597</text:p>
              </table:table-cell>
              <table:table-cell office:value-type="float" office:value="1539.077176">
                <text:p>1539.077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5">
                <text:p>17.5</text:p>
              </table:table-cell>
              <table:table-cell office:value-type="float" office:value="1539.778162">
                <text:p>1539.778162</text:p>
              </table:table-cell>
              <table:table-cell office:value-type="float" office:value="1511.041621">
                <text:p>1511.041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75">
                <text:p>18.75</text:p>
              </table:table-cell>
              <table:table-cell office:value-type="float" office:value="1512.675062">
                <text:p>1512.675062</text:p>
              </table:table-cell>
              <table:table-cell office:value-type="float" office:value="1484.995073">
                <text:p>1484.995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487.386034">
                <text:p>1487.386034</text:p>
              </table:table-cell>
              <table:table-cell office:value-type="float" office:value="1460.699841">
                <text:p>1460.699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5">
                <text:p>21.25</text:p>
              </table:table-cell>
              <table:table-cell office:value-type="float" office:value="1463.708784">
                <text:p>1463.708784</text:p>
              </table:table-cell>
              <table:table-cell office:value-type="float" office:value="1437.957188">
                <text:p>1437.957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5">
                <text:p>22.5</text:p>
              </table:table-cell>
              <table:table-cell office:value-type="float" office:value="1441.471777">
                <text:p>1441.471777</text:p>
              </table:table-cell>
              <table:table-cell office:value-type="float" office:value="1416.599371">
                <text:p>1416.5993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75">
                <text:p>23.75</text:p>
              </table:table-cell>
              <table:table-cell office:value-type="float" office:value="1420.528425">
                <text:p>1420.528425</text:p>
              </table:table-cell>
              <table:table-cell office:value-type="float" office:value="1396.483599">
                <text:p>1396.483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400.752562">
                <text:p>1400.752562</text:p>
              </table:table-cell>
              <table:table-cell office:value-type="float" office:value="1377.487384">
                <text:p>1377.487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25">
                <text:p>26.25</text:p>
              </table:table-cell>
              <table:table-cell office:value-type="float" office:value="1382.034899">
                <text:p>1382.034899</text:p>
              </table:table-cell>
              <table:table-cell office:value-type="float" office:value="1359.504925">
                <text:p>1359.504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5">
                <text:p>27.5</text:p>
              </table:table-cell>
              <table:table-cell office:value-type="float" office:value="1364.280197">
                <text:p>1364.280197</text:p>
              </table:table-cell>
              <table:table-cell office:value-type="float" office:value="1342.444249">
                <text:p>1342.444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.75">
                <text:p>28.75</text:p>
              </table:table-cell>
              <table:table-cell office:value-type="float" office:value="1347.405011">
                <text:p>1347.405011</text:p>
              </table:table-cell>
              <table:table-cell office:value-type="float" office:value="1326.224939">
                <text:p>1326.2249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1331.335854">
                <text:p>1331.335854</text:p>
              </table:table-cell>
              <table:table-cell office:value-type="float" office:value="1310.776306">
                <text:p>1310.776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25">
                <text:p>31.25</text:p>
              </table:table-cell>
              <table:table-cell office:value-type="float" office:value="1316.007709">
                <text:p>1316.007709</text:p>
              </table:table-cell>
              <table:table-cell office:value-type="float" office:value="1296.035906">
                <text:p>1296.035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5">
                <text:p>32.5</text:p>
              </table:table-cell>
              <table:table-cell office:value-type="float" office:value="1301.362802">
                <text:p>1301.362802</text:p>
              </table:table-cell>
              <table:table-cell office:value-type="float" office:value="1281.948325">
                <text:p>1281.948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75">
                <text:p>33.75</text:p>
              </table:table-cell>
              <table:table-cell office:value-type="float" office:value="1287.349586">
                <text:p>1287.349586</text:p>
              </table:table-cell>
              <table:table-cell office:value-type="float" office:value="1268.464178">
                <text:p>1268.4641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273.921895">
                <text:p>1273.921895</text:p>
              </table:table-cell>
              <table:table-cell office:value-type="float" office:value="1255.539282">
                <text:p>1255.5392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25">
                <text:p>36.25</text:p>
              </table:table-cell>
              <table:table-cell office:value-type="float" office:value="1261.038237">
                <text:p>1261.038237</text:p>
              </table:table-cell>
              <table:table-cell office:value-type="float" office:value="1243.133961">
                <text:p>1243.1339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5">
                <text:p>37.5</text:p>
              </table:table-cell>
              <table:table-cell office:value-type="float" office:value="1248.661197">
                <text:p>1248.661197</text:p>
              </table:table-cell>
              <table:table-cell office:value-type="float" office:value="1231.212464">
                <text:p>1231.212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.75">
                <text:p>38.75</text:p>
              </table:table-cell>
              <table:table-cell office:value-type="float" office:value="1236.756931">
                <text:p>1236.756931</text:p>
              </table:table-cell>
              <table:table-cell office:value-type="float" office:value="1219.742472">
                <text:p>1219.7424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1225.294736">
                <text:p>1225.294736</text:p>
              </table:table-cell>
              <table:table-cell office:value-type="float" office:value="1208.69468">
                <text:p>1208.694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.25">
                <text:p>41.25</text:p>
              </table:table-cell>
              <table:table-cell office:value-type="float" office:value="1214.246678">
                <text:p>1214.246678</text:p>
              </table:table-cell>
              <table:table-cell office:value-type="float" office:value="1198.042441">
                <text:p>1198.0424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5">
                <text:p>42.5</text:p>
              </table:table-cell>
              <table:table-cell office:value-type="float" office:value="1203.58728">
                <text:p>1203.58728</text:p>
              </table:table-cell>
              <table:table-cell office:value-type="float" office:value="1187.76146">
                <text:p>1187.76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.75">
                <text:p>43.75</text:p>
              </table:table-cell>
              <table:table-cell office:value-type="float" office:value="1193.293247">
                <text:p>1193.293247</text:p>
              </table:table-cell>
              <table:table-cell office:value-type="float" office:value="1177.829529">
                <text:p>1177.8295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1183.343227">
                <text:p>1183.343227</text:p>
              </table:table-cell>
              <table:table-cell office:value-type="float" office:value="1168.226298">
                <text:p>1168.2262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.25">
                <text:p>46.25</text:p>
              </table:table-cell>
              <table:table-cell office:value-type="float" office:value="1173.717609">
                <text:p>1173.717609</text:p>
              </table:table-cell>
              <table:table-cell office:value-type="float" office:value="1158.93308">
                <text:p>1158.93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5">
                <text:p>47.5</text:p>
              </table:table-cell>
              <table:table-cell office:value-type="float" office:value="1164.398339">
                <text:p>1164.398339</text:p>
              </table:table-cell>
              <table:table-cell office:value-type="float" office:value="1149.932675">
                <text:p>1149.932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75">
                <text:p>48.75</text:p>
              </table:table-cell>
              <table:table-cell office:value-type="float" office:value="1155.368767">
                <text:p>1155.368767</text:p>
              </table:table-cell>
              <table:table-cell office:value-type="float" office:value="1141.209223">
                <text:p>1141.209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146.613505">
                <text:p>1146.613505</text:p>
              </table:table-cell>
              <table:table-cell office:value-type="float" office:value="1132.748066">
                <text:p>1132.7480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327cm" svg:height="9.803cm" xlink:href=".." xlink:type="simple" chart:class="chart:scatter" chart:style-name="ch1">
        <chart:title svg:x="6.545cm" svg:y="0.332cm" chart:style-name="ch2">
          <text:p>Erros Relativos</text:p>
        </chart:title>
        <chart:legend chart:legend-position="end" svg:x="13.766cm" svg:y="3.855cm" style:legend-expansion="high" chart:style-name="ch3"/>
        <chart:plot-area chart:style-name="ch4" table:cell-range-address="'Q1 Letra A'.A2:'Q1 Letra A'.A3 'Q1 Letra A'.G5:'Q1 Letra A'.G8 'Q1 Letra A'.F2:'Q1 Letra A'.F3 'Q1 Letra A'.F5:'Q1 Letra A'.F14 'Q1 Letra A'.F16:'Q1 Letra A'.F55 'Q1 Letra A'.F57:'Q1 Letra A'.F216" chart:data-source-has-labels="row" svg:x="1.337cm" svg:y="1.307cm" svg:width="12.103cm" svg:height="7.319cm">
          <chartooo:coordinate-region svg:x="1.958cm" svg:y="1.506cm" svg:width="11.016cm" svg:height="6.473cm"/>
          <chart:axis chart:dimension="x" chart:name="primary-x" chart:style-name="ch5">
            <chart:title svg:x="6.153cm" svg:y="8.822cm" chart:style-name="ch6">
              <text:p>Passo (iteração)</text:p>
            </chart:title>
          </chart:axis>
          <chart:axis chart:dimension="y" chart:name="primary-y" chart:style-name="ch5">
            <chart:title svg:x="0.451cm" svg:y="6.254cm" chart:style-name="ch7">
              <text:p>Erro Relativo (%)</text:p>
            </chart:title>
            <chart:grid chart:style-name="ch8" chart:class="major"/>
          </chart:axis>
          <chart:series chart:style-name="ch9" chart:values-cell-range-address="'Q1 Letra A'.F2:'Q1 Letra A'.F3" chart:label-cell-address="'Q1 Letra A'.G5:'Q1 Letra A'.G5" chart:class="chart:scatter">
            <chart:domain table:cell-range-address="'Q1 Letra A'.A2:'Q1 Letra A'.A3"/>
            <chart:data-point chart:repeated="2"/>
          </chart:series>
          <chart:series chart:style-name="ch10" chart:values-cell-range-address="'Q1 Letra A'.F5:'Q1 Letra A'.F14" chart:label-cell-address="'Q1 Letra A'.G6:'Q1 Letra A'.G6" chart:class="chart:scatter">
            <chart:domain table:cell-range-address="'Q1 Letra A'.A5:'Q1 Letra A'.A14"/>
            <chart:data-point chart:repeated="10"/>
          </chart:series>
          <chart:series chart:style-name="ch11" chart:values-cell-range-address="'Q1 Letra A'.F16:'Q1 Letra A'.F55" chart:label-cell-address="'Q1 Letra A'.G7:'Q1 Letra A'.G7" chart:class="chart:scatter">
            <chart:domain table:cell-range-address="'Q1 Letra A'.A16:'Q1 Letra A'.A55"/>
            <chart:data-point chart:repeated="40"/>
          </chart:series>
          <chart:series chart:style-name="ch12" chart:values-cell-range-address="'Q1 Letra A'.F57:'Q1 Letra A'.F216" chart:label-cell-address="'Q1 Letra A'.G8:'Q1 Letra A'.G8" chart:class="chart:scatter">
            <chart:domain table:cell-range-address="'Q1 Letra A'.A57:'Q1 Letra A'.A216"/>
            <chart:data-point chart:repeated="1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20s</text:p>
                <draw:g>
                  <svg:desc>'Q1 Letra A'.G5:'Q1 Letra A'.G5</svg:desc>
                </draw:g>
              </table:table-cell>
              <table:table-cell office:value-type="string">
                <text:p>Coluna A</text:p>
              </table:table-cell>
              <table:table-cell office:value-type="string">
                <text:p>5s</text:p>
                <draw:g>
                  <svg:desc>'Q1 Letra A'.G6:'Q1 Letra A'.G6</svg:desc>
                </draw:g>
              </table:table-cell>
              <table:table-cell office:value-type="string">
                <text:p>Coluna A</text:p>
              </table:table-cell>
              <table:table-cell office:value-type="string">
                <text:p>1,25s</text:p>
                <draw:g>
                  <svg:desc>'Q1 Letra A'.G7:'Q1 Letra A'.G7</svg:desc>
                </draw:g>
              </table:table-cell>
              <table:table-cell office:value-type="string">
                <text:p>Coluna A</text:p>
              </table:table-cell>
              <table:table-cell office:value-type="string">
                <text:p>0,3125s</text:p>
                <draw:g>
                  <svg:desc>'Q1 Letra A'.G8:'Q1 Letra A'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1 Letra A'.A2:'Q1 Letra A'.A3</svg:desc>
                </draw:g>
              </table:table-cell>
              <table:table-cell office:value-type="float" office:value="141.999">
                <text:p>141.999</text:p>
                <draw:g>
                  <svg:desc>'Q1 Letra A'.F2:'Q1 Letra A'.F3</svg:desc>
                </draw:g>
              </table:table-cell>
              <table:table-cell office:value-type="float" office:value="1">
                <text:p>1</text:p>
                <draw:g>
                  <svg:desc>'Q1 Letra A'.A5:'Q1 Letra A'.A14</svg:desc>
                </draw:g>
              </table:table-cell>
              <table:table-cell office:value-type="float" office:value="14.2907">
                <text:p>14.2907</text:p>
                <draw:g>
                  <svg:desc>'Q1 Letra A'.F5:'Q1 Letra A'.F14</svg:desc>
                </draw:g>
              </table:table-cell>
              <table:table-cell office:value-type="float" office:value="1">
                <text:p>1</text:p>
                <draw:g>
                  <svg:desc>'Q1 Letra A'.A16:'Q1 Letra A'.A55</svg:desc>
                </draw:g>
              </table:table-cell>
              <table:table-cell office:value-type="float" office:value="1.1094">
                <text:p>1.1094</text:p>
                <draw:g>
                  <svg:desc>'Q1 Letra A'.F16:'Q1 Letra A'.F55</svg:desc>
                </draw:g>
              </table:table-cell>
              <table:table-cell office:value-type="float" office:value="1">
                <text:p>1</text:p>
                <draw:g>
                  <svg:desc>'Q1 Letra A'.A57:'Q1 Letra A'.A216</svg:desc>
                </draw:g>
              </table:table-cell>
              <table:table-cell office:value-type="float" office:value="0.0744">
                <text:p>0.0744</text:p>
                <draw:g>
                  <svg:desc>'Q1 Letra A'.F57:'Q1 Letra A'.F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1.9514">
                <text:p>151.9514</text:p>
              </table:table-cell>
              <table:table-cell office:value-type="float" office:value="2">
                <text:p>2</text:p>
              </table:table-cell>
              <table:table-cell office:value-type="float" office:value="12.1667">
                <text:p>12.1667</text:p>
              </table:table-cell>
              <table:table-cell office:value-type="float" office:value="2">
                <text:p>2</text:p>
              </table:table-cell>
              <table:table-cell office:value-type="float" office:value="1.6234">
                <text:p>1.6234</text:p>
              </table:table-cell>
              <table:table-cell office:value-type="float" office:value="2">
                <text:p>2</text:p>
              </table:table-cell>
              <table:table-cell office:value-type="float" office:value="0.1366">
                <text:p>0.1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0.6085">
                <text:p>10.6085</text:p>
              </table:table-cell>
              <table:table-cell office:value-type="float" office:value="3">
                <text:p>3</text:p>
              </table:table-cell>
              <table:table-cell office:value-type="float" office:value="1.8807">
                <text:p>1.8807</text:p>
              </table:table-cell>
              <table:table-cell office:value-type="float" office:value="3">
                <text:p>3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.442">
                <text:p>9.442</text:p>
              </table:table-cell>
              <table:table-cell office:value-type="float" office:value="4">
                <text:p>4</text:p>
              </table:table-cell>
              <table:table-cell office:value-type="float" office:value="2.0101">
                <text:p>2.0101</text:p>
              </table:table-cell>
              <table:table-cell office:value-type="float" office:value="4">
                <text:p>4</text:p>
              </table:table-cell>
              <table:table-cell office:value-type="float" office:value="0.2333">
                <text:p>0.2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8.5353">
                <text:p>8.5353</text:p>
              </table:table-cell>
              <table:table-cell office:value-type="float" office:value="5">
                <text:p>5</text:p>
              </table:table-cell>
              <table:table-cell office:value-type="float" office:value="2.0702">
                <text:p>2.0702</text:p>
              </table:table-cell>
              <table:table-cell office:value-type="float" office:value="5">
                <text:p>5</text:p>
              </table:table-cell>
              <table:table-cell office:value-type="float" office:value="0.2711">
                <text:p>0.2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7.808">
                <text:p>7.808</text:p>
              </table:table-cell>
              <table:table-cell office:value-type="float" office:value="6">
                <text:p>6</text:p>
              </table:table-cell>
              <table:table-cell office:value-type="float" office:value="2.0904">
                <text:p>2.0904</text:p>
              </table:table-cell>
              <table:table-cell office:value-type="float" office:value="6">
                <text:p>6</text:p>
              </table:table-cell>
              <table:table-cell office:value-type="float" office:value="0.3033">
                <text:p>0.3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7.2099">
                <text:p>7.2099</text:p>
              </table:table-cell>
              <table:table-cell office:value-type="float" office:value="7">
                <text:p>7</text:p>
              </table:table-cell>
              <table:table-cell office:value-type="float" office:value="2.087">
                <text:p>2.087</text:p>
              </table:table-cell>
              <table:table-cell office:value-type="float" office:value="7">
                <text:p>7</text:p>
              </table:table-cell>
              <table:table-cell office:value-type="float" office:value="0.3309">
                <text:p>0.3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6.7079">
                <text:p>6.7079</text:p>
              </table:table-cell>
              <table:table-cell office:value-type="float" office:value="8">
                <text:p>8</text:p>
              </table:table-cell>
              <table:table-cell office:value-type="float" office:value="2.0692">
                <text:p>2.0692</text:p>
              </table:table-cell>
              <table:table-cell office:value-type="float" office:value="8">
                <text:p>8</text:p>
              </table:table-cell>
              <table:table-cell office:value-type="float" office:value="0.3546">
                <text:p>0.3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6.2797">
                <text:p>6.2797</text:p>
              </table:table-cell>
              <table:table-cell office:value-type="float" office:value="9">
                <text:p>9</text:p>
              </table:table-cell>
              <table:table-cell office:value-type="float" office:value="2.0427">
                <text:p>2.0427</text:p>
              </table:table-cell>
              <table:table-cell office:value-type="float" office:value="9">
                <text:p>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5.9094">
                <text:p>5.9094</text:p>
              </table:table-cell>
              <table:table-cell office:value-type="float" office:value="10">
                <text:p>10</text:p>
              </table:table-cell>
              <table:table-cell office:value-type="float" office:value="2.011">
                <text:p>2.011</text:p>
              </table:table-cell>
              <table:table-cell office:value-type="float" office:value="10">
                <text:p>10</text:p>
              </table:table-cell>
              <table:table-cell office:value-type="float" office:value="0.3926">
                <text:p>0.3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.9763">
                <text:p>1.9763</text:p>
              </table:table-cell>
              <table:table-cell office:value-type="float" office:value="11">
                <text:p>11</text:p>
              </table:table-cell>
              <table:table-cell office:value-type="float" office:value="0.4077">
                <text:p>0.4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.94">
                <text:p>1.94</text:p>
              </table:table-cell>
              <table:table-cell office:value-type="float" office:value="12">
                <text:p>12</text:p>
              </table:table-cell>
              <table:table-cell office:value-type="float" office:value="0.4208">
                <text:p>0.4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.9031">
                <text:p>1.9031</text:p>
              </table:table-cell>
              <table:table-cell office:value-type="float" office:value="13">
                <text:p>13</text:p>
              </table:table-cell>
              <table:table-cell office:value-type="float" office:value="0.4321">
                <text:p>0.4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.8663">
                <text:p>1.8663</text:p>
              </table:table-cell>
              <table:table-cell office:value-type="float" office:value="14">
                <text:p>14</text:p>
              </table:table-cell>
              <table:table-cell office:value-type="float" office:value="0.4418">
                <text:p>0.4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.8299">
                <text:p>1.8299</text:p>
              </table:table-cell>
              <table:table-cell office:value-type="float" office:value="15">
                <text:p>15</text:p>
              </table:table-cell>
              <table:table-cell office:value-type="float" office:value="0.4501">
                <text:p>0.4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.7942">
                <text:p>1.7942</text:p>
              </table:table-cell>
              <table:table-cell office:value-type="float" office:value="16">
                <text:p>16</text:p>
              </table:table-cell>
              <table:table-cell office:value-type="float" office:value="0.4573">
                <text:p>0.4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.7593">
                <text:p>1.7593</text:p>
              </table:table-cell>
              <table:table-cell office:value-type="float" office:value="17">
                <text:p>17</text:p>
              </table:table-cell>
              <table:table-cell office:value-type="float" office:value="0.4634">
                <text:p>0.4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.7255">
                <text:p>1.7255</text:p>
              </table:table-cell>
              <table:table-cell office:value-type="float" office:value="18">
                <text:p>18</text:p>
              </table:table-cell>
              <table:table-cell office:value-type="float" office:value="0.4686">
                <text:p>0.4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.6927">
                <text:p>1.6927</text:p>
              </table:table-cell>
              <table:table-cell office:value-type="float" office:value="19">
                <text:p>19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.6609">
                <text:p>1.6609</text:p>
              </table:table-cell>
              <table:table-cell office:value-type="float" office:value="20">
                <text:p>20</text:p>
              </table:table-cell>
              <table:table-cell office:value-type="float" office:value="0.4767">
                <text:p>0.4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.6302">
                <text:p>1.6302</text:p>
              </table:table-cell>
              <table:table-cell office:value-type="float" office:value="21">
                <text:p>21</text:p>
              </table:table-cell>
              <table:table-cell office:value-type="float" office:value="0.4798">
                <text:p>0.4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.6005">
                <text:p>1.6005</text:p>
              </table:table-cell>
              <table:table-cell office:value-type="float" office:value="22">
                <text:p>22</text:p>
              </table:table-cell>
              <table:table-cell office:value-type="float" office:value="0.4823">
                <text:p>0.4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1.5719">
                <text:p>1.5719</text:p>
              </table:table-cell>
              <table:table-cell office:value-type="float" office:value="23">
                <text:p>23</text:p>
              </table:table-cell>
              <table:table-cell office:value-type="float" office:value="0.4842">
                <text:p>0.4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.5443">
                <text:p>1.5443</text:p>
              </table:table-cell>
              <table:table-cell office:value-type="float" office:value="24">
                <text:p>24</text:p>
              </table:table-cell>
              <table:table-cell office:value-type="float" office:value="0.4858">
                <text:p>0.4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.5176">
                <text:p>1.5176</text:p>
              </table:table-cell>
              <table:table-cell office:value-type="float" office:value="25">
                <text:p>25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.4919">
                <text:p>1.4919</text:p>
              </table:table-cell>
              <table:table-cell office:value-type="float" office:value="26">
                <text:p>26</text:p>
              </table:table-cell>
              <table:table-cell office:value-type="float" office:value="0.4878">
                <text:p>0.4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.467">
                <text:p>1.467</text:p>
              </table:table-cell>
              <table:table-cell office:value-type="float" office:value="27">
                <text:p>27</text:p>
              </table:table-cell>
              <table:table-cell office:value-type="float" office:value="0.4883">
                <text:p>0.4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1.443">
                <text:p>1.443</text:p>
              </table:table-cell>
              <table:table-cell office:value-type="float" office:value="28">
                <text:p>28</text:p>
              </table:table-cell>
              <table:table-cell office:value-type="float" office:value="0.4885">
                <text:p>0.4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.4198">
                <text:p>1.4198</text:p>
              </table:table-cell>
              <table:table-cell office:value-type="float" office:value="29">
                <text:p>29</text:p>
              </table:table-cell>
              <table:table-cell office:value-type="float" office:value="0.4884">
                <text:p>0.4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.3974">
                <text:p>1.3974</text:p>
              </table:table-cell>
              <table:table-cell office:value-type="float" office:value="30">
                <text:p>30</text:p>
              </table:table-cell>
              <table:table-cell office:value-type="float" office:value="0.4882">
                <text:p>0.4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.3757">
                <text:p>1.3757</text:p>
              </table:table-cell>
              <table:table-cell office:value-type="float" office:value="31">
                <text:p>31</text:p>
              </table:table-cell>
              <table:table-cell office:value-type="float" office:value="0.4877">
                <text:p>0.4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.3548">
                <text:p>1.3548</text:p>
              </table:table-cell>
              <table:table-cell office:value-type="float" office:value="32">
                <text:p>32</text:p>
              </table:table-cell>
              <table:table-cell office:value-type="float" office:value="0.4871">
                <text:p>0.4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.3345">
                <text:p>1.3345</text:p>
              </table:table-cell>
              <table:table-cell office:value-type="float" office:value="33">
                <text:p>33</text:p>
              </table:table-cell>
              <table:table-cell office:value-type="float" office:value="0.4863">
                <text:p>0.4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.3149">
                <text:p>1.3149</text:p>
              </table:table-cell>
              <table:table-cell office:value-type="float" office:value="34">
                <text:p>34</text:p>
              </table:table-cell>
              <table:table-cell office:value-type="float" office:value="0.4854">
                <text:p>0.4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.2959">
                <text:p>1.2959</text:p>
              </table:table-cell>
              <table:table-cell office:value-type="float" office:value="35">
                <text:p>35</text:p>
              </table:table-cell>
              <table:table-cell office:value-type="float" office:value="0.4843">
                <text:p>0.4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.2775">
                <text:p>1.2775</text:p>
              </table:table-cell>
              <table:table-cell office:value-type="float" office:value="36">
                <text:p>36</text:p>
              </table:table-cell>
              <table:table-cell office:value-type="float" office:value="0.4831">
                <text:p>0.4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.2596">
                <text:p>1.2596</text:p>
              </table:table-cell>
              <table:table-cell office:value-type="float" office:value="37">
                <text:p>37</text:p>
              </table:table-cell>
              <table:table-cell office:value-type="float" office:value="0.4818">
                <text:p>0.4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.2423">
                <text:p>1.2423</text:p>
              </table:table-cell>
              <table:table-cell office:value-type="float" office:value="38">
                <text:p>38</text:p>
              </table:table-cell>
              <table:table-cell office:value-type="float" office:value="0.4804">
                <text:p>0.4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1.2255">
                <text:p>1.2255</text:p>
              </table:table-cell>
              <table:table-cell office:value-type="float" office:value="39">
                <text:p>39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.2093">
                <text:p>1.2093</text:p>
              </table:table-cell>
              <table:table-cell office:value-type="float" office:value="40">
                <text:p>40</text:p>
              </table:table-cell>
              <table:table-cell office:value-type="float" office:value="0.4774">
                <text:p>0.4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0.4758">
                <text:p>0.4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0.4742">
                <text:p>0.4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0.4725">
                <text:p>0.4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0.4707">
                <text:p>0.4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689">
                <text:p>0.4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0.4671">
                <text:p>0.4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0.4652">
                <text:p>0.4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0.4634">
                <text:p>0.4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0.4615">
                <text:p>0.4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4595">
                <text:p>0.4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0.4576">
                <text:p>0.4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0.4556">
                <text:p>0.4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0.4537">
                <text:p>0.4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0.4517">
                <text:p>0.4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0.4497">
                <text:p>0.4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0.4477">
                <text:p>0.4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0.4457">
                <text:p>0.4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0.4438">
                <text:p>0.4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0.4418">
                <text:p>0.4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4398">
                <text:p>0.4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0.4378">
                <text:p>0.4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0.4358">
                <text:p>0.4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0.4339">
                <text:p>0.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0.4319">
                <text:p>0.4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0.4299">
                <text:p>0.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0.4241">
                <text:p>0.4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0.4222">
                <text:p>0.4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4203">
                <text:p>0.4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0.4184">
                <text:p>0.4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0.4165">
                <text:p>0.4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0.4146">
                <text:p>0.4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0.4127">
                <text:p>0.4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0.4109">
                <text:p>0.4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0.4072">
                <text:p>0.4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.4054">
                <text:p>0.4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0.4035">
                <text:p>0.4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4018">
                <text:p>0.4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0.3982">
                <text:p>0.3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0.3964">
                <text:p>0.3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0.3947">
                <text:p>0.3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0.3912">
                <text:p>0.3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0.3895">
                <text:p>0.3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0.3878">
                <text:p>0.3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0.3862">
                <text:p>0.3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3845">
                <text:p>0.3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0.3828">
                <text:p>0.3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0.3812">
                <text:p>0.3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0.3796">
                <text:p>0.3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0.3779">
                <text:p>0.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0.3763">
                <text:p>0.3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0.3747">
                <text:p>0.3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0.3732">
                <text:p>0.3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0.3716">
                <text:p>0.3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0.3701">
                <text:p>0.3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0.3655">
                <text:p>0.3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0.3625">
                <text:p>0.3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0.3595">
                <text:p>0.3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0.3581">
                <text:p>0.3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0.3566">
                <text:p>0.3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0.3552">
                <text:p>0.3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0.3538">
                <text:p>0.3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0.3524">
                <text:p>0.3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0.3496">
                <text:p>0.3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0.3482">
                <text:p>0.3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0.3469">
                <text:p>0.3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0.3455">
                <text:p>0.3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0.3442">
                <text:p>0.3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0.3428">
                <text:p>0.3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0.3415">
                <text:p>0.3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0.3402">
                <text:p>0.3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0.3389">
                <text:p>0.3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0.3376">
                <text:p>0.3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0.3363">
                <text:p>0.3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0.3351">
                <text:p>0.3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0.3338">
                <text:p>0.3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0.3326">
                <text:p>0.3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0.3313">
                <text:p>0.3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0.3301">
                <text:p>0.3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0.3289">
                <text:p>0.3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0.3277">
                <text:p>0.3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0.3265">
                <text:p>0.3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0.3253">
                <text:p>0.3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0.3241">
                <text:p>0.3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0.3229">
                <text:p>0.3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0.3217">
                <text:p>0.3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0.3206">
                <text:p>0.3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0.3194">
                <text:p>0.3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0.3183">
                <text:p>0.3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0.3172">
                <text:p>0.3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0.3161">
                <text:p>0.3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0.3149">
                <text:p>0.3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0.3138">
                <text:p>0.3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0.3127">
                <text:p>0.3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0.3117">
                <text:p>0.3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0.3106">
                <text:p>0.3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0.3095">
                <text:p>0.3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0.3084">
                <text:p>0.3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0.3074">
                <text:p>0.3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0.3063">
                <text:p>0.3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0.3053">
                <text:p>0.3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0.3043">
                <text:p>0.3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0.3033">
                <text:p>0.3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0.3022">
                <text:p>0.3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0.3012">
                <text:p>0.3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0.3002">
                <text:p>0.3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0.2992">
                <text:p>0.2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0.2982">
                <text:p>0.2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0.2973">
                <text:p>0.2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0.2963">
                <text:p>0.2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0.2953">
                <text:p>0.29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